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9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5.313cm" fo:break-before="auto" style:use-optimal-row-height="true"/>
    </style:style>
    <style:style style:name="ro3" style:family="table-row">
      <style:table-row-properties style:row-height="4.08cm" fo:break-before="auto" style:use-optimal-row-height="true"/>
    </style:style>
    <style:style style:name="ro4" style:family="table-row">
      <style:table-row-properties style:row-height="10.964cm" fo:break-before="auto" style:use-optimal-row-height="true"/>
    </style:style>
    <style:style style:name="ro5" style:family="table-row">
      <style:table-row-properties style:row-height="3.676cm" fo:break-before="auto" style:use-optimal-row-height="true"/>
    </style:style>
    <style:style style:name="ro6" style:family="table-row">
      <style:table-row-properties style:row-height="11.368cm" fo:break-before="auto" style:use-optimal-row-height="true"/>
    </style:style>
    <style:style style:name="ro7" style:family="table-row">
      <style:table-row-properties style:row-height="6.119cm" fo:break-before="auto" style:use-optimal-row-height="true"/>
    </style:style>
    <style:style style:name="ro8" style:family="table-row">
      <style:table-row-properties style:row-height="13.792cm" fo:break-before="auto" style:use-optimal-row-height="true"/>
    </style:style>
    <style:style style:name="ro9" style:family="table-row">
      <style:table-row-properties style:row-height="10.56cm" fo:break-before="auto" style:use-optimal-row-height="true"/>
    </style:style>
    <style:style style:name="ro10" style:family="table-row">
      <style:table-row-properties style:row-height="1.252cm" fo:break-before="auto" style:use-optimal-row-height="true"/>
    </style:style>
    <style:style style:name="ro11" style:family="table-row">
      <style:table-row-properties style:row-height="8.543cm" fo:break-before="auto" style:use-optimal-row-height="true"/>
    </style:style>
    <style:style style:name="ro12" style:family="table-row">
      <style:table-row-properties style:row-height="5.715cm" fo:break-before="auto" style:use-optimal-row-height="true"/>
    </style:style>
    <style:style style:name="ro13" style:family="table-row">
      <style:table-row-properties style:row-height="2.06cm" fo:break-before="auto" style:use-optimal-row-height="true"/>
    </style:style>
    <style:style style:name="ro14" style:family="table-row">
      <style:table-row-properties style:row-height="3.272cm" fo:break-before="auto" style:use-optimal-row-height="true"/>
    </style:style>
    <style:style style:name="ro15" style:family="table-row">
      <style:table-row-properties style:row-height="6.927cm" fo:break-before="auto" style:use-optimal-row-height="true"/>
    </style:style>
    <style:style style:name="ro16" style:family="table-row">
      <style:table-row-properties style:row-height="7.735cm" fo:break-before="auto" style:use-optimal-row-height="true"/>
    </style:style>
    <style:style style:name="ro17" style:family="table-row">
      <style:table-row-properties style:row-height="2.464cm" fo:break-before="auto" style:use-optimal-row-height="true"/>
    </style:style>
    <style:style style:name="ro18" style:family="table-row">
      <style:table-row-properties style:row-height="6.523cm" fo:break-before="auto" style:use-optimal-row-height="true"/>
    </style:style>
    <style:style style:name="ro19" style:family="table-row">
      <style:table-row-properties style:row-height="9.35cm" fo:break-before="auto" style:use-optimal-row-height="true"/>
    </style:style>
    <style:style style:name="ro20" style:family="table-row">
      <style:table-row-properties style:row-height="2.868cm" fo:break-before="auto" style:use-optimal-row-height="true"/>
    </style:style>
    <style:style style:name="ro21" style:family="table-row">
      <style:table-row-properties style:row-height="9.754cm" fo:break-before="auto" style:use-optimal-row-height="true"/>
    </style:style>
    <style:style style:name="ro22" style:family="table-row">
      <style:table-row-properties style:row-height="4.888cm" fo:break-before="auto" style:use-optimal-row-height="true"/>
    </style:style>
    <style:style style:name="ro23" style:family="table-row">
      <style:table-row-properties style:row-height="4.484cm" fo:break-before="auto" style:use-optimal-row-height="true"/>
    </style:style>
    <style:style style:name="ro24" style:family="table-row">
      <style:table-row-properties style:row-height="8.139cm" fo:break-before="auto" style:use-optimal-row-height="true"/>
    </style:style>
    <style:style style:name="ro25" style:family="table-row">
      <style:table-row-properties style:row-height="1.656cm" fo:break-before="auto" style:use-optimal-row-height="true"/>
    </style:style>
    <style:style style:name="ro26" style:family="table-row">
      <style:table-row-properties style:row-height="8.946cm" fo:break-before="auto" style:use-optimal-row-height="true"/>
    </style:style>
    <style:style style:name="ro27" style:family="table-row">
      <style:table-row-properties style:row-height="11.772cm" fo:break-before="auto" style:use-optimal-row-height="true"/>
    </style:style>
    <style:style style:name="ro28" style:family="table-row">
      <style:table-row-properties style:row-height="10.1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adcf7"/>
    </style:style>
  </office:automatic-styles>
  <office:body>
    <office:spreadsheet>
      <table:calculation-settings table:automatic-find-labels="false" table:use-regular-expressions="false" table:use-wildcards="true"/>
      <table:table table:name="subvenciones_20250219_123032_completo" table:style-name="ta1">
        <table:table-column table:style-name="co1" table:number-columns-repeated="24" table:default-cell-style-name="Default"/>
        <table:table-row table:style-name="ro1">
          <table:table-cell table:style-name="ce1" office:value-type="string" calcext:value-type="string">
            <text:p>slug</text:p>
          </table:table-cell>
          <table:table-cell table:style-name="ce1" office:value-type="string" calcext:value-type="string">
            <text:p>formatted_title</text:p>
          </table:table-cell>
          <table:table-cell table:style-name="ce1" office:value-type="string" calcext:value-type="string">
            <text:p>status_text</text:p>
          </table:table-cell>
          <table:table-cell table:style-name="ce1" office:value-type="string" calcext:value-type="string">
            <text:p>entity</text:p>
          </table:table-cell>
          <table:table-cell table:style-name="ce1" office:value-type="string" calcext:value-type="string">
            <text:p>total_amount</text:p>
          </table:table-cell>
          <table:table-cell table:style-name="ce1" office:value-type="string" calcext:value-type="string">
            <text:p>goal_extra</text:p>
          </table:table-cell>
          <table:table-cell table:style-name="ce1" office:value-type="string" calcext:value-type="string">
            <text:p>scope</text:p>
          </table:table-cell>
          <table:table-cell table:style-name="ce1" office:value-type="string" calcext:value-type="string">
            <text:p>request_amount</text:p>
          </table:table-cell>
          <table:table-cell table:style-name="ce1" office:value-type="string" calcext:value-type="string">
            <text:p>publisher</text:p>
          </table:table-cell>
          <table:table-cell table:style-name="ce1" office:value-type="string" calcext:value-type="string">
            <text:p>applicants</text:p>
          </table:table-cell>
          <table:table-cell table:style-name="ce1" office:value-type="string" calcext:value-type="string">
            <text:p>term</text:p>
          </table:table-cell>
          <table:table-cell table:style-name="ce1" office:value-type="string" calcext:value-type="string">
            <text:p>help_type</text:p>
          </table:table-cell>
          <table:table-cell table:style-name="ce1" office:value-type="string" calcext:value-type="string">
            <text:p>expenses</text:p>
          </table:table-cell>
          <table:table-cell table:style-name="ce1" office:value-type="string" calcext:value-type="string">
            <text:p>fund_execution_period</text:p>
          </table:table-cell>
          <table:table-cell table:style-name="ce1" office:value-type="string" calcext:value-type="string">
            <text:p>line</text:p>
          </table:table-cell>
          <table:table-cell table:style-name="ce1" office:value-type="string" calcext:value-type="string">
            <text:p>extra_limit</text:p>
          </table:table-cell>
          <table:table-cell table:style-name="ce1" office:value-type="string" calcext:value-type="string">
            <text:p>info_extra</text:p>
          </table:table-cell>
          <table:table-cell table:number-columns-repeated="7"/>
        </table:table-row>
        <table:table-row table:style-name="ro2">
          <table:table-cell office:value-type="string" calcext:value-type="string">
            <text:p>programa-kit-digital-bonos-para-pymes-y-autonomos</text:p>
          </table:table-cell>
          <table:table-cell office:value-type="string" calcext:value-type="string">
            <text:p>Ayudas del Programa KIT DIGITAL - Segmento III</text:p>
          </table:table-cell>
          <table:table-cell office:value-type="string" calcext:value-type="string">
            <text:p>Apertura el 15/03/2022 y cierre el 31/10/2025</text:p>
          </table:table-cell>
          <table:table-cell office:value-type="string" calcext:value-type="string">
            <text:p>ESTADO</text:p>
          </table:table-cell>
          <table:table-cell office:value-type="string" calcext:value-type="string">
            <text:p>1260000000.0</text:p>
          </table:table-cell>
          <table:table-cell office:value-type="string" calcext:value-type="string">
            <text:p>Mejorar la competitividad y el nivel de madurez digital de las pequeñas empresas, de las microempresas y de las personas en situación de autoempleo, mediante la adopción de soluciones de digitalización.</text:p>
          </table:table-cell>
          <table:table-cell office:value-type="string" calcext:value-type="string">
            <text:p>Estatal</text:p>
          </table:table-cell>
          <table:table-cell office:value-type="string" calcext:value-type="string">
            <text:p>3000.0</text:p>
          </table:table-cell>
          <table:table-cell office:value-type="string" calcext:value-type="string">
            <text:p>MINISTERIO DE ASUNTOS ECONÓMICOS Y TRANSFORMACIÓN DIGITAL - RED.ES</text:p>
          </table:table-cell>
          <table:table-cell office:value-type="string" calcext:value-type="string">
            <text:p>1. Segmento III:</text:p>
            <text:p>Las pequeñas empresas o microempresas entre 0 y menos de 3 empleados, y trabajadores autónomos, que pertenezcan a cualquier sector o tipología de negocio y cuyo domicilio fiscal esté en España.</text:p>
            <text:p>- Es requisito para obtener la condición de beneficiario disponer de la evaluación del Nivel de Madurez Digital, de acuerdo con el test de diagnóstico disponible en la plataforma Acelera pyme.</text:p>
            <text:p>- NO podrán ser beneficiarias: Las personas físicas o jurídicas que sean Agentes Digitalizadores Adheridos, ni aquellas con las que estos contraten o subcontraten para la prestación, las personas en situación de autoempleo que tengan la consideración de autónomos societarios o autónomos colaboradores, las uniones temporales de empresas (UTE), las personas físicas o jurídicas que hayan obtenido la condición de beneficiarias en alguna de las Convocatorias del Programa (salvo aquellos que quieran reclamar el nuevo incremento en la cuantía máxima a percibir), ni las empresas de naturaleza pública y las entidades de derecho público.</text:p>
            <text:p/>
            <text:p>2. Línea de ayudas para comunidades de bienes, sociedades civiles y explotaciones agrarias de 0 a menos de 50 empleados.</text:p>
            <text:p>Las comunidades de bienes, sociedades civiles con objeto mercantil, sociedades civiles profesionales y explotaciones agrarias de titularidad compartida, cuyo domicilio fiscal esté ubicado en territorio español.</text:p>
          </table:table-cell>
          <table:table-cell office:value-type="string" calcext:value-type="string">
            <text:p>Desde el 15 de marzo de 2022 hasta el 15 de septiembre de 2022 a las 11:00 horas. PLAZO AMPLIADO: hasta el 31/12/2024. PLAZO AMPLIADO: Hasta el 31/10/2025. Estos plazos concluirán antes si se agotase el crédito presupuestario.</text:p>
          </table:table-cell>
          <table:table-cell office:value-type="string" calcext:value-type="string">
            <text:p>1. El importe máximo de ayuda por beneficiario en el Segmento III será de 2.000 €. </text:p>
            <text:p>MODIFICACIÓN: Se modifica la ayuda máxima a recibir, que asciende hasta los 3.000 €. </text:p>
            <text:p>- Este incremento tiene carácter retroactivo por lo que, si ya se ha sido beneficiario de este Segmento con anterioridad, se puede solicitar ahora una ampliación para los 1.000 € restantes. </text:p>
            <text:p>- Las solicitudes recibidas a partir del 14/06/2024 a las 11:00 horas recibirán la ayuda de 3.000 euros, sin perjuicio de que las solicitudes presentadas con anterioridad puedan optar a la ampliación de 1.000 euros. </text:p>
            <text:p/>
            <text:p>2. Para la Línea de ayudas para comunidades de bienes, sociedades civiles y explotaciones agrarias, el importe máximo de ayuda se corresponde con el Segmenti II, por lo que la ayuda máxima por beneficiario será igualmente de 3.000 €.</text:p>
            <text:p/>
            <text:p>El agente digitalizador recibirá el pago del Bono Digital cedido por el beneficiario (el que contrata los servicios), una vez presente la justificación de la ayuda al finalizar las dos fases de prestación de la solución: </text:p>
            <text:p>(1) un primer pago a cuenta tras la justificación de la primera fase, que corresponde con la implantación de dicha solución y, </text:p>
            <text:p>(2) un pago final una vez justificada la segunda fase de la prestación de la solución de digitalización comprometida.</text:p>
            <text:p/>
            <text:p>El plazo máximo para la formalización de Acuerdos de Prestación de Soluciones de Digitalización con un Agente Digitalizador será de 6 meses desde la notificación de la ayuda (aprobación del bono).</text:p>
          </table:table-cell>
          <table:table-cell office:value-type="string" calcext:value-type="string">
            <text:p>- Presencia en internet y sitio web: creación de una página web para la pyme y/o prestación de servicios que proporcionen posicionamiento básico en internet.</text:p>
            <text:p>- Comercio electrónico: creación de una tienda online de compraventa de productos y/o servicios que utilice medios digitales para su intercambio.</text:p>
            <text:p>- Gestión de redes sociales: promocionar la pyme en redes sociales.</text:p>
            <text:p>- Gestión de clientes y/o proveedores: digitalizar y optimizar la gestión de las relaciones comerciales con los clientes.</text:p>
            <text:p>- Business Intelligence y analítica: explotación de datos de la empresa para la mejora del proceso de toma de decisiones.</text:p>
            <text:p>- Servicios y herramientas de oficina virtual: implantar soluciones interactivas y funcionales que permitan la colaboración más eficiente entre los trabajadores de la pyme.</text:p>
            <text:p>- Gestión de procesos: digitalizar y/o automatizar procesos de negocio relacionados con los aspectos operativos o productivos de la pyme.</text:p>
            <text:p>- Factura electrónica: digitalizar el flujo de emisión de facturas entre la pyme y sus clientes</text:p>
            <text:p>- Comunicaciones seguras: proporcionar a las pymes seguridad en las conexiones entre los dispositivos de sus empleados y la empresa.</text:p>
            <text:p>- Ciberseguridad: proporcionar a las pymes seguridad básica y avanzada para los dispositivos de sus empleados</text:p>
            <text:p>- Presencia avanza en internet. Prestación de funcionalidades y/o servicios que aseguren el posicionamiento del Beneficiario en internet, aumentando su alcance de potenciales clientes e incrementando el tráfico de visitas en su/-s plataforma/-s.</text:p>
            <text:p>- Marketplace. Dirigir las referencias/productos de los beneficiarios para ayudar a la marca a incrementar su nivel de ventas, optimizando los recursos existentes, eligiendo los canales de distribución adecuados y adaptando las referencias/productos a las necesidades externas.</text:p>
            <text:p>- La compra de un ordenador, hasta 1.000€ por dispositivo.</text:p>
          </table:table-cell>
          <table:table-cell/>
          <table:table-cell office:value-type="string" calcext:value-type="string">
            <text:p>1. Segmento III</text:p>
            <text:p/>
            <text:p>2. Línea de ayudas para comunidades de bienes, sociedades civiles y explotaciones agrarias de 0 a menos de 50 empleados.</text:p>
          </table:table-cell>
          <table:table-cell office:value-type="string" calcext:value-type="string">
            <text:p>No podrán ser beneficiarias las uniones temporales de empresas (UTES), ni las personas físicas o jurídicas que sean Agentes Digitalizadores Adheridos, así como los autónomos societarios o colaboradores.</text:p>
          </table:table-cell>
          <table:table-cell office:value-type="string" calcext:value-type="string">
            <text:p>Podrán destinarse estas ayudas a la adopción de soluciones de digitalización cuyo fin sea la sustitución de las ya adoptadas por el beneficiario, siempre que supongan una mejora funcional. Habrá esta mejora funcional cuando concurran las siguientes circunstancias:</text:p>
            <text:p>- que la solución de digitalización sea completamente nueva y cumpla todos los requisitos mínimos de la categoría a la que pertenezca, conforme al anexo IV de las bases reguladoras.</text:p>
            <text:p>- y que la solución a sustituir no cumpla alguno de los requisitos mínimos exigidos en la misma categoría de solución de digitalización correspondiente.</text:p>
            <text:p/>
            <text:p>El número de empleados del segmento I será el correspondiente a la plantilla media del último ejercicio cerrado previo a la solicitud de la ayuda.</text:p>
            <text:p/>
            <text:p>El cálculo de la plantilla media se hará sobre los 12 meses anteriores a la fecha de solicitud de la ayuda.</text:p>
          </table:table-cell>
          <table:table-cell table:number-columns-repeated="7"/>
        </table:table-row>
        <table:table-row table:style-name="ro3">
          <table:table-cell office:value-type="string" calcext:value-type="string">
            <text:p>ayudas-del-kit-consulting</text:p>
          </table:table-cell>
          <table:table-cell office:value-type="string" calcext:value-type="string">
            <text:p>Ayudas del Kit Consulting dirigidas a PYMEs.</text:p>
          </table:table-cell>
          <table:table-cell office:value-type="string" calcext:value-type="string">
            <text:p>Apertura el 18/06/2024 y cierre el 28/02/2025</text:p>
          </table:table-cell>
          <table:table-cell office:value-type="string" calcext:value-type="string">
            <text:p>ESTADO</text:p>
          </table:table-cell>
          <table:table-cell office:value-type="string" calcext:value-type="string">
            <text:p>270000000.0</text:p>
          </table:table-cell>
          <table:table-cell office:value-type="string" calcext:value-type="string">
            <text:p>El apoyo a la transformación digital de las pequeñas y medianas empresas mediante la concesión de ayudas para la contratación de servicios de asesoramiento.</text:p>
          </table:table-cell>
          <table:table-cell office:value-type="string" calcext:value-type="string">
            <text:p>Estatal</text:p>
          </table:table-cell>
          <table:table-cell office:value-type="string" calcext:value-type="string">
            <text:p>24000.0</text:p>
          </table:table-cell>
          <table:table-cell office:value-type="string" calcext:value-type="string">
            <text:p>Ministerio para la Transformación Digital y de la Función Pública</text:p>
          </table:table-cell>
          <table:table-cell office:value-type="string" calcext:value-type="string">
            <text:p>Las PYMEs cuyo domicilio fiscal esté ubicado en territorio español.</text:p>
            <text:p/>
            <text:p>Se establecen los siguientes segmentos de beneficiarios según el número de empleados:</text:p>
            <text:p>a) Segmento A: Empresas de entre 10 y menos de 50 empleados.</text:p>
            <text:p>b) Segmento B: Empresas de entre 50 y menos de 100 empleados.</text:p>
            <text:p>c) Segmento C: Empresas de entre 100 y menos de 250 empleados.</text:p>
            <text:p/>
            <text:p>El número de empleados de los Segmentos A, B y C, se calculará teniendo en cuenta los datos de trabajadores existentes en el Régimen General de la Seguridad Social y en el Régimen Especial de Trabajadores Autónomos, o por cualquier otro medio válido en Derecho, en el momento de presentar la solicitud.</text:p>
          </table:table-cell>
          <table:table-cell office:value-type="string" calcext:value-type="string">
            <text:p>El plazo de solicitud es desde el 18/06/2024 hasta el 31/12/2024. Se amplía el plazo de solicitud hasta el 28/02/2025.</text:p>
          </table:table-cell>
          <table:table-cell office:value-type="string" calcext:value-type="string">
            <text:p>La cuantía del bono dependerá del número de empleados:</text:p>
            <text:p>- Entre 10 y menos de 50 empleados: hasta 12.000 €</text:p>
            <text:p>- Entre 50 y menos de 100 trabajadores: hasta 18.000 €</text:p>
            <text:p>- Entre 100 y menos de 250 efectivos: hasta 24.000 €</text:p>
            <text:p/>
            <text:p>Para cada Categoría de Servicio de Asesoramiento se estipula un importe máximo de 6.000€.</text:p>
          </table:table-cell>
          <table:table-cell office:value-type="string" calcext:value-type="string">
            <text:p>Serán subvencionables los gastos en que incurra el beneficiario para la contratación de servicios de asesoramiento para la transformación digital de las PYMEs, disponibles en el Catálogo de Servicios de Asesoramiento del Programa que, de manera indubitada, respondan a la naturaleza de la actividad subvencionada.</text:p>
            <text:p/>
            <text:p>Categorías elegibles de asesoramiento en:</text:p>
            <text:p>- Inteligencia artificial.</text:p>
            <text:p>- Análisis de datos (básico y avanzado).</text:p>
            <text:p>- Ventas digitales.</text:p>
            <text:p>- Procesos de negocio o de producción.</text:p>
            <text:p>- Estrategia y rendimiento de negocio.</text:p>
            <text:p>- Ciberseguridad.</text:p>
            <text:p>- Transformación digital.</text:p>
          </table:table-cell>
          <table:table-cell/>
          <table:table-cell office:value-type="string" calcext:value-type="string">
            <text:p>- Segmento A.</text:p>
            <text:p>- Segmento B.</text:p>
            <text:p>- Segmento C.</text:p>
          </table:table-cell>
          <table:table-cell/>
          <table:table-cell office:value-type="string" calcext:value-type="string">
            <text:p>El plazo máximo para la formalización (elaboración y firma) del primer Acuerdo de Prestación de Servicios de Asesoramiento asociados al «bono asesoramiento digital» por ambas partes será de 3 meses, contados desde la publicación de la Resolución de concesión de la ayuda en la Sede Electrónica de Red.es. Para la formalización del segundo Acuerdo de Prestación de Servicios de Asesoramiento y siguientes no le será de aplicación la restricción temporal anterior.</text:p>
            <text:p/>
            <text:p>El plazo máximo para la presentación de Acuerdos de Prestación de Servicios de Asesoramiento finalizará el 31 de julio de 2025 a las 23:59 horas. Transcurridos dichos plazos, el beneficiario perderá el derecho al cobro del importe de la subvención concedida que no figure asociada a los Acuerdos de Prestación de Servicios de Asesoramiento debidamente formalizados.</text:p>
          </table:table-cell>
          <table:table-cell table:number-columns-repeated="7"/>
        </table:table-row>
        <table:table-row table:style-name="ro4">
          <table:table-cell office:value-type="string" calcext:value-type="string">
            <text:p>ayudas-del-kit-digital-segmentos-iv-y-v</text:p>
          </table:table-cell>
          <table:table-cell office:value-type="string" calcext:value-type="string">
            <text:p>Ayudas del Kit Digital: Segmentos IV y V.</text:p>
          </table:table-cell>
          <table:table-cell office:value-type="string" calcext:value-type="string">
            <text:p>Apertura el 12/12/2024 y cierre el 30/06/2025</text:p>
          </table:table-cell>
          <table:table-cell office:value-type="string" calcext:value-type="string">
            <text:p>ESTADO</text:p>
          </table:table-cell>
          <table:table-cell office:value-type="string" calcext:value-type="string">
            <text:p>350000000.0</text:p>
          </table:table-cell>
          <table:table-cell office:value-type="string" calcext:value-type="string">
            <text:p>Mejorar la competitividad y el nivel de madurez digital de las pequeñas empresas, de las microempresas y de las personas en situación de autoempleo, mediante la adopción de soluciones de digitalización.</text:p>
          </table:table-cell>
          <table:table-cell office:value-type="string" calcext:value-type="string">
            <text:p>Estatal</text:p>
          </table:table-cell>
          <table:table-cell office:value-type="string" calcext:value-type="string">
            <text:p>29000.0</text:p>
          </table:table-cell>
          <table:table-cell office:value-type="string" calcext:value-type="string">
            <text:p>Ministerio para la Transformación Digital y de la Función Pública</text:p>
          </table:table-cell>
          <table:table-cell office:value-type="string" calcext:value-type="string">
            <text:p>Medianas empresas cuyo domicilio fiscal esté ubicado en territorio español:</text:p>
            <text:p>- Segmento IV. Medianas empresas de entre 50 y menos de 100 empleados. (En este segmento se incluyen las empresas con menos de 50 empleados que tengan consideración de mediana empresa al superar el volumen de negocios anual y balance general anual de 10 millones de euros).</text:p>
            <text:p>- Segmento V. Medianas empresas de entre 100 y menos de 250 empleados.</text:p>
            <text:p/>
            <text:p>*El número de empleados se calculará teniendo en cuenta los datos de trabajadores existentes en el Régimen General de la Seguridad Social y en el Régimen Especial de Trabajadores Autónomos, o por cualquier otro medio válido en Derecho, en el momento de presentar la solicitud.</text:p>
          </table:table-cell>
          <table:table-cell office:value-type="string" calcext:value-type="string">
            <text:p>Se podrá solicitar desde el 12/12/2024 hasta el 30/06/2025, o cuando se agote el crédito presupuestario.</text:p>
          </table:table-cell>
          <table:table-cell office:value-type="string" calcext:value-type="string">
            <text:p>Importes máximos del Bono Digital:</text:p>
            <text:p>- Segmento IV: 25.000 €</text:p>
            <text:p>- Segmento V: 29.000 €</text:p>
          </table:table-cell>
          <table:table-cell office:value-type="string" calcext:value-type="string">
            <text:p>Se considera subvencionable:</text:p>
            <text:p>- Comercio electrónico: creación de una tienda online de compraventa de productos y/o servicios que utilice medios digitales para su intercambio.</text:p>
            <text:p>- Gestión de redes sociales: promocionar la pyme en redes sociales.</text:p>
            <text:p>- Gestión de clientes y/o proveedores: digitalizar y optimizar la gestión de las relaciones comerciales con los clientes.</text:p>
            <text:p>- Business Intelligence y analítica: explotación de datos de la empresa para la mejora del proceso de toma de decisiones.</text:p>
            <text:p>- Servicios y herramientas de oficina virtual: implantar soluciones interactivas y funcionales que permitan la colaboración más eficiente entre los trabajadores de la pyme.</text:p>
            <text:p>- Gestión de procesos: digitalizar y/o automatizar procesos de negocio relacionados con los aspectos operativos o productivos de la pyme.</text:p>
            <text:p>- Factura electrónica: digitalizar el flujo de emisión de facturas entre la pyme y sus clientes</text:p>
            <text:p>- Comunicaciones seguras: proporcionar a las pymes seguridad en las conexiones entre los dispositivos de sus empleados y la empresa.</text:p>
            <text:p>- Ciberseguridad: proporcionar a las pymes seguridad básica y avanzada para los dispositivos de sus empleados</text:p>
            <text:p>- Presencia avanza en internet. Prestación de funcionalidades y/o servicios que aseguren el posicionamiento del Beneficiario en internet, aumentando su alcance de potenciales clientes e incrementando el tráfico de visitas en su/-s plataforma/-s.</text:p>
            <text:p>- Servicio de Ciberseguridad Gestionada. Proporcionar a las empresas beneficiarias de un servicio que combine técnicas de EDR (Endpoint Detection and Response) y MDR (Managed Detection and Response) para detectar incidentes de ciberseguridad en tiempo real y abordarlos de la forma más rápida y eficaz posible.</text:p>
            <text:p>- Gestión de clientes con IA asociada. Digitalizar y optimizar la gestión de las relaciones comerciales con clientes mediante capacitaciones en inteligencia artificial (IA) para optimizar procesos y agilizar las interacciones con clientes.</text:p>
            <text:p>- Business Intelligence y Analítica e IA asociada. Explotación de datos de la empresa para la mejora del proceso de toma de decisiones mediante capacitaciones en inteligencia artificial (IA) especializadas en Business Intelligence (BI) y analítica.</text:p>
            <text:p>- Gestión de procesos con IA asociada. Digitalizar y/o automatizar procesos de negocio relacionados con los aspectos operativos o productivos de las empresas beneficiarias mediante capacitaciones en inteligencia artificial (IA) especializadas en gestión de procesos.</text:p>
            <text:p/>
            <text:p>NO se considera subvencionable:</text:p>
            <text:p>- Los impuestos sobre las rentas de personas físicas o sociedades, así como otros tributos y tasas, de tipo nacional, autonómico o local.</text:p>
            <text:p>- Los intereses de las deudas.</text:p>
            <text:p>- Los intereses de mora, los recargos y las sanciones administrativas y penales.</text:p>
            <text:p>- Los gastos derivados de procedimientos judiciales.</text:p>
            <text:p>- Gastos financieros.</text:p>
            <text:p>- Gastos de infraestructura y obra civil.</text:p>
            <text:p>- Terrenos.</text:p>
            <text:p>- Hardware. </text:p>
            <text:p>- Servicios de telecomunicación y conectividad a Internet.</text:p>
            <text:p>- Los gastos relativos a la compensación por labores prestadas por terceros para la obtención de las presentes ayudas (gastos por prestación de servicios de asesoría, de gestoría o de similar naturaleza).</text:p>
          </table:table-cell>
          <table:table-cell/>
          <table:table-cell office:value-type="string" calcext:value-type="string">
            <text:p>1. Segmento IV. </text:p>
            <text:p>2. Segmento V.</text:p>
          </table:table-cell>
          <table:table-cell/>
          <table:table-cell office:value-type="string" calcext:value-type="string">
            <text:p>El plazo máximo para la formalización de Acuerdos de Prestación de Soluciones de Digitalización por ambas partes será de 6 meses desde la notificación de la resolución de concesión de la ayuda o de la modificación de la resolución de concesión, en su caso, salvo que la convocatoria establezca un plazo inferior. Trascurrido dicho plazo, el beneficiario perderá el derecho al cobro del importe de la subvención concedida que no esté asociado a Acuerdos de Prestación de soluciones de Digitalización formalizados.</text:p>
          </table:table-cell>
          <table:table-cell table:number-columns-repeated="7"/>
        </table:table-row>
        <table:table-row table:style-name="ro3">
          <table:table-cell office:value-type="string" calcext:value-type="string">
            <text:p>subvenciones-destinadas-a-la-promocion-de-proyectos-de-investigacion-industrial-y-desarrollo-experimental-en-andalucia</text:p>
          </table:table-cell>
          <table:table-cell office:value-type="string" calcext:value-type="string">
            <text:p>Subvenciones destinadas a la promoción de Proyectos de Investigación Industrial y Desarrollo Experimental en Andalucía</text:p>
          </table:table-cell>
          <table:table-cell office:value-type="string" calcext:value-type="string">
            <text:p>Apertura el 10/07/2024 y cierre el 30/12/2025</text:p>
          </table:table-cell>
          <table:table-cell office:value-type="string" calcext:value-type="string">
            <text:p>ANDALUCÍA</text:p>
          </table:table-cell>
          <table:table-cell office:value-type="string" calcext:value-type="string">
            <text:p>17000000.0</text:p>
          </table:table-cell>
          <table:table-cell office:value-type="string" calcext:value-type="string">
            <text:p>Promover la investigación industrial y el desarrollo experimental en Andalucía, en el marco de las actividades establecidas en la Estrategia de Especialización Inteligente para la Sostenibilidad de Andalucía, S4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EMPRESARIAL PARA LA TRANSFORMACIÓN Y EL DESARROLLO ECONÓMICO</text:p>
          </table:table-cell>
          <table:table-cell office:value-type="string" calcext:value-type="string">
            <text:p>Las PYMEs con las siguientes formas jurídicas: sociedades mercantiles, cooperativas y sociedades laborales.</text:p>
            <text:p/>
            <text:p>*Exclusivamente para proyectos en agrupación con PYMEs, podrán también ser beneficiarias las empresas NO PYMEs con las siguientes formas jurídicas: sociedades mercantiles, cooperativas y sociedades laborales.</text:p>
          </table:table-cell>
          <table:table-cell office:value-type="string" calcext:value-type="string">
            <text:p>El plazo de solicitud es desde el 10/07/2024 hasta el 30/12/2024.</text:p>
          </table:table-cell>
          <table:table-cell office:value-type="string" calcext:value-type="string">
            <text:p>El porcentaje de subvención a conceder dependerá del tamaño de la empresa beneficiaria y de la naturaleza del proyecto (individual o en agrupación), según se establece en el siguiente cuadro:</text:p>
          </table:table-cell>
          <table:table-cell office:value-type="string" calcext:value-type="string">
            <text:p>a) Gastos de personal relacionados con el personal investigador, personal técnico y demás personal auxiliar, en la medida en que estén dedicados al proyecto.</text:p>
            <text:p>- El personal dedicado al proyecto deberá tener vinculación laboral con la entidad beneficiaria.</text:p>
            <text:p>- En toda actuación se nombrará obligatoriamente a una persona que desempeñe la dirección técnica del proyecto y será única.</text:p>
            <text:p>- En los proyectos en agrupación, la entidad líder podrá incluir hasta un máximo del 5% del total de horas dedicadas al proyecto a actividades de coordinación.</text:p>
            <text:p>- En ningún caso se considerará subvencionable el gasto de personal dedicado a la tramitación y/o gestión de la subvención solicitada.</text:p>
            <text:p>- Los gastos de personal estarán sujetos a la metodología de Costes Simplificados que será objeto de publicación junto a la convocatoria.</text:p>
            <text:p/>
            <text:p>b) Costes de investigación contractual, así como costes de consultoría y servicios equivalentes destinados de manera exclusiva al proyecto. Se imputarán a este concepto los gastos de contrataciones externas exclusivamente derivados del proyecto: organismos públicos y privados de investigación y otras entidades y/o empresas que realicen actividades de carácter técnico claramente vinculadas al proyecto. </text:p>
            <text:p/>
            <text:p>c) Costes indirectos en los que incurra el proyecto, que por su naturaleza no puedan imputarse de forma directa.</text:p>
          </table:table-cell>
          <table:table-cell/>
          <table:table-cell office:value-type="string" calcext:value-type="string">
            <text:p>- Investigación Industrial</text:p>
            <text:p>- Desarrollo Experimental</text:p>
          </table:table-cell>
          <table:table-cell table:number-columns-repeated="9"/>
        </table:table-row>
        <table:table-row table:style-name="ro5">
          <table:table-cell office:value-type="string" calcext:value-type="string">
            <text:p>ayudas-adelante-inversion-para-el-fomento-de-la-inversion-y-la-mejora-de-la-productividad-empresarial-en-castilla-la-mancha-ano-2024</text:p>
          </table:table-cell>
          <table:table-cell office:value-type="string" calcext:value-type="string">
            <text:p>Ayudas Adelante Inversión para el fomento de la inversión y la mejora de la productividad empresarial en Castilla-La Mancha, año 2024.</text:p>
          </table:table-cell>
          <table:table-cell office:value-type="string" calcext:value-type="string">
            <text:p>Apertura el 25/09/2024 y cierre el 31/03/2025</text:p>
          </table:table-cell>
          <table:table-cell office:value-type="string" calcext:value-type="string">
            <text:p>CASTILLA-LA MANCHA</text:p>
          </table:table-cell>
          <table:table-cell office:value-type="string" calcext:value-type="string">
            <text:p>40000000.0</text:p>
          </table:table-cell>
          <table:table-cell office:value-type="string" calcext:value-type="string">
            <text:p>Facilitar financiación a las empresas para poner en marcha un proyecto empresarial, su incorporación al tejido empresarial de Castilla-La Mancha y la mejora de su productividad, todo ello mediante la realización de inversiones productivas, que conlleven un aumento del valor añadido de los productos fabricados en la región, intervengan directamente en el proceso productivo, así como la creación de empleo vinculado a la inversión y/o mantenimiento de puestos de trabajo.</text:p>
          </table:table-cell>
          <table:table-cell office:value-type="string" calcext:value-type="string">
            <text:p>Castilla La Mancha</text:p>
          </table:table-cell>
          <table:table-cell office:value-type="string" calcext:value-type="string">
            <text:p>400000.0</text:p>
          </table:table-cell>
          <table:table-cell office:value-type="string" calcext:value-type="string">
            <text:p>CASTILLA-LA MANCHA - DIRECCIÓN GENERAL DE EMPRESAS</text:p>
          </table:table-cell>
          <table:table-cell office:value-type="string" calcext:value-type="string">
            <text:p>Las PYMEs, que tengan ánimo de lucro, que proyecten llevar a cabo una inversión en un centro de trabajo o establecimiento operativo localizado en Castilla-La Mancha.</text:p>
          </table:table-cell>
          <table:table-cell office:value-type="string" calcext:value-type="string">
            <text:p>El plazo de solicitud es desde el 25/09/2024 hasta el 31/03/2025.</text:p>
          </table:table-cell>
          <table:table-cell office:value-type="string" calcext:value-type="string">
            <text:p>Las actuaciones o proyectos no podrán ser inferiores al límite mínimo de inversión aprobada subvencionable de 5.000 euros y no podrán superar el límite máximo de inversión de 900.000 euros.</text:p>
            <text:p/>
            <text:p>El importe de la subvención a percibir por la entidad beneficiaria en una convocatoria no podrá superar el límite máximo de 400.000 euros, independientemente del número de proyectos subvencionados a dicha entidad en la misma convocatoria.</text:p>
          </table:table-cell>
          <table:table-cell office:value-type="string" calcext:value-type="string">
            <text:p>a) Terrenos. Se considerará subvencionable la adquisición de terrenos para la implantación del proyecto, y deberá ir vinculada a inversiones en obra civil de construcción. </text:p>
            <text:p>b) Urbanización de terrenos. Se considerará subvencionable la urbanización de terrenos para la implantación del proyecto, siempre que se vincule a inversiones en obra civil de construcción, y no sea objeto de cesión a terceros. La superficie máxima subvencionable no podrá superar en más de cinco veces la superficie a construir en planta baja, salvo que las características del proyecto lo justifiquen. </text:p>
            <text:p>c) Adquisición de edificios. Se considerará subvencionable la adquisición de edificios, naves o locales de nueva construcción necesarios para la actividad. Deberá constar por separado en las escrituras el valor del suelo y el de la construcción. </text:p>
            <text:p>d) Realización de obra civil. Se considerará subvencionable la obra civil de construcción y la de reforma o</text:p>
            <text:p>acondicionamiento. Se encuadra como obra civil de construcción la rehabilitación, que se corresponde con obras de consolidación o tratamiento de elementos estructurales (cimentación, pilares y forjados), de fachadas o cubiertas, y obras análogas o conexas a las de rehabilitación. Se encuadra como obra civil de reforma, o acondicionamiento, la obra menor (tabiquería, enlucido, pintura, alicatado, solado, etc.) que no conlleve afectación a la estructura.</text:p>
            <text:p>e) Trabajos de planificación e ingeniería del proyecto asociado a la inversión en obra civil.</text:p>
            <text:p>f) Adquisición de bienes de equipo, maquinaria, instalaciones y utillaje.</text:p>
            <text:p>g) Mobiliario y enseres.</text:p>
            <text:p>h) Equipos y programas informáticos. Serán subvencionables los programas informáticos implantados por primera vez que estén directamente relacionados con el proyecto y sean necesarios para la adecuada ejecución del mismo. Además, en el caso de tratarse de una actividad industrial (sección C del CNAE-09) los programas informáticos deben estar relacionados con la producción industrial, y para el resto de actividades el importe de los programas informáticos no podrá exceder del importe de la inversión subvencionable aprobada de equipos informáticos.</text:p>
          </table:table-cell>
          <table:table-cell office:value-type="string" calcext:value-type="string">
            <text:p>El plazo de ejecución de los proyectos objeto de subvención tendrá una duración máxima de 24 meses, a contar desde el día siguiente a la notificación de la resolución de concesión.</text:p>
          </table:table-cell>
          <table:table-cell table:number-columns-repeated="10"/>
        </table:table-row>
        <table:table-row table:style-name="ro4">
          <table:table-cell office:value-type="string" calcext:value-type="string">
            <text:p>subvenciones-a-empresas-para-proyectos-de-innovacion-de-las-pymes-programa-innova-cv-2025</text:p>
          </table:table-cell>
          <table:table-cell office:value-type="string" calcext:value-type="string">
            <text:p>Subvenciones a empresas para proyectos de innovación de las PYMEs - Programa INNOVA-CV 2025</text:p>
          </table:table-cell>
          <table:table-cell office:value-type="string" calcext:value-type="string">
            <text:p>Apertura el 11/02/2025 y cierre el 25/03/2025</text:p>
          </table:table-cell>
          <table:table-cell office:value-type="string" calcext:value-type="string">
            <text:p>COMUNITAT VALENCIANA</text:p>
          </table:table-cell>
          <table:table-cell office:value-type="string" calcext:value-type="string">
            <text:p>12500000.0</text:p>
          </table:table-cell>
          <table:table-cell office:value-type="string" calcext:value-type="string">
            <text:p>INNOVAProD-CV: Proyectos de innovación en el desarrollo de nuevos productos que tengan resultados tangibles al final del plazo de ejecución del proyecto. </text:p>
            <text:p>- Los proyectos tendrán como objetivo el desarrollo y fabricación de nuevos productos o una mejora significativa de los ya fabricados por la empresa solicitante, siempre que la novedad o mejora planteada represente un avance relevante para la empresa y que no se encuentre disponible de forma generalizada en el sector al que pertenece la empresa.</text:p>
            <text:p/>
            <text:p>INNOVAProC-CV: Proyectos de innovación para el desarrollo de nuevos procesos que tengan resultados tangibles al final del plazo de ejecución del proyecto. </text:p>
            <text:p/>
            <text:p>INNOVATeiC-CV: Proyectos de innovación en el desarrollo de soluciones TEICs, que tengan resultados tangibles al final del plazo de ejecución del proyecto.</text:p>
            <text:p>- Los proyectos tendrán como objeto el desarrollo de soluciones innovadoras en el ámbito de las tecnologías de la información, de la electrónica y de las comunicaciones. El resultado final del proyecto deberá concretarse en nuevas aplicaciones, dispositivos o soluciones, preparadas para su comercialización a tercero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O VALENCIANO DE COMPETITIVIDAD EMPRESARIAL (IVACE)</text:p>
          </table:table-cell>
          <table:table-cell office:value-type="string" calcext:value-type="string">
            <text:p>Las PYMEs con sede social y establecimiento de producción ubicado en la Comunitat Valenciana en el momento de la presentación de la solicitud, que cuenten con al menos dos personas como personal propio que sean trabajadoras por cuenta ajena o cooperativistas, consignadas en el recibo de liquidación de cotizaciones de la Seguridad Social correspondiente al segundo mes anterior a la fecha de solicitud de ayuda.</text:p>
          </table:table-cell>
          <table:table-cell office:value-type="string" calcext:value-type="string">
            <text:p>El plazo de solicitud es desde el 11/02/2025 hasta el 25/03/2025.</text:p>
          </table:table-cell>
          <table:table-cell office:value-type="string" calcext:value-type="string">
            <text:p>a)  El presupuesto subvencionable del proyecto, calculado como suma de los importes susceptibles de subvención, deberá ser igual o superior a los 15.000 €.</text:p>
            <text:p/>
            <text:p>b) La ayuda consistirá en una subvención calculada como un porcentaje sobre los costes considerados como subvencionables, con una cuantía variable en función del tamaño de empresa:</text:p>
            <text:p>- Pequeña empresa: 45%</text:p>
            <text:p>- Mediana empresa: 35%</text:p>
            <text:p> proyectos con un presupuesto menor.</text:p>
          </table:table-cell>
          <table:table-cell office:value-type="string" calcext:value-type="string">
            <text:p>1. INNOVAProD-CV:</text:p>
            <text:p>a) Servicios externos:</text:p>
            <text:p>- Servicios de consultoría y asistencia técnica de los indicados a continuación para el desarrollo, la mejora de características y puesta en producción de nuevos productos: ingeniería, consultoría técnica, contratación con centros de investigación, diseño, contratación de servicios de laboratorios de ensayo incluidos los necesarios para marcado CE u otras formas de homologación o normalización de productos.</text:p>
            <text:p>-  Registro de patentes, marcas, modelos de utilidad y diseños industriales, así como marcado CE y otras formas de homologación. Únicamente serán elegibles los gastos relacionados con registros y homologaciones derivados de la ejecución del proyecto de nuevo desarrollo.</text:p>
            <text:p>b) Adquisición de activos inmateriales:</text:p>
            <text:p>- Adquisición de patentes y licencias: costes de conocimientos técnicos y patentes adquiridos u obtenidos por licencia de fuentes externas a precio de mercado, siempre y cuando la operación se haya realizado en condiciones de plena competencia. </text:p>
            <text:p>- Software necesario para el desarrollo de los nuevos productos. Se considerarán dentro de este concepto tanto licencias de software, como desarrollo de aplicaciones y costes por uso de aplicaciones vinculadas al desarrollo del proyecto.</text:p>
            <text:p>c) Personal propio: gastos de personal técnico que participe en el proyecto. Se limita el coste horario de personal propio subvencionable a 50 €/hora como máximo. A efectos de concesión, el coste máximo subvencionable en este concepto será 50.000 €.</text:p>
            <text:p>d) Adquisición de activos materiales: adquisición o adaptación y puesta en marcha de bienes de equipo, moldes y matrices, necesariamente relacionados con la puesta en producción de nuevos productos acordes a la convocatoria, y de bienes de equipo, servicios y suministros materiales necesarios para la elaboración de un prototipo verificable de la solución desarrollada. </text:p>
            <text:p> e) Gastos para la elaboración del informe de revisión de cuenta justificativa de la subvención, por persona auditora o empresa inscrita en el Registro Oficial de Auditores de Cuentas, hasta un importe máximo subvencionable de 1.200 €, IVA excluido, siempre que dicho coste se haya incluido en el presupuesto presentado con la solicitud de ayuda.</text:p>
            <text:p/>
            <text:p>2. INNOVAProC-CV:</text:p>
            <text:p>a) Servicios externos: servicios de consultoría y asistencia técnica.</text:p>
            <text:p>b) Adquisición de activos inmateriales: será elegible el software de control, de captación de datos, de gestión de indicadores y cuadros de mando relacionados con el desarrollo del proyecto, y el software relacionado con la implantación de nuevos procesos. Se considerarán dentro de este concepto tanto licencias de software, como desarrollo de aplicaciones y costes por uso de aplicaciones, incluyendo en cualquier caso los servicios de análisis, parametrización e instalación. NO se considerará elegible la adquisición e implantación de software de gestión tipo ERP.</text:p>
            <text:p>c) Personal propio: gastos de personal técnico que participe en el proyecto. Se limita el coste horario de personal propio subvencionable a 50 €/hora como máximo. A efectos de concesión, el coste máximo subvencionable en este concepto será 50.000 €.</text:p>
            <text:p>d) Adquisición de activos materiales.</text:p>
            <text:p>e)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 </text:p>
            <text:p/>
            <text:p/>
            <text:p>3. INNOVATeiC-CV:</text:p>
            <text:p>a) Servicios externos:</text:p>
            <text:p>- Servicios de asistencia técnica, consultoría y equivalentes, relacionados directamente con el desarrollo de las nuevas soluciones.</text:p>
            <text:p>- Registro de derechos de propiedad industrial, otros registros y homologaciones. </text:p>
            <text:p>b) Adquisición de activos inmateriales: patentes, licencias, know-how o adquisición de licencias de software que resulten integradas en el producto final. NO son financiables los servicios de alojamiento o infraestructura en Cloud, ni las herramientas software necesarias para el trabajo propio de las personas creadoras de la solución.</text:p>
            <text:p>c) Personal propio: gastos de personal técnico que participe en el proyecto. Se limita el coste horario de personal propio subvencionable a 50 €/hora como máximo. A efectos de concesión, el coste máximo subvencionable en este concepto será 125.000 €.</text:p>
            <text:p>d) Adquisición de activos materiales: componentes necesarios para el desarrollo de un prototipo verificable cuando el proyecto así lo exija y que queden integrados en el prototipo. </text:p>
            <text:p> e) Gastos para la elaboración del informe de revisión de cuenta justificativa de la subvención, por persona auditora o empresa inscrita en el Registro Oficial de Auditores de Cuentas, hasta un importe máximo subvencionable de 1.200 €, IVA excluido, siempre que dicho coste se haya incluido en el presupuesto presentado con la solicitud de ayuda.</text:p>
          </table:table-cell>
          <table:table-cell office:value-type="string" calcext:value-type="string">
            <text:p>El proyecto objeto de ayuda deberá haberse iniciado a partir del 1 de enero de 2025, pero no deberá haber concluido materialmente ni haberse ejecutado íntegramente antes de que se presente la solicitud.</text:p>
          </table:table-cell>
          <table:table-cell office:value-type="string" calcext:value-type="string">
            <text:p>1- Ayudas para proyectos de Innovación de producto (INNOVAProD-CV)</text:p>
            <text:p/>
            <text:p>2- Ayudas para proyectos de Innovación de proceso (INNOVAProC-CV)</text:p>
            <text:p>a) Readaptación de procesos productivos mediante la aplicación de metodologías de mejora continua.</text:p>
            <text:p>b) Puesta en marcha de, nuevos o significativamente mejorados, métodos o técnicas de producción ecoeficientes de la empresa que contribuyan de forma sustancial a la transición hacia una economía circular mediante la sostenibilidad y circularidad de los procesos industriales:</text:p>
            <text:p>-  Reducción del consumo de materias primas vírgenes: mediante estrategias de circularidad como la reducción, la reutilización o el reciclaje para alargar la vida útil de los productos o bien para prevenir el despilfarro y recuperar el máximo valor de los materiales utilizando subproductos y/o materiales procedentes de residuos.</text:p>
            <text:p>- Obtención de productos y servicios basados en el ecodiseño como potenciador y elemento básico de la circularización de la economía.</text:p>
            <text:p>- Soluciones tecnológicas ecoinnovadoras circulares orientadas a la mejora de la gestión de residuos, como por ejemplo el desarrollo de sistemas de tratamiento de residuos que permita incrementar y optimizar la obtención de material para el reciclado de calidad o el desarrollo de sistemas que impulsen la preparación para la reutilización. Simbiosis industrial. </text:p>
            <text:p/>
            <text:p>3- Ayudas para proyectos de Innovación en TEICs (INNOVATeiC-CV)</text:p>
          </table:table-cell>
          <table:table-cell table:number-columns-repeated="9"/>
        </table:table-row>
        <table:table-row table:style-name="ro6">
          <table:table-cell office:value-type="string" calcext:value-type="string">
            <text:p>ayudas-destinadas-a-financiar-proyectos-de-eficiencia-energetica-y-economia-circular-ubicados-en-el-ambito-territorial-de-canarias</text:p>
          </table:table-cell>
          <table:table-cell office:value-type="string" calcext:value-type="string">
            <text:p>Ayudas destinadas a financiar proyectos de eficiencia energética y economía circular ubicados en el ámbito territorial de Canarias.</text:p>
          </table:table-cell>
          <table:table-cell office:value-type="string" calcext:value-type="string">
            <text:p>Apertura el 19/12/2024 y cierre el 30/04/2025</text:p>
          </table:table-cell>
          <table:table-cell office:value-type="string" calcext:value-type="string">
            <text:p>CANARIAS</text:p>
          </table:table-cell>
          <table:table-cell office:value-type="string" calcext:value-type="string">
            <text:p>11213037.85</text:p>
          </table:table-cell>
          <table:table-cell office:value-type="string" calcext:value-type="string">
            <text:p>La financiación de proyectos de entidades del sector privado destinados a la mejora en eficiencia energética y la economía circular en establecimientos turísticos y de actividades económicas vinculadas al sector turístico.</text:p>
          </table:table-cell>
          <table:table-cell office:value-type="string" calcext:value-type="string">
            <text:p>Canarias</text:p>
          </table:table-cell>
          <table:table-cell office:value-type="string" calcext:value-type="string">
            <text:p>150000.0</text:p>
          </table:table-cell>
          <table:table-cell office:value-type="string" calcext:value-type="string">
            <text:p>CANARIAS - CONSEJERÍA DE TURISMO Y EMPLEO</text:p>
          </table:table-cell>
          <table:table-cell office:value-type="string" calcext:value-type="string">
            <text:p>Las personas,físicas o jurídicas, que respondan a la descripción de establecimiento turístico recogida en la normativa sectorial, así como otras actividades económicas vinculadas al sector turístico, ubicadas en el ámbito territorial de la Comunidad Autónoma y que:</text:p>
            <text:p>a) Realicen una actividad económica por la que ofrezcan bienes o servicios en el mercado.</text:p>
            <text:p>b) Que estén dados de alta en el Censo de Empresarios, Profesionales y Retenedores de la Agencia Estatal de Administración Tributaria, y/o en su caso en la Agencia Tributario Canaria.</text:p>
            <text:p>c) Que estén dados de alta en el Registro Turístico de Canarias</text:p>
            <text:p>d) Y que su actividad esté clasificada bajo alguno de los siguientes códigos de Clasificación Nacional de Actividades Económicas (CNAE):</text:p>
            <text:p>- 551 Hoteles y alojamientos similares.</text:p>
            <text:p>- 5510 Hoteles y alojamientos similares.</text:p>
            <text:p>- 552 Alojamientos turísticos y otros alojamientos de corta estancia.</text:p>
            <text:p>- 5520 Alojamientos turísticos y otros alojamientos de corta estancia.</text:p>
            <text:p>- 559 Otros alojamientos.</text:p>
            <text:p>- 5590 Otros alojamientos.</text:p>
            <text:p>- 56 Servicios de comidas y bebidas.</text:p>
            <text:p>- 561 Restaurantes y puestos de comidas.</text:p>
            <text:p>- 5621 Provisión de comidas preparadas para eventos.</text:p>
            <text:p>- 5629 Otros servicios de comidas.</text:p>
            <text:p>- 7711 Alquiler de automóviles y vehículos de motor ligeros.</text:p>
            <text:p>- 7721 Alquiler de artículos de ocio y deportivos.</text:p>
            <text:p>- 7911 Actividades de las agencias de viajes.</text:p>
            <text:p>- 7912 Actividades de los operadores turísticos.</text:p>
            <text:p>- 799 Otros servicios de reservas y actividades relacionadas con los mismos.</text:p>
            <text:p>- 8230 Organización de convenciones y ferias de muestras.</text:p>
            <text:p>- 910 Actividades de bibliotecas, archivos, museos y otras actividades culturales.</text:p>
            <text:p>- 9004 Gestión de salas de espectáculos.</text:p>
            <text:p>- 9102 Actividades de museos.</text:p>
            <text:p>- 9103 Gestión de lugares y edificios históricos.</text:p>
            <text:p>- 9104 Actividades de los jardines botánicos, parques zoológicos y reservas naturales.</text:p>
            <text:p>- 9321 Actividades de los parques de atracciones y los parques temáticos.</text:p>
            <text:p>- 9329 Actividades recreativas y entretenimiento.</text:p>
          </table:table-cell>
          <table:table-cell office:value-type="string" calcext:value-type="string">
            <text:p>El plazo de solicitud es desde el 19/12/2024 hasta el 31/01/2025. Nuevo plazo de solicitud, del 30/01/2025 al 30/04/2025.</text:p>
          </table:table-cell>
          <table:table-cell office:value-type="string" calcext:value-type="string">
            <text:p>Las ayudas se concederán por empresa hasta un máximo de 150.000 €, pudiendo solicitar para uno o más proyectos.</text:p>
          </table:table-cell>
          <table:table-cell office:value-type="string" calcext:value-type="string">
            <text:p>a) Los honorarios profesionales satisfechos para la elaboración, por el técnico competente, de los certificados de eficiencia energética previstos en el Real Decreto 235/2013, de 5 de abril, cuando éstos sean exigidos.</text:p>
            <text:p>b) Los costes de gestión de solicitud de la ayuda.</text:p>
            <text:p>c) Los costes de la redacción de los proyectos técnicos relacionados con las tipologías de actuación objeto de ayuda.</text:p>
            <text:p>d) Los costes de la dirección facultativa de las actuaciones.</text:p>
            <text:p>e) Los costes de ejecución de las obras y/o instalaciones.</text:p>
            <text:p>f) La inversión en equipos y materiales efectuada.</text:p>
            <text:p>g) Los costes de redacción de informes y demás documentación requerida para la solicitud y justificación de estas ayudas.</text:p>
            <text:p>h) Los costes de gestión de la justificación de la realización de las actuaciones.</text:p>
            <text:p>i) El informe del auditor sobre la cuenta justificativa.</text:p>
            <text:p>j) El informe que acredite la adecuada realización de las actuaciones objeto de la ayuda, emitido por un organismo de control o entidad de control.</text:p>
            <text:p>k) Otras partidas necesarias (auxiliares o no) específicas de cada tipología de actuación.</text:p>
            <text:p>l) Cuando por motivo de la actuación sea necesario retirar aquellos productos de construcción que contengan amianto, la retirada deberá realizarse conforme a lo establecido en el Real Decreto 396/2006, de 31 de marzo, por el que se establecen las disposiciones mínimas de seguridad y salud aplicables a los trabajos con riesgo de exposición al amianto, por una empresa legalmente autorizada.  </text:p>
            <text:p>m) Los costes para implantar las medidas correctoras que se adoptarán para cumplir los criterios de la «Guía para el diseño y desarrollo de actuaciones acordes con el principio de no causar un perjuicio significativo al medio ambiente», publicada por el Ministerio para la Transición y el Reto Demográfico.</text:p>
          </table:table-cell>
          <table:table-cell/>
          <table:table-cell office:value-type="string" calcext:value-type="string">
            <text:p>a) Proyectos de mejora de eficiencia energética, como: Implantación de sensores que permitan la monitorización de los consumos y optimicen los ahorros energéticos, de alimentos y de agua; impulsar la implantación de sistemas de gestión energética, como la certificación según la ISO 50001; el uso de materiales que favorezcan el aislamiento térmico; el uso de tecnologías más eficientes en materia energética; y el uso de elementos exteriores, como sombras o jardines, entre otros, que permitan amortiguar los efectos del cambio climático.</text:p>
            <text:p/>
            <text:p>b) Medidas de gestión de residuos: Plan para la segregación de residuos en origen y posterior recogida separada y de equipamiento para la preparación, para la reutilización y reciclado; actuaciones orientadas a la reutilización y reciclado de residuos de la actividad turística.</text:p>
            <text:p/>
            <text:p>c) Acciones que fomenten la producción y obtención de suministros locales de proximidad (Km0).</text:p>
            <text:p/>
            <text:p>d) Mejoras en las Instalaciones y equipos: en materia de iluminación, como el control de presencia, la iluminación de bajo consumo; o en materia de electrodomésticos eficientes; o de instalaciones térmicas como el aislamiento de calderas o tuberías; así como intervenciones en terminales de climatización eficiente; sistemas de ventilación eficiente; sustitución de combustibles o calderas de alta eficiencia; almacenamiento térmico y eléctrico; solar térmica para ACS y climatización, solar térmica para piscinas o solar fotovoltaica.</text:p>
            <text:p/>
            <text:p>e) Digitalización, automatización y control y sistemas de gestión de edificios: control integral de todos los sistemas del inmueble; así como, por ejemplo, la optimización del encendido y apagado de equipos para reducir los consumos innecesarios.</text:p>
            <text:p/>
            <text:p>f) Concienciación y formación de plantilla y sensibilización de clientes respecto a sencillas acciones que repercuten en la eficiencia energética, como temperaturas razonables (ventanas cerradas durante climatización, luces apagadas, persianas bajadas, recambio de toallas y sábanas diario), y formación específica de personal técnico de las plantillas en el uso de las nuevas tecnologías que se incorporen al inmueble.</text:p>
          </table:table-cell>
          <table:table-cell table:number-columns-repeated="9"/>
        </table:table-row>
        <table:table-row table:style-name="ro7">
          <table:table-cell office:value-type="string" calcext:value-type="string">
            <text:p>subvenciones-a-empresas-de-la-comunidad-valenciana-para-proyectos-de-id-en-el-ejercicio-2025</text:p>
          </table:table-cell>
          <table:table-cell office:value-type="string" calcext:value-type="string">
            <text:p>Subvenciones a empresas de la Comunidad Valenciana para proyectos de I+D en el ejercicio 2025.</text:p>
          </table:table-cell>
          <table:table-cell office:value-type="string" calcext:value-type="string">
            <text:p>Apertura el 11/02/2025 y cierre el 25/03/2025</text:p>
          </table:table-cell>
          <table:table-cell office:value-type="string" calcext:value-type="string">
            <text:p>COMUNITAT VALENCIANA</text:p>
          </table:table-cell>
          <table:table-cell office:value-type="string" calcext:value-type="string">
            <text:p>7000000.0</text:p>
          </table:table-cell>
          <table:table-cell office:value-type="string" calcext:value-type="string">
            <text:p>Línea PIDI-CV: Realización de proyectos de I+D por parte de las pymes.</text:p>
            <text:p/>
            <text:p>Línea PIDCOP-CV: Realización de proyectos de investigación industrial o desarrollo experimental en cooperación entre varias empresas, constituidas como agrupación para el desarrollo del proyecto común.</text:p>
          </table:table-cell>
          <table:table-cell office:value-type="string" calcext:value-type="string">
            <text:p>Comunidad Valenciana</text:p>
          </table:table-cell>
          <table:table-cell office:value-type="string" calcext:value-type="string">
            <text:p>300000.0</text:p>
          </table:table-cell>
          <table:table-cell office:value-type="string" calcext:value-type="string">
            <text:p>COMUNITAT VALENCIANA - INSTITUTO VALENCIANO DE COMPETITIVIDAD EMPRESARIAL (IVACE)</text:p>
          </table:table-cell>
          <table:table-cell office:value-type="string" calcext:value-type="string">
            <text:p>1. Línea PIDI-CV:</text:p>
            <text:p>Las PYMEs con sede social o establecimiento de producción ubicado en la Comunitat Valenciana en el momento de la presentación de la justificación, que cuenten con al menos tres personas como personal propio que sean trabajadoras por cuenta ajena o cooperativistas, consignadas en el recibo de liquidación de cotizaciones de la Seguridad Social correspondiente al segundo mes anterior a la fecha de solicitud de la ayuda.</text:p>
            <text:p/>
            <text:p>2. Línea PIDCOP-CV:</text:p>
            <text:p>Las PYMES y grandes empresas, con sede social o establecimiento de producción ubicado en la Comunitat Valenciana en el momento de la presentación de la justificación, que cuenten con al menos tres personas como personal propio que sean trabajadoras por cuenta ajena o cooperativistas, consignadas en el recibo de liquidación de cotizaciones de la Seguridad Social correspondiente al segundo mes anterior a la fecha de solicitud de la ayuda.</text:p>
          </table:table-cell>
          <table:table-cell office:value-type="string" calcext:value-type="string">
            <text:p>El plazo de presentación de solicitudes se iniciará el 11/02/2025 y finalizará el 25 de marzo de 2025 a las 23:59:59 horas.</text:p>
          </table:table-cell>
          <table:table-cell office:value-type="string" calcext:value-type="string">
            <text:p>1. Línea PIDI-CV:</text:p>
            <text:p>a) El presupuesto subvencionable del proyecto, calculado como suma de los importes susceptibles de subvención, deberá estar comprendido entre 30.000 euros y 175.000 euros.</text:p>
            <text:p>b) La ayuda consistirá en una subvención calculada en porcentaje sobre los costes subvencionables con intensidad variable en función del tamaño de empresa:</text:p>
            <text:p>- Pequeña empresa: hasta el 45 %</text:p>
            <text:p>- Mediana empresa: hasta el 35 %</text:p>
            <text:p/>
            <text:p>2. Línea PIDCOP-CV:</text:p>
            <text:p>a) El presupuesto subvencionable del proyecto, calculado como suma de los importes susceptibles de subvención, deberá estar comprendido entre 80.000 euros y 500.000 euros y para su cómputo deberá considerarse la suma de importes susceptibles de subvención del consorcio. </text:p>
            <text:p>b) La ayuda consistirá en una subvención calculada en porcentaje sobre los costes subvencionables con intensidad variable en función del tamaño de empresa:</text:p>
            <text:p>- Pequeña empresa: hasta el 60 %</text:p>
            <text:p>- Mediana empresa: hasta el 50 %</text:p>
            <text:p>- Gran empresa: hasta el 40 %</text:p>
          </table:table-cell>
          <table:table-cell office:value-type="string" calcext:value-type="string">
            <text:p>1. Línea PIDI-CV:</text:p>
            <text:p>a) Servicios externos: coste de contratos de investigación y desarrollo con organismos de investigación. Servicios de asistencia técnica, consultoría y equivalentes destinados de manera exclusiva a la actividad de investigación y desarrollo subvencionada. No se considerarán gastos subvencionables aquellos consistentes en soporte de gestión para la presentación de la solicitud de ayuda o para la justificación de la ejecución del proyecto.</text:p>
            <text:p>b) Adquisición de patentes y licencias: costes de conocimientos técnicos y patentes adquiridos u obtenidos por licencia de fuentes externas a precio de mercado, necesarias para desarrollar el proyecto de investigación y desarrollo, siempre y cuando la operación se haya realizado en condiciones de plena competencia. No se apoya la adquisición de licencias de software.</text:p>
            <text:p>c) Personal propio: gastos del personal investigador, del personal técnico y del personal auxiliar (salario bruto, y coste de la Seguridad Social a cargo de la empresa) empleado en centros de trabajo de la Comunitat Valenciana durante el tiempo en que estén dedicados al proyecto de investigación y desarrollo. Se limita el coste horario del personal propio subvencionable a 50 euros/hora como máximo.</text:p>
            <text:p>d) Materiales: costes de materias primas y otros aprovisionamientos de naturaleza consumible que se deriven directamente de la actividad de investigación y desarrollo.</text:p>
            <text:p>e) Gastos de amortización del instrumental y equipamiento necesario para la realización del proyecto, excluyendo los dispositivos informáticos de uso genérico.</text:p>
            <text:p>f)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text:p>
            <text:p/>
            <text:p>2. Línea PIDCOP-CV:</text:p>
            <text:p>a) Servicios externos: coste de contratos de investigación y desarrollo con organismos de investigación. Servicios de asistencia técnica, consultoría y equivalentes destinados de manera exclusiva a la actividad de investigación y desarrollo subvencionada. No se considerarán gastos subvencionables aquellos consistentes en soporte de gestión para la presentación de la solicitud de ayuda o para la justificación de la ejecución del proyecto.</text:p>
            <text:p>b) Adquisición de patentes y licencias: costes de conocimientos técnicos y patentes adquiridos u obtenidos por licencia de fuentes externas a precio de mercado, necesarias para desarrollar el proyecto de investigación y desarrollo, siempre y cuando la operación se haya realizado en condiciones de plena competencia. No se apoya la adquisición de licencias de software.</text:p>
            <text:p>c) Personal propio: gastos del personal investigador, del personal técnico y del personal auxiliar (salario bruto, y coste de la Seguridad Social a cargo de la empresa) empleados en centros de trabajo de la Comunitat Valenciana durante el tiempo en que estén dedicados al proyecto de investigación y desarrollo. Se limita el coste horario del personal propio subvencionable a 50 euros/hora como máximo.</text:p>
            <text:p>d) Materiales: costes de materias primas y otros aprovisionamientos de naturaleza consumible que se deriven directamente de la actividad de investigación y desarrollo.</text:p>
            <text:p>e) Gastos de amortización del instrumental y equipamiento necesario para la realización del proyecto, excluyendo los dispositivos informáticos de uso genérico.</text:p>
            <text:p>f)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text:p>
          </table:table-cell>
          <table:table-cell office:value-type="string" calcext:value-type="string">
            <text:p>Los proyectos deberán iniciarse con posterioridad a la fecha de presentación de la solicitud de la ayuda.</text:p>
          </table:table-cell>
          <table:table-cell office:value-type="string" calcext:value-type="string">
            <text:p>- Ayudas para proyectos de I+D de Pyme (PIDI-CV)</text:p>
            <text:p>- Ayudas para proyectos de I+D en Cooperación (PIDCOP-CV)</text:p>
          </table:table-cell>
          <table:table-cell/>
          <table:table-cell office:value-type="string" calcext:value-type="string">
            <text:p>El proyecto deberá estar encuadrado en alguno de los entornos de especialización contemplados para el IVACE en el ámbito de la I+D e innovación empresarial de la Estrategia de Especialización Inteligente de la Comunitat Valenciana (S3CV):</text:p>
            <text:p>1. Hacia una economía circular y baja en carbono</text:p>
            <text:p>2. Economía digital disruptiva</text:p>
            <text:p>3. Comunitat Valenciana innovadora por su origen y destino</text:p>
            <text:p>4. Innovación para las personas</text:p>
            <text:p/>
            <text:p>Acceso a la solicitud de las ayudas:</text:p>
          </table:table-cell>
          <table:table-cell table:number-columns-repeated="7"/>
        </table:table-row>
        <table:table-row table:style-name="ro5">
          <table:table-cell office:value-type="string" calcext:value-type="string">
            <text:p>ayudas-para-financiar-en-2024-proyectos-de-eficiencia-energetica-y-economia-circular-de-empresas-turisticas</text:p>
          </table:table-cell>
          <table:table-cell office:value-type="string" calcext:value-type="string">
            <text:p>Ayudas para financiar en 2024 proyectos de eficiencia energética y economía circular de empresas turísticas</text:p>
          </table:table-cell>
          <table:table-cell office:value-type="string" calcext:value-type="string">
            <text:p>Apertura el 21/10/2024 y cierre el 15/05/2025</text:p>
          </table:table-cell>
          <table:table-cell office:value-type="string" calcext:value-type="string">
            <text:p>COMUNITAT VALENCIANA</text:p>
          </table:table-cell>
          <table:table-cell office:value-type="string" calcext:value-type="string">
            <text:p>21037538.83</text:p>
          </table:table-cell>
          <table:table-cell office:value-type="string" calcext:value-type="string">
            <text:p>El objetivo de esta ayuda es acelerar la renovación de las edificaciones destinadas a establecimientos de alojamiento turístico, mejorando su rendimiento energético, reduciendo su consumo de energía y contribuyendo a mejorar su competitividad turística. Esta línea de financiación es coherente con los diferentes programas de ayuda para la rehabilitación energética de edificios existentes llevados a cabo por el Ministerio para la Transición Ecológica y el Reto Demográfico.</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TURISME COMUNITAT VALENCIANA</text:p>
          </table:table-cell>
          <table:table-cell office:value-type="string" calcext:value-type="string">
            <text:p>Pueden ser beneficiarias de las ayudas las personas físicas o jurídicas de naturaleza privada que tengan residencia fiscal en España y sean titulares, como propietarias o explotadoras, de establecimientos destinados a alojamiento turístico, siempre que estén inscritas en el Registro de Turismo de la Comunitat Valenciana. Además, si la persona solicitante no es la propietaria del establecimiento, deberá aportar la documentación que la autorice a realizar la inversión para la que solicita la ayuda.</text:p>
          </table:table-cell>
          <table:table-cell office:value-type="string" calcext:value-type="string">
            <text:p>El plazo de solicitud es desde el 21/10/2024 hasta el 15/05/2025.</text:p>
          </table:table-cell>
          <table:table-cell office:value-type="string" calcext:value-type="string">
            <text:p>El monto máximo de la ayuda depende del tipo de empresa solicitante y se establece de la siguiente manera sobre los costos subvencionables:</text:p>
            <text:p/>
            <text:p>- 30% para grandes empresas.</text:p>
            <text:p>- 40% para medianas empresas.</text:p>
            <text:p>- 50% para pequeñas empresas.</text:p>
            <text:p/>
            <text:p>Además, se puede incrementar en un 20% adicional para pequeñas empresas y en un 10% para medianas empresas, según lo establecido en el artículo 38 del Reglamento (UE) n.º 651/2014.</text:p>
          </table:table-cell>
          <table:table-cell office:value-type="string" calcext:value-type="string">
            <text:p>Los gastos o actuaciones subvencionables de esta ayuda incluyen:</text:p>
            <text:p/>
            <text:p>1. **Actuaciones dirigidas a mejorar la eficiencia energética de la envolvente térmica**: Esto implica realizar mejoras en los cerramientos del edificio que separan los recintos habitables del ambiente exterior, con el objetivo de reducir la demanda energética en calefacción y climatización.</text:p>
            <text:p/>
            <text:p>2. **Costes de gestión de solicitud de la subvención**: Se consideran gastos que la persona beneficiaria pueda satisfacer a una empresa o profesional por la gestión administrativa y documental de su solicitud, siempre que estén debidamente documentados y no superen el 4% del importe de la ayuda solicitada, con un límite de 3.000 euros por expediente.</text:p>
            <text:p/>
            <text:p>3. **Costes de gestión de la justificación de la realización de las actuaciones**: Incluyen gastos por la gestión técnica, administrativa y documental para justificar ante el órgano instructor la realización de las actuaciones, que no podrá superar el 7% del importe de la ayuda.</text:p>
            <text:p/>
            <text:p>Estos gastos deben estar debidamente documentados y cumplir con los requisitos establecidos en la normativa correspondiente.</text:p>
          </table:table-cell>
          <table:table-cell office:value-type="string" calcext:value-type="string">
            <text:p>El plazo máximo para la ejecución de las actuaciones objeto de la subvención será de doce meses desde la fecha de notificación de la resolución de concesión de la subvención.</text:p>
          </table:table-cell>
          <table:table-cell office:value-type="string" calcext:value-type="string">
            <text:p>Las diferentes líneas de actuación subvencionables incluyen:</text:p>
            <text:p/>
            <text:p>1. **Mejora de la eficiencia energética de la envolvente térmica**: Actuaciones integrales sobre cerramientos como fachadas, cubiertas, etc.</text:p>
            <text:p>2. **Sustitución de energía convencional por energía solar térmica**: Implementación de sistemas de energía solar térmica.</text:p>
            <text:p>3. **Actuaciones energéticas en instalaciones térmicas**: Mejora de sistemas de distribución, regulación y control en edificios.</text:p>
            <text:p>4. **Soluciones constructivas no convencionales**: Medidas de arquitectura bioclimática, como muros Trombe y sistemas de ventilación natural.</text:p>
            <text:p/>
            <text:p>Estas líneas buscan fomentar la sostenibilidad y la eficiencia energética en el sector.</text:p>
          </table:table-cell>
          <table:table-cell table:number-columns-repeated="9"/>
        </table:table-row>
        <table:table-row table:style-name="ro8">
          <table:table-cell office:value-type="string" calcext:value-type="string">
            <text:p>subvenciones-para-la-insercion-laboral-y-el-fomento-de-la-contratacion-en-el-ambito-de-andalucia-programa-emplea-t-lineas-1-2-4-y-7</text:p>
          </table:table-cell>
          <table:table-cell office:value-type="string" calcext:value-type="string">
            <text:p>Subvenciones para la inserción laboral y el fomento de la contratación en el ámbito de Andalucía - Programa Emplea-T (Líneas 1, 2, 4 y 7)</text:p>
          </table:table-cell>
          <table:table-cell office:value-type="string" calcext:value-type="string">
            <text:p>Apertura el 26/10/2024 y cierre el 30/04/2025</text:p>
          </table:table-cell>
          <table:table-cell office:value-type="string" calcext:value-type="string">
            <text:p>ANDALUCÍA</text:p>
          </table:table-cell>
          <table:table-cell office:value-type="string" calcext:value-type="string">
            <text:p>203092319.0</text:p>
          </table:table-cell>
          <table:table-cell office:value-type="string" calcext:value-type="string">
            <text:p>Fomentar, por parte de personas trabajadoras autónomas, mutualistas de colegios profesionales y pymes, la contratación indefinida ordinaria de personas desempleadas menores de 30 años, personas mayores de 45 años, personas con discapacidad y personas desempleadas de larga duración, como medidas que faciliten la mejora de la empleabilidad y favorezcan la inserción laboral de estos colectivos por tener mayor dificultad para acceder al mercado laboral.</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EMPLEO, EMPRESA Y TRABAJO AUTÓNOMO</text:p>
          </table:table-cell>
          <table:table-cell office:value-type="string" calcext:value-type="string">
            <text:p>Línea 1:</text:p>
            <text:p>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 que realicen su primera contratación indefinida ordinaria.</text:p>
            <text:p/>
            <text:p>Línea 2:</text:p>
            <text:p>a) 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 para las segundas y sucesivas contrataciones indefinidas ordinarias.</text:p>
            <text:p>b) Las pymes, para la primera y sucesivas contrataciones indefinidas ordinarias. </text:p>
            <text:p/>
            <text:p>Línea 4:</text:p>
            <text:p>a) 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text:p>
            <text:p>b) Las PYMEs.</text:p>
            <text:p/>
            <text:p>Línea 7:</text:p>
            <text:p>Los ayuntamientos y las entidades locales autónomas de la Comunidad Autónoma de Andalucía.</text:p>
          </table:table-cell>
          <table:table-cell office:value-type="string" calcext:value-type="string">
            <text:p>El plazo de solicitud para las líneas 1, 2 y 4 es desde el 26/10/2024 hasta el 30/04/2025. El plazo de solicitud para la línea 7 finaliza el 18/11/2024.</text:p>
          </table:table-cell>
          <table:table-cell office:value-type="string" calcext:value-type="string">
            <text:p>Línea 1:</text:p>
            <text:p>a) Con carácter general:</text:p>
            <text:p>- 18.000 €, para contratos indefinidos ordinarios a jornada completa.</text:p>
            <text:p>- 9.000 €, para contratos indefinidos ordinarios a jornada parcial que sea igual o superior al 50 % de la jornada completa.</text:p>
            <text:p>b) La cuantía de la subvención establecida en el apartado anterior se verá incrementada en los siguientes supuestos:</text:p>
            <text:p>- 2.000 € adicionales, cuando la persona contratada sea mujer, para contratos indefinidos ordinarios a jornada completa.</text:p>
            <text:p>- 1.000 € adicionales, cuando la persona contratada sea mujer, para contratos indefinidos ordinarios a jornada parcial.</text:p>
            <text:p/>
            <text:p>Línea 2:</text:p>
            <text:p>a) Con carácter general:</text:p>
            <text:p>- 15.000 €, para contratos indefinidos ordinarios a jornada completa.</text:p>
            <text:p>- 7.500 €, para contratos indefinidos ordinarios a jornada parcial que sea igual o superior al 50 % de la jornada completa.</text:p>
            <text:p>b) La cuantía de la subvención establecida en el apartado anterior se verá incrementada en los siguientes</text:p>
            <text:p>supuestos:</text:p>
            <text:p>- 2.000 € adicionales, cuando la persona contratada sea mujer, para contratos indefinidos ordinarios a</text:p>
            <text:p>jornada completa.</text:p>
            <text:p>- 1.000 € adicionales, cuando la persona contratada sea mujer, para contratos indefinidos ordinarios a</text:p>
            <text:p>jornada parcial.</text:p>
            <text:p/>
            <text:p>Línea 4:</text:p>
            <text:p>a) Con carácter general:</text:p>
            <text:p>- 20.000 €, para contratos indefinidos ordinarios a jornada completa.</text:p>
            <text:p>- 10.000 €, para contratos indefinidos ordinarios a jornada parcial que sea igual o superior al 50 % de la jornada completa.</text:p>
            <text:p>b) La cuantía de la subvención establecida en el apartado anterior se verá incrementada en los siguientes supuestos:</text:p>
            <text:p>- 2.000 € adicionales, cuando la persona contratada sea mujer, para contratos indefinidos ordinarios a</text:p>
            <text:p>jornada completa.</text:p>
            <text:p>- 1.000 € adicionales, cuando la persona contratada sea mujer, para contratos indefinidos ordinarios a</text:p>
            <text:p>jornada parcial.</text:p>
            <text:p/>
            <text:p>Línea 7:</text:p>
            <text:p>La cuantía de la subvención se establece por grupos de cotización a la Seguridad Social de cada una de las personas a contratar, siendo las siguientes:</text:p>
            <text:p>a) Grupo de cotización 1: 25.000 euros por persona contratada.</text:p>
            <text:p>b) Grupo de cotización 2: 23.000 euros por persona contratada.</text:p>
            <text:p>c) Grupo de cotización 3: 21.000 euros por persona contratada.</text:p>
          </table:table-cell>
          <table:table-cell office:value-type="string" calcext:value-type="string">
            <text:p>Línea 1:</text:p>
            <text:p>- La primera contratación indefinida ordinaria a jornada completa, o parcial siempre que sea igual o superior al 50 % de la jornada completa, por parte de personas trabajadoras autónomas, así como mutualistas de colegios profesionales, de personas desempleadas</text:p>
            <text:p>- La contratación subvencionable será aquella cuyo inicio tenga lugar en el período comprendido entre el día 1 de marzo de 2024 y el día final del plazo de presentación de solicitudes. </text:p>
            <text:p/>
            <text:p>Línea 2:</text:p>
            <text:p>- La contratación indefinida ordinaria a jornada completa, o parcial siempre que sea igual o superior al 50% de la jornada completa, de personas desempleadas.</text:p>
            <text:p>- La contratación subvencionable será aquella cuyo inicio tenga lugar en el período comprendido entre el día 1 de marzo de 2024 y el día final del plazo de presentación de solicitudes. </text:p>
            <text:p/>
            <text:p>Línea 4:</text:p>
            <text:p>-  La contratación indefinida ordinaria a jornada completa, o parcial siempre que sea igual o superior al 50% de la jornada completa, de personas con discapacidad.</text:p>
            <text:p>- La contratación subvencionable será aquella cuyo inicio tenga lugar en el período comprendido entre el día 1 de marzo de 2024 y el día final del plazo de presentación de solicitudes.</text:p>
            <text:p/>
            <text:p>Línea 7:</text:p>
            <text:p>- La contratación de personas jóvenes desempleadas menores de 30 años beneficiarias del Sistema Nacional de Garantía Juvenil, por parte de ayuntamientos y entidades locales autónomas para fomentar el empleo mediante la adquisición de experiencia laboral directamente relacionada con su titulación al finalizar su etapa educativa, proporcionando las competencias profesionales necesarias para la mejora de su empleabilidad, a través del contrato formativo para la obtención de la práctica profesional, en proyectos puestos en marcha por ayuntamientos y entidades locales autónomas de Andalucía.</text:p>
          </table:table-cell>
          <table:table-cell/>
          <table:table-cell office:value-type="string" calcext:value-type="string">
            <text:p>Línea 1. Incentivo a la primera contratación indefinida ordinaria por parte de personas trabajadoras autónomas.</text:p>
            <text:p/>
            <text:p>Línea 2. Incentivo a la segunda o sucesivas contrataciones indefinidas ordinarias por parte de personas trabajadoras autónomas, y a cualquier contratación indefinida ordinaria por parte de pymes. </text:p>
            <text:p/>
            <text:p>Línea 4. Incentivo a la contratación indefinida ordinaria de personas con discapacidad por parte de personas trabajadoras autónomas y pymes. </text:p>
            <text:p/>
            <text:p>Línea 7. Incentivo para el fomento del empleo de personas jóvenes menores de 30 años beneficiarias del Sistema Nacional de Garantía Juvenil por parte de corporaciones locales.</text:p>
          </table:table-cell>
          <table:table-cell/>
          <table:table-cell office:value-type="string" calcext:value-type="string">
            <text:p>Acceso a la solicitud de las ayudas por línea:</text:p>
          </table:table-cell>
          <table:table-cell table:number-columns-repeated="7"/>
        </table:table-row>
        <table:table-row table:style-name="ro7">
          <table:table-cell office:value-type="string" calcext:value-type="string">
            <text:p>ayudas-para-la-investigacion-y-el-desarrollo-en-las-empresas-vascas-hazitek-2025</text:p>
          </table:table-cell>
          <table:table-cell office:value-type="string" calcext:value-type="string">
            <text:p>Ayudas para la investigación y el desarrollo en las empresas vascas - Hazitek 2025</text:p>
          </table:table-cell>
          <table:table-cell office:value-type="string" calcext:value-type="string">
            <text:p>Apertura el 02/01/2025 y cierre el 17/03/2025</text:p>
          </table:table-cell>
          <table:table-cell office:value-type="string" calcext:value-type="string">
            <text:p>PAÍS VASCO</text:p>
          </table:table-cell>
          <table:table-cell office:value-type="string" calcext:value-type="string">
            <text:p>93000000.0</text:p>
          </table:table-cell>
          <table:table-cell office:value-type="string" calcext:value-type="string">
            <text:p>El programa de ayudas a la I+D Hazitek 2025 se ha diseñado para promover Proyectos de Investigación y Desarrollo, tanto en las PYMES, como en las grandes empresas y las asociaciones de empresas vascas.</text:p>
            <text:p/>
            <text:p>El programa está compuesto por subvenciones no reintegrables, para dotar de los recursos necesarios a la Investigación Industrial o el Desarrollo Experimental y su presupuesto se divide en dos grupos en función del carácter competitivo o estratégico de los proyecto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SPRI - Agencia Vasca de Desarrollo Empresarial</text:p>
          </table:table-cell>
          <table:table-cell office:value-type="string" calcext:value-type="string">
            <text:p>a) Grandes Empresas o PYMEs.</text:p>
            <text:p>b) Las agrupaciones y asociaciones de empresas, con independencia de cuál sea su forma legal.</text:p>
          </table:table-cell>
          <table:table-cell office:value-type="string" calcext:value-type="string">
            <text:p>El plazo de solicitud es desde el 02/01/2025 hasta el 17/03/2025.</text:p>
          </table:table-cell>
          <table:table-cell office:value-type="string" calcext:value-type="string">
            <text:p>a) Para los proyectos de carácter competitivo:</text:p>
            <text:p>- Para proyectos de Investigación Industrial: hasta el 40 % de los costes subvencionables de acuerdo con la puntuación obtenida en los criterios de evaluación clave.</text:p>
            <text:p>- Para proyectos de Desarrollo Experimental: hasta el 25 % de los costes subvencionables.</text:p>
            <text:p>- Para los proyectos en cooperación transnacional, como es el caso de las iniciativas ERANETs o de los Partenariados Europeos y los proyectos cofinanciados que sean ejecutados por al menos tres Estados miembros, o bien dos Estados miembros y al menos un país asociado, y que haya sido seleccionado sobre la base de la evaluación y clasificación realizada por expertos independientes tras convocatorias transnacionales en consonancia con las normas de los programas Horizonte 2020 u Horizonte Europa, las intensidades de ayuda serán las establecidas en el artículo 25 quarter del RGEC.</text:p>
            <text:p>- En cualquier caso, el montante máximo de la subvención a fondo perdido será de 500.000 euros por entidad beneficiaria y año.</text:p>
            <text:p/>
            <text:p>b) Para los proyectos de carácter estratégico:</text:p>
            <text:p>- Para proyectos de Investigación Industrial: hasta el 50 % de los costes subvencionables de acuerdo con la puntuación obtenida en los criterios de evaluación clave.</text:p>
            <text:p>- Para proyectos de Desarrollo Experimental: hasta el 25 % de los costes subvencionables.</text:p>
          </table:table-cell>
          <table:table-cell office:value-type="string" calcext:value-type="string">
            <text:p>a) Costes directos de personal (personal investigador, personal técnico y otro personal de apoyo empleado en la actividad de investigación perteneciente a la plantilla de la Entidad solicitante) en la medida que estén dedicados al proyecto.</text:p>
            <text:p/>
            <text:p>b) Costes indirectos. Estos costes del proyecto de Investigación y Desarrollo se calcularán sobre la base de un enfoque de costes simplificados en forma de cantidad a tanto alzado de hasta el 15 %, aplicada a los costes directos de personal subvencionables del proyecto de Investigación y Desarrollo a los que se refieren la letra a).</text:p>
            <text:p/>
            <text:p>c) Coste del asesoramiento exterior y servicios equivalentes así como la subcontratación de partes del proyecto altamente especializadas (incluidos los de personal colaborador que no pertenezca al personal de las entidades participantes) utilizados de forma exclusiva y permanente para la actividad de investigación y adquiridos a fuentes externas, incluidos los conocimientos técnicos y de investigación.</text:p>
            <text:p/>
            <text:p>d) Costes de subcontratación a los Agentes de la Red Vasca de Ciencia, Tecnología e Innovación.</text:p>
            <text:p/>
            <text:p>e) Costes de consultoría y servicios equivalentes destinados de manera exclusiva al proyecto, entre los que se podrá incluir la auditoría de costes del proyecto de la cuenta justificativa de la subvención. </text:p>
            <text:p/>
            <text:p>f) Costes de derechos de propiedad industrial para las PYMEs.</text:p>
            <text:p/>
            <text:p>g) Gastos de explotación (tales como costes de materiales, suministros...) contraídos directamente como resultado de la actividad de investigación.</text:p>
            <text:p/>
            <text:p>h) Costes de instrumentos y equipos utilizados solamente y de forma continuada para la actividad de investigación: amortización durante la duración del proyecto de los costes de equipamiento e instrumental utilizados exclusiva y permanentemente para la actividad investigadora, salvo en los supuestos en que su obtención se haya realizado mediante cesión a título gratuito.</text:p>
          </table:table-cell>
          <table:table-cell/>
          <table:table-cell office:value-type="string" calcext:value-type="string">
            <text:p>1. Proyectos de Investigación y Desarrollo Experimental de carácter competitivo.</text:p>
            <text:p>- Para que un proyecto sea objeto de subvención deberá presentar un presupuesto total por anualidad mínimo de 100.000 € y, en caso de ser un proyecto en cooperación, un presupuesto anual mínimo por empresa participante de 50.000 €.</text:p>
            <text:p/>
            <text:p>2. Proyectos de Investigación Industrial y de Desarrollo Experimental de carácter estratégico.</text:p>
            <text:p>-  Para que un proyecto sea objeto de subvención deberá presentar un presupuesto total, mínimo, de 4.000.000 € y una duración máxima de 3 años.</text:p>
            <text:p/>
            <text:p/>
            <text:p>*Las actividades de Investigación Industrial Están encaminadas a adquirir nuevos conocimientos y aptitudes que puedan ser útiles para desarrollar nuevos productos, procesos o servicios o permitan mejorar considerablemente los ya existentes. Permiten alcanzar un nivel de madurez tecnológica equivalente a un TRL4 («Technology Readiness Level»).</text:p>
            <text:p>**Las actividades de Desarrollo Experimental. La adquisición, combinación, configuración y empleo de conocimientos y técnicas ya existentes, de índole científica, tecnológica, empresarial o de otro tipo, con vistas a la elaboración de planes y estructuras o diseños de productos, procesos o servicios nuevos o mejorados. Permiten alcanzar un nivel de madurez tecnológica equivalente a un TRL7 («Technology Readiness Level»).</text:p>
          </table:table-cell>
          <table:table-cell table:number-columns-repeated="9"/>
        </table:table-row>
        <table:table-row table:style-name="ro9">
          <table:table-cell office:value-type="string" calcext:value-type="string">
            <text:p>ayudas-a-las-personas-trabajadoras-autonomas-de-galicia-para-el-ano-2025</text:p>
          </table:table-cell>
          <table:table-cell office:value-type="string" calcext:value-type="string">
            <text:p>Ayudas a las personas trabajadoras autónomas de Galicia para el año 2025.</text:p>
          </table:table-cell>
          <table:table-cell office:value-type="string" calcext:value-type="string">
            <text:p>Apertura el 24/01/2025 y cierre el 30/09/2025</text:p>
          </table:table-cell>
          <table:table-cell office:value-type="string" calcext:value-type="string">
            <text:p>GALICIA</text:p>
          </table:table-cell>
          <table:table-cell office:value-type="string" calcext:value-type="string">
            <text:p>40706500.0</text:p>
          </table:table-cell>
          <table:table-cell office:value-type="string" calcext:value-type="string">
            <text:p>Programa I: Apoyar la segunda oportunidad de esas personas emprendedoras que adquirieron experiencia y que por diversas causas tuvieron que cesar en su actividad, pero quieren volver a emprender un negocio y poner en valor la experiencia adquirida, apoyando a aquellas que estén inscritas como demandantes de empleo previamente a la nueva alta como persona trabajadora autónoma.</text:p>
            <text:p/>
            <text:p>Programa II: Cimentar la consolidación del emprendimiento apoyando a proyectos que ya superaron los tres primeros años, para contribuir a su mejora competitiva.</text:p>
            <text:p/>
            <text:p>Programa III: Impulsar la mejora de la competitividad de los negocios mediante inversiones relacionadas directamente con los mismos.</text:p>
            <text:p/>
            <text:p>Programa IV: Evitar el cierre de negocios por falta de remuda generacional, al tiempo que facilita que las personas interesadas en emprender tengan la posibilidad de recoger el testigo de un negocio ya viable económicamente. </text:p>
            <text:p/>
            <text:p>Programa V: Apoyar la conciliación de la vida familiar y laboral de personas trabajadoras por cuenta propia o autónomas, que desarrollen su actividad en la Comunidad Autónoma de Galic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Programa I:</text:p>
            <text:p>Aquellas personas que causen alta definitiva en el régimen especial de autónomos o en cualquier otro régimen especial por cuenta propia de la Seguridad Social o en mutualidad de colegio profesional, entre 30 de septiembre de 2024 y el 30 de septiembre de 2025, ambas inclusive, como titulares o cotitulares del negocio o explotación.</text:p>
            <text:p/>
            <text:p>Programa II: </text:p>
            <text:p>Las personas autónomas que hayan sido autónomas con anterioridad, que quieren volver a emprender.</text:p>
            <text:p/>
            <text:p>Programa III:</text:p>
            <text:p>Las personas trabajadoras autónomas de alta en el RETA, en cualquier otro régimen especial por cuenta propia de Seguridad Social o en mutualidad de colegio profesional, que en la fecha de la solicitud tengan el domicilio fiscal en Galicia y que cumplan los siguientes requisitos:</text:p>
            <text:p>a) Que tengan una antigüedad superior a 42 meses ininterrumpidos computados desde la fecha de la solicitud, en la realización efectiva de una actividad empresarial o profesional.</text:p>
            <text:p>b) Que tengan un rendimiento neto reducido de los rendimientos de actividades económicas, declarados en la declaración del IRPF anual referida al año 2023, inferior a 50.000 euros.</text:p>
            <text:p>c) Que tengan una facturación mínima anual de 12.000 euros, IVA incluido, en la declaración referida al año 2023.</text:p>
            <text:p/>
            <text:p>Programa IV:</text:p>
            <text:p>Las personas trabajadoras autónomas, las personas profesionales que estén dadas de alta en el RETA o en cualquier otro régimen especial por cuenta propia de la Seguridad Social, así como las personas mutualistas, y las sociedades de cualquier clase, incluidas las unipersonales y comunidades de bienes, con domicilio fiscal en Galicia en la fecha de la solicitud.</text:p>
            <text:p/>
            <text:p>Programa V:</text:p>
            <text:p>Las personas trabajadoras que estén dadas de alta en el RETA o en cualquier otro régimen especial por cuenta propia de la Seguridad Social, así como las personas mutualistas.</text:p>
          </table:table-cell>
          <table:table-cell office:value-type="string" calcext:value-type="string">
            <text:p>El plazo general para la presentación de las solicitudes de las ayudas comenzará el 24 de enero de 2025 y finalizará el 30 de septiembre de 2025.</text:p>
          </table:table-cell>
          <table:table-cell office:value-type="string" calcext:value-type="string">
            <text:p>Programa I:</text:p>
            <text:p>a) Línea 1:</text:p>
            <text:p>- 2.000€ para personas desempleadas en general.</text:p>
            <text:p>- 4.000€ para el caso de personas desempleadas que pertenezcan a alguna de las categorías incluidas en las bases.</text:p>
            <text:p>- alternativamente, frente a esas ayudas bases hay posibilidad de incrementos acumulables hasta un total de ayuda 7.000 € por beneficiario</text:p>
            <text:p>b) Línea 2:</text:p>
            <text:p>- 80 € mensuales</text:p>
            <text:p/>
            <text:p>Programa II:</text:p>
            <text:p>La ayuda del bono nueva oportunidad será de una cuantía única de 7.500€ , cuantía que se incrementará en 500 € en caso de que la beneficiaria sea una mujer. </text:p>
            <text:p/>
            <text:p>Programa III:</text:p>
            <text:p>Se podrá conceder para la mejora de la competitividad de la actividad empresarial de las personas beneficiarias de este programa, una subvención del 60% de cada una de las inversiones a subvencionar, con un límite máximo de 7.000 euros totales de ayuda por el conjunto de actividades subvencionables, siendo el resto del gasto por cuenta de la persona beneficiaria.</text:p>
            <text:p/>
            <text:p>Programa IV:</text:p>
            <text:p>- Línea 1: Se subvenciona el 75% del precio del contrato de remuda.</text:p>
            <text:p>- Línea 2: Se subvenciona un 70% del precio del contrato de remuda.</text:p>
            <text:p/>
            <text:p>Programa V:</text:p>
            <text:p>a) Bono autónomo Concilia I:</text:p>
            <text:p>- El importe de la subvención para compensar dicha contratación será de 1.100€ por mes completo.</text:p>
            <text:p>- En los supuestos de riesgo durante el embarazo el período máximo que se tendrá en cuenta para la ayuda será de ocho meses de contratación, siendo por lo tanto el importe máximo que se puede percibir de 8.800€. </text:p>
            <text:p>b) Bono autónomo Concilia II:</text:p>
            <text:p>- El importe de la subvención para compensar dicha contratación será de 7.500€, y alcanzará los 9.000€ cuando la persona se encuadre en alguno de los colectivos contemplados, no acumulables.</text:p>
            <text:p>c) Bono autónomo Concilia III:</text:p>
            <text:p>- Será subvencionable, el 75% de los costes del centro o del servicio de cuidado de menores, mayores y/o personas con discapacidad o dependencia, hasta un máximo de 3.000 €.</text:p>
          </table:table-cell>
          <table:table-cell table:number-columns-repeated="2"/>
          <table:table-cell office:value-type="string" calcext:value-type="string">
            <text:p>Programa I: Promoción del Empleo Autónomo de las personas trabajadoras autónomas.</text:p>
            <text:p>- Línea 1: Una ayuda para el inicio de la actividad económica y mantenimiento del empleo como persona trabajadora autónoma.</text:p>
            <text:p>- Línea 2: Una ayuda para sufragar los gastos del mantenimiento de la actividad por cuenta propia, equivalente a 12 meses de la cuantía de la cuota reducida.</text:p>
            <text:p/>
            <text:p>Programa II: Nueva Oportunidad de las personas trabajadoras autónomas.</text:p>
            <text:p/>
            <text:p>Programa III: Bono de las personas trabajadoras autónomas.</text:p>
            <text:p/>
            <text:p>Programa IV: Bono Remuda de las personas trabajadoras autónomas.</text:p>
            <text:p>- Línea 1: Bono remuda rural, para negocios situados en ayuntamientos de menos de 10.000 habitantes.</text:p>
            <text:p>- Línea 2: Bono remuda general, para negocios situados en ayuntamientos de 10.000 o más habitantes.</text:p>
            <text:p/>
            <text:p>Programa V: Ayudas a conciliación de las personas trabajadoras autónomas.</text:p>
            <text:p>a) Bono Autónomo Concilia I (contratación de una persona trabajadora para apoyo en el negocio durante el período de descanso por nacimiento, adopción o acogimiento).</text:p>
            <text:p>- Ayudas dirigidas a la contratación en el período subvencionable, que comprende de 1 de octubre de 2024 a 30 de septiembre de 2025, de una persona trabajadora para la sustitución de la persona autónoma en su negocio en los casos de maternidad o paternidad, una vez iniciado su período de descanso por nacimiento, adopción o acogimiento.</text:p>
            <text:p>b) Bono Autónomo Concilia II (contratación de una persona trabajadora para apoyo en el cuidado de menores, mayores y/o personas con discapacidad o dependencia).</text:p>
            <text:p>- Ayudas dirigidas a la contratación indefinida, en el período subvencionable, que comprende de 1 de octubre de 2024 a 30 de septiembre de 2025, de una persona trabajadora para apoyar a la persona autónoma en el cuidado de menores y/o mayores y/o personas con discapacidad o dependencia (grados I, II e III) a su cargo, independientemente de que hayan existido o no situaciones de maternidad o paternidad o asimiladas.</text:p>
            <text:p>c) Bono Autónomo Concilia III (apoyo en los costes de los centros y/o servicios para el cuidado menores y mayores y/o personas con discapacidad o dependencia).</text:p>
            <text:p>- Ayudas para apoyar los gastos de los servicios de cuidado de menores y/o mayores y/o personas con discapacidad o dependencia (grados I, II e III) a cargo de la persona autónoma , realizados en el período subvencionable, que comprende de 1 de octubre de 2024 a 30 de septiembre de 2025.</text:p>
          </table:table-cell>
          <table:table-cell/>
          <table:table-cell office:value-type="string" calcext:value-type="string">
            <text:p>Acceso a la solicitud de las ayudas:</text:p>
          </table:table-cell>
          <table:table-cell table:number-columns-repeated="7"/>
        </table:table-row>
        <table:table-row table:style-name="ro10">
          <table:table-cell office:value-type="string" calcext:value-type="string">
            <text:p>subvenciones-destinadas-a-fomentar-el-autoempleo-en-tierra-de-campos-ano-202425</text:p>
          </table:table-cell>
          <table:table-cell office:value-type="string" calcext:value-type="string">
            <text:p>Subvenciones destinadas a fomentar el autoempleo en Tierra de Campos, año 2024/25.</text:p>
          </table:table-cell>
          <table:table-cell office:value-type="string" calcext:value-type="string">
            <text:p>Apertura el 27/11/2024 y cierre el 17/09/2025</text:p>
          </table:table-cell>
          <table:table-cell office:value-type="string" calcext:value-type="string">
            <text:p>CASTILLA Y LEÓN</text:p>
          </table:table-cell>
          <table:table-cell office:value-type="string" calcext:value-type="string">
            <text:p>1000000.0</text:p>
          </table:table-cell>
          <table:table-cell office:value-type="string" calcext:value-type="string">
            <text:p>Apoyar a los emprendedores en los municipios de Tierra de Campos.</text:p>
          </table:table-cell>
          <table:table-cell office:value-type="string" calcext:value-type="string">
            <text:p>León, Palencia, Valladolid, Zamora</text:p>
          </table:table-cell>
          <table:table-cell office:value-type="string" calcext:value-type="string">
            <text:p>15000.0</text:p>
          </table:table-cell>
          <table:table-cell office:value-type="string" calcext:value-type="string">
            <text:p>CASTILLA Y LEÓN - FUNDACIÓN PARA EL ANCLAJE EMPRESARIAL Y LA FORMACIÓN PARA EL EMPLEO</text:p>
          </table:table-cell>
          <table:table-cell office:value-type="string" calcext:value-type="string">
            <text:p>Las personas trabajadoras por cuenta propia cuya fecha de alta en el RETA o en la Mutualidad del Colegio Profesional correspondiente se hubiera producido, en las condiciones establecidas en las bases reguladoras, entre el día 01 de noviembre de 2024 y el día de 31 de agosto de 2025, ambos inclusive.</text:p>
            <text:p/>
            <text:p>*Los miembros de entidades sin personalidad jurídica presentarán la solicitud de subvención de forma individual.</text:p>
          </table:table-cell>
          <table:table-cell office:value-type="string" calcext:value-type="string">
            <text:p>El plazo de solicitud es desde el 27/11/2024 hasta el 17/09/2025.</text:p>
          </table:table-cell>
          <table:table-cell office:value-type="string" calcext:value-type="string">
            <text:p>La cuantía de la ayuda será de 15.000 euros.</text:p>
          </table:table-cell>
          <table:table-cell table:number-columns-repeated="12"/>
        </table:table-row>
        <table:table-row table:style-name="ro11">
          <table:table-cell office:value-type="string" calcext:value-type="string">
            <text:p>ayudas-a-las-empresas-para-incentivar-la-contratacion-en-la-empresa-ordinaria-ano-2025</text:p>
          </table:table-cell>
          <table:table-cell office:value-type="string" calcext:value-type="string">
            <text:p>Ayudas a las empresas para incentivar la contratación en la empresa ordinaria, año 2025.</text:p>
          </table:table-cell>
          <table:table-cell office:value-type="string" calcext:value-type="string">
            <text:p>Apertura el 31/01/2025 y cierre el 30/09/2025</text:p>
          </table:table-cell>
          <table:table-cell office:value-type="string" calcext:value-type="string">
            <text:p>GALICIA</text:p>
          </table:table-cell>
          <table:table-cell office:value-type="string" calcext:value-type="string">
            <text:p>19700000.0</text:p>
          </table:table-cell>
          <table:table-cell office:value-type="string" calcext:value-type="string">
            <text:p>Fomentar la contratación de personas desempleadas, especialmente de aquellas con mayoires problemas para incorporarse al mercado laboral.</text:p>
          </table:table-cell>
          <table:table-cell office:value-type="string" calcext:value-type="string">
            <text:p>Galicia</text:p>
          </table:table-cell>
          <table:table-cell office:value-type="string" calcext:value-type="string">
            <text:p>14500.0</text:p>
          </table:table-cell>
          <table:table-cell office:value-type="string" calcext:value-type="string">
            <text:p>GALICIA - CONSELLERÍA DE EMPLEO, COMERCIO Y EMIGRACIÓN</text:p>
          </table:table-cell>
          <table:table-cell office:value-type="string" calcext:value-type="string">
            <text:p>a) Las personas empleadoras y las empresas, cualquier que sea la forma jurídica que adopten, incluidas las personas autónomas, las sociedades civiles y las comunidades de bienes, aunque carezcan de personalidad jurídica, que contraten personas trabajadoras por cuenta ajena para prestar servicios en centros de trabajo radicados en la Comunidad Autónoma de Galicia, de acuerdo con los requisitos y condiciones que se establecen en esta orden. </text:p>
            <text:p/>
            <text:p>b) Los centros especiales de empleo, excepto para hacer contratos con personas con discapacidad, y las empresas de inserción laboral, excepto para hacer contratos con personas en situación o riesgo de exclusión social.</text:p>
          </table:table-cell>
          <table:table-cell office:value-type="string" calcext:value-type="string">
            <text:p>El plazo de solicitud es desde el 31/01/2025 hasta el 30/09/2025.</text:p>
          </table:table-cell>
          <table:table-cell office:value-type="string" calcext:value-type="string">
            <text:p>1. Las contrataciones indefinidas iniciales de personas desempleadas se incentivarán con distintas cuantías base, según el colectivo al que pertenezca la persona contratada:</text:p>
            <text:p>- Persona joven: 6.000 €</text:p>
            <text:p>- Mujer: 6.000 €</text:p>
            <text:p>- Persona parada de larga duración: 6.000 €</text:p>
            <text:p>- Persona de 52 años o más: 6.000 €</text:p>
            <text:p>- Persona emigrante retornada o persona extranjera: 6.000 €</text:p>
            <text:p>- Mujeres en ocupaciones masculinizadas: 10.000 €</text:p>
            <text:p>- Persona con discapacidad o en riesgo o situación de exclusión social: 10.000 euros. En este supuesto, si el contrato es a tiempo parcial, la cuantía del incentivo será proporcional al tiempo efectivo de trabajo en función de la jornada a tiempo completo establecida en el convenio colectivo de aplicación o, en su defecto, de la jornada ordinaria máxima legal.</text:p>
            <text:p/>
            <text:p>Las cuantías indicadas anteriormente se incrementarán en un 15% en los siguientes casos, que son acumulables entre sí:</text:p>
            <text:p>- En el supuesto de que el centro de trabajo (o domicilio fiscal, en el caso de carecer de este) esté situado en un ayuntamiento rural</text:p>
            <text:p>- Si la persona contratada es mayor de 45 años (incremento no aplicable en la letra D del punto anterior).</text:p>
            <text:p>- Personas trans.</text:p>
            <text:p/>
            <text:p>La cuantía máxima posible a subvencionar por cada persona contratada con carácter indefinido es de 14.500 €.</text:p>
            <text:p/>
            <text:p>2. Incremento de jornada de las contrataciones indefinidas iniciales (de jornada parcial a jornada completa): incentivo de 2.000 €: Si el incremento de jornada se realiza en personas con discapacidad, el incentivo será de 3.000 €</text:p>
            <text:p/>
            <text:p>3. Incremento de la duración anual de los contratos fijos discontinuos a un minimo de 9 meses y a jornada completa: incentivo de 4.000 €</text:p>
            <text:p/>
            <text:p>4. Adaptación de los puestos de trabajo o por la dotación de equipamientos de protección personal: ayuda de 1.000 €</text:p>
          </table:table-cell>
          <table:table-cell office:value-type="string" calcext:value-type="string">
            <text:p>a) Incentivos a la contratación indefinida inicial de personas desempleadas.</text:p>
            <text:p>- Los contratos subvencionables deberán ser de duración indefinido y la jornada a tiempo completo. Se excluyen los contratos fijos-discontinuos</text:p>
            <text:p>- Se excepcionan de la jornada a tiempo completo las contrataciones de personas desempleadas con discapacidad o en situación o riesgo de exclusión social, que podrán ser a tiempo completo o a tiempo parcial; la jornada a tiempo parcial será como mínimo del 50%.</text:p>
            <text:p>- Para ser subvencionable la contratación deberá realizarse con una persona desemplead.</text:p>
            <text:p>- Las contrataciones deberán estar comunicadas a través de la aplicación contrat@ en el plazo de 10 días hábiles desde su inicio.</text:p>
            <text:p/>
            <text:p>b) Incrementos de jornada de las contrataciones indefinidas, de tiempo parcial a tiempo completo.</text:p>
            <text:p>- Los incrementos de jornada, de las contrataciones indefinidas iniciales a tiempo parcial serán subvencionables cuando consigan el 100% de la jornada ordinaria de la establecida en el convenio colectivo de aplicación y deben producirse en el período subvencionable y con anterioridad o en la misma fecha de la solicitud de la ayuda.</text:p>
            <text:p/>
            <text:p>c) Incremento de la duración anual de los contratos fijos discontinuos a un minimo de 9 meses y a jornada completa. </text:p>
            <text:p>- El incremento deberá ser de, por lo menos, el 50% sobre la duración inicial del contrato que se incrementa y debe producirse en el período subvencionable y con anterioridad o en la misma fecha de la solicitud de la ayuda. </text:p>
            <text:p>- Los contratos realizados con personas con discapacidad o en situación o riesgo de exclusión social podrán ser a tiempo completo o a tiempo parcial.</text:p>
            <text:p/>
            <text:p>d) Adaptación de los puestos de trabajo o por la dotación de equipamientos de protección personal necesarios para evitar accidentes laborales a la persona trabajadora con discapacidad contratada, o por eliminar barreras u obstáculos que impidan o dificulten el trabajo de las personas trabajadoras con discapacidad cuyo contrato se subvenciona al amparo de esta orden. </text:p>
            <text:p>- La necesidad de la adaptación o de los medios especiales de protección personal deberá contar con una memoria de la empresa en la que se acredite la necesidad de la adaptación o dotación de equipaciones antes citada, así como los gastos realizados.</text:p>
          </table:table-cell>
          <table:table-cell/>
          <table:table-cell office:value-type="string" calcext:value-type="string">
            <text:p>a) Incentivos a la contratación indefinida inicial de personas desempleadas.</text:p>
            <text:p/>
            <text:p>b) Incentivos al incremento de jornada de las contrataciones indefinidas, de tiempo parcial a tiempo completo.</text:p>
            <text:p/>
            <text:p>c) Incentivos al incremento de la duración anual de los contratos fijos-discontinuos a un</text:p>
            <text:p>mínimo de 9 meses.</text:p>
            <text:p/>
            <text:p>d) Ayudas para la adaptación de puestos de trabajo de personas con discapacidad.</text:p>
          </table:table-cell>
          <table:table-cell table:number-columns-repeated="9"/>
        </table:table-row>
        <table:table-row table:style-name="ro7">
          <table:table-cell office:value-type="string" calcext:value-type="string">
            <text:p>ayudas-para-la-atraccion-de-empresas-a-galicia-ano-2025</text:p>
          </table:table-cell>
          <table:table-cell office:value-type="string" calcext:value-type="string">
            <text:p>Ayudas para la atracción de empresas a Galicia, año 2025.</text:p>
          </table:table-cell>
          <table:table-cell office:value-type="string" calcext:value-type="string">
            <text:p>Apertura el 21/01/2025 y cierre el 30/09/2025</text:p>
          </table:table-cell>
          <table:table-cell office:value-type="string" calcext:value-type="string">
            <text:p>GALICIA</text:p>
          </table:table-cell>
          <table:table-cell office:value-type="string" calcext:value-type="string">
            <text:p>12000000.0</text:p>
          </table:table-cell>
          <table:table-cell office:value-type="string" calcext:value-type="string">
            <text:p>Estimular la puesta en marcha de grandes proyectos de inversión empresarial en Galicia, con la finalidad principal de potenciar la actividad económica en la Comunidad Autónoma y el mantenimiento y creación de empleo, así como atraer nuevas iniciativas empresariales a Galicia, por crecimiento o traslado, sin renunciar al crecimiento y mejora de las empresas existentes ni a la creación y puesta en marcha de nuevas iniciativas empresariales.</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PYMEs que proyecten llevar a cabo una inversión en un centro de trabajo localizado en la Comunidad Autónoma de Galicia.</text:p>
          </table:table-cell>
          <table:table-cell office:value-type="string" calcext:value-type="string">
            <text:p>El plazo de solicitud es desde el 21/01/2025 hasta el 30/09/2025.</text:p>
          </table:table-cell>
          <table:table-cell office:value-type="string" calcext:value-type="string">
            <text:p>La cuantía de la ayuda será el resultado de multiplicar la inversión subvencionable para la modalidad 1 y los costes salariales de hasta 24 meses del empleo nuevo a crear para la modalidad 2 por el porcentaje de subvención siguiente:</text:p>
            <text:p>- 35% en el caso de las pequeñas empresas.</text:p>
            <text:p>- 25% en el caso de medianas empresas.</text:p>
            <text:p/>
            <text:p>En los sectores industriales del carbón, acero e hierroaleaciones y en el sector del transporte e infraestructuras conexas:</text:p>
            <text:p>- 20% en el caso de las pequeñas empresas.</text:p>
            <text:p>- 10% en el caso de las medianas empresas.</text:p>
          </table:table-cell>
          <table:table-cell office:value-type="string" calcext:value-type="string">
            <text:p>Serán subvencionables las inversiones en activos fijos, materiales o inmateriales, o alternativamente, los costes salariales del empleo a crear, que estén vinculados al proyecto para el cual se solicita la ayuda.</text:p>
            <text:p/>
            <text:p>1. Obra civil y otros conceptos inmobiliarios:</text:p>
            <text:p>a) Nueva construcción, reforma o rehabilitación de instalaciones llevadas a cabo en inmuebles o terrenos propiedad de la persona solicitante, o sobre los que la persona solicitante tenga un derecho de superficie o una concesión administrativa con una vigencia mínima de 5 años a contar desde la fecha de finalización del proyecto estimada por la persona solicitante. </text:p>
            <text:p>b) Reformas de instalaciones llevadas a cabo en inmuebles alquilados. El arrendamiento deberá tener una vigencia mínima de 5 años a contar desde la fecha de finalización del proyecto estimada por la persona solicitante. </text:p>
            <text:p>c) Adquisición de edificaciones o construcciones nuevas o usadas. El precio de adquisición no podrá superar el valor de mercado. El importe de la construcción que podrá considerarse subvencionable será el menor entre el importe indicado en el informe de tasación y el valor de adquisición. </text:p>
            <text:p>d) En los casos de construcciones por cambio de localización dentro de la Comunidad Autónoma de Galicia, el coste subvencionable máximo será el que resulte de la diferencia entre el precio de adquisición de los nuevos activos y el valor de los de la antigua localización, según informe de tasación suscrito por sociedad de tasación homologada, siempre y cuando las instalaciones que se abandonen sean propiedad de la persona solicitante o de sus socios mayoritarios, directa o indirectamente.</text:p>
            <text:p/>
            <text:p>2. Bienes de equipamiento: maquinaria de proceso, instalaciones específicas para la actividad subvencionable, utillaje (incluidos los moldes, plantillas y troqueles), equipos y medios de transporte interno, vehículos especiales de transporte externo, medios de protección del ambiente y otros bienes de equipamiento. </text:p>
            <text:p/>
            <text:p>3. Otras inversiones en activos fijos: mobiliario, equipos para procesos de información y envases o embalajes que, por sus características, deban considerarse como inmovilizado.</text:p>
            <text:p/>
            <text:p>4. Aplicaciones informáticas directamente vinculadadas con el proceso productivo.</text:p>
            <text:p/>
            <text:p>5. Adquisición de activos de un establecimiento.</text:p>
          </table:table-cell>
          <table:table-cell/>
          <table:table-cell office:value-type="string" calcext:value-type="string">
            <text:p>Modalidad 1. Proyectos de inversión empresarial con una inversión subvencionable entre 800.000 € y 10.000.000 €.</text:p>
            <text:p/>
            <text:p>Modalidad 2. Proyectos de inversión igual o superior a 100.000 €, con una creación de empleo de 25 o más puestos de trabajo de carácter indefinido a tiempo completo.</text:p>
          </table:table-cell>
          <table:table-cell table:number-columns-repeated="9"/>
        </table:table-row>
        <table:table-row table:style-name="ro12">
          <table:table-cell office:value-type="string" calcext:value-type="string">
            <text:p>ayudas-a-la-inversion-en-industrias-agroalimentarias-ano-2025</text:p>
          </table:table-cell>
          <table:table-cell office:value-type="string" calcext:value-type="string">
            <text:p>Ayudas a la inversión en industrias agroalimentarias, año 2025.</text:p>
          </table:table-cell>
          <table:table-cell office:value-type="string" calcext:value-type="string">
            <text:p>Apertura el 02/01/2025 y cierre el 14/03/2025</text:p>
          </table:table-cell>
          <table:table-cell office:value-type="string" calcext:value-type="string">
            <text:p>COMUNIDAD FORAL DE NAVARRA</text:p>
          </table:table-cell>
          <table:table-cell office:value-type="string" calcext:value-type="string">
            <text:p>11000000.0</text:p>
          </table:table-cell>
          <table:table-cell office:value-type="string" calcext:value-type="string">
            <text:p>Fomentar las inversiones en transformación, comercialización o desarrollo de los productos agrícolas.</text:p>
            <text:p/>
            <text:p>Serán subvencionables los proyectos de inversión, en activos materiales o inmateriales, que tengan por finalidad:</text:p>
            <text:p>a) Las mejoras en la transformación y comercialización.</text:p>
            <text:p>b) El incremento del valor añadido del producto.</text:p>
            <text:p>c) La mejora de la calidad.</text:p>
            <text:p>d) El incremento de la capacidad productiva.</text:p>
            <text:p>e) La eficiencia energética y en el uso de los inputs.</text:p>
            <text:p>f) El incremento del empleo.</text:p>
            <text:p>g) La diversificación de actividades.</text:p>
            <text:p>h) La protección medioambiental.</text:p>
            <text:p>i) La seguridad laboral.</text:p>
            <text:p>j) La creación de un nuevo establecimiento.</text:p>
            <text:p>k) La ampliación de un establecimiento existente</text:p>
          </table:table-cell>
          <table:table-cell office:value-type="string" calcext:value-type="string">
            <text:p>Comunidad Foral de Navarra</text:p>
          </table:table-cell>
          <table:table-cell office:value-type="string" calcext:value-type="string">
            <text:p>2000000.0</text:p>
          </table:table-cell>
          <table:table-cell office:value-type="string" calcext:value-type="string">
            <text:p>COMUNIDAD FORAL DE NAVARRA - DEPARTAMENTO DE INDUSTRIA Y DE TRANSICION ECOLOGICA Y DIGITAL EMPRESARIAL</text:p>
          </table:table-cell>
          <table:table-cell office:value-type="string" calcext:value-type="string">
            <text:p>Las empresas (personas físicas o jurídicas) y entidades sin personalidad jurídica que reúnan los siguientes requisitos:</text:p>
            <text:p>a) Realicen la actividad a subvencionar en Navarra.</text:p>
            <text:p>b) Desarrollen, o vayan a desarrollar, alguna de las actividades de transformación, comercialización o desarrollo de productos agrícolas del  Anexo  I del  TFUE, a excepción de  las empresas del sector de  la pesca  y de aquellas cuyo producto resultante esté  fuera del  citado Anexo. En el sector del vino solo serán admisibles las solicitudes de menos de 100.000 euros.</text:p>
            <text:p>c) Estén inscritas o hayan solicitado la inscripción en el Registro Industrial de Navarra.</text:p>
            <text:p>d) Que su actividad económica no cause ningún perjuicio significativo a objetivos medioambientales de los señalados en el artículo 17 del Reglamento (UE) 2020/852 del Parlamento Europeo y del Consejo.</text:p>
            <text:p>e) No estén  incursas en  las prohibiciones para obtener  la  condición de beneficiarias del artículo 13.2 de  la Ley Foral 11/2005, de 9 de noviembre, de Subvenciones,  cuyo  cumplimiento debe acreditarse mediante la “Declaración responsable” que se incluye en el formulario de la solicitud.</text:p>
          </table:table-cell>
          <table:table-cell office:value-type="string" calcext:value-type="string">
            <text:p>El plazo para la presentación de las solicitudes se iniciará el 2 de enero de 2025 o, en el caso de que la publicación de las presentes bases reguladoras en el Boletín Oficial de Navarra sea posterior, a partir del día siguiente al de la publicación. El plazo de admisión de solicitudes finalizará el día 14 de marzo de 2025, incluido.</text:p>
          </table:table-cell>
          <table:table-cell office:value-type="string" calcext:value-type="string">
            <text:p>El presupuesto  mínimo del proyecto para  ser  subvencionable, en  función del personal de  la planta productiva (plantilla media del año 2023), será el siguiente:</text:p>
            <text:p>- Menos de 10: 15.000 euros</text:p>
            <text:p>- ≥ 10 y &lt; 50: 50.000 euros</text:p>
            <text:p>- ≥ 50 y &lt;250: 100.000 euros</text:p>
            <text:p>- ≥ 250: 300.000 euros</text:p>
            <text:p/>
            <text:p>En ningún caso la cuantía de la ayuda podrá exceder de 2.000.000 euros por planta productiva de la empresa.</text:p>
          </table:table-cell>
          <table:table-cell office:value-type="string" calcext:value-type="string">
            <text:p>a) La construcción, adquisición o mejora de bienes inmuebles:</text:p>
            <text:p>- La obra civil relativa a la edificación, incluidas instalaciones de saneamiento y fontanería, así como los costes de control de calidad y gestión de residuos.</text:p>
            <text:p>- La  obra  civil  relativa  a  urbanizaciones  exteriores,  incluyendo  en  ella  viales,  vallados, áreas de estacionamiento, etc.</text:p>
            <text:p>- La  obra  civil  relativa  a  la  construcción  de  instalaciones  especiales  (cerramientos  de cámaras frigoríficas, silos, depuradoras, bases para instalación de maquinaria y equipos, instalaciones  de protección  contra  incendios,  pozos  y  captaciones  de agua para uso industrial u otras)</text:p>
            <text:p>- Los gastos generales y el beneficio industrial de los proyectos de obra civil, con un límite del 17 % en el caso de los gastos generales y un 6% en el caso del beneficio industrial, sobre el presupuesto del proyecto o memoria técnica valorada.</text:p>
            <text:p>- Seguridad y salud relacionado con el proyecto de obra civil.</text:p>
            <text:p/>
            <text:p>b) La  compra,  o  arrendamiento  financiero  con  opción  de  compra,  de  nueva  maquinaria  y equipamiento, hasta el valor de mercado del producto. Este concepto incluye:</text:p>
            <text:p>- Maquinaria  y otros bienes de equipo  (incluidos equipos  informáticos), e  instalaciones productivas específicas, así  como  las  instalaciones de  calefacción,  refrigeración/frío industrial,  aire acondicionado,  aire  comprimido  y  placas  solares  de  autoconsumo. Igualmente  se  incluyen  los gastos  relativos a  costes necesarios para  la acometida e instalación de  suministros de electricidad  y/o gas,  con  independencia de  la  titularidad final de dicha acometida.</text:p>
            <text:p>- Seguridad  y  salud  relacionada  con  la  inversión de  maquinaria o equipamiento, en el supuesto que la inversión no contemple la ejecución de obra civil.</text:p>
            <text:p/>
            <text:p>c) La  inversión  en  los  siguientes  activos  intangibles:  adquisición  o  desarrollo  de  programas informáticos y adquisición de patentes, licencias y derechos de autoría y marcas registradas.</text:p>
            <text:p/>
            <text:p>d) Otros gastos  relacionados  con el objeto 1º  y 2º,  tales  como honorarios de empresas de arquitectura e  ingeniería, así  como  tributos relacionados  con  las  inversiones de obra  civil, con un límite del 20% de los gastos con los que se relacionan</text:p>
          </table:table-cell>
          <table:table-cell/>
          <table:table-cell office:value-type="string" calcext:value-type="string">
            <text:p>Capítulo 1: Ayudas a la realización de inversiones destinadas a la transformación, comercialización y/o desarrollo de productos agrícolas del Anexo I del TFUE.</text:p>
            <text:p>- Línea A: Ayudas medioambientales</text:p>
            <text:p>- Línea B: Ayudas a la competitividad</text:p>
            <text:p/>
            <text:p>Capítulo 2: Ayudas a la  realización de inversiones destinadas a la transformación, comercialización  y/o  desarrollo de productos agrícolas cuyo producto resultante esté fuera del Anexo I del TFUE.</text:p>
          </table:table-cell>
          <table:table-cell table:number-columns-repeated="9"/>
        </table:table-row>
        <table:table-row table:style-name="ro13">
          <table:table-cell office:value-type="string" calcext:value-type="string">
            <text:p>ayudas-para-fomentar-la-modernizacion-de-la-industria-agroalimentaria-y-la-transicion-justa-cyl-ge</text:p>
          </table:table-cell>
          <table:table-cell office:value-type="string" calcext:value-type="string">
            <text:p>Ayudas para fomentar la modernización de la industria agroalimentaria y la transición justa en Castilla y León. (Línea Grandes Empresas)</text:p>
          </table:table-cell>
          <table:table-cell office:value-type="string" calcext:value-type="string">
            <text:p>Apertura el 13/11/2024 y cierre el 30/04/2025</text:p>
          </table:table-cell>
          <table:table-cell office:value-type="string" calcext:value-type="string">
            <text:p>CASTILLA Y LEÓN</text:p>
          </table:table-cell>
          <table:table-cell office:value-type="string" calcext:value-type="string">
            <text:p>8992896.5</text:p>
          </table:table-cell>
          <table:table-cell office:value-type="string" calcext:value-type="string">
            <text:p>Financiar proyectos de inversión relativos a operaciones de transformación de productos agroalimentario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as Grandes Empresas, personas jurídicas que tengan la condición de sujeto pasivo del impuesto sobre sociedades, o del impuesto equivalente en otros estados miembros de la Unión Europea.</text:p>
          </table:table-cell>
          <table:table-cell office:value-type="string" calcext:value-type="string">
            <text:p>El plazo de solicitud es desde el 13/11/2024 hasta el 30/04/2025.</text:p>
          </table:table-cell>
          <table:table-cell office:value-type="string" calcext:value-type="string">
            <text:p>a) La intensidad de ayuda susceptible de ser concedida será 15 %.</text:p>
            <text:p/>
            <text:p>b) La ayuda máxima susceptible de ser concedida estará sujeta a los siguientes límites cuantitativos:</text:p>
            <text:p>- Si ha sido evaluado favorablemente el criterio B1.03, la subvención a conceder no podrá superar la ratio de 80.000 euros por cada puesto de trabajo comprometido, ni el importe máximo de 4.500.000 euros.</text:p>
            <text:p>- Si el criterio B1.03 no cuenta con una evaluación favorable, la subvención a conceder no podrá superar un valor de 400.000 euros.</text:p>
          </table:table-cell>
          <table:table-cell office:value-type="string" calcext:value-type="string">
            <text:p>Inversiones en activos materiales destinadas a alguno de los siguientes supuestos:</text:p>
            <text:p>- La creación de un nuevo establecimiento.</text:p>
            <text:p>- La diversificación de la producción de un establecimiento hacia productos no producidos previamente por este. En este caso, la inversión auxiliable deberá superar como mínimo el 200 % del valor contable de los activos que se reutilizan, registrados en el ejercicio fiscal anterior al inicio de los trabajos.</text:p>
            <text:p>- La introducción de un cambio fundamental en el proceso de producción global del producto o los productos afectados por la inversión en el establecimiento. En este caso, la inversión auxiliable deberá superar la amortización de los activos relativos a la actividad que se va a modernizar en los tres ejercicios fiscales anteriores.</text:p>
          </table:table-cell>
          <table:table-cell office:value-type="string" calcext:value-type="string">
            <text:p>La fecha de inicio de los trabajos del proyecto de inversión no podrá ser anterior a la fecha de presentación de la correspondiente solicitud de ayuda.</text:p>
          </table:table-cell>
          <table:table-cell/>
          <table:table-cell office:value-type="string" calcext:value-type="string">
            <text:p>Los proyectos de inversión no deben estar dirigidos a la compra de empresas. Las inversiones no podrán estar dirigidas al comercio minorista en destino. Las inversiones de simple sustitución no podrán optar a la ayuda.</text:p>
          </table:table-cell>
          <table:table-cell office:value-type="string" calcext:value-type="string">
            <text:p>Más información:</text:p>
          </table:table-cell>
          <table:table-cell table:number-columns-repeated="7"/>
        </table:table-row>
        <table:table-row table:style-name="ro13">
          <table:table-cell office:value-type="string" calcext:value-type="string">
            <text:p>ayudas-para-fomentar-la-modernizacion-de-la-industria-agroalimentaria-y-la-transicion-justa-cyl</text:p>
          </table:table-cell>
          <table:table-cell office:value-type="string" calcext:value-type="string">
            <text:p>Ayudas para fomentar la modernización de la industria agroalimentaria y la transición justa en Castilla y León. (Línea PYMEs)</text:p>
          </table:table-cell>
          <table:table-cell office:value-type="string" calcext:value-type="string">
            <text:p>Apertura el 13/11/2024 y cierre el 30/04/2025</text:p>
          </table:table-cell>
          <table:table-cell office:value-type="string" calcext:value-type="string">
            <text:p>CASTILLA Y LEÓN</text:p>
          </table:table-cell>
          <table:table-cell office:value-type="string" calcext:value-type="string">
            <text:p>8992896.5</text:p>
          </table:table-cell>
          <table:table-cell office:value-type="string" calcext:value-type="string">
            <text:p>Financiar proyectos de inversión relativos a operaciones de transformación de productos agroalimentarios.</text:p>
          </table:table-cell>
          <table:table-cell office:value-type="string" calcext:value-type="string">
            <text:p>Castilla y León</text:p>
          </table:table-cell>
          <table:table-cell office:value-type="string" calcext:value-type="string">
            <text:p>900000.0</text:p>
          </table:table-cell>
          <table:table-cell office:value-type="string" calcext:value-type="string">
            <text:p>CASTILLA Y LEÓN - CONSEJERÍA DE AGRICULTURA, GANADERÍA Y DESARROLLO RURAL</text:p>
          </table:table-cell>
          <table:table-cell office:value-type="string" calcext:value-type="string">
            <text:p>Las PYMEs, personas jurídicas que tengan la condición de sujeto pasivo del impuesto sobre sociedades, o del impuesto equivalente en otros estados miembros de la Unión Europea.</text:p>
          </table:table-cell>
          <table:table-cell office:value-type="string" calcext:value-type="string">
            <text:p>El plazo de solicitud es desde el 13/11/2024 hasta el 30/04/2025.</text:p>
          </table:table-cell>
          <table:table-cell office:value-type="string" calcext:value-type="string">
            <text:p>a) Porcentajes de ayuda:</text:p>
            <text:p>- Cuando el solicitante tenga la condición de pequeña empresa: 35 %</text:p>
            <text:p>- Cuando el solicitante tenga la condición de mediana empresa: 25 %</text:p>
            <text:p/>
            <text:p>b) El importe máximo de subvención susceptible de ser concedida ascenderá a 900.000 €.</text:p>
          </table:table-cell>
          <table:table-cell office:value-type="string" calcext:value-type="string">
            <text:p>Inversiones en activos materiales destinadas a alguno de los siguientes supuestos:</text:p>
            <text:p>- La creación de un nuevo establecimiento.</text:p>
            <text:p>- La ampliación de la capacidad de un establecimiento existente.</text:p>
            <text:p>- La diversificación de la producción de un establecimiento en productos que anteriormente no se producían en el mismo. En este caso, la inversión auxiliable deberá superar como mínimo el 200 % del valor contable de los activos que se reutilizan, registrados en el ejercicio fiscal anterior al inicio de los trabajos.</text:p>
            <text:p>- Una transformación fundamental del proceso global de producción de un establecimiento existente. En este caso, la inversión auxiliable deberá superar la amortización de los activos relativos a la actividad que se va a modernizar en los tres ejercicios fiscales anteriores.</text:p>
          </table:table-cell>
          <table:table-cell office:value-type="string" calcext:value-type="string">
            <text:p>La fecha de inicio de los trabajos del proyecto de inversión no podrá ser anterior a la fecha de presentación de la correspondiente solicitud de ayuda.</text:p>
          </table:table-cell>
          <table:table-cell/>
          <table:table-cell office:value-type="string" calcext:value-type="string">
            <text:p>Los proyectos de inversión no deben estar dirigidos a la compra de empresas. Las inversiones no podrán estar dirigidas al comercio minorista en destino. Las inversiones de simple sustitución no podrán optar a la ayuda.</text:p>
          </table:table-cell>
          <table:table-cell office:value-type="string" calcext:value-type="string">
            <text:p>Más información:</text:p>
          </table:table-cell>
          <table:table-cell table:number-columns-repeated="7"/>
        </table:table-row>
        <table:table-row table:style-name="ro10">
          <table:table-cell office:value-type="string" calcext:value-type="string">
            <text:p>ayudas-destinadas-a-financiar-proyectos-ligados-a-destinos-turisticos-de-excelencia-en-los-territorios-afectados-por-el-fondo-de-transicion-justa-en-castilla-y-leon</text:p>
          </table:table-cell>
          <table:table-cell office:value-type="string" calcext:value-type="string">
            <text:p>Ayudas destinadas a financiar proyectos ligados a destinos turísticos de excelencia en los territorios afectados por el Fondo de Transición Justa en Castilla y León.</text:p>
          </table:table-cell>
          <table:table-cell office:value-type="string" calcext:value-type="string">
            <text:p>Apertura el 30/01/2025 y cierre el 29/04/2025</text:p>
          </table:table-cell>
          <table:table-cell office:value-type="string" calcext:value-type="string">
            <text:p>CASTILLA Y LEÓN</text:p>
          </table:table-cell>
          <table:table-cell office:value-type="string" calcext:value-type="string">
            <text:p>5538209.0</text:p>
          </table:table-cell>
          <table:table-cell office:value-type="string" calcext:value-type="string">
            <text:p>Financiar el desarrollo de proyectos singulares ligados a destinos turísticos de excelencia en los territorios afectados por el Fondo de Transición Justa de España 2021-2027 dentro del ámbito territorial de la Comunidad de Castilla y León (provincias de León y Palencia), que contribuyan a la reactivación económica y al impulso de una actividad turística sostenible y de calidad, vinculada a los recursos endógeno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INSTITUTO PARA LA COMPETITIVIDAD EMPRESARIAL DE CASTILLA Y LEÓN</text:p>
          </table:table-cell>
          <table:table-cell office:value-type="string" calcext:value-type="string">
            <text:p>Las PYMEs, incluidos los autónomos, que realicen un proyecto de inversión en un establecimiento o centro de trabajo en las provincias de León y Palencia.</text:p>
          </table:table-cell>
          <table:table-cell office:value-type="string" calcext:value-type="string">
            <text:p>El plazo de solicitud es desde el 30/01/2025 hasta el 29/04/2025.</text:p>
          </table:table-cell>
          <table:table-cell office:value-type="string" calcext:value-type="string">
            <text:p>La inversión subvencionable de los proyectos presentados deberá ser superior a 3.000 € e inferior a 600.000 €.</text:p>
          </table:table-cell>
          <table:table-cell office:value-type="string" calcext:value-type="string">
            <text:p>a) Proyectos que den lugar a la creación de un nuevo establecimiento turístico, o nueva actividad cultural, de naturaleza, recreativa o de ocio, en torno a uno de los recursos del territorio.</text:p>
            <text:p/>
            <text:p>b) Proyectos de modernización y/o actualización de establecimientos o actividades turísticas existentes. - Se trata de inversiones, actualizaciones o acondicionamientos, o desarrollo de nuevos servicios o nuevas experiencias en proyectos existentes, con el objetivo de mejorar sus estándares de calidad, así como su accesibilidad.</text:p>
          </table:table-cell>
          <table:table-cell office:value-type="string" calcext:value-type="string">
            <text:p>El plazo máximo de realización del proyecto será de 2 años, contados desde la resolución de concesión de la subvención.</text:p>
          </table:table-cell>
          <table:table-cell table:number-columns-repeated="10"/>
        </table:table-row>
        <table:table-row table:style-name="ro13">
          <table:table-cell office:value-type="string" calcext:value-type="string">
            <text:p>ayudas-de-inteligencia-artificial-aplicada-y-estrategia-del-dato-2024</text:p>
          </table:table-cell>
          <table:table-cell office:value-type="string" calcext:value-type="string">
            <text:p>Ayudas de Inteligencia Artificial Aplicada y Estrategia del Dato 2024/2025</text:p>
          </table:table-cell>
          <table:table-cell office:value-type="string" calcext:value-type="string">
            <text:p>Apertura el 06/09/2024 y cierre el 30/06/2025</text:p>
          </table:table-cell>
          <table:table-cell office:value-type="string" calcext:value-type="string">
            <text:p>PAÍS VASCO</text:p>
          </table:table-cell>
          <table:table-cell office:value-type="string" calcext:value-type="string">
            <text:p>5000000.0</text:p>
          </table:table-cell>
          <table:table-cell office:value-type="string" calcext:value-type="string">
            <text:p>Apoyar proyectos basados en el uso de IA en empresas del País Vasco, que tengan un efecto de demostración y permitan activar la oferta y la demanda de esta tecnología en Euskadi, con la finalidad de dotar a las empresas vascas de herramientas para aumentar su competitividad.</text:p>
          </table:table-cell>
          <table:table-cell office:value-type="string" calcext:value-type="string">
            <text:p>País Vasco</text:p>
          </table:table-cell>
          <table:table-cell office:value-type="string" calcext:value-type="string">
            <text:p>100000.0</text:p>
          </table:table-cell>
          <table:table-cell office:value-type="string" calcext:value-type="string">
            <text:p>PAÍS VASCO - SPRI - Agencia Vasca de Desarrollo Empresarial</text:p>
          </table:table-cell>
          <table:table-cell office:value-type="string" calcext:value-type="string">
            <text:p>Empresas y autónomos con un centro de actividad en Euskadi, donde se desarrolle el proyecto.</text:p>
          </table:table-cell>
          <table:table-cell office:value-type="string" calcext:value-type="string">
            <text:p>El plazo de solicitud es desde el 06/09/2024 hasta el 30/06/2025.</text:p>
          </table:table-cell>
          <table:table-cell office:value-type="string" calcext:value-type="string">
            <text:p>La subvención máxima por convocatoria por beneficiaria será de 100.000 euros para la realización de una o más actuaciones subvencionables a lo largo de la convocatoria, de una o varias tipologías. </text:p>
            <text:p/>
            <text:p>El porcentaje de subvención sobre los «presupuestos de gastos e inversiones aceptados» para el proyecto por cada uno de los conceptos subvencionables (según se describe en este mismo artículo) será del 50%.</text:p>
            <text:p/>
            <text:p>Adicionalmente, para la tipología de proyectos «Consultoría en Estrategia del Dato» la subvención máxima por proyecto en esta convocatoria será de 5.000 euros.</text:p>
          </table:table-cell>
          <table:table-cell office:value-type="string" calcext:value-type="string">
            <text:p>– Consultoría y/o Desarrollo: gastos relativos a tareas de consultoría o desarrollo de software para la realización del proyecto («horas-persona»). La subvención máxima para el concepto de consultoría y/o desarrollo no podrá superar los 50.000 euros por proyecto. Esto es, el «presupuesto aceptado» para el concepto de Gastos de Consultoría y/o Desarrollo no podrá ser superior a los 100.000 euros.</text:p>
            <text:p/>
            <text:p>– Hardware y/o Licencias: tanto el equipamiento hardware como los costes asociados a licencias o servicios en la nube necesarios para la realización del proyecto son subvencionables.</text:p>
            <text:p/>
            <text:p>– Gastos internos: gastos asociados a la dedicación del personal interno de la empresa solicitante imputados al proyecto objeto de subvención, admitiéndose hasta un máximo del 10 % del presupuesto total aceptado del proyecto y con un coste máximo de 30 euros/hora.</text:p>
          </table:table-cell>
          <table:table-cell table:number-columns-repeated="2"/>
          <table:table-cell office:value-type="string" calcext:value-type="string">
            <text:p>Se excluye a empresas de Consultoría Informática e Ingeniería que presten servicios en el ámbito de la IA.</text:p>
          </table:table-cell>
          <table:table-cell table:number-columns-repeated="8"/>
        </table:table-row>
        <table:table-row table:style-name="ro8">
          <table:table-cell office:value-type="string" calcext:value-type="string">
            <text:p>subvenciones-destinadas-a-proyectos-de-eficiencia-energetica-y-economia-circular-de-empresas-turisticas-de-cantabria</text:p>
          </table:table-cell>
          <table:table-cell office:value-type="string" calcext:value-type="string">
            <text:p>Subvenciones destinadas a Proyectos de Eficiencia Energética y Economía Circular de Empresas Turísticas de Cantabria, año 2025.</text:p>
          </table:table-cell>
          <table:table-cell office:value-type="string" calcext:value-type="string">
            <text:p>Bases publicadas. Pendiente convocatoria</text:p>
          </table:table-cell>
          <table:table-cell office:value-type="string" calcext:value-type="string">
            <text:p>CANTABRIA</text:p>
          </table:table-cell>
          <table:table-cell office:value-type="string" calcext:value-type="string">
            <text:p>4571802.16</text:p>
          </table:table-cell>
          <table:table-cell office:value-type="string" calcext:value-type="string">
            <text:p>Actuación 1. Reducir la demanda energética en calefacción y climatización de los edificios completos, locales o partes de edificios existentes, mediante la mejora de la eficiencia energética de su envolvente térmica en su conjunto o en alguno de los elementos que la componen.</text:p>
            <text:p/>
            <text:p>Actuación 2. Reducir el consumo de energía convencional en edificios completos, locales o parte de un edificio existentes mediante el uso de la energía solar térmica para la producción de agua caliente sanitaria, calefacción, refrigeración o climatización de piscinas.</text:p>
            <text:p/>
            <text:p>Actuación 3. Reducir el consumo de energía de las instalaciones de iluminación de edificios completos, locales o partes de edificios existentes.</text:p>
            <text:p/>
            <text:p>Actuación 4. Reducir el consumo eléctrico en aparatos de refrigeración con función de venta directa y armarios de conservación refrigerados profesionales, mediante su sustitución por equipos nuevos con etiquetado energético de alta eficiencia y bajo consumo energético.</text:p>
            <text:p/>
            <text:p>Actuación 5. Reducir el consumo eléctrico de las instalaciones frigoríficas existentes. </text:p>
            <text:p/>
            <text:p>Actuación 6. Reducir el consumo energético del edificio completo, local o parte del edificio, mediante la instalación y gestión de un sistema de automatización y control de las instalaciones consumidoras y/o productoras de energía, así como otras actuaciones en los equipos de los subsistemas de generación, distribución, regulación y emisión.</text:p>
            <text:p/>
            <text:p>Actuación 7. Reducir los residuos generados por los establecimientos turísticos.</text:p>
            <text:p/>
            <text:p>Actuación 8. Reducir el consumo de suministros logrando así una mayor eficiencia energética</text:p>
          </table:table-cell>
          <table:table-cell office:value-type="string" calcext:value-type="string">
            <text:p>Cantabria</text:p>
          </table:table-cell>
          <table:table-cell office:value-type="string" calcext:value-type="string">
            <text:p>0.0</text:p>
          </table:table-cell>
          <table:table-cell office:value-type="string" calcext:value-type="string">
            <text:p>CANTABRIA - CONSEJERÍA DE CULTURA, TURISMO Y DEPORTE</text:p>
          </table:table-cell>
          <table:table-cell office:value-type="string" calcext:value-type="string">
            <text:p>a) Las personas físicas o jurídicas de naturaleza privada que sean propietarias de edificios existentes destinados a establecimiento turístico.</text:p>
            <text:p/>
            <text:p>b) Las empresas explotadoras, arrendatarias o concesionarias de edificios o instalaciones destinados a establecimiento turístico, que acrediten dicha condición mediante contrato vigente que les otorgue facultad expresa para acometer las obras de reforma objeto de esta orden.</text:p>
          </table:table-cell>
          <table:table-cell office:value-type="string" calcext:value-type="string">
            <text:p>Las solicitudes de subvenciones de ayuda, una por entidad solicitante y establecimiento, habrán de cursarse desde el día siguiente al de la publicación del extracto en el BOC y hasta al 31 de marzo de 2025</text:p>
          </table:table-cell>
          <table:table-cell office:value-type="string" calcext:value-type="string">
            <text:p>La cuantía e intensidad de la ayuda no podrá exceder los porcentajes siguientes sobres los costes subvencionables:</text:p>
            <text:p>a) 30%, cuando el solicitante tenga la consideración de gran empresa.</text:p>
            <text:p>b) 40%, cuando el solicitante tenga la consideración de mediana empresa.</text:p>
            <text:p>c) 50%, cuando el solicitante tenga la consideración de pequeña empresa.</text:p>
          </table:table-cell>
          <table:table-cell office:value-type="string" calcext:value-type="string">
            <text:p>Actuación 1</text:p>
            <text:p>- Serán actuaciones subvencionables las que se realicen en la envolvente térmica del edificio completo, de un local o sobre partes de un edificio, que separan los recintos habitables del ambiente exterior (aire, terreno u otro edificio) y las particiones interiores que separan los recintos habitables de los no habitables, según lo definido en el Código Técnico de la Edificación</text:p>
            <text:p/>
            <text:p>Actuación 2</text:p>
            <text:p>a) Actuación 2.1</text:p>
            <text:p>- Serán actuaciones subvencionables aquellas en las se sustituya energía convencional para producción de agua caliente sanitaria, calefacción, refrigeración o climatización de piscinas en edificios completos, locales o partes de edificios existentes, por energía solar térmica</text:p>
            <text:p>- Serán subvencionables las instalaciones solares nuevas y rehabilitaciones y/o ampliaciones de instalaciones existentes siempre que supongan la sustitución y/o incremento de la potencia de generación solar y que se realicen en edificios completos, locales o partes de edificios existentes. También se consideran subvencionables las instalaciones solares térmicas que den servicio a una red de climatización urbana.</text:p>
            <text:p>b) Actuación 2.2</text:p>
            <text:p>- Serán actuaciones subvencionables las realizadas en las instalaciones de calefacción, refrigeración, producción de agua caliente sanitaria o climatización de piscinas , tanto si el sistema de generación se ubica en el propio edificio completo, local o parte de edificio usuario, como externo a él suministrando a uno o varios edificios completos, locales o partes de edificios existentes, siempre que sustituyan instalaciones de energía convencional, incluyendo la modificación de redes de calefacción/ climatización, empleando instalaciones que utilicen la energía geotérmica.</text:p>
            <text:p>c) Actuación 2.3</text:p>
            <text:p>- Serán actuaciones subvencionables las realizadas en instalaciones de calefacción, refrigeración, producción de agua caliente sanitaria o climatización de piscinas, que incluyan sistema de intercambio humos /agua y que sustituyan a instalaciones de energía convencional existentes en edificios completos, locales o partes de un edificio, incluyendo inversiones en redes de calefacción centralizada que den servicio a más de un edificio completo, local o parte de edificio. </text:p>
            <text:p>d) Actuación 2.3</text:p>
            <text:p>- Se consideran actuaciones subvencionables las realizadas en instalaciones térmicas de calefacción, refrigeración, ventilación o producción de agua caliente sanitaria destinadas a atender la demanda del bienestar térmico e higiene de las personas en los edificios completos, locales o parte de edificios, así como la climatización de las piscinas , dentro del ámbito de aplicación del RITE.</text:p>
            <text:p/>
            <text:p>Actuación 3</text:p>
            <text:p>- Serán consideradas subvencionables todas aquellas que permitan mejorar la eficiencia energética en las instalaciones de iluminación interior, de los edificios, locales o partes de los edificios de los usos, así como el alumbrado exterior ornamental y aparcamientos de vehículos al aire libre anexos al edificio,</text:p>
            <text:p/>
            <text:p>Actuación 4</text:p>
            <text:p>- Serán actuaciones subvencionables las de sustitución de aparatos de refrigeración existentes con función de venta directa y armarios de conservación refrigerados profesionales, por equipos nuevos con puertas, con etiquetado de alta clase energética </text:p>
            <text:p/>
            <text:p>Actuación 5</text:p>
            <text:p>- Serán actuaciones subvencionables las actuaciones de mejora de la eficiencia energética de las actuales instalaciones frigoríficas, que se justificará aportando una auditoría energética firmada por técnico competente e independiente del solicitante de la ayuda o en su caso por auditor energético.</text:p>
            <text:p/>
            <text:p>Actuación 6</text:p>
            <text:p>- Serán actuaciones subvencionables la instalación de un nuevo sistema de automatización y control, la ampliación o mejora de uno existente, siempre y cuando se reduzca el consumo energético del edificio completo, local o parte del edificio, manteniendo o mejorando las condiciones de confort y salubridad establecidas por la normativa.</text:p>
            <text:p>- Serán actuaciones subvencionables las realizadas entre otras instalaciones consumidoras de energía, en las instalaciones térmicas de calefacción, climatización, ventilación y producción de agua caliente sanitaria destinadas a atender la demanda del bienestar térmico e higiene de las personas en los edificios completos, locales o partes de los edificios, así como la climatización de las piscinas. </text:p>
            <text:p/>
            <text:p>Actuación 7</text:p>
            <text:p>- Serán actuaciones subvencionables la instalación de estaciones depuradoras de aguas residuales, las inversiones para la reutilización de las aguas residuales, las acciones y el equipamiento para la reutilización y reciclado de residuos de la actividad turística.</text:p>
            <text:p>- Queda incluida la sustitución de bombas y depuradoras de piscinas; así como la obra civil requerida para esta actuación.</text:p>
            <text:p/>
            <text:p>Actuación 8</text:p>
            <text:p>- Sustitución de electrodomésticos existentes por otros más eficientes, siempre que se demuestre su desmontaje y recuperación y en ningún caso sean objeto de venta o reutilizados como electrodomésticos.</text:p>
            <text:p>- Instalación de elementos de grifería que proporcione un ahorro de suministro.</text:p>
          </table:table-cell>
          <table:table-cell/>
          <table:table-cell office:value-type="string" calcext:value-type="string">
            <text:p>Actuación 1. Mejora de la eficiencia energética de la envolvente térmica.</text:p>
            <text:p/>
            <text:p>Actuación 2. Mejora de la eficiencia energética y uso de energías renovables en las instalaciones térmicas, reguladas por el Reglamento de Instalaciones Térmicas en los edificios (RITE).</text:p>
            <text:p>- Actuación 2.1. Sustitución de energía convencional por energía solar térmica</text:p>
            <text:p>- Actuación 2.2. Sustitución de energía convencional por energía geotérmica.</text:p>
            <text:p>- Actuación 2.3. Sustitución de energía convencional por biomasa en las instalaciones térmicas</text:p>
            <text:p>- Actuación 2.4. Mejora de la eficiencia energética de los sistemas de generación no incluidos en las anteriores</text:p>
            <text:p/>
            <text:p>Actuación 3. Mejora de la eficiencia energética de las instalaciones de iluminación.</text:p>
            <text:p/>
            <text:p>Actuación 4. Sustitución de aparatos de refrigeración con función de venta directa y armarios de conservación refrigerados profesionales, por otros de alta eficiencia con etiquetado energético.</text:p>
            <text:p/>
            <text:p>Actuación 5. Mejora de la eficiencia energética de las instalaciones frigoríficas.</text:p>
            <text:p/>
            <text:p>Actuación 6. Sistemas de automatización y control.</text:p>
            <text:p/>
            <text:p>Actuación 7. Mejora de gestión de residuos.</text:p>
            <text:p/>
            <text:p>Actuación 8. Mejora de la eficiencia energética en electrodomésticos.</text:p>
          </table:table-cell>
          <table:table-cell table:number-columns-repeated="9"/>
        </table:table-row>
        <table:table-row table:style-name="ro14">
          <table:table-cell office:value-type="string" calcext:value-type="string">
            <text:p>subvenciones-para-actuaciones-de-mejora-de-las-infraestructuras-de-los-establecimientos-turisticos-de-galicia-ano-2025</text:p>
          </table:table-cell>
          <table:table-cell office:value-type="string" calcext:value-type="string">
            <text:p>Subvenciones para actuaciones de mejora de las infraestructuras de los establecimientos turísticos de Galicia, año 2025.</text:p>
          </table:table-cell>
          <table:table-cell office:value-type="string" calcext:value-type="string">
            <text:p>Apertura el 12/02/2025 y cierre el 11/03/2025</text:p>
          </table:table-cell>
          <table:table-cell office:value-type="string" calcext:value-type="string">
            <text:p>GALICIA</text:p>
          </table:table-cell>
          <table:table-cell office:value-type="string" calcext:value-type="string">
            <text:p>4500000.0</text:p>
          </table:table-cell>
          <table:table-cell office:value-type="string" calcext:value-type="string">
            <text:p>La mejora de las infraestructuras de los establecimientos de alojamiento turístico y de restauración siguientes:</text:p>
            <text:p>a) Los establecimientos hoteleros, campamentos de turismo, establecimientos de turismo rural, apartamentos turísticos y albergues turísticos.</text:p>
            <text:p>b) Los restaurantes incluidos en el Grupo I del artículo 77 de la Ley 7/2011, de 27 de octubre, debidamente inscritos y clasificados en el REAT.</text:p>
          </table:table-cell>
          <table:table-cell office:value-type="string" calcext:value-type="string">
            <text:p>Galicia</text:p>
          </table:table-cell>
          <table:table-cell office:value-type="string" calcext:value-type="string">
            <text:p>60000.0</text:p>
          </table:table-cell>
          <table:table-cell office:value-type="string" calcext:value-type="string">
            <text:p>GALICIA - AGENCIA TURISMO DE GALICIA</text:p>
          </table:table-cell>
          <table:table-cell office:value-type="string" calcext:value-type="string">
            <text:p>Las personas físicas y jurídicas titulares de establecimientos turísticos de alojamiento y de restauración</text:p>
            <text:p>que reúnan los requisitos establecidos en estas bases y que tengan autorizado o clasificado, conforme establezca la normativa turística en el Registro de Empresas y Actividades Turísticas de la Xunta de Galicia, el establecimiento turístico para el que se solicita la ayuda.</text:p>
          </table:table-cell>
          <table:table-cell office:value-type="string" calcext:value-type="string">
            <text:p>El plazo de solicitud es desde el 12/02/2025 hasta el 11/03/2025.</text:p>
          </table:table-cell>
          <table:table-cell office:value-type="string" calcext:value-type="string">
            <text:p>La inversión neta admitida máxima será de hasta 100.000 €.</text:p>
            <text:p/>
            <text:p>Los proyectos que se recogen en el punto anterior como acciones subvencionables podrán conseguir una subvención de hasta el 60 % sobre el presupuesto de la inversión subvencionable. </text:p>
            <text:p>- El importe máximo de la ayuda a cada entidad beneficiaria será de 60.000 €.</text:p>
          </table:table-cell>
          <table:table-cell office:value-type="string" calcext:value-type="string">
            <text:p>- Actuaciones destinadas a mejorar las condiciones de accesibilidad y supresión de barreras arquitectónicas.</text:p>
            <text:p>- Obras destinadas a la mejora de las instalaciones con la finalidad de obtener certificaciones de calidad, en especial la Q de Calidad Turística.</text:p>
            <text:p>- Actuaciones destinadas a la adaptación a las modificaciones normativas y a la mejora de la clasificación del establecimiento que supongan un incremento de categoría.</text:p>
            <text:p>- Actuaciones de renovación y modernización de las instalaciones y embellecimiento del entorno de la instalación.</text:p>
            <text:p>- Equipamientos muebles necesarios para el funcionamiento.</text:p>
            <text:p>- Actuaciones de mejora de la climatización que favorezcan la sostenibilidad con la implementación de medidas de ahorro energético, así como la instalación o mejora de sistemas de extracción y renovación del aire.</text:p>
            <text:p>- Actuaciones de digitalización de los sistemas de gestión y comercialización del establecimiento. La inversión en equipos y telefonía móvil no podrá ser superior al 5 % del presupuesto total del proyecto o de la cuantía justificada, de ser esta inferior a aquel.</text:p>
            <text:p>- Adaptación de los sistemas de seguridad y salud en la prestación de servicios.</text:p>
          </table:table-cell>
          <table:table-cell table:number-columns-repeated="11"/>
        </table:table-row>
        <table:table-row table:style-name="ro15">
          <table:table-cell office:value-type="string" calcext:value-type="string">
            <text:p>ayudas-a-la-comercializacion-y-transformacion-ano-2024</text:p>
          </table:table-cell>
          <table:table-cell office:value-type="string" calcext:value-type="string">
            <text:p>Ayudas a la comercialización y transformación, año 2024</text:p>
          </table:table-cell>
          <table:table-cell office:value-type="string" calcext:value-type="string">
            <text:p>Apertura el 26/09/2024 y cierre el 25/02/2025</text:p>
          </table:table-cell>
          <table:table-cell office:value-type="string" calcext:value-type="string">
            <text:p>COMUNITAT VALENCIANA</text:p>
          </table:table-cell>
          <table:table-cell office:value-type="string" calcext:value-type="string">
            <text:p>3640000.0</text:p>
          </table:table-cell>
          <table:table-cell office:value-type="string" calcext:value-type="string">
            <text:p>El objetivo de la ayuda es fomentar una pesca sostenible y la recuperación y conservación de los recursos biológicos acuáticos. Esto incluye diversas actividades como la disminución del efecto de la pesca, la mejora de la eficiencia energética, la mejora de las condiciones laborales y de seguridad a bordo, y el impulso de la economía circular y la seguridad alimentaria, entre otros. Estas ayudas están destinadas a apoyar acciones específicas en el ámbito territorial de la Comunidad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Pueden ser beneficiarios de las ayudas las personas físicas, jurídicas y las entidades sin personalidad jurídica que cumplan con los requisitos establecidos y realicen las acciones previstas en la Orden 7/2024 en el ámbito territorial de la Comunidad Valenciana. En el caso de entidades sin personalidad jurídica, se debe especificar en la solicitud la cuota de participación de cada uno de los miembros, quienes también tendrán la condición de beneficiarios. Además, se debe nombrar un representante o apoderado único de la entidad con poderes suficientes para cumplir con las obligaciones correspondientes.</text:p>
          </table:table-cell>
          <table:table-cell/>
          <table:table-cell office:value-type="string" calcext:value-type="string">
            <text:p>El monto máximo de la ayuda por operación será de 6.000.000 euros.</text:p>
          </table:table-cell>
          <table:table-cell table:number-columns-repeated="2"/>
          <table:table-cell office:value-type="string" calcext:value-type="string">
            <text:p>Las diferentes líneas de actuación para las ayudas convocadas en el ámbito de la pesca sostenible y la acuicultura, según la información proporcionada, son las siguientes:</text:p>
            <text:p/>
            <text:p>1. **Ajudes per a fomentar una pesca sostenible (PESOST)**:</text:p>
            <text:p>   - Disminución del efecto de la pesca.</text:p>
            <text:p>   - Eficiencia energética y mitigación del cambio climático sin incremento de capacidad.</text:p>
            <text:p>   - Eficiencia energética con aumento de capacidad.</text:p>
            <text:p>   - Mejora de las condiciones laborales y de seguridad a bordo.</text:p>
            <text:p>   - Mejora de las condiciones laborales y de seguridad a bordo con aumento de capacidad.</text:p>
            <text:p>   - Valor añadido, economía circular y seguridad alimentaria.</text:p>
            <text:p>   - Puertos pesqueros, lugares de desembarque, lonjas y anclajes.</text:p>
            <text:p>   - Motores.</text:p>
            <text:p>   - Control, inspección y observancia.</text:p>
            <text:p/>
            <text:p>2. **Ajudes per a fomentar les activitats sostenibles de l’aqüicultura (PEACUI)**:</text:p>
            <text:p>   - Esta línea se centra en promover actividades sostenibles en el sector de la acuicultura.</text:p>
            <text:p/>
            <text:p>Estas líneas de actuación están diseñadas para abordar diferentes aspectos y necesidades dentro de los sectores de la pesca y la acuicultura, promoviendo prácticas más sostenibles y eficientes.</text:p>
          </table:table-cell>
          <table:table-cell table:number-columns-repeated="9"/>
        </table:table-row>
        <table:table-row table:style-name="ro5">
          <table:table-cell office:value-type="string" calcext:value-type="string">
            <text:p>subvenciones-del-programa-fortra-para-el-periodo-2024-2025-2024</text:p>
          </table:table-cell>
          <table:table-cell office:value-type="string" calcext:value-type="string">
            <text:p>Subvenciones del Programa FORTRA para el período 2024-2025.</text:p>
          </table:table-cell>
          <table:table-cell office:value-type="string" calcext:value-type="string">
            <text:p>Apertura el 01/10/2024 y cierre el 31/05/2025</text:p>
          </table:table-cell>
          <table:table-cell office:value-type="string" calcext:value-type="string">
            <text:p>CASTILLA Y LEÓN</text:p>
          </table:table-cell>
          <table:table-cell office:value-type="string" calcext:value-type="string">
            <text:p>3000000.0</text:p>
          </table:table-cell>
          <table:table-cell office:value-type="string" calcext:value-type="string">
            <text:p>La financiación de acciones de formación profesional para el empleo organizadas por empresas que desarrollen proyectos o actividades con efecto incentivador y dispongan de centros de trabajo operativos en el territorio de Castilla y León, dirigidas a la mejora de la empleabilidad de la población castellana y leonesa, mediante la adquisición de un nivel de cualificación profesional adaptado a las demandas empresariales, a través de la realización de cursos específicos de formación para la transferencia de conocimientos y de nuevas competencias y habilidades vinculadas al desempeño de puestos de trabajo de dichas empresa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SERVICIO PÚBLICO DE EMPLEO DE CASTILLA Y LEÓN</text:p>
          </table:table-cell>
          <table:table-cell office:value-type="string" calcext:value-type="string">
            <text:p>Las empresas que desarrollen proyectos o actividades con efecto incentivador, dispongan de centros de trabajo operativos en el territorio de Castilla y León.</text:p>
          </table:table-cell>
          <table:table-cell office:value-type="string" calcext:value-type="string">
            <text:p>El plazo de solicitud es desde el 01/10/2024 hasta el 31/05/2024.</text:p>
          </table:table-cell>
          <table:table-cell office:value-type="string" calcext:value-type="string">
            <text:p>La cuantía máxima de la subvención alcanzará, según sea el solicitante una gran empresa, una mediana empresa o una pequeña empresa, hasta un porcentaje máximo, respectivamente, del 50%, del 60% o del 70% del presupuesto total del proyecto formativo.</text:p>
            <text:p/>
            <text:p>El coste máximo total del proyecto de formación se determinará, en el correspondiente presupuesto, por la aplicación de los siguientes factores:</text:p>
            <text:p>a) Número total de horas de formación a impartir, de acuerdo con la memoria del proyecto formativo presentado.</text:p>
            <text:p>b) Un módulo económico por hora de formación, que será como máximo de 24 €/ hora.</text:p>
          </table:table-cell>
          <table:table-cell office:value-type="string" calcext:value-type="string">
            <text:p>a) Los costes de personal de los formadores, incluido tanto el personal pedagógico como el personal de apoyo a las personas con discapacidad que participen en las acciones subvencionadas, correspondientes a las horas en que estos participen en la formación.</text:p>
            <text:p/>
            <text:p>b) Los costes de funcionamiento en que incurran los formadores y los destinatarios de la actividad subvencionable, directamente relacionados con el proyecto de formación, como gastos de viaje y alojamiento, materiales y suministros vinculados directamente al proyecto, incluidas las adaptaciones técnicas y el material didáctico específico destinados a las personas con discapacidad que participen en las acciones subvencionadas, y la amortización de instrumentos y equipos, en la medida en que se utilicen exclusivamente para el proyecto de formación.</text:p>
            <text:p/>
            <text:p>c) Los costes de servicios de asesoramiento relacionados con el proyecto de formación.</text:p>
            <text:p/>
            <text:p>d) Los costes de personal de los beneficiarios de la formación.</text:p>
            <text:p/>
            <text:p>e) Los costes indirectos generales (gastos administrativos, alquileres, gastos generales) por las horas en las que los beneficiarios participen en la formación.</text:p>
          </table:table-cell>
          <table:table-cell office:value-type="string" calcext:value-type="string">
            <text:p>Las acciones incluidas en cada proyecto formativo subvencionado se podrán desarrollar desde el día siguiente a la fecha de notificación de la resolución de concesión hasta el 31 de agosto 2025.</text:p>
          </table:table-cell>
          <table:table-cell office:value-type="string" calcext:value-type="string">
            <text:p>Se financiarán los proyectos formativos que incluyan la realización, por los trabajadores ocupados en las empresas que desarrollen estos proyectos o actividades con efecto incentivador, de cursos relacionados, preferentemente, con las siguientes materias: </text:p>
            <text:p>- Formación en competencias digitales; habilidades, uso y gestión de herramientas tecnológicas; marketing digital; seguridad informática; explotación, análisis y procesamiento de datos; inteligencia artificial y aprendizaje automático; formación en competencias para el desempeño de tareas que requieren una adaptación a los cambios en los procesos productivos; especialización en electromovilidad y movilidad conectada; conectividad de dispositivos y máquinas; tecnologías de la industria 4.0, smart mobility, sensorización, manufactura avanzada y robótica; monitoreo, digitalización  y automatización de tareas y procesos; formación en idiomas; sensibilización para el fomento de estrategias de economía circular; sostenibilidad de materiales y procesos productivos, eco innovación, reciclado y reutilización de productos en el modelo de negocio del sector empresarial donde se ocupen los trabajadores destinatarios.</text:p>
          </table:table-cell>
          <table:table-cell table:number-columns-repeated="9"/>
        </table:table-row>
        <table:table-row table:style-name="ro16">
          <table:table-cell office:value-type="string" calcext:value-type="string">
            <text:p>ayudas-a-proyectos-de-mejora-energetica-dirigidas-a-autonomos-y-pymes-del-sector-servicios-bono-energia-pyme-2025</text:p>
          </table:table-cell>
          <table:table-cell office:value-type="string" calcext:value-type="string">
            <text:p>Ayudas a proyectos de mejora energética dirigidas a autónomos y PYMEs del sector servicios - Bono Energía PYME 2025</text:p>
          </table:table-cell>
          <table:table-cell office:value-type="string" calcext:value-type="string">
            <text:p>Apertura el 17/01/2025 y cierre el 25/06/2025</text:p>
          </table:table-cell>
          <table:table-cell office:value-type="string" calcext:value-type="string">
            <text:p>GALICIA</text:p>
          </table:table-cell>
          <table:table-cell office:value-type="string" calcext:value-type="string">
            <text:p>2500000.0</text:p>
          </table:table-cell>
          <table:table-cell office:value-type="string" calcext:value-type="string">
            <text:p>La realización de proyectos de mejora energética, con la finalidad de incentivar actuaciones que contribuyan a paliar la situación de altos precios de la energía.</text:p>
          </table:table-cell>
          <table:table-cell office:value-type="string" calcext:value-type="string">
            <text:p>Galicia</text:p>
          </table:table-cell>
          <table:table-cell office:value-type="string" calcext:value-type="string">
            <text:p>5999.0</text:p>
          </table:table-cell>
          <table:table-cell office:value-type="string" calcext:value-type="string">
            <text:p>GALICIA - INSTITUTO ENERGÉTICO DE GALICIA (INEGA)</text:p>
          </table:table-cell>
          <table:table-cell office:value-type="string" calcext:value-type="string">
            <text:p>Las empresas legalmente constituidas y los empresarios autónomos que tengan domicilio social o centro de trabajo en Galicia y cuya actividad esté incluida entre las siguientes secciones del CNAE:</text:p>
            <text:p>- SECCIÓN G: Comercio al por mayor y al por menor; reparación de vehículos a motor y motocicletas 45 a 47</text:p>
            <text:p>- SECCIÓN H: Transporte y almacenamiento:49 a 53</text:p>
            <text:p>- SECCIÓN I: Hostelería 55 a 56</text:p>
            <text:p>- SECCIÓN J: Información y comunicaciones 58 a 63</text:p>
            <text:p>- SECCIÓN K: Actividades financieras y de seguros 64 a 66</text:p>
            <text:p>- SECCIÓN L: Actividades inmobiliarias 68</text:p>
            <text:p>- SECCIÓN M: Actividades profesionales, científicas y técnicas 69 a 75</text:p>
            <text:p>- SECCIÓN N: Actividades administrativas y servicios auxiliares 77 a 82</text:p>
            <text:p>- SECCIÓN P: Educación 85</text:p>
            <text:p>- SECCIÓN Q: Actividades sanitarias y de servicios sociales 86 a 88</text:p>
            <text:p>- SECCIÓN R: Actividades artísticas, recreativas y de entretenimiento 90 a 93</text:p>
            <text:p>- SECCIÓN S: Otros servicios 94 a 96</text:p>
          </table:table-cell>
          <table:table-cell office:value-type="string" calcext:value-type="string">
            <text:p>El plazo de solicitud es desde el 17/01/2025 hasta el 25/06/2025.</text:p>
          </table:table-cell>
          <table:table-cell office:value-type="string" calcext:value-type="string">
            <text:p>- La inversión mínima para que las actuaciones sean subvencionables debe ser de 1.000 euros por solicitud, sin incluir el IVA. En caso de que la solicitud contemple exclusivamente el bono de asesoramiento energético la inversión mínima de la solicitud se establece en 200 euros por solicitud, sin incluir el IVA.</text:p>
            <text:p>- La cuantía de la subvención será del 80 % del coste elegible de la actuación.  </text:p>
            <text:p>- Con carácter general, se establece una ayuda máxima de 6.000 euros por solicitud.</text:p>
          </table:table-cell>
          <table:table-cell office:value-type="string" calcext:value-type="string">
            <text:p>Son proyectos subvencionables las inversiones en equipos consumidores de energía o elementos que contribuyan a una gestión energética eficiente incluidos en las siguientes tipologías de actuación:</text:p>
            <text:p/>
            <text:p>a) Bono asesoramiento energético:</text:p>
            <text:p>- Diagnósticos energéticos que incluyan inventario de los principales equipos consumidores del centro de trabajo, análisis de consumo, propuestas de optimización del consumo energético y de mejora de la contratación y facturación de la energía evaluando el coste y ahorro económico derivado.</text:p>
            <text:p>- Auditorías energéticas, que además del contenido de los diagnósticos deben completar la parte de análisis de consumos con mediciones (análisis de combustión de calderas, medición consumo eléctrico de los principales equipos consumidores, análisis termográfico de las instalación, mediciones lumínicas, ...) y en la parte de propuesta de mejora debe analizar actuaciones de eficiencia energética, de implantación de energías renovables, de mejora de la contratación y facturación de la energía e implantación de sistemas de tele-gestión y automatización que permita reducir el consumo energético. </text:p>
            <text:p/>
            <text:p>b) Bono envolvente: elementos de control solar (toldos o láminas de control solar y/o térmico.</text:p>
            <text:p>- Solo serán subvencionables toldos de color blanca y/o negro y variantes de estos colores). </text:p>
            <text:p>- En ningún caso serán subvencionables los elementos que incorporen publicidad.</text:p>
            <text:p/>
            <text:p>c) Bono iluminación: renovación de equipos de iluminación interior y/o exterior, incluidos rótulos y escaparates, por otros que utilicen tecnología LED y los elementos de control asociados.</text:p>
            <text:p/>
            <text:p>d) Bono instalaciones eléctricas: mejora de la eficiencia energética en instalaciones eléctricas garantizando un suministro con calidad y fiabilidad (renovación de transformadores, incorporación o renovación de sistemas de alimentación ininterrumpida, compensación de energía reactiva, instalación de filtros economizadores o similares).</text:p>
            <text:p/>
            <text:p>E) Bono equipo: renovación de los equipos consumidores de energía como cafeteiras, lavavajillas, lavadoras, secadoras, planchas, vending, muebles frigoríficos, autoservicio y cualquier equipo de consumo energético propio del establecimiento siempre que se pueda acreditar una calificación energética B o superior. </text:p>
            <text:p/>
            <text:p>f) Bono climatización: equipos que permitan reducir el consumo de energía de las instalaciones de climatización, ventilación y agua caliente sanitaria.</text:p>
            <text:p/>
            <text:p>g) Bono inmótica: sistemas domóticos y/o inmóticos que permitan gestionar la energía y el gasto energético de forma más eficiente.</text:p>
          </table:table-cell>
          <table:table-cell office:value-type="string" calcext:value-type="string">
            <text:p>Serán subvencionables los gastos e inversiones realizados entre el 1 de enero y el 1 de octubre de 2025, dentro del territorio de la Comunidad Autónoma de Galicia.</text:p>
          </table:table-cell>
          <table:table-cell table:number-columns-repeated="10"/>
        </table:table-row>
        <table:table-row table:style-name="ro17">
          <table:table-cell office:value-type="string" calcext:value-type="string">
            <text:p>subvenciones-para-la-retirada-de-residuos-de-materiales-de-aislamiento-y-construccion-que-contengan-amianto-en-cataluna</text:p>
          </table:table-cell>
          <table:table-cell office:value-type="string" calcext:value-type="string">
            <text:p>Subvenciones para la retirada de residuos de materiales de aislamiento y construcción que contengan amianto en Cataluña.</text:p>
          </table:table-cell>
          <table:table-cell office:value-type="string" calcext:value-type="string">
            <text:p>Apertura el 15/01/2025 y cierre el 28/11/2025</text:p>
          </table:table-cell>
          <table:table-cell office:value-type="string" calcext:value-type="string">
            <text:p>CATALUÑA</text:p>
          </table:table-cell>
          <table:table-cell office:value-type="string" calcext:value-type="string">
            <text:p>8000000.0</text:p>
          </table:table-cell>
          <table:table-cell office:value-type="string" calcext:value-type="string">
            <text:p>El objetivo de esta ayuda es facilitar la retirada, en origen, de residuos de materiales de aislamiento y de la construcción que contengan amianto, ubicados en el ámbito territorial de Cataluña. Esto busca garantizar un entorno más seguro y saludable al gestionar adecuadamente estos materiales peligros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RESIDUS DE CATALUNYA</text:p>
          </table:table-cell>
          <table:table-cell office:value-type="string" calcext:value-type="string">
            <text:p>Los propietarios de bienes inmuebles que contengan elementos de amianto procedentes de la construcción que impulsen su desamiantaje, sean personas físicas o jurídicas, públicas o privadas, o</text:p>
            <text:p>comunidades de vecinos.</text:p>
          </table:table-cell>
          <table:table-cell office:value-type="string" calcext:value-type="string">
            <text:p>El plazo para presentar solicitudes en esta convocatoria será des del 15 de enero de 2025 hasta agotarse la disponibilidad presupuestaria y en todo caso hasta el 28 de noviembre de 2025.</text:p>
          </table:table-cell>
          <table:table-cell office:value-type="string" calcext:value-type="string">
            <text:p>La subvención por los gastos económicos derivados de la retirada, el transporte y el tratamiento de los residuos de amianto será de carácter dinerario, con un porcentaje del 100% de las facturas presentadas y un máximo por metro cuadrado de cubierta de amianto según el escalado siguiente:</text:p>
            <text:p>- Cubiertas de amianto de hasta 49 m2: (2.000 €)</text:p>
            <text:p>- Cubiertas de amianto de 50 m2 hasta 99 m2: (40 €/m2)</text:p>
            <text:p>- Cubiertas de amianto de 100 m2 hasta 499 m2: (30 €/m2)</text:p>
            <text:p>- Cubiertas de amianto de 500 m2 hasta 999 m2: (25 €/m2)</text:p>
            <text:p>- Cubiertas de amianto a partir de 1000 m2: (20 €/m2)</text:p>
          </table:table-cell>
          <table:table-cell office:value-type="string" calcext:value-type="string">
            <text:p>El gasto subvencionable abarca los conceptos de retirada, transporte y tratamiento de los residuos de materiales de aislamiento y de la construcción que contengan amianto y, en su caso, de medios auxiliares.</text:p>
            <text:p/>
            <text:p>Se considera subvencionable el desamiantaje de edificaciones, incluyendo la manipulación y retirada de los residuos de amianto procedentes de la construcción efectuadas por empresas inscritas en el Registro de empresas con riesgo de amianto (RERA), así como su transporte y el tratamiento de los residuos de amianto mediante las empresas inscritas en el Registro general de personas gestoras de residuos de Cataluña.</text:p>
          </table:table-cell>
          <table:table-cell table:number-columns-repeated="11"/>
        </table:table-row>
        <table:table-row table:style-name="ro18">
          <table:table-cell office:value-type="string" calcext:value-type="string">
            <text:p>ayudas-para-el-desarrollo-de-nuevas-y-jovenes-empresas-innovadoras-de-base-tecnologica-start-up</text:p>
          </table:table-cell>
          <table:table-cell office:value-type="string" calcext:value-type="string">
            <text:p>Ayudas para el desarrollo de nuevas y jóvenes empresas innovadoras de base tecnológica (Startups).</text:p>
          </table:table-cell>
          <table:table-cell office:value-type="string" calcext:value-type="string">
            <text:p>Apertura el 07/02/2025 y cierre el 27/02/2025</text:p>
          </table:table-cell>
          <table:table-cell office:value-type="string" calcext:value-type="string">
            <text:p>COMUNIDAD DE MADRID</text:p>
          </table:table-cell>
          <table:table-cell office:value-type="string" calcext:value-type="string">
            <text:p>2360970.0</text:p>
          </table:table-cell>
          <table:table-cell office:value-type="string" calcext:value-type="string">
            <text:p>Fomentar la actividad de nuevas empresas innovadoras de base tecnológica y la consolidación de jóvenes empresas innovadoras de base tecnológica en la Comunidad de Madrid.</text:p>
          </table:table-cell>
          <table:table-cell office:value-type="string" calcext:value-type="string">
            <text:p>Comunidad de Madrid</text:p>
          </table:table-cell>
          <table:table-cell office:value-type="string" calcext:value-type="string">
            <text:p>150000.0</text:p>
          </table:table-cell>
          <table:table-cell office:value-type="string" calcext:value-type="string">
            <text:p>COMUNIDAD DE MADRID - CONSEJERÍA DE EDUCACIÓN, CIENCIA Y UNIVERSIDADES</text:p>
          </table:table-cell>
          <table:table-cell office:value-type="string" calcext:value-type="string">
            <text:p>Línea 1: Nuevas pequeñas empresas innovadoras de base tecnológica de hasta 1 año de antigüedad.</text:p>
            <text:p/>
            <text:p>Línea 2: Jóvenes pequeñas empresas innovadoras de base tecnológica con más de 1 año y hasta 5 años de antigüedad.</text:p>
          </table:table-cell>
          <table:table-cell office:value-type="string" calcext:value-type="string">
            <text:p>El plazo de solicitud es desde el 07/02/2025 hasta el 27/02/2025.</text:p>
          </table:table-cell>
          <table:table-cell office:value-type="string" calcext:value-type="string">
            <text:p>En ningún caso podrán ser objeto de subvención las actividades a desarrollar por las empresas cuyos gastos subvencionables sean inferiores a 30.000 € para la Línea 1 y de 75.000 € para la línea 2. </text:p>
            <text:p/>
            <text:p>En ambos casos, la intensidad de ayuda sobre los gastos financiables será de hasta el 100% de los gastos considerados subvencionables con un límite de 80.000 € para la Línea 1 y 150.000 € para la Línea 2.</text:p>
          </table:table-cell>
          <table:table-cell office:value-type="string" calcext:value-type="string">
            <text:p>a) Costes de personal: investigadores, técnicos y demás personal auxiliar, con vinculación con la entidad mediante contratación laboral en la medida en que estén dedicados al proyecto.</text:p>
            <text:p/>
            <text:p>b) Costes de instrumental y material, en la medida y durante el período en que se utilicen para el proyecto.</text:p>
            <text:p/>
            <text:p>c) Costes de investigación contractual de investigación y desarrollo, conocimientos técnicos y patentes adquiridas u obtenidas por acuerdos de licencias de fuentes externas a precios de mercado, siempre y cuando la operación se haya realizado en condiciones de plena competencia y sin elemento alguno de colusión, así como los costes de consultoría para la adquisición, protección y comercio derechos de propiedad industrial y/o intelectual.</text:p>
            <text:p/>
            <text:p>d) Gastos de asesoramiento y apoyo a la innovación y al desarrollo de negocio, tales como: consultoría de gestión, asistencia tecnológica y de apoyo a la innovación, consultoría de desarrollo empresarial y de mercado (investigación y test de mercado).</text:p>
            <text:p/>
            <text:p>e) Otros servicios externos: asistencia técnica, consultoría o equivalente en materia jurídica, económica y financiera, gestión empresarial, marketing, difusión y comercialización.</text:p>
            <text:p/>
            <text:p>f) Informes, certificaciones y auditorías realizadas por auditores o expertos en la medida que sean requeridos por las bases reguladoras o por esta convocatoria de ayudas. </text:p>
            <text:p/>
            <text:p>g) Otros gastos de funcionamiento, directamente derivados del proyecto. En este concepto se incluyen:</text:p>
            <text:p>- Gastos de viajes y dietas directamente relacionados con el proyecto. </text:p>
            <text:p>- Costes de auditorías económico-financieras e industriales y de seguimiento del proyecto. </text:p>
            <text:p>- Cuotas abonadas por servicios prestados por viveros, incubadoras, parques científicos, y otras entidades de alojamiento de Start-up.</text:p>
          </table:table-cell>
          <table:table-cell office:value-type="string" calcext:value-type="string">
            <text:p>El plazo de ejecución de los proyectos y de realización de las inversiones y actividades de los mismos, que se computará desde la fecha de inicio de la ejecución del proyecto comunicada por la entidad beneficiaria al órgano instructor, podrá ser de:</text:p>
            <text:p>a) Línea 1: Inicio de actividad de nuevas empresas de base tecnológica, de hasta 1 año de antigüedad: hasta 12 meses.</text:p>
            <text:p>b) Línea 2: Consolidación de jóvenes empresas innovadoras de base tecnológica con más de 1 año y hasta 5 años de antigüedad: hasta 12 meses.</text:p>
            <text:p/>
            <text:p>Los proyectos deberán iniciarse dentro de los 30 días siguientes a contar desde el día siguiente a la notificación de la orden de concesión.</text:p>
          </table:table-cell>
          <table:table-cell table:number-columns-repeated="2"/>
          <table:table-cell office:value-type="string" calcext:value-type="string">
            <text:p>Los proyectos se desarrollarán en cualquier municipio del ámbito territorial de la Comunidad de Madrid. </text:p>
            <text:p/>
            <text:p>El contenido de los proyectos empresariales y de las actividades objeto de estas ayudas y de sus resultados deberá ser de aplicación en alguna de las líneas científicotecnológicas y de innovación tecnológica, consideradas prioritarias para el desarrollo regional por la estrategia regional de investigación e innovación para una especialización inteligente (S3).</text:p>
          </table:table-cell>
          <table:table-cell table:number-columns-repeated="7"/>
        </table:table-row>
        <table:table-row table:style-name="ro5">
          <table:table-cell office:value-type="string" calcext:value-type="string">
            <text:p>subvenciones-al-impulso-de-proyectos-de-innovacion-disruptiva-en-canarias-ano-2025</text:p>
          </table:table-cell>
          <table:table-cell office:value-type="string" calcext:value-type="string">
            <text:p>Subvenciones al impulso de proyectos de innovación disruptiva en Canarias, año 2025.</text:p>
          </table:table-cell>
          <table:table-cell office:value-type="string" calcext:value-type="string">
            <text:p>Apertura el 15/01/2025 y cierre el 31/03/2025</text:p>
          </table:table-cell>
          <table:table-cell office:value-type="string" calcext:value-type="string">
            <text:p>CANARIAS</text:p>
          </table:table-cell>
          <table:table-cell office:value-type="string" calcext:value-type="string">
            <text:p>2000000.0</text:p>
          </table:table-cell>
          <table:table-cell office:value-type="string" calcext:value-type="string">
            <text:p>El objetivo de esta ayuda es fomentar la realización de proyectos para impulsar el emprendimiento innovador en Canarias, específicamente a través de la financiación de proyectos de innovación disruptiva.</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Los beneficiarios de la ayuda pueden ser entidades públicas o privadas que cumplan con los requisitos establecidos en la base reguladora cuarta al momento de presentar la solicitud. Además, se considera como beneficiarias a las empresas emergentes canarias, según la definición establecida en la base reguladora 2.c.1), que operen en sectores estratégicos contemplados en la Estrategia Española de Ciencia, Tecnología e Innovación 2021-2027.</text:p>
          </table:table-cell>
          <table:table-cell office:value-type="string" calcext:value-type="string">
            <text:p>El plazo de solicitud es desde el 15/01/2025 hasta el 31/03/2025.</text:p>
          </table:table-cell>
          <table:table-cell office:value-type="string" calcext:value-type="string">
            <text:p>El monto máximo de la ayuda a conceder por proyecto es de 120.000 euros para las actuaciones de tipo A y C, y entre 25.000 y 50.000 euros para las actuaciones de tipo B.</text:p>
          </table:table-cell>
          <table:table-cell office:value-type="string" calcext:value-type="string">
            <text:p>Las actuaciones subvencionables se dividen en tres tipos: A, B y C. </text:p>
            <text:p/>
            <text:p>1. **Tipo A**: Actuaciones generales que se especifican en la convocatoria.</text:p>
            <text:p>2. **Tipo B**: Proyectos de innovación disruptiva a desarrollar por empresas emergentes canarias.</text:p>
            <text:p>3. **Tipo C**: Actuaciones específicas que también se detallan en la convocatoria.</text:p>
            <text:p/>
            <text:p>Los gastos elegibles incluyen, entre otros, los gastos de personal vinculado al proyecto, así como el coste de informes de auditoría, con un límite máximo establecido. </text:p>
            <text:p/>
            <text:p>Para más detalles específicos sobre cada tipo de actuación y los gastos elegibles, se recomienda consultar la base reguladora correspondiente.</text:p>
          </table:table-cell>
          <table:table-cell office:value-type="string" calcext:value-type="string">
            <text:p>El plazo de ejecución del proyecto tendrá una duración máxima de 12 meses.</text:p>
          </table:table-cell>
          <table:table-cell office:value-type="string" calcext:value-type="string">
            <text:p>Las diferentes líneas de actuación subvencionables son tres tipos: A, B y C. Cada tipo tiene sus propias características y requisitos específicos según lo dispuesto en la base reguladora correspondiente.</text:p>
          </table:table-cell>
          <table:table-cell table:number-columns-repeated="9"/>
        </table:table-row>
        <table:table-row table:style-name="ro19">
          <table:table-cell office:value-type="string" calcext:value-type="string">
            <text:p>subvenciones-del-programa-para-el-fomento-y-consolidacion-del-empleo-autonomo-en-aragon-2024</text:p>
          </table:table-cell>
          <table:table-cell office:value-type="string" calcext:value-type="string">
            <text:p>Subvenciones del Programa para el fomento y consolidación del empleo autónomo en Aragón.</text:p>
          </table:table-cell>
          <table:table-cell office:value-type="string" calcext:value-type="string">
            <text:p>Apertura el 01/02/2025 y cierre el 30/10/2025</text:p>
          </table:table-cell>
          <table:table-cell office:value-type="string" calcext:value-type="string">
            <text:p>ARAGÓN</text:p>
          </table:table-cell>
          <table:table-cell office:value-type="string" calcext:value-type="string">
            <text:p>1800000.0</text:p>
          </table:table-cell>
          <table:table-cell office:value-type="string" calcext:value-type="string">
            <text:p>Apoyar el autoempleo y el emprendimiento en la Comunidad Autónoma de Aragón, fomentando para ello el establecimiento de personas desempleadas como personas trabajadoras autónomas, favoreciendo el mantenimiento y la consolidación de su actividad económica y promoviendo el relevo generacional y la inserción laboral de familiares colaboradores.</text:p>
          </table:table-cell>
          <table:table-cell office:value-type="string" calcext:value-type="string">
            <text:p>Aragón</text:p>
          </table:table-cell>
          <table:table-cell office:value-type="string" calcext:value-type="string">
            <text:p>0.0</text:p>
          </table:table-cell>
          <table:table-cell office:value-type="string" calcext:value-type="string">
            <text:p>ARAGÓN - INSTITUTO ARAGONÉS DE EMPLEO (INAEM)</text:p>
          </table:table-cell>
          <table:table-cell office:value-type="string" calcext:value-type="string">
            <text:p>Aquellas personas físicas que se encuentren en alguno de los siguientes supuestos:</text:p>
            <text:p>a) Que se establezcan como personas trabajadoras autónomas o por cuenta propia y realicen la actividad en nombre propio.</text:p>
            <text:p>b) Que se incorporen al negocio familiar como personas autónomas colaboradoras.</text:p>
            <text:p>c) Que formen parte, en su calidad de personas trabajadoras autónomas o por cuenta propia, de sociedades civiles o de comunidades de bienes, siempre que las subvenciones se soliciten a título personal.</text:p>
            <text:p>d) Que estén incluidas en el régimen especial de la Seguridad Social de los Trabajadores por Cuenta Propia o Autónomos, y hayan disfrutado de la reducción prevista el apartado 1 del artículo 38 ter de la Ley 20/2007, de 11 de julio, del Estatuto del trabajo autónomo, a contar desde la fecha de efectos del alta, durante los doce meses naturales completos siguientes, siempre que el centro de trabajo o domicilio fiscal, en caso de carecer de aquél, esté ubicado en una localidad o núcleo de población aragonés.</text:p>
            <text:p>e) Que contrate a la primera persona trabajadora por cuenta ajena.</text:p>
            <text:p>f) Que se establezcan como personas trabajadoras autónomas por cuenta propia o como miembros de una sociedad civil o comunidad de bienes y soliciten y obtengan un préstamo a título individual.</text:p>
          </table:table-cell>
          <table:table-cell office:value-type="string" calcext:value-type="string">
            <text:p>El plazo de vigencia es desde el 01/02/2025 hasta el <text:s/>30/10/2025.</text:p>
          </table:table-cell>
          <table:table-cell office:value-type="string" calcext:value-type="string">
            <text:p>Línea 1:</text:p>
            <text:p>- 4.200 euros para personas desempleadas en general.</text:p>
            <text:p>- Incrementables hasta los 5.400 €, 6.000 € o 7.000 € por persona en determinadas circunstancias.</text:p>
            <text:p/>
            <text:p>Línea 2:</text:p>
            <text:p>- Hasta 5.400 euros si el beneficiario es un hombre.</text:p>
            <text:p>- Hasta 6.000 euros si la beneficiaria es una mujer.</text:p>
            <text:p>- Incrementable kasta 7.000 euros por persona en determinadas circunstancias.</text:p>
            <text:p/>
            <text:p>Línea 3:</text:p>
            <text:p>- Será subvencionable el importe equivalente a las cuotas abonadas por las personas trabajadoras por cuenta propia o autónomas que hayan disfrutado, durante los primeros doce meses naturales completos, de la cuota reducida prevista en el apartado 1 del artículo 38 ter de la Ley 20/2007, de 11 de julio, del Estatuto del trabajo autónomo.</text:p>
            <text:p/>
            <text:p>Línea 4:</text:p>
            <text:p>- 2.000 euros si el beneficiario es un hombre.</text:p>
            <text:p>- 2.500 euros si la beneficiaria es mujer.</text:p>
            <text:p>- 3.000 euros si la persona beneficiaria tiene una discapacidad reconocida en un grado igual o superior al 33 % así como las personas pensionistas de la Seguridad Social que tengan reconocida una pensión de incapacidad permanente en el grado de total, absoluta o gran invalidez y las personas pensionistas de clases pasivas que tengan reconocida una pensión de jubilación o de retiro por incapacidad permanente para el servicio o inutilidad.</text:p>
            <text:p/>
            <text:p>Línea 5:</text:p>
            <text:p>- La cuantía básica de la subvención por el contrato indefinido a tiempo completo de personas desempleada será de 5.500 euros si el contratado es hombre y 6.000 euros si la contratada es mujer. </text:p>
            <text:p>- Esta cuantía se incrementará por cada uno de los siguientes supuestos y porcentajes hasta un límite máximo de 7.200 euros por contrato, salvo que se trate de mujeres víctimas de violencia de género, en cuyo caso, los posibles incrementos podrán acumularse hasta los 9.000 euros.</text:p>
            <text:p/>
            <text:p>Línea 6:</text:p>
            <text:p>- Esta subvención será equivalente a la reducción de hasta cuatro puntos del tipo de interés fijado por la entidad de crédito que conceda el préstamo al solicitante.</text:p>
          </table:table-cell>
          <table:table-cell table:number-columns-repeated="2"/>
          <table:table-cell office:value-type="string" calcext:value-type="string">
            <text:p>1. Subvención al establecimiento como persona trabajadora autónoma, destinada a promocionar el empleo por cuenta propia de personas desempleadas inscritas como demandantes de empleo.</text:p>
            <text:p/>
            <text:p>2. Subvención para el fomento del relevo generacional, destinada a facilitar la continuidad del negocio más allá de la vida laboral de su promotor.</text:p>
            <text:p/>
            <text:p>3. Cuota Cero</text:p>
            <text:p/>
            <text:p>4. Subvención para favorecer la incorporación al negocio familiar de personas trabajadoras autónomas colaboradoras.</text:p>
            <text:p/>
            <text:p>5. Subvención por la contratación de la primera persona trabajadora por cuenta ajena por parte de una persona trabajadora autónoma, para favorecer el crecimiento de su proyecto de autoempleo.</text:p>
            <text:p/>
            <text:p>6. Subvención financiera para reducir los intereses de los préstamos destinados a financiar las inversiones y otros gastos necesarios para la puesta en marcha y el desarrollo de la actividad.</text:p>
          </table:table-cell>
          <table:table-cell/>
          <table:table-cell office:value-type="string" calcext:value-type="string">
            <text:p>Plazos específicos de solicitud:</text:p>
            <text:p>Línea 1: 1 mes a contar desde el día siguiente a aquel en que se inicie la actividad. </text:p>
            <text:p>Línea 2: 1 mes a contar desde el día siguiente a aquel en que se inicie la actividad. </text:p>
            <text:p>Línea 3: 1 mes a contar desde el día siguiente a aquel en que se cumpla el periodo de los 12 primeros meses naturales completos de disfrute de la reducción, a contar desde la fecha de efectos del alta.</text:p>
            <text:p>Línea 4: 1 mes a contar desde el día siguiente a aquel en que se inicie la actividad.</text:p>
            <text:p>Línea 5: 1 mes a contar desde el día siguiente a aquel en que se produzca el alta en la Seguridad Social de la persona contratada.</text:p>
            <text:p>Línea 6: En el plazo de seis meses a contar desde el día siguiente al de la formalización del préstamo si este se formalizase con posterioridad al inicio de actividad.</text:p>
          </table:table-cell>
          <table:table-cell table:number-columns-repeated="7"/>
        </table:table-row>
        <table:table-row table:style-name="ro3">
          <table:table-cell office:value-type="string" calcext:value-type="string">
            <text:p>subvenciones-destinadas-a-favorecer-la-digitalizacion-basica-en-las-pymes-de-castilla-y-leon-2024</text:p>
          </table:table-cell>
          <table:table-cell office:value-type="string" calcext:value-type="string">
            <text:p>Subvenciones destinadas a favorecer la digitalización básica en las PYMEs de Castilla y León.</text:p>
          </table:table-cell>
          <table:table-cell office:value-type="string" calcext:value-type="string">
            <text:p>Apertura el 08/11/2024 y cierre el 31/12/2025</text:p>
          </table:table-cell>
          <table:table-cell office:value-type="string" calcext:value-type="string">
            <text:p>CASTILLA Y LEÓN</text:p>
          </table:table-cell>
          <table:table-cell office:value-type="string" calcext:value-type="string">
            <text:p>1500000.0</text:p>
          </table:table-cell>
          <table:table-cell office:value-type="string" calcext:value-type="string">
            <text:p>Proyectos de digitalización básica en autónomos y pymes de Castilla y León, dirigidos a la implementación de las primeras herramientas o soluciones digitales en una empresa.</text:p>
          </table:table-cell>
          <table:table-cell office:value-type="string" calcext:value-type="string">
            <text:p>Castilla y León</text:p>
          </table:table-cell>
          <table:table-cell office:value-type="string" calcext:value-type="string">
            <text:p>1200.0</text:p>
          </table:table-cell>
          <table:table-cell office:value-type="string" calcext:value-type="string">
            <text:p>CASTILLA Y LEÓN - INSTITUTO PARA LA COMPETITIVIDAD EMPRESARIAL DE CASTILLA Y LEÓN</text:p>
          </table:table-cell>
          <table:table-cell office:value-type="string" calcext:value-type="string">
            <text:p>Las PYMEs, incluidos los autónomos, con domicilio social o centro de trabajo en Castilla y León</text:p>
          </table:table-cell>
          <table:table-cell office:value-type="string" calcext:value-type="string">
            <text:p>El plazo de solicitud es desde el 08/11/2024 hasta el 31/12/2025.</text:p>
          </table:table-cell>
          <table:table-cell office:value-type="string" calcext:value-type="string">
            <text:p>El gasto total subvencionable del proyecto, para resultar elegible, debe ser igual o superior a 1.500 euros.</text:p>
            <text:p/>
            <text:p>La ayuda consistirá en una subvención a fondo perdido por importe de 1.200 euros.</text:p>
          </table:table-cell>
          <table:table-cell office:value-type="string" calcext:value-type="string">
            <text:p>a) Software, incluyendo el servicio que ofrece una solución de software a los usuarios finales a través de Internet, mediante un modelo de pago por uso.</text:p>
            <text:p/>
            <text:p>b) Hardware y los equipos necesarios para la implementación de la solución o soluciones objeto del proyecto, incluyendo servicio que ofrece una infraestructura de la tecnología de la información a los usuarios finales a través de Internet, mediante un modelo de pago por uso.</text:p>
            <text:p/>
            <text:p>c) Colaboraciones externas necesarias para la realización de uno o varios de los siguientes conceptos:</text:p>
            <text:p>- Consultoría de procesos que permita detectar las principales necesidades de la entidad beneficiaria en relación con su proceso de digitalización.</text:p>
            <text:p>- Consultoría tecnológica sobre las mejores herramientas para abordar las necesidades de la entidad beneficiaria.</text:p>
            <text:p>- Consultoría para la implantación de las herramientas/soluciones seleccionadas para su integración en los procesos de la pyme.</text:p>
            <text:p>- Consultoría de seguimiento de la implantación realizada.</text:p>
            <text:p>- Capacitación de empleados de la entidad beneficiaria en las herramientas/soluciones implantadas.</text:p>
          </table:table-cell>
          <table:table-cell table:number-columns-repeated="2"/>
          <table:table-cell office:value-type="string" calcext:value-type="string">
            <text:p>Quedan excluidas las comunidades de bienes, las empresas públicas y las sociedades civiles, así como las asociaciones, fundaciones, administraciones públicas y, en general, las entidades sin ánimo de lucro.</text:p>
          </table:table-cell>
          <table:table-cell table:number-columns-repeated="8"/>
        </table:table-row>
        <table:table-row table:style-name="ro15">
          <table:table-cell office:value-type="string" calcext:value-type="string">
            <text:p>subvenciones-para-el-fomento-y-consolidacion-del-empleo-autonomo-en-el-ambito-de-extremadura-para-los-anos-2024-y-2025</text:p>
          </table:table-cell>
          <table:table-cell office:value-type="string" calcext:value-type="string">
            <text:p>Subvenciones para el fomento y consolidación del empleo autónomo en el ámbito de Extremadura para los años 2024 y 2025.</text:p>
          </table:table-cell>
          <table:table-cell office:value-type="string" calcext:value-type="string">
            <text:p>Apertura el 07/06/2024 y cierre el 06/06/2025</text:p>
          </table:table-cell>
          <table:table-cell office:value-type="string" calcext:value-type="string">
            <text:p>EXTREMADURA</text:p>
          </table:table-cell>
          <table:table-cell office:value-type="string" calcext:value-type="string">
            <text:p>50000000.0</text:p>
          </table:table-cell>
          <table:table-cell office:value-type="string" calcext:value-type="string">
            <text:p>El fomento y consolidación del empleo autónomo en Extremadura, a través de cinco programas.</text:p>
          </table:table-cell>
          <table:table-cell office:value-type="string" calcext:value-type="string">
            <text:p>Extremadura</text:p>
          </table:table-cell>
          <table:table-cell office:value-type="string" calcext:value-type="string">
            <text:p>11500.0</text:p>
          </table:table-cell>
          <table:table-cell office:value-type="string" calcext:value-type="string">
            <text:p>EXTREMADURA - SERVICIO EXTREMEÑO PÚBLICO DE EMPLEO (SEXPE)</text:p>
          </table:table-cell>
          <table:table-cell office:value-type="string" calcext:value-type="string">
            <text:p>Programa I:</text:p>
            <text:p>a) Las personas desempleadas que inicien una actividad empresarial como trabajadoras por cuenta propia a título individual, siempre que deban quedar encuadradas en el Régimen Especial de Trabajadores Autónomos (RETA).</text:p>
            <text:p>b) Las personas trabajadoras autónomas económicamente dependientes.</text:p>
            <text:p>c) Los profesionales que ejerzan una actividad por cuenta propia que requiera la incorporación a un Colegio Profesional, cuyo colectivo se haya integrado en el Régimen Especial de Trabajadores Autónomos o en la mutualidad alternativa correspondiente.</text:p>
            <text:p>d) Quienes constituyan o se incorporen a comunidades de bienes u otras entidades sin personalidad jurídica formando parte como persona socia y se den de alta en RETA o en la mutualidad alternativa correspondiente.</text:p>
            <text:p/>
            <text:p>Programa II:</text:p>
            <text:p>- Las personas trabajadoras autónomas que incorporen a personas desempleadas como familiares colaboradores en las explotaciones de las que sean titulares.</text:p>
            <text:p/>
            <text:p>Programa III:</text:p>
            <text:p>- Las personas trabajadoras autónomas que cumplan todos los requisitos para ser beneficiarias del Programa I del presente decreto, a excepción del Plan de Empresa.</text:p>
            <text:p/>
            <text:p>Programa IV:</text:p>
            <text:p>- Las personas ocupadas encuadradas en el Régimen General de la Seguridad Social como trabajadores por cuenta ajena, que inicien una actividad empresarial o profesional como personas trabajadoras autónomas, siempre que deban quedar encuadradas en el Régimen Especial de Trabajadores Autónomos (RETA).</text:p>
            <text:p/>
            <text:p>Programa V:</text:p>
            <text:p>- Las personas trabajadoras autónomas beneficiarias de las ayudas previstas en el Programa I del presente decreto de bases reguladoras, que mantengan el alta en RETA o mutualidad alternativa durante un período adicional al obligatorio de otros 12 meses.</text:p>
          </table:table-cell>
          <table:table-cell office:value-type="string" calcext:value-type="string">
            <text:p>El plazo de solicitud es desde el 07/06/2024 hasta el 06/06/2025.</text:p>
          </table:table-cell>
          <table:table-cell office:value-type="string" calcext:value-type="string">
            <text:p>Programas I y II:</text:p>
            <text:p>- Entre 6.000 € y 9.000 €, en función del tipo de beneficiario.</text:p>
            <text:p>- Incrementables en hasta 1.000 € para ambos programas en caso de que ejerzan su actividad en un municipio de menos de 5.000 habitantes, y en 1.500 € adicionales para el Programa I en caso de que se adquiera un negocio a través de relevo generacional.</text:p>
            <text:p/>
            <text:p>Programa III:</text:p>
            <text:p>- Entre 960 € y 1.920 €, en función del tipo de beneficiario.</text:p>
            <text:p/>
            <text:p>Programa IV:</text:p>
            <text:p>- Una subvención de 6.000,00 euros para las personas ocupadas, encuadradas en el Régimen General de la Seguridad Social como trabajadores por cuenta ajena, que inicien una actividad empresarial o profesional como personas trabajadoras autónomas, siempre que deban quedar encuadradas en el Régimen Especial de Trabajadores Autónomos (RETA).</text:p>
            <text:p/>
            <text:p>Programa V:</text:p>
            <text:p>- Una subvención de 2.500 euros para las personas beneficiarias del Programa I, que mantengan el alta en RETA o en la mutualidad alternativa, en su caso, durante un periodo adicional, al establecido como obligatorio en el mismo, de otros 12 meses.</text:p>
          </table:table-cell>
          <table:table-cell office:value-type="string" calcext:value-type="string">
            <text:p>Programa I:</text:p>
            <text:p>- Fomentar la creación de empleo mediante la constitución de personas desempleadas en trabajadoras autónomas por cuenta propia.</text:p>
            <text:p/>
            <text:p>Programa II:</text:p>
            <text:p>- La inserción laboral de familiares de la persona trabajadora autónoma principal, mediante la prestación de servicios en el negocio familiar y su incorporación obligatoria al Régimen Especial de Trabajadores Autónomos de la Seguridad Social como persona autónoma familiar colaboradora.</text:p>
            <text:p/>
            <text:p>Programa III:</text:p>
            <text:p>- Coste de la cuota de la Seguridad Social o de la mutualidad alternativa de las personas desempleadas que se incorporen al Régimen Especial de Trabajadores Autónomos (RETA) o en la mutualidad alternativa.</text:p>
            <text:p/>
            <text:p>Programa IV:</text:p>
            <text:p>- Costes del inicio de la actividad empresarial.</text:p>
            <text:p/>
            <text:p>Programa V:</text:p>
            <text:p>- El mantenimiento del alta en RETA o en la mutualidad alternativa, en su caso, durante un periodo adicional, al establecido como obligatorio, de otros 12 meses.</text:p>
          </table:table-cell>
          <table:table-cell/>
          <table:table-cell office:value-type="string" calcext:value-type="string">
            <text:p>- Programa I: Ayudas al establecimiento de personas desempleadas como trabajadoras autónomas.</text:p>
            <text:p>- Programa II: Ayudas a las personas autónomas que propicien la inserción laboral de un familiar colaborador.</text:p>
            <text:p>- Programa III: “Tarifa Cero para nuevos autónomos”. Ayudas al establecimiento de personas desempleadas como trabajadoras autónomas para sufragar el coste de la cuota de la Seguridad Social o mutualidad alternativa.</text:p>
            <text:p>- Programa IV: Ayudas a personas ocupadas, encuadradas en el Régimen General de la Seguridad Social como trabajadoras por cuenta ajena, que inicien una actividad empresarial o profesional como personas trabajadoras autónomas, siempre que deban quedar encuadradas en el Régimen Especial de Trabajadores Autónomos (RETA).</text:p>
            <text:p>- Programa V: Ayudas a las personas trabajadoras autónomas que hayan sido beneficiarias de las ayudas del Programa I, para el mantenimiento del alta en RETA o mutualidad alternativa durante un período de 12 meses adicional al período de mantenimiento obligatorio ordinario de 24 meses.</text:p>
          </table:table-cell>
          <table:table-cell table:number-columns-repeated="9"/>
        </table:table-row>
        <table:table-row table:style-name="ro5">
          <table:table-cell office:value-type="string" calcext:value-type="string">
            <text:p>subvenciones-publicas-para-la-ejecucion-de-programas-de-formacion-de-ambito-estatal-dirigidos-prioritariamente-a-las-personas-ocupadas</text:p>
          </table:table-cell>
          <table:table-cell office:value-type="string" calcext:value-type="string">
            <text:p>Subvenciones públicas para la ejecución de programas de formación de ámbito estatal, dirigidos prioritariamente a las personas ocupadas.</text:p>
          </table:table-cell>
          <table:table-cell office:value-type="string" calcext:value-type="string">
            <text:p>Apertura el 28/08/2024 y cierre el 27/10/2025</text:p>
          </table:table-cell>
          <table:table-cell office:value-type="string" calcext:value-type="string">
            <text:p>ESTADO</text:p>
          </table:table-cell>
          <table:table-cell office:value-type="string" calcext:value-type="string">
            <text:p>500000000.0</text:p>
          </table:table-cell>
          <table:table-cell office:value-type="string" calcext:value-type="string">
            <text:p>La financiación de programas de formación destinados a personas trabajadoras ocupadas, orientados a la adquisición y mejora de competencias profesionales.</text:p>
          </table:table-cell>
          <table:table-cell office:value-type="string" calcext:value-type="string">
            <text:p>Estatal</text:p>
          </table:table-cell>
          <table:table-cell office:value-type="string" calcext:value-type="string">
            <text:p>2500000.0</text:p>
          </table:table-cell>
          <table:table-cell office:value-type="string" calcext:value-type="string">
            <text:p>MINISTERIO DE TRABAJO Y ECONOMÍA SOCIAL - SERVICIO PÚBLICO DE EMPLEO ESTATAL</text:p>
          </table:table-cell>
          <table:table-cell office:value-type="string" calcext:value-type="string">
            <text:p>a) Las entidades de formación, públicas o privadas, inscritas en el Registro correspondiente, con presencia en más de una Comunidad Autónoma.</text:p>
            <text:p/>
            <text:p>b) Los centros públicos de formación de adultos, Universidades públicas y Federaciones y Asociaciones de Entidades locales que estén inscritas en el correspondiente Registro y cuenten con instalaciones para la impartición de las especialidades formativas que solicitan en, al menos, dos Comunidades Autónomas.</text:p>
            <text:p/>
            <text:p>c) Las empresas que estén inscritas en el correspondiente Registro y tengan instalaciones que permitan la impartición de las especialidades formativas que solicitan en, al menos, dos Comunidades Autónomas.</text:p>
            <text:p/>
            <text:p>d) Las agrupaciones previstas en el artículo 6.2 de la Orden TMS/368/2019, de 28 de marzo con presencia en más de una Comunidad Autónoma.</text:p>
          </table:table-cell>
          <table:table-cell office:value-type="string" calcext:value-type="string">
            <text:p>1er Plazo: Desde el 28/08/2024 hasta el 24/09/2024. 2º Plazo: Desde el 30/09/2025 hasta el 27/1072025. Aquellas entidades que hayan concurrido en el primer plazo y obtenida financiación para sus programas de formación deberán acreditar haber iniciado la formación en, al menos, el 25% de las personas participantes programadas, para solicitar subvención en el segundo plazo.</text:p>
          </table:table-cell>
          <table:table-cell office:value-type="string" calcext:value-type="string">
            <text:p>Cada solicitud presentada deberá contener un único programa de formación.</text:p>
            <text:p/>
            <text:p>Una entidad de formación no podrá solicitar, en cada plazo de esta convocatoria, una subvención por importe superior a 2.500.000 euros</text:p>
            <text:p/>
            <text:p>El importe de la subvención vendrá establecido por los siguientes criterios:</text:p>
            <text:p>a) La cuantía de la subvención a conceder por cada acción formativa se calculará en función del número de personas participantes previstas y los módulos económicos específicos solicitados por persona participante y hora de formación para cada especialidad en función de la modalidad de la acción formativa, recogidos para cada sector en el Anexo II. </text:p>
            <text:p>b) Serán objeto de financiación las solicitudes que hayan obtenido una puntuación igual o superior a 70 puntos en la valoración técnica, Se financiarán los programas de formación de acuerdo con la metodología de financiación que figura en el anexo XI.</text:p>
          </table:table-cell>
          <table:table-cell/>
          <table:table-cell office:value-type="string" calcext:value-type="string">
            <text:p>Los programas de formación que se financien al amparo de esta convocatoria se podrán ejecutar durante un periodo de 15 meses desde la fecha de notificación a las entidades beneficiarias de la resolución de concesión de la subvención en cada plazo de presentación.</text:p>
          </table:table-cell>
          <table:table-cell office:value-type="string" calcext:value-type="string">
            <text:p>a) Programas de formación habilitante o capacitadora</text:p>
            <text:p/>
            <text:p>b) Programas de formación específica sectorial de especial interés</text:p>
            <text:p/>
            <text:p>c) Programas de otra formación específica sectorial</text:p>
            <text:p/>
            <text:p>d) Programas de formación transversal: formación dirigida a la adquisición de competencias transversales generales, así como, de competencias de las personas trabajadoras autónomas y de las personas trabajadoras y socias de la economía social.</text:p>
            <text:p/>
            <text:p>*Las especialidades formativas figuran en el Anexo II la convocatoria.</text:p>
          </table:table-cell>
          <table:table-cell/>
          <table:table-cell office:value-type="string" calcext:value-type="string">
            <text:p>Podrán participar en los programas de formación previstos en esta convocatoria:</text:p>
            <text:p>a) Las personas trabajadoras ocupadas que presten sus servicios retribuidos en empresas o en entidades públicas no incluidas en el ámbito de aplicación de los acuerdos de formación en las Administraciones públicas y coticen a la Seguridad Social en concepto de formación profesional.</text:p>
            <text:p>b) Las personas trabajadoras ocupadas que se encuentren en alguna de las siguientes situaciones: fijos discontinuos en los períodos de no ocupación; personas que accedan a situación de desempleo cuando se encuentren en período formativo o personas afectadas por ERE en periodos de suspensión, por medidas temporales de suspensión de contrato por causas económicas, técnicas, organizativas o de producción o derivadas de fuerza mayor (ERTE); o personas trabajadoras afectadas por la activación del Mecanismo RED.</text:p>
            <text:p>c) Las personas trabajadoras ocupadas adscritas al Sistema Especial para Trabajadores por Cuenta Ajena Agrarios incluidos en el Régimen General de la Seguridad Social durante los periodos de inactividad, al Régimen Especial de Trabajadores Autónomos, al del Mar y a aquellos otros de la Seguridad Social que no coticen por formación profesional.</text:p>
            <text:p>d) El personal al servicio de las Administraciones públicas podrá participar en los programas de formación dirigida al aprendizaje de competencias transversales generales, con un límite máximo del 10 por ciento del total de personas participantes del programa.</text:p>
            <text:p>e) Los cuidadores no profesionales que atiendan a personas en situación de dependencia, siempre que las acciones formativas en las que participan sean del ámbito sectorial de Sanidad o Educación, contempladas en el Anexo II.</text:p>
            <text:p>f) Las personas trabajadoras en situación de desempleo, inscritas como demandantes de empleo en los Servicios Públicos de Empleo.</text:p>
            <text:p>g) El personal perteneciente a las entidades beneficiarias y proveedoras de formación, hasta el 10% del total de los participantes.</text:p>
          </table:table-cell>
          <table:table-cell table:number-columns-repeated="7"/>
        </table:table-row>
        <table:table-row table:style-name="ro20">
          <table:table-cell office:value-type="string" calcext:value-type="string">
            <text:p>para-el-ejercicio-2025-la-presentacion-de-solicitudes-de-pago-de-la-ayuda-de-los-fondos-y-programas-operativos-por-parte-de-las-organizaciones</text:p>
          </table:table-cell>
          <table:table-cell office:value-type="string" calcext:value-type="string">
            <text:p>Ayudas de los fondos y programas operativos por parte de las organizaciones de sector fruta y hortaliza</text:p>
          </table:table-cell>
          <table:table-cell office:value-type="string" calcext:value-type="string">
            <text:p>Apertura el 01/01/2025 y cierre el 31/10/2025</text:p>
          </table:table-cell>
          <table:table-cell office:value-type="string" calcext:value-type="string">
            <text:p>ANDALUCÍA</text:p>
          </table:table-cell>
          <table:table-cell office:value-type="string" calcext:value-type="string">
            <text:p>135000000.0</text:p>
          </table:table-cell>
          <table:table-cell office:value-type="string" calcext:value-type="string">
            <text:p>El objetivo de la ayuda es establecer, para el ejercicio 2025 en el ámbito de la Comunidad Autónoma de Andalucía, la convocatoria para la presentación de las solicitudes de pago de la ayuda financiera comunitaria prevista en el Reglamento de Ejecución (UE) n.º 2017/892 de la Comisión, que establece disposiciones de aplicación del Reglamento (UE) n.º 1308/2013 en los sectores de las frutas y hortalizas y de las frutas y hortalizas transformadas.</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Los beneficiarios de la ayuda son las Organizaciones de Productores (OP) que estén reconocidas de acuerdo con lo establecido en el artículo 11 del Reglamento (CE) n.º 2200/1996, las reconocidas por el artículo 125 ter del Reglamento (CE) n.º 1234/2007 y las reconocidas por el artículo 154 del Reglamento (UE) n.º 1308/2013. Estas organizaciones deben tener un programa operativo aprobado para su ejecución en las anualidades 2024 y/o 2025.</text:p>
          </table:table-cell>
          <table:table-cell office:value-type="string" calcext:value-type="string">
            <text:p>Los plazos de presentación varían en función del tipo de ayuda solicitada.</text:p>
          </table:table-cell>
          <table:table-cell office:value-type="string" calcext:value-type="string">
            <text:p>El importe de la ayuda se determina en función de las operaciones ejecutadas admisibles, las aportaciones realizadas y el valor de la producción comercializada.</text:p>
          </table:table-cell>
          <table:table-cell office:value-type="string" calcext:value-type="string">
            <text:p>Los gastos subvencionables de esta ayuda incluyen:</text:p>
            <text:p/>
            <text:p>1. **Gastos imputados**: Deben ser anteriores al 1 de enero del año posterior al de ejecución del programa operativo, salvo en el caso de gastos programados y no efectuados.</text:p>
            <text:p>2. **Facturas**: Deben contener la información necesaria conforme al Reglamento de obligaciones de facturación, incluyendo fecha, proveedor, NIF, comprador, base imponible, IVA, y deben identificar correctamente el gasto o inversión realizado.</text:p>
            <text:p>3. **Inversiones**: Los gastos e inversiones deben realizarse en parcelas SIGPAC con usos compatibles. No se admitirán inversiones en ciertas zonas, a menos que se aporte la documentación adecuada.</text:p>
            <text:p/>
            <text:p>Además, los gastos deben estar contabilizados correctamente en la cuenta de mayor del proveedor correspondiente.</text:p>
          </table:table-cell>
          <table:table-cell office:value-type="string" calcext:value-type="string">
            <text:p>El plazo de ejecución de la ayuda se refiere al año en el que se lleva a cabo el programa operativo. Según la información proporcionada, las solicitudes de ayuda financiera o de su saldo para el fondo operativo 2024 se podrán presentar hasta el 15 de febrero de 2025. Sin embargo, el plazo específico para la ejecución del programa operativo no se menciona directamente en los documentos. </text:p>
            <text:p/>
            <text:p>Generalmente, los plazos de ejecución suelen estar alineados con el año fiscal correspondiente, que en este caso sería el año 2024 para el fondo operativo mencionado.</text:p>
          </table:table-cell>
          <table:table-cell office:value-type="string" calcext:value-type="string">
            <text:p>Las solicitudes de ayuda para la ejecución de un fondo operativo que pueden presentar las Organizaciones de Productores son las siguientes:</text:p>
            <text:p/>
            <text:p>a) Anticipos de la parte de ayuda correspondiente a los gastos previsibles aún no realizados para el fondo operativo 2025.</text:p>
            <text:p/>
            <text:p>b) Pagos parciales de ayuda correspondiente a importes ya gastados para el fondo operativo 2025.</text:p>
            <text:p/>
            <text:p>c) Solicitudes de ayuda financiera, o de su saldo, para el fondo operativo 2024, que corresponde a la diferencia entre la ayuda total solicitada una vez finalizada la anualidad y los anticipos y pagos.</text:p>
          </table:table-cell>
          <table:table-cell table:number-columns-repeated="9"/>
        </table:table-row>
        <table:table-row table:style-name="ro13">
          <table:table-cell office:value-type="string" calcext:value-type="string">
            <text:p>linea-ico-avales-primer-tramo-de-la-linea-de-avales-a-financiacion-concedida-a-hogares-empresas-y-autonomos-para-paliar-danos-causados-por-la-dana</text:p>
          </table:table-cell>
          <table:table-cell office:value-type="string" calcext:value-type="string">
            <text:p>Línea ICO AVALES - Primer tramo de la línea de avales a financiación concedida a hogares, empresas y autónomos para paliar daños causados por la DANA.</text:p>
          </table:table-cell>
          <table:table-cell office:value-type="string" calcext:value-type="string">
            <text:p>Apertura el 29/10/2024 y cierre el 01/12/2025</text:p>
          </table:table-cell>
          <table:table-cell office:value-type="string" calcext:value-type="string">
            <text:p>ESTADO</text:p>
          </table:table-cell>
          <table:table-cell office:value-type="string" calcext:value-type="string">
            <text:p>1000000000.0</text:p>
          </table:table-cell>
          <table:table-cell office:value-type="string" calcext:value-type="string">
            <text:p>Avalar los préstamos concedidos por las entidades financieras como anticipo de las cantidades a percibir del Consorcio de Compensación de Seguros y/o de las Administraciones públicas en concepto de indemnizaciones o ayudas.</text:p>
          </table:table-cell>
          <table:table-cell office:value-type="string" calcext:value-type="string">
            <text:p>Castilla La Mancha, Comunidad Valenciana</text:p>
          </table:table-cell>
          <table:table-cell office:value-type="string" calcext:value-type="string">
            <text:p>0.0</text:p>
          </table:table-cell>
          <table:table-cell office:value-type="string" calcext:value-type="string">
            <text:p>MINISTERIO DE ECONOMÍA, COMERCIO Y EMPRESA - INSTITUTO DE CRÉDITO OFICIAL</text:p>
          </table:table-cell>
          <table:table-cell office:value-type="string" calcext:value-type="string">
            <text:p>Modalidad 1: Hogares o comunidades de propietarios residentes en alguno de los municipios afectados, así como los empleados en un centro de trabajo localizado en alguno de estos municipios.</text:p>
            <text:p/>
            <text:p>Modalidad 2: Dirigida a autónomos y empresas con domicilio social o establecimiento en alguno de los municipios afectados.</text:p>
            <text:p/>
            <text:p>Modalidad 3: Pueden solicitar financiación con esta modalidad autónomos y empresas con domicilio social o establecimiento en alguno de los municipios afectados. En estos casos esta modalidad será compatible con la Modalidad 2 de la Línea.</text:p>
          </table:table-cell>
          <table:table-cell office:value-type="string" calcext:value-type="string">
            <text:p>El plazo de solicitud es desde el 29/10/2024 hasta el 01/12/2025.</text:p>
          </table:table-cell>
          <table:table-cell office:value-type="string" calcext:value-type="string">
            <text:p>El ICO permitirá la concesión de avales del Estado por un importe del 80% de la financiación otorgada por las entidades financieras que tendrán como finalidad el adelanto del pago de las indemnizaciones del Consorcio de Compensación de Seguros o de otras ayudas que puedan convocar las diferente Administraciones Públicas. Adicionalmente, los autónomos y empresas podrán financiar las inversiones o el circulante necesario para recuperar su actividad.</text:p>
            <text:p/>
            <text:p>El plazo de la financiación avalada es de 5 años.</text:p>
            <text:p/>
            <text:p>El importe máximo del préstamo será la suma de la indemnización solicitada al Consorcio de Compensación de Seguros, que no podrá ser superior al capital asegurado por la póliza de seguros, y del importe esperado de las ayudas solicitadas.</text:p>
          </table:table-cell>
          <table:table-cell/>
          <table:table-cell office:value-type="string" calcext:value-type="string">
            <text:p>Las entidades podrán solicitar los avales para operaciones de financiación concedidas entre el 29 de octubre de 2024 y el 30 de noviembre 2025 y los avales se podrán otorgar hasta el 31 de diciembre de 2025.</text:p>
          </table:table-cell>
          <table:table-cell office:value-type="string" calcext:value-type="string">
            <text:p>Modalidad 1: financiación con el respaldo de ayudas e indemnizaciones a hogares</text:p>
            <text:p>Modalidad 2: financiación con el respaldo de ayudas e indemnizaciones a empresas y autónomos</text:p>
            <text:p>Modalidad 3: recuperación de la Capacidad Productiva de empresas</text:p>
          </table:table-cell>
          <table:table-cell table:number-columns-repeated="9"/>
        </table:table-row>
        <table:table-row table:style-name="ro2">
          <table:table-cell office:value-type="string" calcext:value-type="string">
            <text:p>ayudas-al-establecimiento-de-jovenes-a-la-agricultura-y-a-las-inversiones-para-la-mejora-yo-modernizacion-en-explotaciones-agricolas-y-ganaderas-de-los-jovenes-que-se-establezcan-simultaneamente</text:p>
          </table:table-cell>
          <table:table-cell office:value-type="string" calcext:value-type="string">
            <text:p>Ayudas al establecimiento de jóvenes a la agricultura y a las inversiones para la mejora y/o modernización en explotaciones agrícolas y ganaderas de los jóvenes que se establezcan simultáneamente.</text:p>
          </table:table-cell>
          <table:table-cell office:value-type="string" calcext:value-type="string">
            <text:p>Apertura el 20/12/2024 y cierre el 03/03/2025</text:p>
          </table:table-cell>
          <table:table-cell office:value-type="string" calcext:value-type="string">
            <text:p>CASTILLA-LA MANCHA</text:p>
          </table:table-cell>
          <table:table-cell office:value-type="string" calcext:value-type="string">
            <text:p>85000000.0</text:p>
          </table:table-cell>
          <table:table-cell office:value-type="string" calcext:value-type="string">
            <text:p>El objetivo de la ayuda es atraer y apoyar a las personas jóvenes agricultoras y ganaderas suficientemente formadas, como titulares o socias de explotaciones, y facilitar el desarrollo empresarial sostenible en las zonas rurales de Castilla-La Mancha. También busca promover el relevo generacional en el sector, la creación de empleo en las zonas rurales, la fijación de población en el medio rural, y la igualdad de género, fomentando la participación de las mujeres en la agricultura.</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DESARROLLO RURAL</text:p>
          </table:table-cell>
          <table:table-cell office:value-type="string" calcext:value-type="string">
            <text:p>Pueden ser beneficiarias de estas ayudas las personas jóvenes que se establezcan por primera vez en una explotación prioritaria en modalidad de titularidad única, titularidad compartida o en una explotación asociativa en la que sean jefas de la explotación. Además, deben cumplir los requisitos y condiciones de admisibilidad establecidos en el artículo 5 de la Orden de bases. No se permite la incorporación en sociedades unipersonales.</text:p>
          </table:table-cell>
          <table:table-cell/>
          <table:table-cell office:value-type="string" calcext:value-type="string">
            <text:p>El monto máximo de la ayuda puede alcanzar hasta 400.000 euros por explotación, teniendo en cuenta la mano de obra propia de la persona beneficiaria y las nuevas personas asalariadas. En el caso de incorporaciones a entidades asociativas en el sector del champiñón, la inversión máxima auxiliable total podrá incrementarse hasta 2.000.000 euros.</text:p>
          </table:table-cell>
          <table:table-cell office:value-type="string" calcext:value-type="string">
            <text:p>Los gastos o actuaciones subvencionables de la ayuda incluyen:</text:p>
            <text:p/>
            <text:p>1. **Construcción, adquisición o mejora de bienes inmuebles.**</text:p>
            <text:p>2. **Compra de nueva maquinaria y equipos** hasta el valor de mercado del producto.</text:p>
            <text:p>3. **Adquisición o desarrollo de programas informáticos** y adquisiciones de patentes, licencias, derechos de autor y marcas registradas.</text:p>
            <text:p>4. **Adquisición de material vegetal** de viveros autorizados e inscritos en los registros oficiales, cumpliendo con las medidas de protección contra organismos nocivos.</text:p>
            <text:p/>
            <text:p>Además, se consideran elegibles los gastos relacionados con la mejora de resultados económicos, modernización y reestructuración de las explotaciones, así como otros gastos específicos mencionados en el Anexo 4 de la orden de bases. Sin embargo, hay gastos que no son subvencionables, como los arrendamientos financieros, mano de obra de la propia explotación, y otros gastos específicos que se detallan en la normativa.</text:p>
          </table:table-cell>
          <table:table-cell office:value-type="string" calcext:value-type="string">
            <text:p>El plazo de ejecución de las actuaciones subvencionables será el establecido en el artículo 30 de la orden de bases. Sin embargo, el texto no proporciona un plazo específico en las páginas consultadas. Generalmente, este tipo de ayudas suele tener un plazo que puede variar, por lo que se recomienda consultar directamente el artículo mencionado para obtener la información exacta.</text:p>
          </table:table-cell>
          <table:table-cell office:value-type="string" calcext:value-type="string">
            <text:p>Las diferentes líneas de actuación mencionadas en la información son:</text:p>
            <text:p/>
            <text:p>1. **Establecimiento de jóvenes en la agricultura**: Esta línea busca la incorporación de jóvenes al sector agrícola como titulares de explotación, apoyando su inicio mediante el pago de una prima para cubrir los primeros gastos.</text:p>
            <text:p/>
            <text:p>2. **Inversiones en explotaciones agrícolas**: Se enfoca en realizar inversiones que hagan las explotaciones más competitivas, estimulando la adopción de nuevas tecnologías y facilitando el acceso a la financiación.</text:p>
            <text:p/>
            <text:p>3. **Cumplimiento de nuevas normas de la Unión**: Inversiones destinadas a cumplir con nuevas regulaciones de la Unión Europea, sin necesidad de justificar la mejora del rendimiento global de la explotación.</text:p>
            <text:p/>
            <text:p>4. **Generación de energías renovables**: Inversiones para la producción de energía renovable, que deben respetar criterios de sostenibilidad y destinarse exclusivamente al autoconsumo de la explotación.</text:p>
            <text:p/>
            <text:p>5. **Inversiones en riego**: Se pueden cofinanciar inversiones en instalaciones de riego que contribuyan a la sostenibilidad de las empresas agrarias.</text:p>
            <text:p/>
            <text:p>Estas líneas de actuación están diseñadas para promover el desarrollo empresarial sostenible en las zonas rurales y fomentar la inclusión social y la igualdad de género en el sector agrícola.</text:p>
          </table:table-cell>
          <table:table-cell table:number-columns-repeated="9"/>
        </table:table-row>
        <table:table-row table:style-name="ro21">
          <table:table-cell office:value-type="string" calcext:value-type="string">
            <text:p>prestamos-directos-para-la-financiacion-empresarial-en-galicia-para-el-ano-2025</text:p>
          </table:table-cell>
          <table:table-cell office:value-type="string" calcext:value-type="string">
            <text:p>Préstamos directos para la financiación empresarial en Galicia para el año 2025.</text:p>
          </table:table-cell>
          <table:table-cell office:value-type="string" calcext:value-type="string">
            <text:p>Apertura el 20/01/2025 y cierre el 01/12/2025</text:p>
          </table:table-cell>
          <table:table-cell office:value-type="string" calcext:value-type="string">
            <text:p>GALICIA</text:p>
          </table:table-cell>
          <table:table-cell office:value-type="string" calcext:value-type="string">
            <text:p>50000000.0</text:p>
          </table:table-cell>
          <table:table-cell office:value-type="string" calcext:value-type="string">
            <text:p>Línea 1:</text:p>
            <text:p>- Financiar actuaciones consistentes en proyectos de nuevas inversiones, intervenciones de ampliación de la capacidad productiva y/o mejora de instalaciones existentes. </text:p>
            <text:p/>
            <text:p>Línea 2:</text:p>
            <text:p>- Apoyar financieramente la concentración y sucesión de empresas, la adquisición de unidades productivas, el traslado de unidades productivas a Galicia para favorecer la concentración de actividades, y la absorción de empresas para mejorar la competitividad.</text:p>
            <text:p/>
            <text:p>Línea 3:</text:p>
            <text:p>- Apoyar financieramente proyectos de desarrollo tecnológico e innovación de las empresas en Galicia.</text:p>
            <text:p/>
            <text:p>Línea 4:</text:p>
            <text:p>- Apoyar financieramente empresas de la industria manufacturera financiando capital circulante en aquellas situaciones en las que se manifieste la necesidad de afrontar con las entidades financieras la prestamización de operaciones de circulante, reestructuración de pasivos, negociación de carencias, etc. para acomodar los deberes de reembolso de los pasivos a los flujos de efectivo generados por las operaciones de la empresa.</text:p>
            <text:p>- Apoyar financieramente la empresas del sector de la pesca, acuicultura, así como de la transformación y comercialización de productos de estos sectores, mediante la concesión de préstamos para financiar capital circulante, cuando acrediten la necesidad de incrementar su fondo de maniobra y la capacidad de reembolsar su endeudamiento mediante un plan financiero.</text:p>
            <text:p/>
            <text:p>Línea 5:</text:p>
            <text:p>- Apoyar financieramente la empresas con centros de trabajo mayoritariamente situados en Galicia, que realicen inversiones en alguno de los países incluidos en la convocatoria siempre que no tengan la consideración de jurisdicciones no cooperativas.</text:p>
            <text:p>- La actuación deberá encuadrarse en el marco de un plan de expansión internacional de la empresa que no implique un deslocalizamiento de las actividades productivas, ni una reducción de las actividades en Galicia.</text:p>
            <text:p/>
            <text:p>Línea 6:</text:p>
            <text:p>- Apoyar financieramente las empresas que desarrollan actividades en el sector de la industria auxiliar de la construcción naval, para permitirles financiar a largo plazo pagos operativos, disponer de un fondo de maniobra suficiente y/o disponer de garantías pignoraticias para acceder a los avales técnicos y financieros necesarios para su actividad en el suministro de bienes y servicios para proyectos concretos de construcción naval, a desarrollar en Galicia.</text:p>
            <text:p/>
            <text:p>Línea 7:</text:p>
            <text:p>- Financiación de actuaciones a desarrollar por centros tecnológicos, asociaciones empresariales fundaciones y entidades que desarrollen o proyecten desarrollar actividades económicas, de investigación y desarrollo o presten servicios de interés para el tejido empresarial gallego.</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ínea 1:</text:p>
            <text:p>- Personas físicas, agrupaciones de personas físicas o jurídicas, agrupaciones de interés económico, sociedades civiles y comunidades de bienes.</text:p>
            <text:p/>
            <text:p>Línea 2:</text:p>
            <text:p>- </text:p>
            <text:p/>
            <text:p>Línea 3:</text:p>
            <text:p>- Sociedades mercantiles con centros de trabajo en Galicia, en los cuáles se pretenda desarrollar mayoritariamente un proyecto concreto de desarrollo tecnológico e innovación.</text:p>
            <text:p/>
            <text:p>Línea 4:</text:p>
            <text:p>- Las personas físicas, agrupaciones, sociedades civiles y comunidades de bienes que vengan desarrollando durante más de 3 años alguna de las actividades comprendidas en los CNAE 03, 05 a 09, 10 a 33, 4638 y 4723 y además acrediten, mediante una memoria explicativa la necesidad de financiación de capital circulante estructural.</text:p>
            <text:p/>
            <text:p>Línea 5:</text:p>
            <text:p>- Las personas físicas, agrupaciones, sociedades civiles y comunidades de bienes.</text:p>
            <text:p/>
            <text:p>Línea 6:</text:p>
            <text:p>- Las personas físicas, agrupaciones, sociedades civiles y comunidades de bienes que cumplan los requisitos del citado artículo, y que suministren bienes o servicios a empresas del sector de la construcción naval (CNAE 301).</text:p>
            <text:p/>
            <text:p>Línea 7:</text:p>
            <text:p>- Entidades vinculadas a sectores productivos de Galicia o actuaciones a desarrollar en la Comunidad Autónoma.</text:p>
          </table:table-cell>
          <table:table-cell office:value-type="string" calcext:value-type="string">
            <text:p>El plazo de solicitud es desde el 20/01/2025 hasta el 01/12/2025.</text:p>
          </table:table-cell>
          <table:table-cell office:value-type="string" calcext:value-type="string">
            <text:p>Línea 1:</text:p>
            <text:p>- La actuación deberá presentar un coste financiable en activos fijos igual o superior a 1.000.000 € más impuestos.</text:p>
            <text:p>- El importe mínimo del préstamo o de la participación del Igape en el sindicato bancario será de 500.000 € y un límite máximo de 5.000.000 €.</text:p>
            <text:p/>
            <text:p>Línea 2:</text:p>
            <text:p>- Las actuaciones a desarrollar en Galicia deberán presentar un coste financiable igual o superior a 100.000 € más impuestos.</text:p>
            <text:p>- El importe mínimo del préstamo será de 50.000 € y el máximo de 5.000.000 €. En ningún caso superará el 50 % del coste de la actuación financiable. </text:p>
            <text:p/>
            <text:p>Línea 3:</text:p>
            <text:p>- Las actuaciones a desarrollar en Galicia deberán presentar un coste financiable igual o superior a 100.000 € más impuestos.</text:p>
            <text:p>- El importe mínimo del préstamo será de 75.000 € y el máximo de 1.500.000 €. En ningún caso superará el 75 % del coste de la actuación financiable. </text:p>
            <text:p/>
            <text:p>Línea 4:</text:p>
            <text:p>- El importe mínimo del préstamo será de 300.000 € y el máximo de 1.000.000 €.</text:p>
            <text:p/>
            <text:p>Línea 5:</text:p>
            <text:p>- El importe mínimo del préstamo será de 300.000 € y el máximo de 5.000.000 €.</text:p>
            <text:p/>
            <text:p>Línea 6:</text:p>
            <text:p>- El importe mínimo del préstamo será de 300.000 € y el máximo de 1.000.000 €.</text:p>
            <text:p/>
            <text:p>Línea 7:</text:p>
            <text:p>- Las actuaciones a desarrollar en Galicia deberán presentar un coste financiable igual o superior a 100.000 € más impuestos.</text:p>
            <text:p>- El importe mínimo del préstamo será de 75.000 € y el máximo de 1.500.000 €. En ningún caso superará el 75 % del coste de la actuación financiable.</text:p>
          </table:table-cell>
          <table:table-cell office:value-type="string" calcext:value-type="string">
            <text:p>a) Bienes tangibles cuyo uso previsto por la persona beneficiaria sea la producción o suministro de bienes o servicios, o bien para fines administrativos: terrenos y bienes naturales, construcciones, instalaciones técnicas, maquinaria, útiles, otras instalaciones, mobiliario, equipamientos para proceso de información y elementos de transporte, así como otro inmovilizado material necesario para el desarrollo de la actividad. Se excluyen las inversiones inmobiliarias, entendiendo como tales los activos inmuebles que se adquieran o construyan para obtener rentas, plusvalías o ambas.</text:p>
            <text:p/>
            <text:p>b) Bienes intangibles adquiridos a terceros, tales como investigación, desarrollo, concesiones administrativas, propiedad industrial o intelectual, derechos de traspaso y aplicaciones informáticas.</text:p>
            <text:p/>
            <text:p>c) Gastos de desarrollo tecnológico e innovación referidos a un proyecto concreto, que incluirán: costes de investigación contractual y costes de consultoría u otros servicios externos necesarios para el desarrollo del proyecto, gastos de personal dedicado al desarrollo del proyecto (investigadores, desarrolladores técnicos y demás personal auxiliar), y materiales y consumibles necesarios para el desarrollo del proyecto.</text:p>
            <text:p/>
            <text:p>d) Capital de explotación, entendiendo como tal el incremento permanente de capital corriente necesario para la actividad.</text:p>
            <text:p/>
            <text:p>e) Inversiones financieras consistentes en la compra de acciones o participaciones, enmarcados en un plan de concentración o sucesión de empresas.</text:p>
            <text:p/>
            <text:p>f) Adquisición de unidades productivas en funcionamiento, con la incorporación de activos en uno, fondo de comercio y, si es el caso, de pasivos.</text:p>
            <text:p/>
            <text:p>g) Inversiones financieras en sucursales, filiales y/o sociedades en las que se cuente o pretenda conseguir una participación significativa en el capital, domiciliadas en determinados países, realizados en base a un plan de expansión internacional. Los fondos del préstamo, deberán ser aplicados en la sucursal, filial o entidad destino a alguna/s de las finalidades relacionadas en los puntos anteriores.</text:p>
            <text:p/>
            <text:p>h) Gastos de traslado de unidades productivas con destino a centros de trabajo ubicados en Galicia, ya sea creando nuevos centros de trabajo o ampliando nuevos existentes para la concentración de actividades.</text:p>
            <text:p/>
            <text:p>i) Salvo en los conceptos recogidos en el punto d) anterior, se excluye el IVA cuando sea recuperable.</text:p>
          </table:table-cell>
          <table:table-cell/>
          <table:table-cell office:value-type="string" calcext:value-type="string">
            <text:p>Línea 1. Préstamos para inversiones estratégicas.</text:p>
            <text:p>Línea 2. Préstamos para la concentración de empresas.</text:p>
            <text:p>Línea 3. Préstamos para proyectos de desarrollo tecnológico e innovación.</text:p>
            <text:p>Línea 4. Préstamos para financiar capital circulante en la industria manufacturera, enmarcados en un proceso de reestructuración de deudas, y para las empresas del sector de la pesca, acuicultura, así como la transformación y comercialización de los productos de estos sectores.</text:p>
            <text:p>Línea 5. Préstamos para financiar la implantación de empresas gallegas en el exterior.</text:p>
            <text:p>Línea 6. Préstamos para financiar la operativa de la industria auxiliar naval.</text:p>
            <text:p>Línea 7. Préstamos para financiar la operativa de centros tecnológicos, asociaciones empresariales, fundaciones y entidades que desarrollen actividades económicas, actividades de I+D o presten servicios de interés para el tejido empresarial gallego.</text:p>
          </table:table-cell>
          <table:table-cell table:number-columns-repeated="9"/>
        </table:table-row>
        <table:table-row table:style-name="ro15">
          <table:table-cell office:value-type="string" calcext:value-type="string">
            <text:p>ayudas-del-cdti-a-proyectos-de-innovacion-tecnologica-linea-directa-de-innovacion-dana-2025</text:p>
          </table:table-cell>
          <table:table-cell office:value-type="string" calcext:value-type="string">
            <text:p>Ayudas del CDTI a proyectos de innovación tecnológica - Línea Directa de Innovación DAN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00000000.0</text:p>
          </table:table-cell>
          <table:table-cell office:value-type="string" calcext:value-type="string">
            <text:p>Apoyo a proyectos de carácter aplicado, muy cercanos al mercado, con riesgo tecnológico medio/bajo y cortos períodos de recuperación de la inversión, que consigan mejorar la competitividad de la empresa mediante la incorporación de tecnologías emergentes en el sector.</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INNOVACIÓN Y UNIVERSIDADES - Centro para el Desarrollo Tecnológico y la Innovación - CDTI</text:p>
          </table:table-cell>
          <table:table-cell office:value-type="string" calcext:value-type="string">
            <text:p>Las empresas que estén válidamente constituidas, tengan personalidad jurídica propia y domicilio fiscal en España, y que desarrollen el proyecto de innovación en España</text:p>
          </table:table-cell>
          <table:table-cell office:value-type="string" calcext:value-type="string">
            <text:p>Esta línea estará vigente hasta el agotamiento de los fondos disponibles o cuando el Consejo de Administración del CDTI así lo determine.</text:p>
          </table:table-cell>
          <table:table-cell office:value-type="string" calcext:value-type="string">
            <text:p>El presupuesto mínimo financiable por proyecto es de 175.000 €.</text:p>
            <text:p/>
            <text:p>Estos proyectos se financiarán mediante una Ayuda Parcialmente Reembolsable con una cobertura de hasta el 75% del presupuesto total aprobado por el Consejo de Administración del CDTI.</text:p>
            <text:p/>
            <text:p>En caso de que el proyecto de innovación sea cofinanciado con cargo a FEDER y siempre según la disponibilidad de fondos, esta cobertura podrá alcanzar hasta el 85% del presupuesto total aprobado por el Consejo de Administración del CDTI.</text:p>
            <text:p/>
            <text:p>Tipo de Interés aplicable y periodo de amortización</text:p>
            <text:p>- El tipo de interés aplicable será fijo y del 0%.</text:p>
            <text:p>- El período de amortización será de 5 o 7 años, a elección del solicitante.</text:p>
            <text:p/>
            <text:p>Amortización del tramo reembolsable:</text:p>
            <text:p>- Con independencia del plazo de amortización elegido, las amortizaciones serán semestrales, estableciéndose la primera amortización de capital al año de la finalización prevista del proyecto.</text:p>
            <text:p>- En ningún caso, el período de amortización solicitado podrá ser objeto de modificación.</text:p>
            <text:p/>
            <text:p>El tramo no reembolsable, sujeto a disponibilidad de fondos, variará en funcióndel origen de fondos utilizados para la financiación del proyecto:</text:p>
            <text:p>- En caso de que el proyecto se financie exclusivamente con fondos CDTI, el tramo no reembolsable del proyecto será de un 7%.</text:p>
            <text:p>- En caso de que el proyecto sea cofinanciado con cargo a fondos europeos, el tramo no reembolsable del proyecto será de un 10%.</text:p>
          </table:table-cell>
          <table:table-cell office:value-type="string" calcext:value-type="string">
            <text:p>Se consideran inversiones y gastos elegibles:</text:p>
            <text:p>- La adquisición de activos fijos nuevos que suponga un salto tecnológico importante para la empresa que realiza el proyecto.</text:p>
            <text:p>- Costes de personal.</text:p>
            <text:p>- Materiales y consumibles.</text:p>
            <text:p>- Contratación de servicios externos y subcontrataciones.</text:p>
            <text:p>- Gastos generales.</text:p>
            <text:p>- Costes de auditoría del proyecto, con un límite máximo de 2.000 €.</text:p>
            <text:p>- Costes de la validación del cumplimiento del principio DNSH de entidad acreditada por ENAC, y de cualquier otro informe relativo al cumplimiento de este principio que se pueda requerir en fases posteriores del proyecto, con un límite de 2.000€</text:p>
          </table:table-cell>
          <table:table-cell office:value-type="string" calcext:value-type="string">
            <text:p>Los proyectos de innovación tecnológica susceptibles de ayuda a través de la línea LIC tendrán una duración mínima de 9 meses y máxima de 24 meses, con un único hito, sin perjuicio de la aprobación de posibles prórrogas de ejecución.</text:p>
          </table:table-cell>
          <table:table-cell table:number-columns-repeated="10"/>
        </table:table-row>
        <table:table-row table:style-name="ro22">
          <table:table-cell office:value-type="string" calcext:value-type="string">
            <text:p>ayudas-del-cdti-a-proyectos-de-innovacion-tecnologica-linea-directa-de-expansion-dana-2025</text:p>
          </table:table-cell>
          <table:table-cell office:value-type="string" calcext:value-type="string">
            <text:p>Ayudas del CDTI a proyectos de innovación tecnológica - Línea Directa de Expansión DAN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200000000.0</text:p>
          </table:table-cell>
          <table:table-cell office:value-type="string" calcext:value-type="string">
            <text:p>Para contribuir a la recuperación de las empresas afectadas por la DANA, el CDTI diseña una línea de financiación para la recuperación de las capacidades productivas, mediante la incorporación de tecnología innovadora, dirigida a las empresas situadas en los territorios afectados.</text:p>
          </table:table-cell>
          <table:table-cell office:value-type="string" calcext:value-type="string">
            <text:p>Estatal</text:p>
          </table:table-cell>
          <table:table-cell office:value-type="string" calcext:value-type="string">
            <text:p>22500000.0</text:p>
          </table:table-cell>
          <table:table-cell office:value-type="string" calcext:value-type="string">
            <text:p>MINISTERIO DE CIENCIA, INNOVACIÓN Y UNIVERSIDADES - Centro para el Desarrollo Tecnológico y la Innovación - CDTI</text:p>
          </table:table-cell>
          <table:table-cell office:value-type="string" calcext:value-type="string">
            <text:p>Las empresas que estén válidamente constituidas, tengan personalidad jurídica propia y domicilio fiscal en España, y desarrollen un proyecto de inversión en las zonas asistidas.</text:p>
          </table:table-cell>
          <table:table-cell office:value-type="string" calcext:value-type="string">
            <text:p>La presentación de proyectos se podrá realizar de forma continuada a lo largo de todo el año, hasta agotar la disponibilidad de fondos.</text:p>
          </table:table-cell>
          <table:table-cell office:value-type="string" calcext:value-type="string">
            <text:p>El presupuesto mínimo de los proyectos de inversión será de 175.000 euros y el máximo de 30.000.000 euros.</text:p>
            <text:p/>
            <text:p>Los proyectos se financiarán mediante una ayuda parcialmente reembolsable.</text:p>
            <text:p/>
            <text:p>Tipo de interés aplicable y período de amortización</text:p>
            <text:p>- El tipo de interés aplicable será fijo y del 0%.</text:p>
            <text:p>- El periodo de amortización será de 9 años, con un año de carencia de capital a contar desde la fecha de finalización prevista del proyecto.</text:p>
            <text:p>- Las amortizaciones serán semestrales, e incluirán la parte de principal y de intereses que corresponda.</text:p>
            <text:p/>
            <text:p>Tramo no reembolsable de la ayuda</text:p>
            <text:p>- La ayuda se compone de un tramo reembolsable y de un tramo no reembolsable (TNR) de un 10% si es a cargo de fondos CDTI o de entre un 15% y un 30% en el caso de que el proyecto sea cofinanciado con cargo a fondos europeos conforme al cuadro indicado en el Anexo II de esta ficha.</text:p>
            <text:p>- El TNR de la ayuda se calcula sobre su cobertura financiera. A efectos de este cálculo, la cobertura máxima será del 75% del presupuesto total aprobado por el Consejo de Administración.</text:p>
          </table:table-cell>
          <table:table-cell office:value-type="string" calcext:value-type="string">
            <text:p>Se consideran inversiones elegibles:</text:p>
            <text:p>- La adquisición de activos fijos nuevos que supongan una innovación tecnológica y mejora de capacidades productivas en la empresa (grupo) que realiza el proyecto.</text:p>
            <text:p/>
            <text:p>La inversión podrá materializarse en activos fijos nuevos materiales e inmateriales:</text:p>
            <text:p>- «Activos Materiales»: activos consistentes en maquinaria y equipos;</text:p>
            <text:p>- «Activos Inmateriales»: activos que no tienen una materialización física o financiera, como las patentes, licencias, conocimientos técnicos u otros derechos de propiedad intelectual o industrial.</text:p>
          </table:table-cell>
          <table:table-cell office:value-type="string" calcext:value-type="string">
            <text:p>Los proyectos de inversión financiados por esta línea tendrán una duración mínima de 9 meses y máxima de 24 meses, con un solo hito, sin perjuicio de la aprobación de posibles prórrogas de ejecución.</text:p>
          </table:table-cell>
          <table:table-cell office:value-type="string" calcext:value-type="string">
            <text:p>1. Ayudas a la inversión inicial, entendiendo como tal, la inversión en activos materiales e inmateriales relacionada con al menos uno de los objetivos siguientes:</text:p>
            <text:p>- La creación de un nuevo establecimiento;</text:p>
            <text:p>- La ampliación de la capacidad de un establecimiento existente;</text:p>
            <text:p>- La diversificación de la producción de un establecimiento en productos o servicios que anteriormente no se producían o prestaban en el mismo; </text:p>
            <text:p>- Una transformación fundamental del proceso global de producción del producto o productos o de la prestación global del servicio o servicios afectados por la inversión en el establecimiento.</text:p>
            <text:p/>
            <text:p>2. Ayudas a la inversión inicial que crea una nueva actividad económica, entendiendo como tal, la inversión en activos materiales e inmateriales relacionada con al menos una de las siguientes actividades:</text:p>
            <text:p>- La creación de un nuevo establecimiento;</text:p>
            <text:p>- La diversificación de la actividad de un establecimiento, siempre y cuando la nueva actividad no sea una actividad idéntica ni similar a la realizada previamente en el establecimiento.</text:p>
          </table:table-cell>
          <table:table-cell office:value-type="string" calcext:value-type="string">
            <text:p>La ayuda concedida por el CDTI será incompatible con cualquier otra ayuda que tenga por objeto la financiación del mismo proyecto, ya sea directa o indirecta, pública o privada.</text:p>
          </table:table-cell>
          <table:table-cell table:number-columns-repeated="8"/>
        </table:table-row>
        <table:table-row table:style-name="ro5">
          <table:table-cell office:value-type="string" calcext:value-type="string">
            <text:p>ayudas-de-la-politica-agricola-comun-para-el-ano-2025-2025</text:p>
          </table:table-cell>
          <table:table-cell office:value-type="string" calcext:value-type="string">
            <text:p>Ayudas de la Política Agrícola Común para el año 2025.</text:p>
          </table:table-cell>
          <table:table-cell office:value-type="string" calcext:value-type="string">
            <text:p>Apertura el 01/02/2025 y cierre el 30/04/2025</text:p>
          </table:table-cell>
          <table:table-cell office:value-type="string" calcext:value-type="string">
            <text:p>ARAGÓN</text:p>
          </table:table-cell>
          <table:table-cell office:value-type="string" calcext:value-type="string">
            <text:p>489415707.0</text:p>
          </table:table-cell>
          <table:table-cell office:value-type="string" calcext:value-type="string">
            <text:p>El objetivo de esta ayuda es convocar las ayudas de la solicitud única para el año 2025, que incluye solicitudes de ayudas a las rentas agrarias, así como subvenciones para diversas intervenciones del Plan Estratégico de la Política Agrícola Común (PAC) 2023-2027 y medidas del Programa de Desarrollo Rural de Aragón 2014-2020. Estas ayudas están destinadas a apoyar a los agricultores y ganaderos en su actividad y promover prácticas sostenibles.</text:p>
          </table:table-cell>
          <table:table-cell office:value-type="string" calcext:value-type="string">
            <text:p>Aragón</text:p>
          </table:table-cell>
          <table:table-cell office:value-type="string" calcext:value-type="string">
            <text:p>0.0</text:p>
          </table:table-cell>
          <table:table-cell office:value-type="string" calcext:value-type="string">
            <text:p>ARAGÓN - DIRECCIÓN GENERAL DE PRODUCCIÓN AGRARIA</text:p>
          </table:table-cell>
          <table:table-cell office:value-type="string" calcext:value-type="string">
            <text:p>Los beneficiarios de la ayuda son las personas físicas que cumplan con los siguientes requisitos a la fecha de finalización del plazo de solicitud de la subvención:</text:p>
            <text:p/>
            <text:p>1. No percibir pensión de jubilación, incapacidad absoluta o cualquier otra prestación análoga.</text:p>
            <text:p>2. Estar afiliado al régimen de la Seguridad Social que le corresponda por su actividad agraria.</text:p>
            <text:p>3. Ser agricultor activo, según lo dispuesto en el capítulo I del título II del Real Decreto 1048/2022, de 27 de diciembre, que establece las actividades excluidas y las excepciones a las obligaciones de agricultor activo.</text:p>
          </table:table-cell>
          <table:table-cell table:number-columns-repeated="4"/>
          <table:table-cell office:value-type="string" calcext:value-type="string">
            <text:p>Las diferentes líneas de actuación mencionadas son:</text:p>
            <text:p/>
            <text:p>1. Ayuda básica a la renta para la sostenibilidad.</text:p>
            <text:p>2. Ayuda redistributiva complementaria a la renta para la sostenibilidad.</text:p>
            <text:p>3. Ayuda complementaria a la renta para jóvenes agricultores y agricultoras.</text:p>
            <text:p>4. Ayudas por compromisos medioambientales, climáticos y otros compromisos de gestión.</text:p>
            <text:p>5. Pagos a zonas con limitaciones naturales.</text:p>
            <text:p>6. Ayudas para la forestación de tierras agrícolas.</text:p>
            <text:p>7. Primas por la contratación de seguros agrarios.</text:p>
          </table:table-cell>
          <table:table-cell table:number-columns-repeated="9"/>
        </table:table-row>
        <table:table-row table:style-name="ro23">
          <table:table-cell office:value-type="string" calcext:value-type="string">
            <text:p>ayudas-que-se-incluyen-en-la-solicitud-unica-de-las-intervenciones-del-plan-estrategico-de-la-pac-asi-como-las-particularidades-de-la-campana-2025</text:p>
          </table:table-cell>
          <table:table-cell office:value-type="string" calcext:value-type="string">
            <text:p>Ayudas que se incluyen en la Solicitud Única de las intervenciones del Plan estratégico de la PAC, así como las particularidades de la Campaña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1569602972.0</text:p>
          </table:table-cell>
          <table:table-cell office:value-type="string" calcext:value-type="string">
            <text:p>El objetivo de las ayudas asociadas a la producción agrícola y ganadera, según el contexto de la Política Agrícola Común (PAC), es apoyar a los agricultores y ganaderos para garantizar la sostenibilidad de sus actividades, fomentar prácticas beneficiosas para el clima y el medio ambiente, y asegurar la renta de los productores. Estas ayudas buscan promover la producción sostenible y la mejora de la competitividad en el sector agrícola y ganadero.</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Los beneficiarios de la ayuda son aquellos titulares de explotaciones agrícolas y ganaderas que cumplan con los requisitos establecidos en el Real Decreto 1048/2022, de 27 de diciembre, y en la normativa aplicable. Esto incluye a agricultores y ganaderos que soliciten ayudas a través de la solicitud única para la campaña 2025, siempre que cumplan con las condiciones específicas de cada tipo de ayuda. </text:p>
            <text:p/>
            <text:p>Si necesitas información más detallada sobre un tipo específico de ayuda o requisitos, no dudes en preguntar.</text:p>
          </table:table-cell>
          <table:table-cell table:number-columns-repeated="3"/>
          <table:table-cell office:value-type="string" calcext:value-type="string">
            <text:p>El plazo de presentación de la solicitud única para la campaña 2025 se iniciará el 1 de febrero y finalizará el 30 de abril de 2025. Además, para las parcelas cultivadas de algodón o arroz que soliciten intervenciones monitorizadas, se establece el 30 de septiembre de 2025 como fecha límite para adaptar parcelas o retirar solicitudes.</text:p>
          </table:table-cell>
          <table:table-cell office:value-type="string" calcext:value-type="string">
            <text:p>Las diferentes líneas de actuación para las ayudas que pueden ser solicitadas a través de la solicitud única para la campaña 2025, según el Real Decreto 1048/2022, incluyen:</text:p>
            <text:p/>
            <text:p>1. **Pagos directos**: Intervenciones en forma de pagos directos establecidas en el Reglamento (UE) 2021/2115, financiadas por el Fondo Europeo Agrícola de Garantía (FEAGA) y el Fondo Europeo Agrícola de Desarrollo Rural (FEADER).</text:p>
            <text:p/>
            <text:p>2. **Ayudas asociadas**: Específicamente para explotaciones de ovino y caprino, donde se consideran elegibles las hembras mantenidas como reproductoras que estén correctamente identificadas y registradas.</text:p>
            <text:p/>
            <text:p>3. **Desarrollo rural**: Intervenciones relacionadas con compromisos medioambientales, climáticos y otros compromisos de gestión, así como ayudas para zonas con limitaciones naturales u otras limitaciones específicas.</text:p>
            <text:p/>
            <text:p>4. **Prácticas agrarias sostenibles**: Flexibilización de prácticas como rotaciones, cubiertas vegetales e inertes, y manejo de la biodiversidad en cultivos bajo agua.</text:p>
            <text:p/>
            <text:p>Estas líneas de actuación están diseñadas para apoyar la sostenibilidad y la eficiencia en el sector agrícola.</text:p>
          </table:table-cell>
          <table:table-cell table:number-columns-repeated="9"/>
        </table:table-row>
        <table:table-row table:style-name="ro3">
          <table:table-cell office:value-type="string" calcext:value-type="string">
            <text:p>ayudas-generales-del-pepac-en-extremandura-para-la-campana-202526</text:p>
          </table:table-cell>
          <table:table-cell office:value-type="string" calcext:value-type="string">
            <text:p>Ayudas generales del PEPAC en Extremandura para la campaña 2025/26.</text:p>
          </table:table-cell>
          <table:table-cell office:value-type="string" calcext:value-type="string">
            <text:p>Apertura el 01/02/2025 y cierre el 30/04/2025</text:p>
          </table:table-cell>
          <table:table-cell office:value-type="string" calcext:value-type="string">
            <text:p>EXTREMADURA</text:p>
          </table:table-cell>
          <table:table-cell office:value-type="string" calcext:value-type="string">
            <text:p>560200000.0</text:p>
          </table:table-cell>
          <table:table-cell office:value-type="string" calcext:value-type="string">
            <text:p>El objetivo de la ayuda básica a la renta para la sostenibilidad, así como de las otras ayudas convocadas para la campaña 2025/2026, es apoyar a las personas agricultoras y ganaderas en la sostenibilidad de sus actividades, fomentar la rentabilidad de sus explotaciones y promover prácticas que beneficien el clima y el medio ambiente. Estas ayudas buscan garantizar una renta mínima y facilitar el desarrollo rural en la Comunidad Autónoma de Extremadur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POLÍTICA AGRARIA COMUNITARIA</text:p>
          </table:table-cell>
          <table:table-cell office:value-type="string" calcext:value-type="string">
            <text:p>Los beneficiarios de la ayuda básica a la renta para la sostenibilidad son aquellos que posean derechos de ayuda básica a la renta, ya sea en régimen de propiedad, usufructo o arrendamiento, y que cumplan con las condiciones establecidas en el Real Decreto 1045/2022, así como en el capítulo II del título III del Real Decreto 1048/2022. Esto incluye a agricultores y ganaderos que reúnan los requisitos específicos para cada línea de ayuda.</text:p>
          </table:table-cell>
          <table:table-cell table:number-columns-repeated="3"/>
          <table:table-cell office:value-type="string" calcext:value-type="string">
            <text:p>El plazo de ejecución de la ayuda es de un máximo de seis meses, contados a partir de la fecha de finalización del plazo de presentación de solicitudes.</text:p>
          </table:table-cell>
          <table:table-cell office:value-type="string" calcext:value-type="string">
            <text:p>Las diferentes líneas de actuación mencionadas en la resolución para la campaña 2025/2026 incluyen:</text:p>
            <text:p/>
            <text:p>1. Ayuda básica a la renta para la sostenibilidad.</text:p>
            <text:p>2. Ayuda redistributiva complementaria a la renta para la sostenibilidad.</text:p>
            <text:p>3. Ayuda complementaria a la renta para jóvenes agricultores y jóvenes agricultoras.</text:p>
            <text:p>4. Regímenes favorables al clima y medio ambiente (eco-regímenes).</text:p>
            <text:p>5. Pagos directos asociados a las personas agricultoras y ganaderas.</text:p>
            <text:p>6. Ayudas a zonas con limitaciones naturales u otras limitaciones específicas.</text:p>
            <text:p/>
            <text:p>Estas líneas están enmarcadas dentro del Plan Estratégico de la PAC 2023-2027 y están destinadas a apoyar a los agricultores y ganaderos en la Comunidad Autónoma de Extremadura.</text:p>
          </table:table-cell>
          <table:table-cell table:number-columns-repeated="9"/>
        </table:table-row>
        <table:table-row table:style-name="ro1">
          <table:table-cell office:value-type="string" calcext:value-type="string">
            <text:p>ayudas-incluidas-en-la-solicitud-unica-dentro-del-marco-del-pepac-y-a-los-agricultores-en-zonas-con-limitaciones-naturales-contenidas-en-la-medida-13-del-pdrcv-2014-2022</text:p>
          </table:table-cell>
          <table:table-cell office:value-type="string" calcext:value-type="string">
            <text:p>Ayudas incluidas en la solicitud única dentro del marco del PEPAC y a los agricultores en zonas con limitaciones naturales contenidas en la Medida 13 del PDRCV 2014-2022.</text:p>
          </table:table-cell>
          <table:table-cell office:value-type="string" calcext:value-type="string">
            <text:p>Apertura el 01/02/2025 y cierre el 30/04/2025</text:p>
          </table:table-cell>
          <table:table-cell office:value-type="string" calcext:value-type="string">
            <text:p>COMUNITAT VALENCIANA</text:p>
          </table:table-cell>
          <table:table-cell office:value-type="string" calcext:value-type="string">
            <text:p>93285000.0</text:p>
          </table:table-cell>
          <table:table-cell office:value-type="string" calcext:value-type="string">
            <text:p>El objetivo de la ayuda en el marco del Plan Estratégico de la Política Agrícola Común (PEPAC) es apoyar a los agricultores y fomentar prácticas agrícolas sostenibles. Estas ayudas están diseñadas para promover el desarrollo rural, mejorar la competitividad del sector agrícola y contribuir a la sostenibilidad ambiental. En particular, se busca financiar intervenciones que beneficien tanto a los agricultores como al medio ambiente, como la apicultura para la biodiversidad y el apoyo a agricultores en zonas con limitaciones naturale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AGENCIA VALENCIANA DE FOMENTO Y GARANTÍA AGRARIA</text:p>
          </table:table-cell>
          <table:table-cell office:value-type="string" calcext:value-type="string">
            <text:p>Los beneficiarios de las ayudas son aquellos que cumplen con los requisitos establecidos en el artículo 1 de la Orden 5/2023, de 8 de marzo, que regula las bases aplicables a las intervenciones incluidas en la solicitud única del Plan Estratégico de la Política Agrícola Común (PEPAC). Esto incluye a los titulares de explotaciones agrarias que soliciten ayudas de la PAC y que colaboren con las autoridades competentes en actividades de control y verificación, así como aquellos que mantengan un sistema de contabilidad adecuado para las transacciones relacionadas con las ayudas.</text:p>
          </table:table-cell>
          <table:table-cell/>
          <table:table-cell office:value-type="string" calcext:value-type="string">
            <text:p>El monto máximo global para las ayudas en el marco del PEPAC es de 18.572.560 euros. Además, se especifican límites presupuestarios para diferentes intervenciones, como 2.292.560 euros para apicultura por la biodiversidad.</text:p>
          </table:table-cell>
          <table:table-cell/>
          <table:table-cell office:value-type="string" calcext:value-type="string">
            <text:p>El plazo de ejecución de la ayuda correspondiente a las ayudas convocadas para el periodo 2025-2029 se establece hasta el 30 de junio de 2026 para dictar la resolución de las ayudas. Si no se dicta la resolución dentro de este plazo, se entenderá desestimada la solicitud.</text:p>
          </table:table-cell>
          <table:table-cell table:number-columns-repeated="10"/>
        </table:table-row>
        <table:table-row table:style-name="ro24">
          <table:table-cell office:value-type="string" calcext:value-type="string">
            <text:p>ayudas-para-implantar-la-igualdad-laboral-la-conciliacion-y-la-responsabilidad-social-empresarial-en-galicia-para-el-ano-2025</text:p>
          </table:table-cell>
          <table:table-cell office:value-type="string" calcext:value-type="string">
            <text:p>Ayudas para implantar la igualdad laboral, la conciliación y la responsabilidad social empresarial en Galicia para el año 2025.</text:p>
          </table:table-cell>
          <table:table-cell office:value-type="string" calcext:value-type="string">
            <text:p>Apertura el 01/02/2025 y cierre el 28/02/2025</text:p>
          </table:table-cell>
          <table:table-cell office:value-type="string" calcext:value-type="string">
            <text:p>GALICIA</text:p>
          </table:table-cell>
          <table:table-cell office:value-type="string" calcext:value-type="string">
            <text:p>1400000.0</text:p>
          </table:table-cell>
          <table:table-cell office:value-type="string" calcext:value-type="string">
            <text:p>Implantar la igualdad laboral, código de procedimiento administrativo, adoptar medidas de corresponsabilidad y de conciliación de la vida familiar, personal y laboral, código de procedimiento administrativo, así como implantar sistemas de gestión de responsabilidad social empresarial (RSE).</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Son beneficiarias las PYMEs y personas trabajadoras autónomas que tengan suscritos contratos con personas trabajadoras por cuenta ajena con domicilio social y centro de trabajo en Galicia, cualquiera que sea su forma jurídica, y que estén válidamente constituidas en el momento de presentar la solicitud de ayudas.</text:p>
            <text:p>- Para las líneas II y III también podrán presentar solicitud las empresas con centros de trabajo en Galicia.</text:p>
            <text:p>- En el caso de la línea I, las empresas deberán contar como mínimo con diez personas trabajadoras y con un máximo de 49, salvo en el caso de los centros especiales de empleo sin ánimo de lucro que podrán superar dicho número.</text:p>
            <text:p>- Para la línea II, si la solicitud es para las sublíneas 1 y 3, las empresas deberán contar con un mínimo de una persona trabajadora, y si la solicitud es para la sublínea 2, las empresas deberán contar con un mínimo de cinco personas trabajadoras.</text:p>
            <text:p>- Para la línea III, las empresas deberán contar con un mínimo de cinco personas trabajadoras.</text:p>
          </table:table-cell>
          <table:table-cell office:value-type="string" calcext:value-type="string">
            <text:p>El plazo de solicitud es desde el 01/02/2025 hasta el 28/02/2025.</text:p>
          </table:table-cell>
          <table:table-cell office:value-type="string" calcext:value-type="string">
            <text:p>Línea I:</text:p>
            <text:p>a) Hasta el 80 % de los costes que conlleve el proceso de diagnosis previa de la empresa con un máximo de 3.000 € en las empresas de hasta 20 personas trabajadoras, y hasta de 5.000 € en los demás supuestos.</text:p>
            <text:p>b) Hasta el 80 % de los costes derivados de la elaboración de un plan de igualdad, con un máximo de 1.500 € en las empresas de hasta 20 personas trabajadoras, y hasta de 3.000 € en los demás supuestos.</text:p>
            <text:p>c) Hasta el 80 % de los costes derivados de la implantación de las medidas prioritarias previstas en la primera fase del plan de igualdad con un coste máximo de 1.000 € en las empresas de hasta 20 personas trabajadoras, y hasta 2.000 € en los demás supuestos.</text:p>
            <text:p>d) Una cuantía de 12.000 € por la contratación, como mínimo, de un año de una persona experta en igualdad.</text:p>
            <text:p/>
            <text:p>Línea II:</text:p>
            <text:p>a) Sublínea 1:</text:p>
            <text:p>- Las ayudas consistirán en un incentivo de 2.000 € por persona trabajadora con un acuerdo de teletrabajo, bien por adaptación del contrato que tenga en la empresa o bien por la realización de un nuevo contrato para una persona no vinculada a la empresa, con el límite máximo de 8.000 € por empresa.</text:p>
            <text:p>- El límite máximo se incrementará en 1.000 € para aquellas empresas en las que la tasa de ocupación femenina sea por lo menos igual a la masculina. </text:p>
            <text:p>b) Sublínea 2:</text:p>
            <text:p>- Las ayudas consistirán en un incentivo de 8.000 € por empresa solicitante.</text:p>
            <text:p>- El límite máximo se incrementará en 1.000 € para aquellas empresas en las que la tasa de ocupación femenina sea por lo menos igual a la masculina.</text:p>
            <text:p>c) Sublínea 3:</text:p>
            <text:p>Las ayudas consistirán en una subvención de hasta el 80 % de la inversión, con el tope de 1.500 € por persona trabajadora beneficiada y con el límite máximo de 20.000 € por empresa.</text:p>
            <text:p>- La ayuda se verá incrementada en un 10% para aquellas empresas en las que la tasa de ocupación femenina sea, cuando menos, igual a la masculina.</text:p>
            <text:p/>
            <text:p>Línea 3:</text:p>
            <text:p>Será el pago del 80 % de los costes de la certificación obtenida con un máximo de 2.000 € por empresa.</text:p>
            <text:p>- El porcentaje subvencionable de los costes de consultoría no podrá exceder el 30 % de la subvención.</text:p>
          </table:table-cell>
          <table:table-cell office:value-type="string" calcext:value-type="string">
            <text:p>Línea I:</text:p>
            <text:p>a) Los costes de la elaboración de una diagnosis de la empresa desde la perspectiva de género. </text:p>
            <text:p>b) Los costes derivados de la elaboración de un plan de igualdad que recoja las acciones o medidas que corrijan las deficiencias detectadas en la diagnosis previa.</text:p>
            <text:p>c) Los costes derivados de la implantación de las medidas previstas en el plan de igualdad que ya haya aprobado la entidad para su primer año de vigencia. </text:p>
            <text:p>d) La contratación, en el grupo de cotización 1 o 2, a jornada completa y, como mínimo, de un año de una persona con titulación de grado y con experiencia y/o conocimientos acreditados en materia de igualdad, con el objeto de asesorar y coordinar en cualquiera de las fases de elaboración e implantación del plan de igualdad.</text:p>
            <text:p/>
            <text:p>Línea II - Sublínea 3:</text:p>
            <text:p>- Será subvencionable a adquisición de elementos tecnológicos siguientes: ordenador personal, medios materiales para el acceso a internet y todos aquellos periféricos necesarios para las tareas a desarrollar: webcam, impresora, escáner y demás componentes de hardware necesarios para la implantación efectiva del teletrabajo, con la finalidad de fomentar el uso de tecnologías de la información y comunicación (TIC) como una medida de conciliación laboral, personal y familiar.</text:p>
          </table:table-cell>
          <table:table-cell/>
          <table:table-cell office:value-type="string" calcext:value-type="string">
            <text:p>Línea I: elaboración e implantación de planes de igualdad.</text:p>
            <text:p/>
            <text:p>Línea II: conciliación (TR357D) que, a su vez, comprende tres sublíneas:</text:p>
            <text:p>- Sublínea II.1. Incentivos para fomento del teletrabajo: se incentivará la adopción de acuerdos laborales de teletrabajo.</text:p>
            <text:p>- Sublínea II.2. Incentivos para el fomento de la flexibilidad horaria. Se incentivará la adopción de acuerdos laborales de flexibilidad horaria.</text:p>
            <text:p>- Sublínea II.3. Subvenciones para la adquisición de elementos tecnológicos que posibiliten el teletrabajo.</text:p>
            <text:p/>
            <text:p>Línea III: certificaciones de RSE.</text:p>
          </table:table-cell>
          <table:table-cell table:number-columns-repeated="9"/>
        </table:table-row>
        <table:table-row table:style-name="ro22">
          <table:table-cell office:value-type="string" calcext:value-type="string">
            <text:p>ayudas-para-la-investigacion-colaborativa-de-agentes-de-la-rvcti-en-las-prioridades-estrategicas-del-pcti-2030-elkartek-2025</text:p>
          </table:table-cell>
          <table:table-cell office:value-type="string" calcext:value-type="string">
            <text:p>Ayudas para la investigación colaborativa de agentes de la RVCTI en las prioridades estratégicas del PCTI 2030 - Elkartek 2025</text:p>
          </table:table-cell>
          <table:table-cell office:value-type="string" calcext:value-type="string">
            <text:p>Apertura el 27/12/2024 y cierre el 03/03/2025</text:p>
          </table:table-cell>
          <table:table-cell office:value-type="string" calcext:value-type="string">
            <text:p>PAÍS VASCO</text:p>
          </table:table-cell>
          <table:table-cell office:value-type="string" calcext:value-type="string">
            <text:p>47000000.0</text:p>
          </table:table-cell>
          <table:table-cell office:value-type="string" calcext:value-type="string">
            <text:p>Promover Proyectos de Investigación Fundamental Colaborativa, Investigación con alto Potencial Industrial y otras acciones complementarias de especial interés enfocados a la mejora de la competitividad en los ámbitos de la industria inteligente, las energías más limpias y la salud personalizad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SPRI - Agencia Vasca de Desarrollo Empresarial</text:p>
          </table:table-cell>
          <table:table-cell office:value-type="string" calcext:value-type="string">
            <text:p>Los agentes científico-tecnológicos integrados en la Red Vasca de Ciencia, Tecnología e Innovación.</text:p>
          </table:table-cell>
          <table:table-cell office:value-type="string" calcext:value-type="string">
            <text:p>El plazo de solicitud es desde el 27/12/2024 hasta el 03/03/2025.</text:p>
          </table:table-cell>
          <table:table-cell office:value-type="string" calcext:value-type="string">
            <text:p>Los límites de las ayudas (subvenciones no reintegrables), a conceder a cada entidad beneficiaria, alcanzarán los siguientes porcentajes:</text:p>
            <text:p>a) Los proyectos de investigación fundamental colaborativa obtendrán el 100% de los presupuestos de gasto subvencionables aprobados.</text:p>
            <text:p>b) Los proyectos de investigación con alto potencial industrial obtendrán el 100% de los presupuestos de gasto subvencionables aprobados en el caso de proyectos de investigación fundamental y el 50 % en el caso de proyectos de investigación industrial.</text:p>
            <text:p>c) Las acciones complementarias de especial interés obtendrán el 100% de los presupuestos de gasto subvencionables aprobados en el caso de acciones vinculadas a proyectos de investigación fundamental y el 50 % en el caso de acciones vinculadas a proyectos de investigación industrial.</text:p>
          </table:table-cell>
          <table:table-cell office:value-type="string" calcext:value-type="string">
            <text:p>a) Costes de personal perteneciente a la plantilla de la entidad solicitante (personal investigador, personal técnico y otro personal de apoyo empleado en la actividad de investigación) y costes de personal técnico adscrito a la entidad mediante acuerdo para la realización de actividades de investigación y desarrollo, en la medida que estén dedicados al proyecto, incluyendo tanto los costes directos como indirectos (según procedimiento incluido en las instrucciones para la presentación de la cuenta justificativa).</text:p>
            <text:p>b) Contratación con terceros de partes del proyecto de investigación que por su complejidad o especialización no puedan realizarlas las propias entidades beneficiarias. Esta subcontratación no podrá incluir otros gastos distintos a los indicados en este artículo.</text:p>
            <text:p>c) Servicios de asesoría y otros servicios análogos, incluida la compra de trabajos de investigación, de conocimientos técnicos, gastos de asistencia a cursos y seminarios externos, estudios de viabilidad y de mercado, entre los que se podrá incluir la auditoría de costes del proyecto. El coste de auditoría será subvencionable hasta un máximo de 1.500,00 euros por proyecto, entidad beneficiaria y anualidad. No serán elegibles los gastos de consultoría de gestión de la subvención.</text:p>
            <text:p>d) Otros gastos corrientes (materiales, suministros, viajes, etc.) directamente derivados de la actividad de investigación.</text:p>
            <text:p>e) Gastos relacionados con el registro y mantenimiento de patentes y/o protección de la propiedad intelectual.</text:p>
            <text:p>f) Gastos de amortización relacionados con la generación de infraestructura y adquisición de equipamiento tecnológico avanzado, así como con la mejora de las instalaciones y servicios, realizados con el fin de posibilitar la consecución, en condiciones óptimas, de los objetivos del proyecto.</text:p>
          </table:table-cell>
          <table:table-cell office:value-type="string" calcext:value-type="string">
            <text:p>Se podrán presentar a la presente convocatoria aquellos proyectos desarrollados en los ejercicios 2025 y 2026.</text:p>
          </table:table-cell>
          <table:table-cell office:value-type="string" calcext:value-type="string">
            <text:p>1. Proyectos de investigación fundamental colaborativa.</text:p>
            <text:p>- Para que un proyecto de investigación colaborativa pueda ser seleccionado y subvencionable deberá presentar un presupuesto total mínimo de 1.000.000 € por proyecto y 50.000 € por entidad participante y año.</text:p>
            <text:p/>
            <text:p>2. Proyectos de investigación con alto potencial industrial.</text:p>
            <text:p>- Para que un proyecto de investigación con alto potencial industrial pueda ser seleccionado y</text:p>
            <text:p>subvencionable deberá presentar un presupuesto total mínimo de 200.000 € por proyecto y 50.000 € por entidad participante y año.</text:p>
            <text:p/>
            <text:p>3. Acciones complementarias de especial interés.</text:p>
            <text:p>– Elaboración de estudios de prospectiva y demanda temprana, así como de vigilancia tecnológica vinculados a proyectos de investigación fundamental o industrial.</text:p>
            <text:p>– Actuaciones encaminadas a favorecer la cooperación tecnológica y el asesoramiento en la preparación de proyectos de I+D+i de investigación fundamental o industrial.</text:p>
            <text:p>– Actividades de gestión de la I+D+i de transferencia y valoración del conocimiento vinculadas a proyectos de investigación fundamental o industrial.</text:p>
            <text:p>– Fomento de la participación en actividades de internacionalización de la I+D+i vinculadas a proyectos de investigación fundamental o industrial.</text:p>
          </table:table-cell>
          <table:table-cell table:number-columns-repeated="9"/>
        </table:table-row>
        <table:table-row table:style-name="ro20">
          <table:table-cell office:value-type="string" calcext:value-type="string">
            <text:p>ayudas-igape-pymes-para-el-ano-2025</text:p>
          </table:table-cell>
          <table:table-cell office:value-type="string" calcext:value-type="string">
            <text:p>Financiación Igape PYMEs para el año 2025.</text:p>
          </table:table-cell>
          <table:table-cell office:value-type="string" calcext:value-type="string">
            <text:p>Apertura el 21/01/2025 y cierre el 30/09/2025</text:p>
          </table:table-cell>
          <table:table-cell office:value-type="string" calcext:value-type="string">
            <text:p>GALICIA</text:p>
          </table:table-cell>
          <table:table-cell office:value-type="string" calcext:value-type="string">
            <text:p>38000000.0</text:p>
          </table:table-cell>
          <table:table-cell office:value-type="string" calcext:value-type="string">
            <text:p>Apoyar el acceso al crédito de las pequeñas y medianas empresas, instrumentadas mediante convenio de colaboración entre el Instituto Gallego de Promoción Económica (Igape), las sociedades de garantía recíproca (SGR) y las entidades de crédito adheridas (financiación Igape-pymes).</text:p>
          </table:table-cell>
          <table:table-cell office:value-type="string" calcext:value-type="string">
            <text:p>Galicia</text:p>
          </table:table-cell>
          <table:table-cell office:value-type="string" calcext:value-type="string">
            <text:p>1000000.0</text:p>
          </table:table-cell>
          <table:table-cell office:value-type="string" calcext:value-type="string">
            <text:p>GALICIA - INSTITUTO GALLEGO DE PROMOCIÓN ECONÓMICA (IGAPE)</text:p>
          </table:table-cell>
          <table:table-cell office:value-type="string" calcext:value-type="string">
            <text:p>Las PYMEs que realicen una iniciativa empresarial en un centro de trabajo, objeto de la actuación a financiar, localizada en la Comunidad Autónoma de Galicia.</text:p>
          </table:table-cell>
          <table:table-cell office:value-type="string" calcext:value-type="string">
            <text:p>El plazo de solicitud es desde el 21/01/2025 hasta el 30/09/2025.</text:p>
          </table:table-cell>
          <table:table-cell office:value-type="string" calcext:value-type="string">
            <text:p>1. Reaval Crecimiento:</text:p>
            <text:p>- El importe del préstamo a avalar será igual o superior a 3.000 € e igual o inferior a 1.000.000 €. Un mismo titular podrá presentar varias solicitudes de ayuda, y se acumulará el importe total de la financiación, que no podrá superar el límite de 1.000.000 € por convocatoria.</text:p>
            <text:p>- El plazo mínimo del préstamo a avalar será de 3 años y no superior a 15 años, incluida una carencia de un máximo de 2 años. En cualquiera caso, la vigencia del reaval no superará los 7 años.</text:p>
            <text:p/>
            <text:p>2. Reaval Garantías: </text:p>
            <text:p>- El importe de la línea de financiación a avalar será igual o superior a 3.000 € e igual o inferior a 1.000.000 €.  Un mismo titular podrá presentar varias solicitudes de ayuda, y se acumulará el importe total de la financiación, que no podrá superar el límite de 1.000.000 € por convocatoria.</text:p>
            <text:p>- El plazo mínimo y vigencia de la línea de garantías será de 3 años y no superior a 5 años, sin contemplarse la posibilidad de prórroga en la vigencia.</text:p>
          </table:table-cell>
          <table:table-cell table:number-columns-repeated="2"/>
          <table:table-cell office:value-type="string" calcext:value-type="string">
            <text:p>1. Reaval Crecimiento: Préstamos avalados para el crecimiento de las pymes</text:p>
            <text:p/>
            <text:p>2. Reaval Garantías: Garantías ante terceros vinculadas a operaciones de tráfico o avales técnicos.</text:p>
            <text:p>- Avales financieros para garantizar obligaciones derivadas de contratos de tráfico comercial, anticipos de contratos, entregas a cuenta para instalaciones o suministros.</text:p>
            <text:p>- Avales no financieros ante terceros. Avales técnicos ante empresas privadas para garantizar la buena ejecución de obras o servicios.</text:p>
            <text:p>- Avales vinculados a licitaciones internacionales. Avales en garantía de contratos en el extranjero.</text:p>
          </table:table-cell>
          <table:table-cell table:number-columns-repeated="9"/>
        </table:table-row>
        <table:table-row table:style-name="ro23">
          <table:table-cell office:value-type="string" calcext:value-type="string">
            <text:p>ayudas-para-financiar-actuaciones-de-rehabilitacion-a-nivel-de-edificio-en-asturias</text:p>
          </table:table-cell>
          <table:table-cell office:value-type="string" calcext:value-type="string">
            <text:p>Ayudas para financiar actuaciones de rehabilitación a nivel de edificio en Asturias, año 2025.</text:p>
          </table:table-cell>
          <table:table-cell office:value-type="string" calcext:value-type="string">
            <text:p>Apertura el 22/11/2024 y cierre el 30/06/2025</text:p>
          </table:table-cell>
          <table:table-cell office:value-type="string" calcext:value-type="string">
            <text:p>PRINCIPADO DE ASTURIAS</text:p>
          </table:table-cell>
          <table:table-cell office:value-type="string" calcext:value-type="string">
            <text:p>33738810.0</text:p>
          </table:table-cell>
          <table:table-cell office:value-type="string" calcext:value-type="string">
            <text:p>La financiación de obras o actuaciones en los edificios de uso predominante residencial en las que se obtenga una mejora acreditada de la eficiencia energética, con especial atención a la envolvente edificatoria en edificios de tipología residencial colectiva, incluyendo sus viviendas, y en las viviendas unifamiliares.</text:p>
          </table:table-cell>
          <table:table-cell/>
          <table:table-cell office:value-type="string" calcext:value-type="string">
            <text:p>19800.0</text:p>
          </table:table-cell>
          <table:table-cell office:value-type="string" calcext:value-type="string">
            <text:p>PRINCIPADO DE ASTURIAS - CONSEJERÍA ORDENACIÓN DE TERRITORIO, URBANISMO, VIVIENDA Y DERECHOS CIUDADANOS</text:p>
          </table:table-cell>
          <table:table-cell office:value-type="string" calcext:value-type="string">
            <text:p>a) Los propietarios o usufructuarios de viviendas unifamiliares aisladas o agrupadas en fila y de edificios existentes de tipología residencial de vivienda colectiva, así como de sus viviendas, bien sean personas físicas o bien tengan personalidad jurídica de naturaleza privada o pública.</text:p>
            <text:p/>
            <text:p>b) Las administraciones públicas y los organismos y demás entidades de derecho público, así como las empresas públicas y sociedades mercantiles participadas, íntegra o mayoritariamente, por las administraciones públicas propietarias de los inmuebles.</text:p>
            <text:p/>
            <text:p>c) Las comunidades de propietarios, o las agrupaciones de comunidades de propietarios.</text:p>
            <text:p/>
            <text:p>d) Los propietarios que, de forma agrupada, sean propietarios de edificios que reúnan los requisitos establecidos por el artículo 396 del Código Civil y no hubiesen otorgado el título constitutivo de propiedad horizontal.</text:p>
            <text:p/>
            <text:p>e) Las sociedades cooperativas compuestas de forma agrupada por propietarios de viviendas o edificios que reúnan los requisitos establecidos en el artículo 396 del Código Civil, así como por los propietarios que conforman comunidades de propietarios o agrupaciones de comunidades de propietarios, o equivalente en normas forales de aplicación, y por cooperativas en régimen de cesión de uso de sus viviendas.</text:p>
            <text:p/>
            <text:p>f) Las empresas arrendatarias o concesionarias de los edificios, así como cooperativas que acrediten dicha condición, mediante contrato vigente, que les otorgue la facultad expresa para acometer las obras de rehabilitación objeto del programa.</text:p>
          </table:table-cell>
          <table:table-cell office:value-type="string" calcext:value-type="string">
            <text:p>El plazo de solicitud es desde el 22/11/2024 hasta el 30/06/2025.</text:p>
          </table:table-cell>
          <table:table-cell office:value-type="string" calcext:value-type="string">
            <text:p>La cuantía de la ayuda se determina en función del ahorro conseguido:</text:p>
            <text:p>- Ahorro energético conseguido con la actuación 30% ≤ ΔCep,nren &lt; 45% : Hasta el 40% del presupuesto,  con un máximo de 6.300 € por vivienda y de 56 € el m2 en caso de locales.</text:p>
            <text:p>40 6.300 56</text:p>
            <text:p>- Ahorro energético conseguido con la actuación 45% ≤ ΔCep,nren &lt; 60% : Hasta el 65% del presupuesto,  con un máximo de 11.600 € por vivienda y de 104 € el m2 en caso de locales.</text:p>
            <text:p>- Ahorro energético conseguido con la actuación: ΔCep,nren ≥ 60% :  Hasta el 80% del presupuesto,  con un máximo de 18.800 € por vivienda y de 168 € el m2 en caso de locales.</text:p>
            <text:p/>
            <text:p>En aquellos casos en los que haya que proceder a la retirada de elementos con amianto, podrá incrementarse la cuantía máxima de la ayuda en la cantidad correspondiente a los costes debidos a la retirada, la manipulación, el transporte y la gestión de los residuos de amianto mediante empresas autorizadas, hasta un máximo de 1.000 € por vivienda o 12.000 € por edificio objeto de rehabilitación, el que resulte superior.</text:p>
          </table:table-cell>
          <table:table-cell office:value-type="string" calcext:value-type="string">
            <text:p>Son actuaciones subvencionables las de mejora o rehabilitación de edificios de uso predominante residencial para vivienda con los límites establecidos en el artículo siguiente, siempre que se obtenga una reducción de al menos un 30 % en el indicador de consumo de energía primaria no renovable, referida a la certificación energética.</text:p>
            <text:p/>
            <text:p>En edificios situados en las zonas climáticas C, D y E, según la clasificación climática del Código Técnico de la Edificación, deberá asimismo conseguirse una reducción de la demanda energética anual global de calefacción y refrigeración de la vivienda unifamiliar o del edificio, según corresponda, de al menos:</text:p>
            <text:p>– Zonas climáticas D y E: un 35 %</text:p>
            <text:p>– Zona climática C: un 25 %</text:p>
          </table:table-cell>
          <table:table-cell table:number-columns-repeated="11"/>
        </table:table-row>
        <table:table-row table:style-name="ro5">
          <table:table-cell office:value-type="string" calcext:value-type="string">
            <text:p>subvenciones-3i-de-apoyo-integral-a-la-innovacion-para-el-ano-2025</text:p>
          </table:table-cell>
          <table:table-cell office:value-type="string" calcext:value-type="string">
            <text:p>Subvenciones 3i de apoyo integral a la innovación para el año 2025.</text:p>
          </table:table-cell>
          <table:table-cell office:value-type="string" calcext:value-type="string">
            <text:p>Apertura el 03/02/2025 y cierre el 21/02/2025</text:p>
          </table:table-cell>
          <table:table-cell office:value-type="string" calcext:value-type="string">
            <text:p>DIPUTACIÓN FORAL DE BIZKAIA</text:p>
          </table:table-cell>
          <table:table-cell office:value-type="string" calcext:value-type="string">
            <text:p>650000.0</text:p>
          </table:table-cell>
          <table:table-cell office:value-type="string" calcext:value-type="string">
            <text:p>El objetivo de la ayuda es apoyar el desarrollo de proyectos de innovación en empresas de Bizkaia, contribuyendo a la mejora de la competitividad sostenible en el ámbito industrial y de servicios avanzados. Además, busca fomentar la creación de riqueza y empleo de calidad en la región, así como facilitar la internacionalización y el desarrollo equilibrado del territori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acceder a la consideración de personas beneficiarias de las subvenciones las empresas con personalidad jurídica propia. Estas entidades deben cumplir ciertos requisitos, como tener al menos un centro productivo o de alto valor añadido en el Territorio Histórico de Bizkaia, o establecerlo dentro del periodo de ejecución del proyecto para el que solicitan la subvención. Además, su actividad debe estar relacionada con sectores como la industria, construcción, transporte, servicios relacionados con la industria, turismo y comercio al por mayor.</text:p>
          </table:table-cell>
          <table:table-cell office:value-type="string" calcext:value-type="string">
            <text:p>El plazo de solicitud es desde el 03/02/2025 hasta el 21/02/2025.</text:p>
          </table:table-cell>
          <table:table-cell office:value-type="string" calcext:value-type="string">
            <text:p>El monto máximo de la ayuda para otras pymes es de 500.000 euros. Además, la base subvencionable mínima para el otorgamiento de la subvención será de 750.000 euros, de los cuales como máximo el 40% podrán ser gastos de personal.</text:p>
          </table:table-cell>
          <table:table-cell office:value-type="string" calcext:value-type="string">
            <text:p>Los gastos subvencionables de esta ayuda son aquellos que:</text:p>
            <text:p/>
            <text:p>1. Se hayan ejecutado dentro del plazo establecido.</text:p>
            <text:p>2. Sean necesarios y respondan a la naturaleza y al desarrollo normal del proyecto o actividad.</text:p>
            <text:p>3. Estén correctamente justificados de conformidad con la normativa vigente.</text:p>
            <text:p/>
            <text:p>Además, se consideran subvencionables las inversiones en activos materiales adquiridos mediante leasing, siempre que el contrato incluya un compromiso para la adquisición final del bien. También se incluyen los costos de servicios de consultoría para innovación, inversión e internacionalización, siempre que no sean actividades permanentes o periódicas y no estén relacionados con los gastos de explotación normales de la empresa. </text:p>
            <text:p/>
            <text:p>Es importante tener en cuenta que no se considerarán subvencionables las actuaciones que no estén plenamente vinculadas al proyecto presentado o que no puedan constituir un hecho subvencionable según las bases.</text:p>
          </table:table-cell>
          <table:table-cell office:value-type="string" calcext:value-type="string">
            <text:p>El plazo de ejecución de la ayuda es desde la presentación de la solicitud hasta el 31 de diciembre de 2026. Las actividades o proyectos subvencionados deben iniciarse después de la solicitud de la ayuda y antes del 31 de diciembre de 2025, y finalizarse antes del 31 de diciembre de 2026.</text:p>
          </table:table-cell>
          <table:table-cell office:value-type="string" calcext:value-type="string">
            <text:p>Las diferentes líneas de actuación mencionadas en el documento son:</text:p>
            <text:p/>
            <text:p>1. **Innovación**: Proyectos orientados a mejorar la competitividad a través de la innovación en procesos, productos, organización, participación, mercado, y protección de la propiedad.</text:p>
            <text:p>   </text:p>
            <text:p>2. **Inversión**: Actuaciones que impliquen inversiones asociadas a los proyectos de innovación.</text:p>
            <text:p/>
            <text:p>3. **Internacionalización**: Acciones orientadas a la internacionalización de la entidad solicitante.</text:p>
            <text:p/>
            <text:p>Para que un proyecto sea considerado subvencionable, debe cubrir al menos dos de estas tres áreas.</text:p>
          </table:table-cell>
          <table:table-cell table:number-columns-repeated="9"/>
        </table:table-row>
        <table:table-row table:style-name="ro13">
          <table:table-cell office:value-type="string" calcext:value-type="string">
            <text:p>subvenciones-a-empresas-extremenas-por-la-contratacion-indefinida-de-trabajadoresas</text:p>
          </table:table-cell>
          <table:table-cell office:value-type="string" calcext:value-type="string">
            <text:p>Subvenciones a empresas extremeñas por la contratación indefinida de trabajadores/as, año 2024.</text:p>
          </table:table-cell>
          <table:table-cell office:value-type="string" calcext:value-type="string">
            <text:p>Apertura el 23/04/2024 y cierre el 22/04/2025</text:p>
          </table:table-cell>
          <table:table-cell office:value-type="string" calcext:value-type="string">
            <text:p>EXTREMADURA</text:p>
          </table:table-cell>
          <table:table-cell office:value-type="string" calcext:value-type="string">
            <text:p>28000000.0</text:p>
          </table:table-cell>
          <table:table-cell office:value-type="string" calcext:value-type="string">
            <text:p>Favorecer la inserción laboral de determinados grupos de población con una mayor dificultad de acceso al mercado de trabajo mediante contratos de trabajo indefinidos, a través de unas ayudas que supongan una reducción de los costes laborales que asumen los empleador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as empresas privadas, cualquiera que sea la forma jurídica que adopten, las personas trabajadoras autónomas, los/as profesionales colegiados/as, las asociaciones, las fundaciones, las entidades sin ánimo de lucro, las sociedades civiles y las agrupaciones privadas de personas físicas o jurídicas, comunidades de bienes, o cualquier otro tipo de unidad económica o patrimonio separado, aunque carezcan de personalidad jurídica que, en su condición de empleadoras, realicen contrataciones conforme a lo establecido en esta norma en centros de trabajo radicados en la Comunidad Autónoma de Extremadura.</text:p>
          </table:table-cell>
          <table:table-cell office:value-type="string" calcext:value-type="string">
            <text:p>Periodo de Vigencia: Desde el 23/04/2024 hasta el 22/04/2025. Durante ese periodo las entidades interesadas deberán solicitar las subvenciones dentro del plazo de 2 meses, a contar desde la fecha de inicio de la contratación o de la transformación objeto de subvención.</text:p>
          </table:table-cell>
          <table:table-cell office:value-type="string" calcext:value-type="string">
            <text:p>Se establecen unas cuantías para contrataciones indefinidas a tiempo completo en función de la remuneración anual bruta, incluidas las pagas extraordinarias, que se fije en el contrato de trabajo objeto de subvención según la siguiente escala:</text:p>
          </table:table-cell>
          <table:table-cell office:value-type="string" calcext:value-type="string">
            <text:p>Se subvenciona parte de la remuneración bruta anual que los asalariados/as reciben como contrapartida del trabajo que realizan.</text:p>
          </table:table-cell>
          <table:table-cell/>
          <table:table-cell office:value-type="string" calcext:value-type="string">
            <text:p>Programa I: Ayudas a las contrataciones indefinidas iniciales realizadas con personas desempleadas e inscritas como demandantes de empleo:</text:p>
            <text:p>- Subprograma I.a.: Ayudas a las contrataciones indefinidas iniciales sin relación laboral temporal previa.</text:p>
            <text:p>- Subprograma I.b.: Ayudas a las contrataciones indefinidas iniciales con relación laboral temporal previa.</text:p>
            <text:p/>
            <text:p>Programa II: Ayudas por transformación de contratos de duración determinada en contratos indefinidos.</text:p>
          </table:table-cell>
          <table:table-cell table:number-columns-repeated="9"/>
        </table:table-row>
        <table:table-row table:style-name="ro25">
          <table:table-cell office:value-type="string" calcext:value-type="string">
            <text:p>ayudas-reintegrables-destinadas-a-impulsar-la-creacion-y-desarrollo-de-pymes-de-base-tecnologica-yo-innovadoras-presolicitud-gauzatu-industria-2025</text:p>
          </table:table-cell>
          <table:table-cell office:value-type="string" calcext:value-type="string">
            <text:p>Ayudas reintegrables destinadas a impulsar la creación y desarrollo de Pymes de base tecnológica y/o innovadoras - Presolicitud Gauzatu Industria 2025</text:p>
          </table:table-cell>
          <table:table-cell office:value-type="string" calcext:value-type="string">
            <text:p>Apertura el 02/01/2025 y cierre el 30/04/2025</text:p>
          </table:table-cell>
          <table:table-cell office:value-type="string" calcext:value-type="string">
            <text:p>País Vasco</text:p>
          </table:table-cell>
          <table:table-cell office:value-type="string" calcext:value-type="string">
            <text:p>28000000.0</text:p>
          </table:table-cell>
          <table:table-cell office:value-type="string" calcext:value-type="string">
            <text:p>Este programa apoya la promoción de PYMES Industriales o que estén relacionadas con la Industria y tengan Base Tecnológica y/o Innovadora, con el propósito de aumentar su impacto en el desarrollo tecnológico y en la innovación que se desarrolla en Euskadi.</text:p>
          </table:table-cell>
          <table:table-cell office:value-type="string" calcext:value-type="string">
            <text:p>País Vasco</text:p>
          </table:table-cell>
          <table:table-cell office:value-type="string" calcext:value-type="string">
            <text:p>1500000.0</text:p>
          </table:table-cell>
          <table:table-cell office:value-type="string" calcext:value-type="string">
            <text:p>País Vasco - Lehendakaritza</text:p>
          </table:table-cell>
          <table:table-cell office:value-type="string" calcext:value-type="string">
            <text:p>Las PYMEs industriales (extractivas, transformadoras o productivas) o relacionadas con la industria y de base tecnológica, con uno o varios centros productivos en Euskadi, donde se realizará la inversión; así como empresas dedicadas a la integración de sistemas de protección ante ciberataques para entornos IT/OT en empresas industriales.</text:p>
          </table:table-cell>
          <table:table-cell office:value-type="string" calcext:value-type="string">
            <text:p>El plazo de presentación de presolicitudes se iniciará el día 2 de enero de 2025 y finalizará el día de la publicación de la Orden en el BOPV.</text:p>
          </table:table-cell>
          <table:table-cell office:value-type="string" calcext:value-type="string">
            <text:p>Los apoyos son en forma de ayudas reintegrables, proporcionales a las inversiones realizadas y con un máximo de 200.000 € por empleo creado o de 150.000 € para el mantenimiento de la plantilla inicial, que habrán de ser reintegradas durante cinco años, a razón de una quinta parte cada año y en dos reintegros anuales, y no podrán superar los 1.500.000 € por empresa.</text:p>
          </table:table-cell>
          <table:table-cell office:value-type="string" calcext:value-type="string">
            <text:p>- Adquirir nuevos terrenos y construcciones para tu empresa</text:p>
            <text:p>- Equiparlos con Maquinaria, utillaje o instalaciones técnicas</text:p>
            <text:p>- Adquirir equipos y programas informáticos</text:p>
            <text:p>- Gastos de Propiedad Industrial y Patentes</text:p>
          </table:table-cell>
          <table:table-cell table:number-columns-repeated="3"/>
          <table:table-cell office:value-type="string" calcext:value-type="string">
            <text:p>- Los proyectos de inversión deberán ejecutarse en el periodo que se ha indicado en la solicitud, debiendo ser iniciadas en 2024.</text:p>
            <text:p>- Los activos adquiridos deberán tener una amortización mínima de 3 años y mantenerse en activo en la empresa durante ese periodo.</text:p>
            <text:p>- Es indispensable que los proyectos tengan impacto en sus centros de trabajo de Euskadi, manteniendo o aumentando el empleo en los mismos.</text:p>
          </table:table-cell>
          <table:table-cell table:number-columns-repeated="7"/>
        </table:table-row>
        <table:table-row table:style-name="ro17">
          <table:table-cell office:value-type="string" calcext:value-type="string">
            <text:p>subvenciones-a-las-intervenciones-sobre-el-desarrollo-rural-relativas-a-los-compromisos-medioambientales-climaticos-y-otros-compromisos-de-gestion-correspondientes-al-plan-estrategico-de-la-pac-ano-2025</text:p>
          </table:table-cell>
          <table:table-cell office:value-type="string" calcext:value-type="string">
            <text:p>Subvenciones a las Intervenciones sobre el Desarrollo Rural relativas a los compromisos medioambientales, climáticos y otros compromisos de gestión correspondientes al Plan Estratégico de la PAC, año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25000000.0</text:p>
          </table:table-cell>
          <table:table-cell office:value-type="string" calcext:value-type="string">
            <text:p>El objetivo de esta ayuda es apoyar las intervenciones sobre el desarrollo rural relacionadas con los compromisos medioambientales, climáticos y otros compromisos de gestión, específicamente en el contexto de la agricultura ecológica. Esto incluye el mantenimiento de frutales de regadío y secano, promoviendo prácticas sostenibles en la agricultur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Podrán ser beneficiarios de las ayudas convocadas mediante la presente Orden las personas físicas o jurídicas, o grupos de personas físicas o jurídicas, que presenten una solicitud de ayuda para la operación establecida y que estén dispuestas a contraer de forma expresa los compromisos establecidos en el Anexo I de la Orden de 28 de marzo de 2023.</text:p>
          </table:table-cell>
          <table:table-cell/>
          <table:table-cell office:value-type="string" calcext:value-type="string">
            <text:p>El importe del crédito presupuestario en la convocatoria 2025 para la operación de Mantenimiento de Frutales de Secano asciende a 4.000.000 euros por año, con la misma cantidad asignada para los años 2026, 2027, 2028 y 2029.</text:p>
          </table:table-cell>
          <table:table-cell/>
          <table:table-cell office:value-type="string" calcext:value-type="string">
            <text:p>El período de compromisos para la ayuda es de cinco años.</text:p>
          </table:table-cell>
          <table:table-cell office:value-type="string" calcext:value-type="string">
            <text:p>La información proporcionada no detalla explícitamente las diferentes líneas de actuación. Sin embargo, menciona específicamente dos operaciones relacionadas con la agricultura ecológica: </text:p>
            <text:p/>
            <text:p>1. **Operación 6503.2**: Mantenimiento de prácticas y métodos de agricultura y ganadería ecológica.</text:p>
            <text:p>2. **Operación 6503.1**: Conversión de prácticas y métodos de agricultura y ganadería ecológica.</text:p>
            <text:p/>
            <text:p>Si necesitas información más específica sobre otras líneas de actuación, no puedo encontrar información relevante en los textos proporcionados, pero puedo ayudarte con lo que sé.</text:p>
          </table:table-cell>
          <table:table-cell table:number-columns-repeated="9"/>
        </table:table-row>
        <table:table-row table:style-name="ro23">
          <table:table-cell office:value-type="string" calcext:value-type="string">
            <text:p>ayudas-a-la-comercializacion-de-frutas-hortalizas-raices-y-tuberculos-alimenticios-flores-y-plantas-vivas-recolectadas-en-canarias-2024</text:p>
          </table:table-cell>
          <table:table-cell office:value-type="string" calcext:value-type="string">
            <text:p>Ayudas a la comercialización de frutas, hortalizas, raíces y tubérculos alimenticios, flores y plantas vivas recolectadas en Canarias.</text:p>
          </table:table-cell>
          <table:table-cell office:value-type="string" calcext:value-type="string">
            <text:p>Apertura el 01/01/2025 y cierre el 30/06/2025</text:p>
          </table:table-cell>
          <table:table-cell office:value-type="string" calcext:value-type="string">
            <text:p>CANARIAS</text:p>
          </table:table-cell>
          <table:table-cell office:value-type="string" calcext:value-type="string">
            <text:p>24296982.0</text:p>
          </table:table-cell>
          <table:table-cell office:value-type="string" calcext:value-type="string">
            <text:p>El objetivo de la ayuda es apoyar la comercialización de frutas, hortalizas, raíces y tubérculos alimenticios, flores y plantas vivas recolectadas en Canarias, así como la comercialización de papa de mesa. Esta iniciativa busca fomentar la venta de estos productos y contribuir a la diversificación de la producción agrícola en las Islas Canari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AGUAS</text:p>
          </table:table-cell>
          <table:table-cell office:value-type="string" calcext:value-type="string">
            <text:p>Los beneficiarios de la ayuda son los productores que comercialicen sus producciones de frutas, hortalizas, raíces y tubérculos alimenticios, plantas vivas, flores, esquejes, plantas medicinales y aromáticas, y caña de azúcar. Además, deben cumplir con la condición de "agricultor activo" y que sus superficies productivas se encuentren ubicadas en la Comunidad Autónoma de Canarias, debidamente identificadas según el Sistema de Información Geográfica (SIGPAC).</text:p>
          </table:table-cell>
          <table:table-cell/>
          <table:table-cell office:value-type="string" calcext:value-type="string">
            <text:p>El monto máximo de la ayuda para la subacción I.4.2 "Ayuda a la comercialización de papa de mesa" es de 44 euros por tonelada para productores individuales no asegurados, 66 euros por tonelada para productores individuales asegurados, 110 euros por tonelada para productores agrupados no asegurados, y 165 euros por tonelada para productores agrupados asegurados.</text:p>
          </table:table-cell>
          <table:table-cell office:value-type="string" calcext:value-type="string">
            <text:p>Las actuaciones subvencionables de esta ayuda incluyen los programas de producción y comercialización de:</text:p>
            <text:p/>
            <text:p>- Frutas</text:p>
            <text:p>- Hortalizas</text:p>
            <text:p>- Raíces y tubérculos alimenticios</text:p>
            <text:p>- Plantas vivas</text:p>
            <text:p>- Flores</text:p>
            <text:p>- Esquejes</text:p>
            <text:p/>
            <text:p>Además, se incluyen plantas medicinales y aromáticas, así como la caña de azúcar. Sin embargo, los plátanos están expresamente excluidos de estas ayudas.</text:p>
          </table:table-cell>
          <table:table-cell office:value-type="string" calcext:value-type="string">
            <text:p>El plazo de ejecución de la ayuda se realizará en un único abono en el período comprendido entre el 1 de diciembre de 2025 y el 30 de junio de 2026.</text:p>
          </table:table-cell>
          <table:table-cell office:value-type="string" calcext:value-type="string">
            <text:p>Las diferentes líneas de actuación en el contexto de las ayudas para la producción y comercialización de productos agrícolas en Canarias incluyen:</text:p>
            <text:p/>
            <text:p>1. **Ayuda a la comercialización de frutas y hortalizas**: Esta línea se centra en el apoyo a la comercialización de productos como frutas, hortalizas, raíces y tubérculos alimenticios, así como flores y plantas vivas recolectadas en Canarias.</text:p>
            <text:p/>
            <text:p>2. **Subvenciones para agrupaciones de productores**: Se contempla el apoyo a organizaciones de productores, cooperativas y sociedades agrarias de transformación que comercialicen en común su producción.</text:p>
            <text:p/>
            <text:p>3. **Ayuda incrementada por producción asegurada**: Se ofrece un importe de ayuda incrementado para aquellos productores que tengan su producción asegurada mediante una póliza suscrita, incluida en el Plan Anual de Seguros Agrarios Combinados.</text:p>
            <text:p/>
            <text:p>4. **Apoyo a la producción ecológica**: Se incluye una línea específica para productores ecológicos, tanto individuales como agrupados.</text:p>
            <text:p/>
            <text:p>Estas líneas de actuación están diseñadas para fomentar la producción agrícola y mejorar la comercialización de los productos en el mercado.</text:p>
          </table:table-cell>
          <table:table-cell table:number-columns-repeated="9"/>
        </table:table-row>
        <table:table-row table:style-name="ro12">
          <table:table-cell office:value-type="string" calcext:value-type="string">
            <text:p>ayudas-de-la-comunitat-valenciana-destinadas-a-la-suscripcion-de-seguros-agrarios-incluidos-en-los-planes-anuales-de-seguros-agrarios-combinados-ano-2025</text:p>
          </table:table-cell>
          <table:table-cell office:value-type="string" calcext:value-type="string">
            <text:p>Ayudas de la Comunitat Valenciana destinadas a la suscripción de seguros agrarios incluidos en los planes anuales de seguros agrarios combinados, año 2025.</text:p>
          </table:table-cell>
          <table:table-cell office:value-type="string" calcext:value-type="string">
            <text:p>Apertura el 01/01/2025 y cierre el 31/12/2025</text:p>
          </table:table-cell>
          <table:table-cell office:value-type="string" calcext:value-type="string">
            <text:p>COMUNITAT VALENCIANA</text:p>
          </table:table-cell>
          <table:table-cell office:value-type="string" calcext:value-type="string">
            <text:p>22391608.2</text:p>
          </table:table-cell>
          <table:table-cell office:value-type="string" calcext:value-type="string">
            <text:p>El objetivo de la ayuda es fomentar la contratación de seguros agrarios, lo que permite la supervivencia de las explotaciones agrícolas y ganaderas ante adversidades climáticas. Además, busca apoyar la rentabilidad de las explotaciones agrarias mediante subvenciones adicionales específicas, especialmente en cultivos donde no es habitual la contratación de seguros. También se mantiene el apoyo a las pólizas asociativas y a las producciones incluidas en sistemas de protección de calidad agroalimentari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Los beneficiarios de la ayuda para la suscripción de seguros agrarios pueden incluir:</text:p>
            <text:p/>
            <text:p>1. **Personas agricultoras y ganaderas** que estén incluidas en la base de datos CIAS como subvencionables.</text:p>
            <text:p>2. **Personas jurídicas**, agrupaciones de personas físicas o jurídicas, públicas o privadas, comunidades de bienes, o cualquier otro tipo de unidad económica o patrimonio separado que deseen acceder a estas subvenciones.</text:p>
            <text:p/>
            <text:p>Es importante que estos beneficiarios hayan comunicado previamente a ENESA el listado completo y actualizado de sus socios, según lo estipulado en la normativa correspondiente.</text:p>
          </table:table-cell>
          <table:table-cell/>
          <table:table-cell office:value-type="string" calcext:value-type="string">
            <text:p>El importe global máximo fijado para la resolución de expedientes de las ayudas contempladas en esta convocatoria es de 22.391.608,20 euros, que corresponde al 70% del importe de la línea presupuestaria del año 2024.</text:p>
          </table:table-cell>
          <table:table-cell/>
          <table:table-cell office:value-type="string" calcext:value-type="string">
            <text:p>El plazo de ejecución de la ayuda es de cuatro años, con la posibilidad de prórroga por un período de hasta dos años más.</text:p>
          </table:table-cell>
          <table:table-cell office:value-type="string" calcext:value-type="string">
            <text:p>Las diferentes líneas de actuación para el Plan 2025 son:</text:p>
            <text:p/>
            <text:p>1. **Líneas de agricultura**: Estas incluyen varios módulos de seguros agrícolas, con diferentes porcentajes de subvención aplicados sobre la prima comercial base neta. Los módulos son:</text:p>
            <text:p>   - Módulo 1: 20%</text:p>
            <text:p>   - Módulo 2: 30%</text:p>
            <text:p>   - Módulo 3: 35%</text:p>
            <text:p>   - Módulo P, PO y PP: 35%</text:p>
            <text:p>   - Resto de módulos: 30%</text:p>
            <text:p/>
            <text:p>2. **Líneas de ganadería y acuicultura**: Estas líneas incluyen garantías de vida y servicios de retirada y destrucción de animales muertos. La subvención se regula sobre la base €/cabeza.</text:p>
            <text:p/>
            <text:p>3. **Líneas de retirada y destrucción de animales muertos**: Estas se regulan sobre la base €/cabeza, con un porcentaje de subvención aplicado al tipo de capital vida.</text:p>
            <text:p/>
            <text:p>Si necesitas más detalles sobre alguna línea específica, házmelo saber.</text:p>
          </table:table-cell>
          <table:table-cell table:number-columns-repeated="9"/>
        </table:table-row>
        <table:table-row table:style-name="ro22">
          <table:table-cell office:value-type="string" calcext:value-type="string">
            <text:p>ayudas-de-la-comunidad-valenciana-destinadas-a-la-suscripcion-de-seguros-agrarios</text:p>
          </table:table-cell>
          <table:table-cell office:value-type="string" calcext:value-type="string">
            <text:p>Ayudas de la Comunidad Valenciana destinadas a la suscripción de seguros agrarios</text:p>
          </table:table-cell>
          <table:table-cell office:value-type="string" calcext:value-type="string">
            <text:p>Apertura el 01/01/2025 y cierre el 31/12/2025</text:p>
          </table:table-cell>
          <table:table-cell office:value-type="string" calcext:value-type="string">
            <text:p>COMUNITAT VALENCIANA</text:p>
          </table:table-cell>
          <table:table-cell office:value-type="string" calcext:value-type="string">
            <text:p>22391608.2</text:p>
          </table:table-cell>
          <table:table-cell office:value-type="string" calcext:value-type="string">
            <text:p>El objetivo de la ayuda es fomentar la contratación de seguros agrarios, lo que permite la supervivencia de las explotaciones agrícolas y ganaderas ante adversidades climáticas. Además, se busca garantizar la rentabilidad de las explotaciones mediante medidas de estímulo, especialmente en cultivos donde no es habitual la contratación de seguros. También se apoyan las pólizas asociativas y se mantienen subvenciones adicionales para producciones incluidas en sistemas de protección de calidad agroalimentari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Los beneficiarios de la ayuda para la suscripción de seguros agrarios pueden incluir:</text:p>
            <text:p/>
            <text:p>1. **Personas agricultoras y ganaderas** que estén incluidas en la base de datos CIAS como subvencionables en la fecha de entrada en vigor del seguro agrario.</text:p>
            <text:p>2. **Personas jurídicas**, agrupaciones de personas físicas o jurídicas, públicas o privadas, comunidades de bienes, o cualquier otro tipo de unidad económica o patrimonio separado que deseen acceder a estas subvenciones, siempre que hayan comunicado previamente a ENESA el listado completo y actualizado de sus socios.</text:p>
            <text:p/>
            <text:p>Es importante que cumplan con los requisitos establecidos en la normativa correspondiente para poder acceder a las ayudas.</text:p>
          </table:table-cell>
          <table:table-cell/>
          <table:table-cell office:value-type="string" calcext:value-type="string">
            <text:p>El importe global máximo fijado para la resolución de expedientes de las ayudas contempladas en esta convocatoria es de 22.391.608,20 euros, que corresponde al 70% del importe de la línea presupuestaria del año 2024.</text:p>
          </table:table-cell>
          <table:table-cell office:value-type="string" calcext:value-type="string">
            <text:p>No se proporciona información específica sobre los gastos o actuaciones subvencionables en las páginas que has compartido. Sin embargo, generalmente, en el contexto de ayudas para la suscripción de seguros agrarios, los gastos subvencionables suelen incluir las primas de los seguros agrarios contratados. Te recomendaría consultar la normativa específica o la convocatoria oficial para obtener detalles precisos sobre los gastos subvencionables.</text:p>
          </table:table-cell>
          <table:table-cell office:value-type="string" calcext:value-type="string">
            <text:p>El plazo de ejecución de la ayuda es de cuatro años, con la posibilidad de prórroga por un período de hasta dos años más.</text:p>
          </table:table-cell>
          <table:table-cell office:value-type="string" calcext:value-type="string">
            <text:p>Las diferentes líneas de actuación para el Plan 2025 son:</text:p>
            <text:p/>
            <text:p>1. **Líneas de agricultura**: Estas incluyen varios módulos de seguros agrícolas, con diferentes porcentajes de subvención aplicados sobre la prima comercial base neta. Los módulos son:</text:p>
            <text:p>   - Módulo 1: 20%</text:p>
            <text:p>   - Módulo 2: 30%</text:p>
            <text:p>   - Módulo 3: 35%</text:p>
            <text:p>   - Módulos P, PO y PP: 35%</text:p>
            <text:p>   - Resto de módulos: 30%</text:p>
            <text:p/>
            <text:p>2. **Líneas de ganadería y acuicultura**: Estas líneas incluyen garantías de vida y servicios de retirada y destrucción de animales muertos, con subvenciones reguladas sobre la base €/cabeza.</text:p>
            <text:p/>
            <text:p>Si necesitas más detalles sobre alguna línea específica, házmelo saber.</text:p>
          </table:table-cell>
          <table:table-cell table:number-columns-repeated="9"/>
        </table:table-row>
        <table:table-row table:style-name="ro7">
          <table:table-cell office:value-type="string" calcext:value-type="string">
            <text:p>subvenciones-del-programa-de-incentivos-a-la-contratacion-laboral-de-personas-jovenes-desempleadas-anos-2024-2025</text:p>
          </table:table-cell>
          <table:table-cell office:value-type="string" calcext:value-type="string">
            <text:p>Subvenciones a la contratación laboral de personas jóvenes desempleadas. Programa de incentivos al Empleo Joven-Incentívate 2024/25.</text:p>
          </table:table-cell>
          <table:table-cell office:value-type="string" calcext:value-type="string">
            <text:p>Apertura el 01/07/2024 y cierre el 16/04/2025</text:p>
          </table:table-cell>
          <table:table-cell office:value-type="string" calcext:value-type="string">
            <text:p>CANARIAS</text:p>
          </table:table-cell>
          <table:table-cell office:value-type="string" calcext:value-type="string">
            <text:p>300000.0</text:p>
          </table:table-cell>
          <table:table-cell office:value-type="string" calcext:value-type="string">
            <text:p>Incentivar la contratación, en la modalidad de formación en alternancia con el trabajo retribuido por cuenta ajena o contrato formativo para la obtención de la práctica profesional, de personas jóvenes inscritas en situación de beneficiarias en el fichero del Sistema Nacional de Garantía Juvenil (SNGJ) y en el Servicio Canario de Empleo (SCE) en la condición de demandantes de empleo desemplead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SERVICIO CANARIO DE EMPLEO</text:p>
          </table:table-cell>
          <table:table-cell office:value-type="string" calcext:value-type="string">
            <text:p>Cualquier entidad, ya sea persona física o jurídica, con capital íntegramente privado, acogida a cualquiera de los regímenes de la Seguridad Social, que formalice nuevos contratos laborales, o presenten en el momento de la Solicitud un compromiso de contratación.</text:p>
          </table:table-cell>
          <table:table-cell office:value-type="string" calcext:value-type="string">
            <text:p>Para presentar las correspondientes solicitudes, las personas interesadas dispondrán de los siguientes plazos:</text:p>
          </table:table-cell>
          <table:table-cell office:value-type="string" calcext:value-type="string">
            <text:p>a) Contrataciones formalizadas por los siguientes períodos de suscripción, considerando los mínimos y máximos establecidos a continuación:</text:p>
            <text:p/>
            <text:p>b) Contrato de formación en alternancia con el trabajo retribuido por cuenta ajena:</text:p>
            <text:p>- Superior a 6 meses e inferior a 12 meses: 3.000 €</text:p>
            <text:p>- 12 meses e inferior a 24 meses: 4.000 €</text:p>
            <text:p>- 24 meses: 5.000 €</text:p>
            <text:p/>
            <text:p>c) Contrato formativo para la obtención de la práctica profesional:</text:p>
            <text:p>- Superior a 6 meses e inferior a 12 meses: 3.500 €</text:p>
            <text:p>- 12 meses: 4.000 €</text:p>
            <text:p/>
            <text:p>*El importe de subvención que corresponda se incrementará en 500 € más, para ambas modalidades de contratación, si la contratación es formalizada con personas, que cumpliendo el resto de los requisitos establecidos en la bases reguladoras del programa, pertenezcan a alguno de los siguientes colectivos:</text:p>
            <text:p>- Personas con discapacidad.</text:p>
            <text:p>- Personas jóvenes que no tengan más de 3 meses de experiencia laboral: no se tendrá en cuenta para el cálculo las prácticas que formen parte de los currículos para la obtención de las titulaciones o certificados correspondientes.</text:p>
            <text:p>- Personas víctimas de violencia de género.</text:p>
          </table:table-cell>
          <table:table-cell office:value-type="string" calcext:value-type="string">
            <text:p>Los gastos subvencionables de esta ayuda son los contratos laborales suscritos en el período comprendido desde el 1 de abril de 2024 a 31 de marzo de 2025.</text:p>
          </table:table-cell>
          <table:table-cell table:number-columns-repeated="3"/>
          <table:table-cell office:value-type="string" calcext:value-type="string">
            <text:p>Las personas jóvenes desempleadas a contratar, para participar en este programa, deberán tener más de 16 años y menos de 30 años, y cumplir con los siguientes requisitos:</text:p>
            <text:p>- Estar inscritas en el fichero del SNGJ, en situación de beneficiarias, incluidos en la lista única de demanda. </text:p>
            <text:p>- Estar inscritas en el SCE como demandante de empleo en situación de desempleo en el momento de la contratación.</text:p>
            <text:p>- No haber trabajado en el día natural anterior a la fecha de la contratación objeto de subvención del presente programa.</text:p>
            <text:p>- Cumplir con los requisitos de las personas trabajadoras establecidos en la normativa reguladora de los contratos que se vayan a formalizar.</text:p>
            <text:p>- No haber tenido una relación laboral con la misma empresa, en los 6 meses inmediatamente anteriores a la contratación objeto de subvención.</text:p>
          </table:table-cell>
          <table:table-cell table:number-columns-repeated="7"/>
        </table:table-row>
        <table:table-row table:style-name="ro1">
          <table:table-cell office:value-type="string" calcext:value-type="string">
            <text:p>ayudas-del-programa-destinado-al-alquiler-de-vivienda-en-murcia-ano-2024</text:p>
          </table:table-cell>
          <table:table-cell office:value-type="string" calcext:value-type="string">
            <text:p>Ayudas del <text:s/>programa destinado al alquiler de vivienda en Murcia, año 2024</text:p>
          </table:table-cell>
          <table:table-cell office:value-type="string" calcext:value-type="string">
            <text:p>Abierta hasta 01/03/2025</text:p>
          </table:table-cell>
          <table:table-cell office:value-type="string" calcext:value-type="string">
            <text:p>REGIÓN DE MURCIA</text:p>
          </table:table-cell>
          <table:table-cell office:value-type="string" calcext:value-type="string">
            <text:p>3000000.0</text:p>
          </table:table-cell>
          <table:table-cell office:value-type="string" calcext:value-type="string">
            <text:p>El objetivo de esta ayuda es facilitar a las personas arrendatarias o cesionarias con escasos medios económicos el acceso al disfrute de una vivienda o habitación subvencionando el pago de parte de la renta de alquiler o precio de cesión.</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FOMENTO E INFRAESTRUCTURAS</text:p>
          </table:table-cell>
          <table:table-cell office:value-type="string" calcext:value-type="string">
            <text:p>Las personas físicas mayores de edad que cumplan con los requisitos establecidos en la normativa pueden ser beneficiarias de la ayuda.</text:p>
          </table:table-cell>
          <table:table-cell/>
          <table:table-cell office:value-type="string" calcext:value-type="string">
            <text:p>El monto máximo de la ayuda es de hasta el 50% de la renta o precio mensual que se deba satisfacer por el alquiler o uso de la vivienda o habitación habitual y permanente.</text:p>
          </table:table-cell>
          <table:table-cell office:value-type="string" calcext:value-type="string">
            <text:p>Los gastos subvencionables de esta ayuda incluyen el pago de parte de la renta de alquiler o precio de cesión de una vivienda o habitación para personas con escasos recursos económicos.</text:p>
          </table:table-cell>
          <table:table-cell office:value-type="string" calcext:value-type="string">
            <text:p>El plazo de ejecución de la ayuda es hasta el 31 de diciembre de 2025.</text:p>
          </table:table-cell>
          <table:table-cell office:value-type="string" calcext:value-type="string">
            <text:p>No se ha proporcionado información específica sobre las diferentes líneas de actuación en los documentos proporcionados. ¿Hay algo más en lo que pueda ayudarte?</text:p>
          </table:table-cell>
          <table:table-cell table:number-columns-repeated="9"/>
        </table:table-row>
        <table:table-row table:style-name="ro20">
          <table:table-cell office:value-type="string" calcext:value-type="string">
            <text:p>subvenciones-del-programa-de-incentivos-a-la-contratacion-de-personas-empleadas-de-hogar-para-la-conciliacion-de-la-vida-familiar-y-laboral-de-la-comunidad-de-madrid-para-el-ano-2025</text:p>
          </table:table-cell>
          <table:table-cell office:value-type="string" calcext:value-type="string">
            <text:p>Subvenciones del programa de incentivos a la contratación de personas empleadas de hogar para la conciliación de la vida familiar y laboral de la Comunidad de Madrid para el año 2025.</text:p>
          </table:table-cell>
          <table:table-cell office:value-type="string" calcext:value-type="string">
            <text:p>Apertura el 01/02/2025 y cierre el 30/04/2025</text:p>
          </table:table-cell>
          <table:table-cell office:value-type="string" calcext:value-type="string">
            <text:p>COMUNIDAD DE MADRID</text:p>
          </table:table-cell>
          <table:table-cell office:value-type="string" calcext:value-type="string">
            <text:p>3000000.0</text:p>
          </table:table-cell>
          <table:table-cell office:value-type="string" calcext:value-type="string">
            <text:p>Ayudas dirigidas a la contratación de personas empleadas de hogar para el cuidado de hijos menores de 12 años o menores de 18 años con discapacidad, así como de otros familiares con discapacidad o dependientes a cargo y que convivan en el mismo domicilio.</text:p>
          </table:table-cell>
          <table:table-cell office:value-type="string" calcext:value-type="string">
            <text:p>Comunidad de Madrid</text:p>
          </table:table-cell>
          <table:table-cell office:value-type="string" calcext:value-type="string">
            <text:p>4000.0</text:p>
          </table:table-cell>
          <table:table-cell office:value-type="string" calcext:value-type="string">
            <text:p>COMUNIDAD DE MADRID - CONSEJERÍA ECONOMÍA, HACIENDA Y EMPLEO</text:p>
          </table:table-cell>
          <table:table-cell office:value-type="string" calcext:value-type="string">
            <text:p>La persona titular del hogar familiar, ya lo sea efectivamente o como simple titular del domicilio o lugar de residencia en el que se presten los servicios domésticos, que contrate a una persona empleada de hogar para el cuidado de hijos o familiares.</text:p>
          </table:table-cell>
          <table:table-cell office:value-type="string" calcext:value-type="string">
            <text:p>El plazo de solicitud es desde el 01/02/2025 hasta el 30/04/2025.</text:p>
          </table:table-cell>
          <table:table-cell office:value-type="string" calcext:value-type="string">
            <text:p>Porcentajes máximos de ayuda en función de la renta per cápita familiar:</text:p>
            <text:p>- Renta per cápita inferior a 20.000 euros: 100%</text:p>
            <text:p>- De 20.000 a 29.999 euros: 60%</text:p>
            <text:p>- De 30.000 euros en adelante: No podrán acceder a la subvención.</text:p>
            <text:p>*En el supuesto de familia monoparental, resultará de aplicación un porcentaje del 100%, cualquiera que sea el nivel de renta per cápita familiar, siempre que no sea igual o superior a 30.000 euros.</text:p>
            <text:p/>
            <text:p>El importe máximo de la subvención será de 4.000 €.</text:p>
          </table:table-cell>
          <table:table-cell office:value-type="string" calcext:value-type="string">
            <text:p>Será subvencionable la contratación de personas trabajadoras para el desempeño de una relación laboral de carácter especial del servicio del hogar familiar cuya finalidad principal sea atender las necesidades de cuidado o atención, en el ámbito doméstico, de alguna de las siguientes personas que convivan con el titular del hogar familiar y que estén a su cargo o cuidado directo:</text:p>
            <text:p>- Hijos menores de 12 años o, en su caso, menores de 18 años con discapacidad, ya lo sean por naturaleza o adopción o en régimen de tutela o acogimiento familiar.</text:p>
            <text:p>- Otros familiares hasta el segundo grado de consanguinidad o afinidad, con discapacidad igual o superior al 50% o en situación de dependencia.</text:p>
            <text:p/>
            <text:p>La trabajadora deberá desarrollar su labor en el domicilio del empleador, situado en la Comunidad de Madrid.</text:p>
          </table:table-cell>
          <table:table-cell table:number-columns-repeated="11"/>
        </table:table-row>
        <table:table-row table:style-name="ro8">
          <table:table-cell office:value-type="string" calcext:value-type="string">
            <text:p>ayudas-a-empresas-que-realicen-inversion-productiva-que-conlleve-mejora-competitiva-y-desarrollo-economico-para-impulso-de-la-zona-margen-izquierda-ampliada-y-otros-municipios-con-una-tasa-de-desempleo-superior-al-5-de-la-media-anual-programa-indartu</text:p>
          </table:table-cell>
          <table:table-cell office:value-type="string" calcext:value-type="string">
            <text:p>Ayudas a empresas que realicen inversión productiva, que conlleve mejora competitiva y desarrollo económico, para impulso de la zona margen izquierda ampliada y otros municipios con una tasa de desempleo superior al 5% de la media anual - Programa Indartu 2025</text:p>
          </table:table-cell>
          <table:table-cell office:value-type="string" calcext:value-type="string">
            <text:p>Apertura el 02/01/2025 y cierre el 31/05/2025</text:p>
          </table:table-cell>
          <table:table-cell office:value-type="string" calcext:value-type="string">
            <text:p>País Vasco</text:p>
          </table:table-cell>
          <table:table-cell office:value-type="string" calcext:value-type="string">
            <text:p>20000000.0</text:p>
          </table:table-cell>
          <table:table-cell office:value-type="string" calcext:value-type="string">
            <text:p>Establecer un esfuerzo de discriminación positiva de contenido territorial, dirigido hacia determinadas zonas que sufren con mayor gravedad la situación de desempleo, bien porque el efecto de la crisis económica les ha afectado más intensamente o bien porque existe una situación de deterioro estructural que dificulta su desarrollo.</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ehendakaritza</text:p>
          </table:table-cell>
          <table:table-cell office:value-type="string" calcext:value-type="string">
            <text:p>Las PYMEs que cumplan con la característica de ser industriales extractivas, transformadoras, productivas y de servicios conexos ligados al producto-proceso industrial así como, las que ofrecen servicios vinculados a infraestructuras digitales y las de servicios logísticos (excluido el transporte) cuyas inversiones objeto de la ayuda se localicen en la Zona Margen Izquierda Ampliada de la Comunidad Autónoma del País Vasco identificada en la Decisión de la Comisión (17-03-2022) sobre Ayuda Estatal n.º SA 100859 (2021/N) que aprueba el Mapa de Ayudas Regionales 2022-2027 para España.</text:p>
          </table:table-cell>
          <table:table-cell office:value-type="string" calcext:value-type="string">
            <text:p>El plazo de presolicitud es desde el 02/01/2025 y finalizará el día de la publicación de la Orden en el BOPV.</text:p>
          </table:table-cell>
          <table:table-cell office:value-type="string" calcext:value-type="string">
            <text:p>La intensidad de las subvenciones serán las siguientes:</text:p>
            <text:p>– el 10 % de la inversión susceptible de apoyo para las grandes empresas;</text:p>
            <text:p>– el 15 % de la inversión susceptible de apoyo para las pymes;</text:p>
            <text:p>– la intensidad de ayuda se verá incrementada en cinco puntos porcentuales (5 %) en el caso de pymes que realicen inversiones en los municipios situados en la Zona Margen Izquierda Ampliada de la Comunidad Autónoma de Euskadi.</text:p>
            <text:p/>
            <text:p>Las subvenciones tendrán un límite máximo que, en ningún caso, podrá superar la cantidad de 3.000.000 euros por empresa</text:p>
          </table:table-cell>
          <table:table-cell office:value-type="string" calcext:value-type="string">
            <text:p>Se considera inversión subvencionable, a efectos del cálculo de las subvenciones, la adquisición de activos fijos que se incorporen al activo de la empresa y que cumplan, además de los que fueran de aplicación en virtud de lo dispuesto en la presente Orden y sus disposiciones de desarrollo, los requisitos siguientes:</text:p>
            <text:p/>
            <text:p>a) Que se trate de alguna de las siguientes categorías:</text:p>
            <text:p>– 203 Propiedad Industrial y Patentes.</text:p>
            <text:p>– 206 Aplicaciones informáticas.</text:p>
            <text:p>– 210 Terrenos y Bienes naturales.</text:p>
            <text:p>– 211 Construcciones.</text:p>
            <text:p>– 212 Instalaciones técnicas.</text:p>
            <text:p>– 213 Maquinaria.</text:p>
            <text:p>– 214 Utillaje.</text:p>
            <text:p>– 215 Otras instalaciones.</text:p>
            <text:p>– 217 Equipos para procesos de información</text:p>
            <text:p>*La inversión en «Terrenos y Bienes naturales» y «Construcciones» se considerará por una cuantía máxima igual al resto de los activos subvencionables. </text:p>
            <text:p>**Se considerará como activos subvencionables los almacenes de logística.</text:p>
            <text:p>***Se considerará como precio de los activos su valor «neto», entendiéndose como tal el importe facturado una vez deducido el Impuesto sobre el Valor Añadido.</text:p>
            <text:p/>
            <text:p>b) Que sean utilizados o entren en funcionamiento por primera vez. </text:p>
            <text:p>- También se considerará subvencionable tanto la adquisición de activos pertenecientes a un establecimiento, siempre que esté cerrado por liquidación de procedimiento concursal, o bien activos que provienen de un establecimiento que, de no haber sido adquiridos por un tercero en condiciones de mercado, hubiera cerrado. </text:p>
            <text:p>- En el caso de que se trate de la adquisición de edificios y otras construcciones ya usados,</text:p>
            <text:p>tendrán el tratamiento de nuevos.</text:p>
            <text:p/>
            <text:p>c) Que tengan establecido un período mínimo de amortización de cinco años, para grandes empresas, debiendo permanecer, al menos, cinco años en el activo de la misma. En el caso de Pymes, estos períodos se reducen a tres años.</text:p>
            <text:p/>
            <text:p>d) Que no se hallen cedidos a terceros, con o sin contraprestación.</text:p>
            <text:p/>
            <text:p>e) Que no hayan sido fabricados por la propia empresa solicitante o por empresas asociadas o vinculadas.</text:p>
            <text:p/>
            <text:p>f) No serán subvencionables las aportaciones a capital en especie por parte de alguno de los socios.</text:p>
            <text:p/>
            <text:p>g) Que la inversión financiada mediante arrendamiento financiero incluya, explícitamente, al efecto de considerarla inversión susceptible de apoyo, la opción de compra al término del contrato del mismo, así como el compromiso de ejecutar la misma firmado por las dos partes.</text:p>
            <text:p/>
            <text:p>h) En ningún caso se entenderá subvencionable la inversión de sustitución.</text:p>
            <text:p/>
            <text:p>i) Los activos inmateriales subvencionables deberán ser explotados exclusivamente en el establecimiento del beneficiario, deberán ser considerados elementos del activo amortizables, deberán ser adquiridos a un tercero en condiciones de mercado y deberán permanecer en el activo de la empresa un periodo mínimo de cinco años. En el caso de Pymes, será de tres años.</text:p>
          </table:table-cell>
          <table:table-cell table:number-columns-repeated="11"/>
        </table:table-row>
        <table:table-row table:style-name="ro5">
          <table:table-cell office:value-type="string" calcext:value-type="string">
            <text:p>ayudas-para-el-coste-salarial-y-la-adaptacion-al-puesto-de-trabajo-de-personas-con-discapacidad-ano-2025</text:p>
          </table:table-cell>
          <table:table-cell office:value-type="string" calcext:value-type="string">
            <text:p>Ayudas para el coste salarial y la adaptación al puesto de trabajo de personas con discapacidad, año 2025.</text:p>
          </table:table-cell>
          <table:table-cell office:value-type="string" calcext:value-type="string">
            <text:p>Abierta hasta 31/12/2025</text:p>
          </table:table-cell>
          <table:table-cell office:value-type="string" calcext:value-type="string">
            <text:p>ARAGÓN</text:p>
          </table:table-cell>
          <table:table-cell office:value-type="string" calcext:value-type="string">
            <text:p>19625000.0</text:p>
          </table:table-cell>
          <table:table-cell office:value-type="string" calcext:value-type="string">
            <text:p>El objetivo de esta ayuda es promover el mantenimiento de puestos de trabajo de personas con discapacidad en los centros especiales de empleo. Esto se realiza mediante la concesión de subvenciones que fomentan la creación y mantenimiento de dichos puestos de trabajo.</text:p>
          </table:table-cell>
          <table:table-cell office:value-type="string" calcext:value-type="string">
            <text:p>Aragón</text:p>
          </table:table-cell>
          <table:table-cell office:value-type="string" calcext:value-type="string">
            <text:p>0.0</text:p>
          </table:table-cell>
          <table:table-cell office:value-type="string" calcext:value-type="string">
            <text:p>ARAGÓN - INSTITUTO ARAGONÉS DE EMPLEO (INAEM)</text:p>
          </table:table-cell>
          <table:table-cell office:value-type="string" calcext:value-type="string">
            <text:p>Los beneficiarios de la ayuda son los Centros Especiales de Empleo (CEE) que posean la calificación administrativa como tales y que estén inscritos en el Registro de Centros Especiales de Empleo de la Comunidad Autónoma de Aragón. Las actuaciones subvencionables deben referirse a centros de trabajo situados en el territorio de la Comunidad Autónoma de Aragón, independientemente de si los CEE tienen o no su sede social en dicho territorio.</text:p>
          </table:table-cell>
          <table:table-cell/>
          <table:table-cell office:value-type="string" calcext:value-type="string">
            <text:p>El monto máximo de la subvención para la adaptación del puesto de trabajo, dotación de medios y equipos de protección o eliminación de barreras u obstáculos es de hasta 2.000 euros por puesto de trabajo que se adapte a las necesidades del trabajador con discapacidad en plantilla. Además, se puede otorgar hasta 400 euros anuales por cada persona trabajadora con discapacidad auditiva atendida a través de servicios de interpretación, con un límite total de 1.000 euros por centro especial de empleo en este concepto.</text:p>
          </table:table-cell>
          <table:table-cell office:value-type="string" calcext:value-type="string">
            <text:p>Los gastos o actuaciones subvencionables de esta ayuda incluyen:</text:p>
            <text:p/>
            <text:p>1. **Costes salariales** correspondientes a los puestos de trabajo ocupados por personas con discapacidad en los centros especiales de empleo de Aragón, entre el 1 de noviembre de 2024 y el 31 de octubre de 2025. Esto incluye las pagas extraordinarias devengadas en dicho periodo.</text:p>
            <text:p/>
            <text:p>2. **Gastos para la adaptación del puesto de trabajo**, que pueden incluir:</text:p>
            <text:p>   - Dotación de medios y equipos de protección.</text:p>
            <text:p>   - Eliminación de barreras u obstáculos.</text:p>
            <text:p/>
            <text:p>Estos gastos deben haberse producido entre el 1 de noviembre de 2024 y el 31 de octubre de 2025.</text:p>
          </table:table-cell>
          <table:table-cell office:value-type="string" calcext:value-type="string">
            <text:p>El plazo de ejecución de la ayuda para los costes salariales corresponde a los puestos de trabajo ocupados por personas con discapacidad en los centros especiales de empleo de Aragón, y es desde el 1 de noviembre de 2024 hasta el 31 de octubre de 2025.</text:p>
          </table:table-cell>
          <table:table-cell office:value-type="string" calcext:value-type="string">
            <text:p>No se proporciona información específica sobre diferentes líneas de actuación en las páginas proporcionadas. Sin embargo, en general, las líneas de actuación en programas de subvenciones para la inclusión laboral de personas con discapacidad suelen incluir:</text:p>
            <text:p/>
            <text:p>1. **Costes salariales**: Subvenciones para cubrir los salarios de trabajadores con discapacidad en centros especiales de empleo.</text:p>
            <text:p>2. **Adaptación del puesto de trabajo**: Ayudas para la adaptación de los espacios laborales, incluyendo la eliminación de barreras y la dotación de equipos de protección.</text:p>
            <text:p>3. **Formación y capacitación**: Programas para mejorar las habilidades y competencias de las personas con discapacidad.</text:p>
            <text:p/>
            <text:p>Si necesitas información más específica, no puedo encontrar detalles relevantes en las páginas proporcionadas.</text:p>
          </table:table-cell>
          <table:table-cell table:number-columns-repeated="9"/>
        </table:table-row>
        <table:table-row table:style-name="ro16">
          <table:table-cell office:value-type="string" calcext:value-type="string">
            <text:p>ayudas-para-la-realizacion-de-proyectos-estrategicos-de-id-anos-2025-a-2028</text:p>
          </table:table-cell>
          <table:table-cell office:value-type="string" calcext:value-type="string">
            <text:p>Ayudas para la realización de proyectos estratégicos de I+D, años 2025 a 2028.</text:p>
          </table:table-cell>
          <table:table-cell office:value-type="string" calcext:value-type="string">
            <text:p>Apertura el 14/02/2025 y cierre el 13/03/2025</text:p>
          </table:table-cell>
          <table:table-cell office:value-type="string" calcext:value-type="string">
            <text:p>COMUNIDAD FORAL DE NAVARRA</text:p>
          </table:table-cell>
          <table:table-cell office:value-type="string" calcext:value-type="string">
            <text:p>19177142.0</text:p>
          </table:table-cell>
          <table:table-cell office:value-type="string" calcext:value-type="string">
            <text:p>Promover la realización de proyectos de I+D que presenten soluciones innovadoras a algunos de los retos que se le presentan a la sociedad.</text:p>
            <text:p/>
            <text:p>Se trata, en  suma, de promover el desarrollo de nuevas tecnologías buscando su materialización en la creación de nuevos productos, procesos y servicios. Asimismo, se quiere incentivar la transferencia de conocimiento entre las empresas y los agentes de ejecución del SINAI, a través de la realización conjunta de proyectos de I+D.</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INDUSTRIA Y DE TRANSICION ECOLOGICA Y DIGITAL EMPRESARIAL</text:p>
          </table:table-cell>
          <table:table-cell office:value-type="string" calcext:value-type="string">
            <text:p>a) Empresas.</text:p>
            <text:p>b) Agentes de ejecución del SINAI.</text:p>
            <text:p>c) Entidades Asociativas Prioritarias que participen en proyectos del Reto 4.</text:p>
            <text:p/>
            <text:p>Deberán tener un centro de trabajo en Navarra donde esté adscrito personal que participe en el proyecto a subvencionar.</text:p>
          </table:table-cell>
          <table:table-cell office:value-type="string" calcext:value-type="string">
            <text:p>El plazo de solicitud es desde el 14/02/2025 hasta el 13/03/2025.</text:p>
          </table:table-cell>
          <table:table-cell office:value-type="string" calcext:value-type="string">
            <text:p>La intensidad de la ayuda será la siguiente, en función de las entidades beneficiarias:</text:p>
            <text:p>1. Agentes del SINAI:</text:p>
            <text:p>- La intensidad de la ayuda será del 100% siempre que se estén financiando las actividades no económicas de los beneficiarios.</text:p>
            <text:p/>
            <text:p>2. Empresas y EAP: </text:p>
            <text:p>a) Investigación industrial </text:p>
            <text:p>- Pequeña empresa: 80%</text:p>
            <text:p>- Mediana empresa: 75%</text:p>
            <text:p>- Gran empresa: 50%</text:p>
            <text:p/>
            <text:p>b) Desarrollo experimental </text:p>
            <text:p>- Pequeña empresa: 60%</text:p>
            <text:p>- Mediana empresa: 50%</text:p>
            <text:p>- Gran empresa: 25%</text:p>
            <text:p/>
            <text:p>c) Proyecto cofinanciado por CDTI</text:p>
            <text:p>- Pequeña empresa: 15%</text:p>
            <text:p>- Mediana empresa: 10%</text:p>
            <text:p>- Gran empresa: 5%</text:p>
          </table:table-cell>
          <table:table-cell office:value-type="string" calcext:value-type="string">
            <text:p>a) Gastos de personal (investigador, técnico y auxiliar), en la medida y durante el periodo en que se dedique directamente al proyecto.</text:p>
            <text:p/>
            <text:p>b) Gastos  de  los  materiales  empleados  en  el  proyecto:  materias  primas  y  otros aprovisionamientos.  Si  dichos  materiales  se  adquieren  para  emplearlos  también  en otras  actividades  distintas  al  proyecto,  deberá  justificarse  el  criterio  de  reparto utilizado.</text:p>
            <text:p/>
            <text:p>c) Gastos de amortización de equipos, de patentes y de modelos de utilidad, durante el periodo en que se utilicen para el proyecto.</text:p>
            <text:p/>
            <text:p>d) Gastos de colaboraciones externas de otras entidades que realicen tareas de I+D en el proyecto y aporten conocimientos técnicos.</text:p>
            <text:p/>
            <text:p>e) Coste  indirecto  simplificado (15%  de  los  gastos  de  personal  subvencionados),  en  el caso de agentes del SINAI a los que no se les financien los costes indirectos.</text:p>
            <text:p/>
            <text:p>f) Otros  gastos  directamente  relacionados  con  el  proyecto  que  puedan  asignarse individualmente  a  éste.</text:p>
          </table:table-cell>
          <table:table-cell office:value-type="string" calcext:value-type="string">
            <text:p>La duración del proyecto será desde la fecha de inicio indicada en la memoria técnica del proyecto (que deberá ser posterior a la de la presentación de la solicitud) hasta el 31 de diciembre de 2027. No obstante, se podrá solicitar una ampliación de la duración del proyecto que en ningún caso excederá del 29 de febrero de 2028.</text:p>
            <text:p/>
            <text:p>Los periodos de ejecución del proyecto a efectos de la justificación de la ayuda serán:</text:p>
            <text:p>- Primer periodo: desde la fecha de inicio hasta el 31 de diciembre de 2025.</text:p>
            <text:p>- Segundo periodo: del 1 de enero al 31 de diciembre de 2026.</text:p>
            <text:p>- Tercer periodo: del 1 de enero al 31 de diciembre de 2027.</text:p>
          </table:table-cell>
          <table:table-cell office:value-type="string" calcext:value-type="string">
            <text:p>En esta convocatoria se han elegido los siguientes retos en que se encuadrarán los proyectos a subvencionar:</text:p>
            <text:p>Reto 1: Movilidad sostenible y conectada (VOLTA IX).</text:p>
            <text:p>Reto 2: Industria de la energía verde (AERO IX).</text:p>
            <text:p>Reto 3: Medicina personalizada, terapias avanzadas y avances en salud (GEMA IX).</text:p>
            <text:p>Reto 4: Alimentación saludable y sostenible (ALPES VIII).</text:p>
            <text:p>Reto 5: Innovación digital en sectores S4 (IRIS VII).</text:p>
            <text:p>Reto 6: Ideas disruptivas emergentes aplicadas (IDEA VII).</text:p>
            <text:p>Reto 7: Soluciones innovadoras en biotecnología (SIBERIA VII).</text:p>
            <text:p>Reto 8: Economía circular (ZIRKULAR III).</text:p>
          </table:table-cell>
          <table:table-cell table:number-columns-repeated="9"/>
        </table:table-row>
        <table:table-row table:style-name="ro14">
          <table:table-cell office:value-type="string" calcext:value-type="string">
            <text:p>subvenciones-a-entidades-contratantes-del-programa-30-plus-para-la-insercion-de-personas-desempleadas-de-30-y-mas-anos-para-el-ano-2025-linea-2</text:p>
          </table:table-cell>
          <table:table-cell office:value-type="string" calcext:value-type="string">
            <text:p>Subvenciones a Entidades contratantes del Programa 30 Plus para la inserción de personas desempleadas de 30 y más años, para el año 2025. (Línea 2)</text:p>
          </table:table-cell>
          <table:table-cell office:value-type="string" calcext:value-type="string">
            <text:p>Apertura el 08/10/2024 y cierre el 01/06/2025</text:p>
          </table:table-cell>
          <table:table-cell office:value-type="string" calcext:value-type="string">
            <text:p>CATALUÑA</text:p>
          </table:table-cell>
          <table:table-cell office:value-type="string" calcext:value-type="string">
            <text:p>18900000.0</text:p>
          </table:table-cell>
          <table:table-cell office:value-type="string" calcext:value-type="string">
            <text:p>El objetivo de esta ayuda es facilitar la inserción laboral de personas desocupadas de 30 años y más a través del Programa 30 Plus. </text:p>
            <text:p>Este programa busca mejorar las oportunidades laborales de estas personas, promoviendo su empleabilidad y apoyando su integración en el mercado de trabajo.</text:p>
          </table:table-cell>
          <table:table-cell office:value-type="string" calcext:value-type="string">
            <text:p>Cataluña</text:p>
          </table:table-cell>
          <table:table-cell office:value-type="string" calcext:value-type="string">
            <text:p>11340.0</text:p>
          </table:table-cell>
          <table:table-cell office:value-type="string" calcext:value-type="string">
            <text:p>CATALUÑA - SERVICIO PÚBLICO DE EMPLEO DE CATALUÑA</text:p>
          </table:table-cell>
          <table:table-cell office:value-type="string" calcext:value-type="string">
            <text:p>Las empresas, los autónomos, las sociedades civiles privadas y las entidades e instituciones sin ánimo de lucro, siempre que hayan sido seleccionadas por las entidades siguientes:</text:p>
            <text:p>- Los ayuntamientos o sus organismos autónomos o las entidades con competencia en materia de políticas activas de empleo, desarrollo local y de promoción del empleo</text:p>
            <text:p>- Las organizaciones empresariales y sindicales intersectoriales más representativas en el ámbito territorial de Cataluña.</text:p>
          </table:table-cell>
          <table:table-cell office:value-type="string" calcext:value-type="string">
            <text:p>El plazo de solicitud es desde el 08/10/2024 hasta el 01/06/2025.</text:p>
          </table:table-cell>
          <table:table-cell office:value-type="string" calcext:value-type="string">
            <text:p>El importe máximo es de 1.260 euros/mes por jornada completa o la parte proporcional en función de la jornada parcial prevista, por los meses de duración del contrato hasta un máximo de 9 meses.</text:p>
          </table:table-cell>
          <table:table-cell office:value-type="string" calcext:value-type="string">
            <text:p>Los gastos o actuaciones subvencionables de esta ayuda están relacionados con la experiencia profesional mediante un contrato laboral.</text:p>
            <text:p/>
            <text:p/>
            <text:p>El programa consiste en las actuaciones siguientes:</text:p>
            <text:p>- Prospección y asesoramiento de empresas.</text:p>
            <text:p>- Acompañamiento en el proceso de contratación y formación.</text:p>
            <text:p>- Formación vinculada al contrato de trabajo y a las necesidades de la persona participante (entre un mínimo de 20 y un máximo de 100 horas).</text:p>
            <text:p>- Experiencia profesional mediante contrato laboral (duración del contrato: mínimo de 6 meses y máximo de 9 meses, subvencionados).</text:p>
          </table:table-cell>
          <table:table-cell office:value-type="string" calcext:value-type="string">
            <text:p>El plazo de ejecución de la ayuda es de 12 meses, comenzando el 1 de octubre de 2024 y finalizando el 30 de septiembre de 2025.</text:p>
          </table:table-cell>
          <table:table-cell table:number-columns-repeated="2"/>
          <table:table-cell office:value-type="string" calcext:value-type="string">
            <text:p>Las personas que se pueden acoger a esta ayuda son:</text:p>
            <text:p>- Personas en situación de paro de 30 años y más: se priorizará la atención de los colectivos con especiales dificultades de inserción laboral, con los porcentajes mínimos de atención siguientes:</text:p>
            <text:p>- Personas paradas de larga duración (mínimo del 25% de los participantes otorgados).</text:p>
            <text:p>- Personas trabajadoras en situación de paro mayores de 45 años (mínimo del 60% de los participantes otorgados).</text:p>
          </table:table-cell>
          <table:table-cell table:number-columns-repeated="7"/>
        </table:table-row>
        <table:table-row table:style-name="ro24">
          <table:table-cell office:value-type="string" calcext:value-type="string">
            <text:p>ayudas-a-los-emprendedores-y-a-las-empresas-con-actividad-en-las-islas-baleares-para-cubrir-las-comisiones-de-apertura-para-los-anos-2024-y-2025</text:p>
          </table:table-cell>
          <table:table-cell office:value-type="string" calcext:value-type="string">
            <text:p>Ayudas a los emprendedores y a las empresas con actividad en las Islas Baleares para cubrir las comisiones de apertura, para los años 2024 y 2025.</text:p>
          </table:table-cell>
          <table:table-cell office:value-type="string" calcext:value-type="string">
            <text:p>Abierta hasta 05/12/2025</text:p>
          </table:table-cell>
          <table:table-cell office:value-type="string" calcext:value-type="string">
            <text:p>ILLES BALEARS</text:p>
          </table:table-cell>
          <table:table-cell office:value-type="string" calcext:value-type="string">
            <text:p>18564434.5</text:p>
          </table:table-cell>
          <table:table-cell office:value-type="string" calcext:value-type="string">
            <text:p>Ayuda a las empresas que hayan formalizado operaciones financieras avaladas por una o varias sociedades de garantía recíproca de las reguladas en la Ley 1/1994, de 11 de marzo, destinadas a financiar operaciones de liquidez y de inversiones productivas y en innovación formalizadas entre el 1 de diciembre de 2023 y el 30 de noviembre de 2025.</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L TESORO, POLÍTICA FINANCIERA Y PATRIMONIO</text:p>
          </table:table-cell>
          <table:table-cell office:value-type="string" calcext:value-type="string">
            <text:p>a) Las PYMEs que hayan formalizado operaciones financieras en las que concurra alguno de los siguientes requisitos:</text:p>
            <text:p>- que financien proyectos de inversiones productivas o en innovación, siempre que se realicen en centros productivos ubicados en las Illes Balears.</text:p>
            <text:p>- que financien operaciones financieras de liquidez, cuya actividad principal se realice en centros productivos ubicados en las Illes Balears.</text:p>
            <text:p>- que financien operaciones de arrendamiento financiero o leasing, siempre que las inversiones financiadas se realicen en centros productivos ubicados en las Illes Balears. </text:p>
            <text:p/>
            <text:p>b) Determinadas grandes empresas que tengan hasta 499 trabajadores y que hayan formalizado operaciones financieras que financien proyectos de inversiones productivas, siempre que se realicen en centros productivos ubicados en las Illes Balears.</text:p>
          </table:table-cell>
          <table:table-cell office:value-type="string" calcext:value-type="string">
            <text:p>El plazo para presentar las solicitudes es desde el día siguiente de la publicación de esta convocatoria en el Boletín Oficial de las Illes Balears y hasta el 5 de diciembre de 2025.</text:p>
          </table:table-cell>
          <table:table-cell office:value-type="string" calcext:value-type="string">
            <text:p>1. Operaciones financieras de liquidez</text:p>
            <text:p>La cuantía máxima del crédito sobre la que debe calcularse la ayuda por beneficiario, sin perjuicio de que se lleven a cabo en una o más operaciones financieras o que el plazo o el importe financiado pueda superar esta cifra, es de:</text:p>
            <text:p>- 300.000 euros para las operaciones formalizadas del 1 de diciembre de 2023 al 30 de noviembre de 2024.</text:p>
            <text:p>- 300.000 euros para las operaciones formalizadas del 1 de diciembre de 2024 al 30 de noviembre de 2025.</text:p>
            <text:p/>
            <text:p>2.  Operaciones de financiación de inversiones productivas:</text:p>
            <text:p>La cuantía máxima del crédito sobre el que debe calcularse la ayuda por beneficiario (ya sea pyme mujer empresaria, resto de pymes o determinada gran empresa elegible), sin perjuicio de que se lleven a término en una o más operaciones financieras o que el plazo o importe financiado pueda superar esta</text:p>
            <text:p>cifra, es de:</text:p>
            <text:p>- 1.000.000 euros para las operaciones formalizadas del 1 de diciembre de 2023 al 30 de noviembre de 2024.</text:p>
            <text:p>- 1.000.000 euros para las operaciones formalizadas del 1 de diciembre de 2024 al 30 de noviembre de 2025.</text:p>
            <text:p/>
            <text:p>3. Operaciones de financiación de inversiones en innovación:</text:p>
            <text:p>La cuantía máxima del crédito sobre el que debe calcularse la ayuda por beneficiario, sin perjuicio de que se lleven a término en una o más operaciones financieras o que el plazo o importe financiado pueda superar esta cifra, es de:</text:p>
            <text:p>- 1.000.000 euros para las operaciones formalizadas del 1 de diciembre de 2023 al 30 de noviembre de 2024.</text:p>
            <text:p>- 1.000.000 euros para las operaciones formalizadas del 1 de diciembre de 2024 al 30 de noviembre de 2025.</text:p>
            <text:p/>
            <text:p>4. Operaciones de arrendamiento financiero (o leasing):</text:p>
            <text:p>La cuantía máxima del crédito sobre el que debe calcularse la ayuda es de 300.000 euros por beneficiario, sin perjuicio de que se lleven a cabo en una o más operaciones financieras o que el plazo o el importe financiado pueda superar esta cifra.</text:p>
            <text:p/>
            <text:p>Se establecen ayudas adicionales para cubrir el coste del aval, el tipo de interés y las comisiones de apertura y estudio.</text:p>
          </table:table-cell>
          <table:table-cell table:number-columns-repeated="2"/>
          <table:table-cell office:value-type="string" calcext:value-type="string">
            <text:p>La finalidad de las operaciones financieras avaladas a subvencionar, en los términos y condiciones que establece esta convocatoria, es la siguiente:</text:p>
            <text:p>- Financiación de liquidez.</text:p>
            <text:p>- Financiación de inversiones productivas.</text:p>
            <text:p>- Financiación de inversiones en innovación.</text:p>
            <text:p>- Financiación de inversiones mobiliarias mediante arrendamiento financiero (o leasing).</text:p>
          </table:table-cell>
          <table:table-cell table:number-columns-repeated="9"/>
        </table:table-row>
        <table:table-row table:style-name="ro15">
          <table:table-cell office:value-type="string" calcext:value-type="string">
            <text:p>subvenciones-para-la-participacion-en-la-industria-en-andalucia-en-el-ciclo-de-vida-de-nuevos-sistemas-satelitales-2025</text:p>
          </table:table-cell>
          <table:table-cell office:value-type="string" calcext:value-type="string">
            <text:p>Subvenciones para la participación en la industria en Andalucía en el ciclo de vida de nuevos sistemas satelitales.</text:p>
          </table:table-cell>
          <table:table-cell office:value-type="string" calcext:value-type="string">
            <text:p>Apertura el 30/01/2025 y cierre el 15/04/2025</text:p>
          </table:table-cell>
          <table:table-cell office:value-type="string" calcext:value-type="string">
            <text:p>ANDALUCÍA</text:p>
          </table:table-cell>
          <table:table-cell office:value-type="string" calcext:value-type="string">
            <text:p>16000000.0</text:p>
          </table:table-cell>
          <table:table-cell office:value-type="string" calcext:value-type="string">
            <text:p>El impulso de la participación de la industria en Andalucía en el ciclo de vida de nuevos satélites.</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INDUSTRIA, ENERGÍA Y MINAS</text:p>
          </table:table-cell>
          <table:table-cell office:value-type="string" calcext:value-type="string">
            <text:p>1. Incentivos dirigidos a personas físicas y pymes (diferentes de micropyme) y agrupaciones de pymes:</text:p>
            <text:p>- Personas físicas y jurídicas privadas (pymes diferentes de micropymes).</text:p>
            <text:p>- Agrupaciones empresariales, integradas principalmente por pequeñas y medianas empresas.</text:p>
            <text:p>* Tipologías de incentivos A, B, C y E</text:p>
            <text:p/>
            <text:p>2. Incentivos dirigidos a grandes empresas en colaboración con pymes.</text:p>
            <text:p>- Personas físicas y jurídicas privadas (grandes empresas).</text:p>
            <text:p>*Tipologías de incentivos A y B</text:p>
            <text:p/>
            <text:p>3. Incentivos dirigidos a agrupaciones empresariales innovadoras y otras empresas o entidades para actividades de colaboración:</text:p>
            <text:p>- Agrupaciones empresariales innovadoras.</text:p>
            <text:p>- Agrupaciones empresariales, integradas principalmente por pymes.</text:p>
            <text:p>- Personas físicas y jurídicas privadas (pymes diferentes de micropymes).</text:p>
            <text:p>*Tipologías de incentivos D</text:p>
          </table:table-cell>
          <table:table-cell office:value-type="string" calcext:value-type="string">
            <text:p>El plazo de solicitud es desde el 30/01/2025 hasta el 15/04/2025.</text:p>
          </table:table-cell>
          <table:table-cell office:value-type="string" calcext:value-type="string">
            <text:p>La cuantía mínima del incentivo se establece en un importe de 10.000 euros.</text:p>
            <text:p/>
            <text:p>Intensidad de las ayudas:</text:p>
            <text:p>Tipología A: Entre el 65% ye el 80%</text:p>
            <text:p>Tipología B: Entre el 40% ye el 60%</text:p>
            <text:p>Tipología C: El 90%</text:p>
            <text:p>Tipología D: El 100%</text:p>
            <text:p>Tipología E: Entre el 50% y el 100%, en función de la tipología de gasto.</text:p>
          </table:table-cell>
          <table:table-cell office:value-type="string" calcext:value-type="string">
            <text:p>Tipología A y B:</text:p>
            <text:p>a) Los costes de personal: investigadores, técnicos y demás personal auxiliar, en la medida en que estén dedicados al proyecto, siendo costes directos y no gastos generales. </text:p>
            <text:p>b) Los costes del instrumental y material, en la medida y durante el período en que se utilicen para el proyecto; en caso de que el instrumental y el material no se utilicen en toda su vida útil para el proyecto, únicamente se considerarán subvencionables los costes de amortización correspondientes a la duración del proyecto, calculados de acuerdo con los principios contables generalmente aceptados.</text:p>
            <text:p>c) Los costes de investigación contractual, conocimientos y patentes adquiridos u obtenidos por licencia de fuentes externas en condiciones de plena competencia, así como los costes de consultoría y servicios equivalentes destinados de manera exclusiva al proyecto.</text:p>
            <text:p/>
            <text:p>Tipología C:</text:p>
            <text:p>- Serán subvencionables los costes de los servicios de consultoría prestados por consultores externos.</text:p>
            <text:p/>
            <text:p>Tipología D:</text:p>
            <text:p>Los costes de personal y los costes administrativos (incluidos los gastos generales) relativos a:</text:p>
            <text:p>a) La actividad de la agrupación para facilitar la colaboración, el intercambio de información y la prestación o canalización de servicios especializados y personalizados de apoyo a las empresas.</text:p>
            <text:p>b) La organización de programas de formación, talleres y conferencias para fomentar el intercambio de conocimientos y el trabajo en redes.</text:p>
            <text:p/>
            <text:p>Tipología E:</text:p>
            <text:p>- Los costes de obtención, validación y defensa de patentes y otros activos inmateriales.</text:p>
            <text:p>- Los costes de envío en comisión de servicio de personal altamente cualificado procedente de un organismo de investigación y difusión de conocimientos o una gran empresa, que trabaje en actividades de investigación, desarrollo e innovación en una función recientemente creada en la entidad beneficiaria y que no sustituya a otro personal. </text:p>
            <text:p>- Los costes de los servicios de asesoramiento y apoyo en materia de innovación, incluidos los servicios prestados por organismos de investigación y difusión de conocimientos, infraestructuras de investigación, infraestructuras de ensayo y experimentación o agrupaciones empresariales innovadoras.</text:p>
          </table:table-cell>
          <table:table-cell/>
          <table:table-cell office:value-type="string" calcext:value-type="string">
            <text:p>Tipología A. Investigación industrial, como investigación aplicada, de acuerdo con el Manual de Frascati.</text:p>
            <text:p>Tipología B. Desarrollo experimental.</text:p>
            <text:p>Tipología C. Servicios externos de consultoría prestados por consultores externos para las pymes.</text:p>
            <text:p>Tipología D. Actividades de coordinación, información, apoyo y fomento de la colaboración y el trabajo en red.</text:p>
            <text:p>Tipología E. Ayudas a la innovación en favor de las pymes.</text:p>
          </table:table-cell>
          <table:table-cell table:number-columns-repeated="9"/>
        </table:table-row>
        <table:table-row table:style-name="ro16">
          <table:table-cell office:value-type="string" calcext:value-type="string">
            <text:p>subvenciones-para-el-fomento-del-empleo-de-personas-con-discapacidad-en-el-mercado-protegido-de-trabajo-de-la-comunidad-autonoma-de-extremadura-para-el-ejercicio-2025</text:p>
          </table:table-cell>
          <table:table-cell office:value-type="string" calcext:value-type="string">
            <text:p>Subvenciones para el fomento del empleo de personas con discapacidad en el mercado protegido de trabajo de la Comunidad Autónoma de Extremadura, para el ejercicio 2025.</text:p>
          </table:table-cell>
          <table:table-cell office:value-type="string" calcext:value-type="string">
            <text:p>Apertura el 03/12/2024 y cierre el 30/06/2025</text:p>
          </table:table-cell>
          <table:table-cell office:value-type="string" calcext:value-type="string">
            <text:p>EXTREMADURA</text:p>
          </table:table-cell>
          <table:table-cell office:value-type="string" calcext:value-type="string">
            <text:p>15500000.0</text:p>
          </table:table-cell>
          <table:table-cell office:value-type="string" calcext:value-type="string">
            <text:p>Fomentar la creación y la estabilidad en el empleo, mediante la incorporación de las personas con discapacidad en el mercado de trabajo, contribuir al mantenimiento de la plantilla de personas con discapacidad de los centros especiales de empleo, apoyar los servicios prestados por los profesionales que componen las unidades de apoyo, en el marco de los servicios de ajuste personal, social y profesional de los centros especiales de empleo y fomentar el tránsito de las personas con discapacidad del mercado protegido de trabajo al mercado ordinario.</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centros especiales de empleo que hayan obtenido su calificación e inscripción en el Registro de Centros Especiales de Empleo de la Comunidad Autónoma de Extremadura, y que no se encuentren incursos en alguna causa de descalificación.</text:p>
          </table:table-cell>
          <table:table-cell office:value-type="string" calcext:value-type="string">
            <text:p>El plazo de solicitud es desde el 03/12/2024 hasta el 30/06/2025.</text:p>
          </table:table-cell>
          <table:table-cell office:value-type="string" calcext:value-type="string">
            <text:p>Programa I:</text:p>
            <text:p>- La subvención podrá alcanzar hasta el 90 % de la inversión realizada, excluidos impuestos, de cualquier proyecto que genere empleo estable y de calidad para personas con discapacidad.</text:p>
            <text:p>- Teniendo en cuenta el porcentaje subvencionable con respecto a la inversión realizada, la cuantía de la ayuda será hasta 12.000 euros por cada nueva contratación inicial con carácter indefinido o transformación de contrato temporal en indefinido que se realicen con  personas con discapacidad a jornada completa sin que en ningún caso rebase el coste real que, al efecto, se justifique por la referida inversión.</text:p>
            <text:p>- El número máximo de contrataciones subvencionadas por centro especial de empleo solicitante y convocatoria será de 10.</text:p>
            <text:p/>
            <text:p>Programa II:</text:p>
            <text:p>a) Se establece una cuantía equivalente al 75 por ciento del salario mínimo interprofesional vigente para:</text:p>
            <text:p>-  Personas con parálisis cerebral, personas con trastorno de la salud mental, personas con discapacidad intelectual o personas con trastorno del espectro del autismo, con un grado de discapacidad reconocido igual o superior al 33 %.</text:p>
            <text:p>- Personas con discapacidad física o sensorial con un grado de discapacidad reconocido igual o superior al 65%.</text:p>
            <text:p>b) Se establece una cuantía equivalente al 60 por ciento del salario mínimo interprofesional vigente para:</text:p>
            <text:p>- Personas con discapacidad física o sensorial con un grado de discapacidad inferior al 65%.</text:p>
            <text:p>- Personas pensionistas de la Seguridad Social que tengan reconocida una pensión de incapacidad permanente en el grado de total, absoluta o gran invalidez y las personas pensionistas de clases pasivas que tengan reconocida una pensión de jubilación o de retiro por incapacidad permanente para el servicio o inutilidad.</text:p>
            <text:p/>
            <text:p>Programa III:</text:p>
            <text:p>- La cuantía de la subvención se establece en 1.440 euros anuales por cada persona trabajadora con el tipo y grado de discapacidad, contratada por tiempo indefinido o mediante contrato temporal cuya duración igual o superior a seis meses.</text:p>
            <text:p/>
            <text:p>Programa IV:</text:p>
            <text:p>- Por cada persona trabajadora con discapacidad que, al finalizar el itinerario de inserción, sea contratada por la empresa ordinaria por tiempo indefinido y a jornada completa, el centro especial de empleo tendrá derecho a una subvención por importe de 3.000 euros, siempre que se acredite el gasto correspondiente a dicho importe mediante gastos salariales de las personas que hayan intervenido en el itinerario de inserción.</text:p>
            <text:p>- Cuando el contrato a tiempo indefinido se concierte a tiempo parcial, la subvención de 3.000 euros se reducirá proporcionalmente a la jornada pactada.</text:p>
          </table:table-cell>
          <table:table-cell office:value-type="string" calcext:value-type="string">
            <text:p>Programa I:</text:p>
            <text:p>a. Acondicionamiento de locales de uso exclusivo para el ejercicio de la actividad del centro especial de empleo.</text:p>
            <text:p>b. Adaptación de Instalaciones.</text:p>
            <text:p>c. Mobiliario.</text:p>
            <text:p>d. Vehículos necesarios para el transporte de las personas trabajadoras con discapacidad</text:p>
            <text:p>al lugar de trabajo y para el desarrollo de la actividad.</text:p>
            <text:p>e. Maquinaria y utillaje.</text:p>
            <text:p>f. Equipos informáticos, así como la adaptación necesaria para su uso por las personas con discapacidad en plantilla.</text:p>
            <text:p>g. Equipos de oficina.</text:p>
            <text:p>h. Activos inmateriales vinculados con las nuevas tecnologías de la información y las comunicaciones</text:p>
            <text:p/>
            <text:p>Programa II:</text:p>
            <text:p>- Se considera subvencionable el coste salarial de cada persona con discapacidad contratada en el centro especial de empleo, durante las vigencias de las respectivas convocatorias, siempre que figuren de alta en el régimen correspondiente de la Seguridad Social como personas trabajadoras por cuenta ajena y estén vinculados al centro especial de empleo por un contrato de trabajo para personas con discapacidad.</text:p>
            <text:p/>
            <text:p>Programa III:</text:p>
            <text:p>- Serán gastos subvencionables los costes salariales y de Seguridad Social a cargo de la entidad beneficiaria de las personas trabajadoras con contrato indefinido que formen parte de las unidades de apoyo a la actividad profesional en los centros especiales de empleo que hayan sido efectivamente abonados y pagados durante el periodo que se determine en cada convocatoria.</text:p>
          </table:table-cell>
          <table:table-cell/>
          <table:table-cell office:value-type="string" calcext:value-type="string">
            <text:p>Programa I: Ayudas a proyectos generadores de empleo.</text:p>
            <text:p/>
            <text:p>Programa II: Ayudas al mantenimiento de puestos de trabajo de personas trabajadoras con discapacidad en los Centros Especiales de Empleo.</text:p>
            <text:p/>
            <text:p>Programa III: Ayudas destinadas a las Unidades de Apoyo de los Centros Especiales de Empleo.</text:p>
            <text:p/>
            <text:p>Programa IV: Proyectos de inserción de personas con discapacidad en el mercado ordinario a través de Centros Especiales de Empleo.</text:p>
          </table:table-cell>
          <table:table-cell/>
          <table:table-cell office:value-type="string" calcext:value-type="string">
            <text:p>Serán gastos subvencionables los costes salariales y de Seguridad Social a cargo de la entidad beneficiaria, del período comprendido entre el 1 de octubre de 2023 y el 30 de septiembre del 2024, de las personas trabajadoras con contrato indefinido que formen parte de las unidades de apoyo a la actividad profesional en los centros especiales de empleo que hayan sido efectivamente abonados y pagados.</text:p>
          </table:table-cell>
          <table:table-cell table:number-columns-repeated="7"/>
        </table:table-row>
        <table:table-row table:style-name="ro18">
          <table:table-cell office:value-type="string" calcext:value-type="string">
            <text:p>ayudas-de-formacion-en-alternancia-en-sectores-estrategicos-y-de-dificil-cobertura-ano-2024</text:p>
          </table:table-cell>
          <table:table-cell office:value-type="string" calcext:value-type="string">
            <text:p>Ayudas de formación en alternancia en sectores estratégicos y de difícil cobertura, año 2024</text:p>
          </table:table-cell>
          <table:table-cell office:value-type="string" calcext:value-type="string">
            <text:p>Apertura el 31/07/2024 y cierre el 30/06/2025</text:p>
          </table:table-cell>
          <table:table-cell office:value-type="string" calcext:value-type="string">
            <text:p>ILLES BALEARS</text:p>
          </table:table-cell>
          <table:table-cell office:value-type="string" calcext:value-type="string">
            <text:p>14000000.0</text:p>
          </table:table-cell>
          <table:table-cell office:value-type="string" calcext:value-type="string">
            <text:p>El objetivo de la ayuda «SOIB Formació en alternança en sectors estratègics i de difícil cobertura» es subvencionar programas de formación que combinan acciones de formación y empleo, con el fin de obtener la cualificación profesional de las personas participantes a través de un contrato de formación en alternancia. Esto busca mejorar la empleabilidad de los trabajadores y responder a las necesidades de formación de las empresas en sectores estratégicos y de difícil cobertura.</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Los beneficiarios de la ayuda en el marco de la convocatoria «SOIB Formació en alternança en sectors estratègics i de difícil cobertura» son:</text:p>
            <text:p/>
            <text:p>1. **Entidades de formación**:</text:p>
            <text:p>   - Centros propios del SOIB.</text:p>
            <text:p>   - Entidades de formación públicas o privadas que estén autorizadas e inscritas en el Registro de centros de formación profesional o en el Registro estatal de entidades de formación, y que cumplan con los requisitos establecidos en el momento de presentar la solicitud.</text:p>
            <text:p/>
            <text:p>2. **Entidades de titularidad privada con personalidad jurídica privada**, fundaciones privadas y trabajadores autónomos que se comprometan a contratar trabajadores en la modalidad de contrato de formación en alternancia, siempre que su actividad esté relacionada con los sectores especificados en el anexo 2 y tengan centros de trabajo en la comunidad autónoma de las Illes Balears.</text:p>
            <text:p/>
            <text:p>Cada entidad miembro de una agrupación también se considera beneficiaria de la subvención.</text:p>
          </table:table-cell>
          <table:table-cell/>
          <table:table-cell office:value-type="string" calcext:value-type="string">
            <text:p>El monto máximo subvencionable se determina de acuerdo con el presupuesto que presente la entidad solicitante y debe destinarse a cubrir los siguientes conceptos:</text:p>
            <text:p/>
            <text:p>1. **Costos de los contratos de los alumnos trabajadores**:</text:p>
            <text:p>   - Para los certificados y especialidades de nivel 1: se debe incrementar un 10% del salario mínimo interprofesional (SMI) bruto correspondiente, más las cotizaciones a la Seguridad Social a cargo del empleador.</text:p>
            <text:p>   - Para los certificados y especialidades de nivel 2: se debe incrementar un 25% del SMI bruto correspondiente, más las cotizaciones a la Seguridad Social a cargo del empleador.</text:p>
            <text:p>   - Para los certificados y especialidades de nivel 3: se debe incrementar un 40% del SMI bruto correspondiente, más las cotizaciones a la Seguridad Social a cargo del empleador.</text:p>
            <text:p/>
            <text:p>Además, se puede imputar el 100% de los gastos salariales y las cuotas a cargo del empleador a la Seguridad Social derivadas de contratar a los alumnos trabajadores mediante el contrato de formación en alternancia.</text:p>
          </table:table-cell>
          <table:table-cell office:value-type="string" calcext:value-type="string">
            <text:p>Los gastos o actuaciones subvencionables de esta ayuda incluyen:</text:p>
            <text:p/>
            <text:p>1. **Costes de los contratos de los alumnos trabajadores**: </text:p>
            <text:p>   - Se puede imputar el 100% de los gastos salariales y las cuotas a cargo del empleador a la Seguridad Social para los contratos de formación en alternancia.</text:p>
            <text:p>   - Para ciertas entidades, se puede imputar el 25% de los gastos salariales y las cuotas a cargo del empleador.</text:p>
            <text:p/>
            <text:p>2. **Costes de formación**: </text:p>
            <text:p>   - Incluye los costes relacionados con la formación de los alumnos y los tutores de empresa.</text:p>
            <text:p/>
            <text:p>3. **Costes del coordinador del proyecto**: </text:p>
            <text:p>   - Se pueden incluir los gastos relacionados con el coordinador, siempre que no esté vinculado a la empresa de manera que impida la subvención.</text:p>
            <text:p/>
            <text:p>4. **Memorias justificativas**: </text:p>
            <text:p>   - Se deben presentar memorias de actuación y económicas que justifiquen el cumplimiento de las condiciones de la subvención.</text:p>
            <text:p/>
            <text:p>Es importante que todos los gastos sean necesarios, se realicen durante el periodo elegible y sean pagados efectivamente por la entidad beneficiaria antes de presentar la justificación económica.</text:p>
          </table:table-cell>
          <table:table-cell office:value-type="string" calcext:value-type="string">
            <text:p>El plazo de ejecución de la ayuda es el siguiente:</text:p>
            <text:p/>
            <text:p>- Para el período 2024-2025, los proyectos concedidos deben iniciarse antes del 15 de marzo de 2025.</text:p>
            <text:p>- Para el período 2025-2026, los proyectos concedidos deben iniciarse entre el 15 de marzo de 2025 y el 14 de noviembre de 2025.</text:p>
          </table:table-cell>
          <table:table-cell office:value-type="string" calcext:value-type="string">
            <text:p>La convocatoria «SOIB Formació en alternança en sectors estratègics i de difícil cobertura» se centra en varios sectores estratégicos y de difícil cobertura, que incluyen:</text:p>
            <text:p/>
            <text:p>1. **Agricultura y pesca**: Actividades de agricultura, ganadería y pesca.</text:p>
            <text:p>2. **Industria**: Actividades de eficiencia energética, energías renovables, sector náutico, carpintería, calzado, sectores tecnológicos (informática y comunicación), industria alimentaria y química.</text:p>
            <text:p>3. **Construcción**.</text:p>
            <text:p>4. **Servicios**: Actividades de hostelería (turismo, restauración y alojamiento), actividades sanitarias y de servicios sociales, actividades físicas y deportivas en el área de prevención y recuperación, gestión ambiental, actividades administrativas y de gestión, comercio mayorista y al por menor, instalación y mantenimiento, electricidad y electrónica.</text:p>
            <text:p/>
            <text:p>Además, se pueden incluir otras actividades distintas a las mencionadas anteriormente.</text:p>
          </table:table-cell>
          <table:table-cell table:number-columns-repeated="9"/>
        </table:table-row>
        <table:table-row table:style-name="ro18">
          <table:table-cell office:value-type="string" calcext:value-type="string">
            <text:p>ayudas-a-proyectos-que-impulsen-y-refuercen-la-transicion-a-la-cadena-de-valor-del-vehiculo-electrico-y-a-la-descarbonizacion-del-sector-de-automocion-en-galicia-2025</text:p>
          </table:table-cell>
          <table:table-cell office:value-type="string" calcext:value-type="string">
            <text:p>Ayudas a proyectos que impulsen y refuercen la transición a la cadena de valor del vehículo eléctrico y a la descarbonización del sector de automoción en Galicia.</text:p>
          </table:table-cell>
          <table:table-cell office:value-type="string" calcext:value-type="string">
            <text:p>Apertura el 22/01/2025 y cierre el 30/04/2025</text:p>
          </table:table-cell>
          <table:table-cell office:value-type="string" calcext:value-type="string">
            <text:p>GALICIA</text:p>
          </table:table-cell>
          <table:table-cell office:value-type="string" calcext:value-type="string">
            <text:p>14000000.0</text:p>
          </table:table-cell>
          <table:table-cell office:value-type="string" calcext:value-type="string">
            <text:p>Apoyar a la industria de la automoción gallega dentro del Plan de Apoyo a la Descarbonización y Transición al Vehículo Eléctrico del Sector de la Automoción de Galicia, mediante tres tipologías de proyecto de actuación:</text:p>
            <text:p>- Desarrollo tecnológico e innovación de procesos u organización.</text:p>
            <text:p>- Inversión productiva.</text:p>
            <text:p>- Energías renovables.</text:p>
          </table:table-cell>
          <table:table-cell office:value-type="string" calcext:value-type="string">
            <text:p>Galicia</text:p>
          </table:table-cell>
          <table:table-cell office:value-type="string" calcext:value-type="string">
            <text:p>10000000.0</text:p>
          </table:table-cell>
          <table:table-cell office:value-type="string" calcext:value-type="string">
            <text:p>GALICIA - INSTITUTO GALLEGO DE PROMOCIÓN ECONÓMICA (IGAPE)</text:p>
          </table:table-cell>
          <table:table-cell office:value-type="string" calcext:value-type="string">
            <text:p>Las empresas del sector de automoción con un centro de trabajo en Galicia en el que se desarrolle el proyecto subvencionado. </text:p>
            <text:p/>
            <text:p>*Se considerarán industrias de automoción aquellas cuya actividad principal se desarrolle en los CNAE 29 y 30, en cualquiera de sus subepígrafes y también aquellas empresas que, no estando dadas de alta en actividades de esos CNAE, estén asociadas a la Fundación Clúster de Empresas de Automoción de Galicia.</text:p>
          </table:table-cell>
          <table:table-cell office:value-type="string" calcext:value-type="string">
            <text:p>El plazo de solicitud es desde el 22/01/2025 hasta el 30/04/2025.</text:p>
          </table:table-cell>
          <table:table-cell office:value-type="string" calcext:value-type="string">
            <text:p>El importe mínimo de coste subvencionable total para cada línea deberá alcanzar 100.000 €.</text:p>
            <text:p/>
            <text:p>Línea 2:</text:p>
            <text:p>Intensidades de la ayuda:</text:p>
            <text:p>- Pequeña empresa: 15%</text:p>
            <text:p>- Mediana empresa: 25%</text:p>
            <text:p>- Gran empresa:  35%</text:p>
            <text:p/>
            <text:p>Línea 3:</text:p>
            <text:p>a) Se establece una ayuda máxima por solicitud de 1.000.000 €.</text:p>
            <text:p>b) Intensidades de la ayuda:</text:p>
            <text:p>- Pequeña empresa: 45%  -  30%</text:p>
            <text:p>- Mediana empresa: 55 % -  40%</text:p>
            <text:p>- Gran empresa:  65%  -  50%</text:p>
            <text:p>*El primer porcentaje se aplicará a las inversiones asociadas a la generación de energía procedente de fuentes renovables y el segundo a aquellas inversiones no asociadas a la generación (almacenamiento energético, equipos consumidores de hidrógeno renovable, etc.).</text:p>
          </table:table-cell>
          <table:table-cell office:value-type="string" calcext:value-type="string">
            <text:p>Línea 1:</text:p>
            <text:p>a) Costes de personal. </text:p>
            <text:p>b) Costes de instrumental y material.</text:p>
            <text:p>c) Costes de investigación contractual, conocimientos técnicos y patentes adquiridas u obtenidas por licencia de fuentes externas en condiciones de plena competencia. Queda expresamente excluida cualquier forma de consultoría asociada a la gestión y tramitación de la ayuda solicitada.</text:p>
            <text:p>d) Costes indirectos tales como gestión administrativa y contable, gastos de supervisión y control de calidad, suministros como agua, electricidad, calefacción y teléfono, material de oficina, gastos de seguros, seguridad y gastos de limpieza.</text:p>
            <text:p/>
            <text:p>Línea 2:</text:p>
            <text:p>Inversión en activos fijos tangibles e intangibles en los que incurra la empresa:</text:p>
            <text:p>- Compra de maquinaria o bienes de equipo.</text:p>
            <text:p>- Obras de reforma y rehabilitación de naves o espacios productivos.</text:p>
            <text:p>- Programas de implantación de soluciones tecnológicas (software y hardware).</text:p>
            <text:p>- Otras inversiones en activos fijos.</text:p>
            <text:p/>
            <text:p>Línea 3:</text:p>
            <text:p>Serán subvencionables las inversiones para el desarrollo de proyectos relacionados con la energía procedente de fuentes renovables y con el hidrógeno de origen renovable:</text:p>
            <text:p>- Serán costes subvencionables los costes totales de la inversión asociada a la generación renovable, en concreto se consideran costes subvencionables: la elaboración de los proyectos técnicos, la dirección facultativa, la obra civil relacionada con la actuación, el precio de las equipos, los accesorios y elementos de interconexión, su montaje y puesta en marcha así como los componentes de protección, regulación y control</text:p>
          </table:table-cell>
          <table:table-cell office:value-type="string" calcext:value-type="string">
            <text:p>El período de ejecución de las inversiones subvencionables abarcará desde la fecha de presentación de la solicitud hasta la fecha de final del plazo establecido en la resolución de concesión, que no podrá superar el 31 de octubre de 2026 en las líneas 1 y 3, y el 30 de noviembre de 2025 en la línea 2.</text:p>
          </table:table-cell>
          <table:table-cell office:value-type="string" calcext:value-type="string">
            <text:p>Línea 1. Desarrollo e Innovación.</text:p>
            <text:p>- Proyectos de desarrollo experimental.</text:p>
            <text:p>- Proyectos de innovación en materia de organización y de procesos.</text:p>
            <text:p/>
            <text:p>Línea 2. Inversión productiva.</text:p>
            <text:p>- Ayudas a PYMEs.</text:p>
            <text:p>- Ayudas a grandes empresas  .</text:p>
            <text:p/>
            <text:p>Línea 3. Energías renovables e hidrógeno renovable.</text:p>
          </table:table-cell>
          <table:table-cell/>
          <table:table-cell office:value-type="string" calcext:value-type="string">
            <text:p>Acceso a la solicitud de las ayudas para las diferentes líneas:</text:p>
          </table:table-cell>
          <table:table-cell table:number-columns-repeated="7"/>
        </table:table-row>
        <table:table-row table:style-name="ro13">
          <table:table-cell office:value-type="string" calcext:value-type="string">
            <text:p>subvenciones-correspondientes-a-la-intervencion-sobre-el-desarrollo-rural-relativa-a-zonas-con-limitaciones-naturales-u-otras-limitaciones-especificas-ano-2025</text:p>
          </table:table-cell>
          <table:table-cell office:value-type="string" calcext:value-type="string">
            <text:p>Subvenciones correspondientes a la intervención sobre el desarrollo rural relativa a zonas con limitaciones naturales u otras limitaciones específicas, año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14000000.0</text:p>
          </table:table-cell>
          <table:table-cell office:value-type="string" calcext:value-type="string">
            <text:p>El objetivo de la ayuda es apoyar una renta agrícola viable y la resiliencia del sector agrícola en todo el territorio de la Unión Europea, con el fin de mejorar la seguridad alimentaria a largo plazo, la diversidad agrícola y garantizar la sostenibilidad económica de la producción agrícola en la Unión.</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Pueden ser beneficiarias de las ayudas convocadas las personas físicas, ya sea a título individual, como miembros de una sociedad cooperativa andaluza de explotación comunitaria de la tierra, de trabajo asociado calificada como agraria, o como titularidad compartida, siempre que cumplan los siguientes requisitos:</text:p>
            <text:p>a) Ser agricultor activo.</text:p>
            <text:p>b) Ser titular de una explotación agraria sobre la que solicita la ayuda.</text:p>
            <text:p>c) Que la explotación agraria por la que solicita la ayuda esté inscrita en el registro de explotaciones agrarias y forestales de Andalucía que se establezca el efecto.</text:p>
            <text:p>d) Qué reúnan los criterios de subvencionabilidad.</text:p>
          </table:table-cell>
          <table:table-cell/>
          <table:table-cell office:value-type="string" calcext:value-type="string">
            <text:p>El importe del crédito presupuestario en la convocatoria 2025 para las operaciones relativas a zonas con limitaciones naturales u otras limitaciones específicas asciende a 14.000.000,00 euros. Este monto se distribuye entre diferentes operaciones, como sigue:</text:p>
            <text:p/>
            <text:p>- Pagos compensatorios por zonas de montaña: 9.534.739,00 euros</text:p>
            <text:p>- Pagos compensatorios por otras zonas con limitaciones naturales significativas: 3.801.391,00 euros</text:p>
            <text:p>- Pagos compensatorios por otras zonas con limitaciones específicas: 663.870,00 euros.</text:p>
          </table:table-cell>
          <table:table-cell/>
          <table:table-cell office:value-type="string" calcext:value-type="string">
            <text:p>El plazo de presentación de solicitudes para las ayudas se abrirá el 1 de febrero y finalizará el 30 de abril de 2025.</text:p>
          </table:table-cell>
          <table:table-cell table:number-columns-repeated="2"/>
          <table:table-cell office:value-type="string" calcext:value-type="string">
            <text:p>CRITERIOS DE SUBVENCIONABILIDAD</text:p>
            <text:p/>
            <text:p>a) Ser agricultor no pluriactivo.</text:p>
            <text:p>b) La explotación debe encontrarse, total o parcialmente, en una zona con limitaciones naturales u otras limitaciones específicas.</text:p>
            <text:p>c) En caso de que exista superficie forrajera, es necesario cumplir con una carga ganadera mínima de al menos, 0,2 UGM/ha en la superficie ubicada en las zonas de montaña, o de otras zonas con limitaciones naturales significativas, o de zonas con limitaciones específicas, que deberá ser pastoreada. Para la determinación de la carga ganadera se utilizará la media anual de la carga ganadera diaria.</text:p>
          </table:table-cell>
          <table:table-cell table:number-columns-repeated="7"/>
        </table:table-row>
        <table:table-row table:style-name="ro20">
          <table:table-cell office:value-type="string" calcext:value-type="string">
            <text:p>ayudas-en-reg-de-concno-comp-destinadas-a-la-instalacion-de-una-red-de-comunicaciones-electronicas-de-alta-velocidad-en-dependencias-de-zonas-industriales-en-el-marco-del-prtr</text:p>
          </table:table-cell>
          <table:table-cell office:value-type="string" calcext:value-type="string">
            <text:p>Ayudas destinadas a la instalación de una red de comunicaciones electrónicas de alta velocidad en dependencias de zonas industriales.</text:p>
          </table:table-cell>
          <table:table-cell office:value-type="string" calcext:value-type="string">
            <text:p>Apertura el 13/02/2025 y cierre el 15/03/2025</text:p>
          </table:table-cell>
          <table:table-cell office:value-type="string" calcext:value-type="string">
            <text:p>ANDALUCÍA</text:p>
          </table:table-cell>
          <table:table-cell office:value-type="string" calcext:value-type="string">
            <text:p>13231958.76</text:p>
          </table:table-cell>
          <table:table-cell office:value-type="string" calcext:value-type="string">
            <text:p>El objetivo de la ayuda es la contratación de la instalación de una red de comunicaciones electrónicas de alta velocidad, capaz de prestar servicios a velocidades de 1 Gbps, en fábricas, centros, unidades, instalaciones y dependencias donde se ejerza actividad económica dentro de los polígonos industriales y centros logísticos, así como en otras áreas de concentración empresarial en las zonas especificadas en la convocatori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DIGITAL DE ANDALUCÍA</text:p>
          </table:table-cell>
          <table:table-cell office:value-type="string" calcext:value-type="string">
            <text:p>Los beneficiarios de la ayuda son las personas físicas y jurídicas que tengan la consideración de microempresas, pequeñas y medianas empresas (PYME), según la definición de la Comisión Europea. Deben ser titulares o arrendatarias de bienes inmuebles donde se ejerza actividad económica, situados en polígonos industriales, centros logísticos o áreas de concentración empresarial especificadas en la convocatoria.</text:p>
          </table:table-cell>
          <table:table-cell/>
          <table:table-cell office:value-type="string" calcext:value-type="string">
            <text:p>La máxima intensidad de la ayuda será del 80% del presupuesto subvencionable, y la cuantía máxima de subvención podrá ser de hasta 50.000 euros. Además, la suma de todas las ayudas de minimis recibidas por cada persona o entidad beneficiaria no podrá superar el límite máximo de 300.000 euros durante el período del ejercicio fiscal en curso y de los dos ejercicios fiscales anteriores.</text:p>
          </table:table-cell>
          <table:table-cell office:value-type="string" calcext:value-type="string">
            <text:p>Los gastos subvencionables de esta ayuda incluyen:</text:p>
            <text:p/>
            <text:p>1. **Infraestructuras y obra civil**: Costes asociados a la obra civil e instalación de la red.</text:p>
            <text:p>2. **Equipamiento y otros materiales**: Costes relacionados con el suministro e instalación del equipamiento necesario para la explotación y gestión de la red.</text:p>
            <text:p>3. **Servicios de elaboración de documentación técnica**: Costes para la elaboración de proyectos, estudios, informes y certificados necesarios para la ejecución y justificación de la actuación, como proyectos de ejecución, informes de medidas, estudios de seguridad y salud, certificados de final de obra y documentación "as built".</text:p>
            <text:p/>
            <text:p>Además, se admitirán los impuestos indirectos aplicables cuando no sean susceptibles de recuperación o compensación por el beneficiario, excluyendo expresamente el impuesto sobre el valor añadido (IVA).</text:p>
          </table:table-cell>
          <table:table-cell office:value-type="string" calcext:value-type="string">
            <text:p>El plazo de ejecución de la ayuda es desde el 18 de noviembre de 2021 hasta el 31 de diciembre de 2024.</text:p>
          </table:table-cell>
          <table:table-cell office:value-type="string" calcext:value-type="string">
            <text:p>No se proporciona información específica sobre diferentes líneas de actuación en las páginas proporcionadas. Sin embargo, en general, las líneas de actuación en convocatorias de subvenciones suelen incluir aspectos como la infraestructura, equipamiento, y servicios técnicos relacionados con el proyecto. Para obtener detalles precisos, sería necesario consultar la normativa específica de la convocatoria.</text:p>
          </table:table-cell>
          <table:table-cell table:number-columns-repeated="9"/>
        </table:table-row>
        <table:table-row table:style-name="ro11">
          <table:table-cell office:value-type="string" calcext:value-type="string">
            <text:p>incentivos-para-el-proyecto-tractor-de-transicion-justa-modernizacion-productiva-y-sostenibilidad-de-la-industria-de-la-piedra-y-marmol-de-almeria-2025</text:p>
          </table:table-cell>
          <table:table-cell office:value-type="string" calcext:value-type="string">
            <text:p>Incentivos para el proyecto tractor de transición justa “Modernización productiva y sostenibilidad de la industria de la piedra y mármol de Almería"</text:p>
          </table:table-cell>
          <table:table-cell office:value-type="string" calcext:value-type="string">
            <text:p>Apertura el 04/02/2025 y cierre el 03/04/2025</text:p>
          </table:table-cell>
          <table:table-cell office:value-type="string" calcext:value-type="string">
            <text:p>ANDALUCÍA</text:p>
          </table:table-cell>
          <table:table-cell office:value-type="string" calcext:value-type="string">
            <text:p>12939907.0</text:p>
          </table:table-cell>
          <table:table-cell office:value-type="string" calcext:value-type="string">
            <text:p>Fomentar las inversiones o actuaciones directamente vinculadas al objetivo específico del Fondo de Transición Justa, necesarias para el desarrollo del Programa del Fondo y Plan Territorial de Transición Justa de España 2021 - 2027, que contribuyan al impulso de nuevos o renovados ecosistemas industriales sostenibles en las provincias de Almeria, Cádiz y Córdob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INDUSTRIA, ENERGÍA Y MINAS</text:p>
          </table:table-cell>
          <table:table-cell office:value-type="string" calcext:value-type="string">
            <text:p>a) Personas físicas y jurídicas privadas, con o sin ánimo de lucro, que tengan la consideración de empresa y que la actuación para la que se solicite el incentivo se destine a la actividad económica. Estas personas o entidades podrán optar a cualquiera de las tipologías de proyectos.</text:p>
            <text:p/>
            <text:p>b) Clústeres, asociaciones o agrupaciones empresariales, que tengan alguna de las formas jurídicas legalmente válidas para el desarrollo de sus actividades. Las agrupaciones empresariales se refieren a agrupaciones de personas jurídicas, tanto públicas como privadas.</text:p>
            <text:p/>
            <text:p>c) Comunidades energéticas que tengan alguna de las formas jurídicas legalmente válidas para el desarrollo de sus actividades. Solo podrán optar al tipo de proyecto numerado como «2.5. Otros proyectos de inversión para la producción de energía procedente de fuentes renovables, incluidos los proyectos de almacenamiento de electricidad, y destinados a la generación y uso individual o compartido» del Anexo III dentro de la tipología de proyectos «A.2.1. Reducción de la huella de carbono o de las emisiones de gases de efecto invernadero de la industria y actividades conexas, incluso mediante eficiencia energética».</text:p>
            <text:p/>
            <text:p>d) Entidades locales territoriales o entidades del sector público local. Solo podrán optar a la tipología de proyectos «C.1. Mejora o creación de instalaciones, infraestructura o espacio empresarial, incluida la de zonas y parques industriales, los viveros de empresas, el fomento de las comunidades energéticas en estos entornos y la rehabilitación de zonas industriales y terrenos contaminados».</text:p>
          </table:table-cell>
          <table:table-cell office:value-type="string" calcext:value-type="string">
            <text:p>El plazo de solicitud es desde el 04/02/2025 hasta el 03/04/2025.</text:p>
          </table:table-cell>
          <table:table-cell office:value-type="string" calcext:value-type="string">
            <text:p>El beneficiario deberá aportar, al menos, un 25% de los fondos necesarios para desarrollar las actuaciones.</text:p>
            <text:p/>
            <text:p>Las intensidades máximas y costes subvencionables para las ayudas pueden verse desglosados en el documento adjunto.</text:p>
          </table:table-cell>
          <table:table-cell table:number-columns-repeated="2"/>
          <table:table-cell office:value-type="string" calcext:value-type="string">
            <text:p>A) Proyectos de desarrollo de actividades industriales y servindustriales, dirigidas a:</text:p>
            <text:p>A.1. Diversificación y fortalecimiento industrial de los territorios.</text:p>
            <text:p>   A.1.1. Diversificación económica, modernización y reconversión mediante inversiones productivas y de tecnologías y logística avanzada.</text:p>
            <text:p>   A.1.2. Impulso a la cadena de valor de las energías renovables, incluida en su caso la cadena de la biomasa.</text:p>
            <text:p>   A.1.3. Desarrollo e impulso a la cadena de valor para el despliegue de nuevos vectores energéticos y tecnologías sostenibles.</text:p>
            <text:p>A.2. Protección del medio ambiente y transformación ecológica y digital de la industria.</text:p>
            <text:p>   A.2.1. Reducción de la huella de carbono o de las emisiones de gases de efecto invernadero de la</text:p>
            <text:p>industria y actividades conexas, incluso mediante eficiencia energética.</text:p>
            <text:p>   A.2.2. Mejora de la economía circular, también mediante la prevención y reducción de residuos, la eficiencia en el uso de los recursos, la reutilización, la reparación y el reciclado.</text:p>
            <text:p>   A.2.3. Digitalización e integración de las tecnologías de información y comunicación o la transformación digital.</text:p>
            <text:p/>
            <text:p>B) Proyectos de investigación, desarrollo, innovación y de adquisición de servicios avanzados de apoyo a la industria para el desarrollo de capacidades para la especialización inteligente, la transición industrial, la iniciativa empresarial o la adaptabilidad de las empresas al cambio, mediante:</text:p>
            <text:p>B.1. Inversiones en la creación de nuevas empresas o aceleración de empresas para la innovación, incluso a través de viveros de empresas y servicios de consultoría, que conduzcan a la creación de empleo.</text:p>
            <text:p>B.2. Refuerzo de las capacidades para el desarrollo tecnológico y la especialización inteligente a través de procesos de innovación, investigación y desarrollo.</text:p>
            <text:p>B.3. Servicios avanzados de apoyo a las pymes, reforzando sus capacidades de gestión, comercialización y diseño, incluso la homologación de procesos o productos sostenibles.</text:p>
            <text:p>B.4. Otros servicios de refuerzo de la competitividad de la industria y que contribuyan a la economía con bajas emisiones de carbono y a la resiliencia frente al cambio climático, incluso el apoyo a las entidades que prestan servicios para tales fines.</text:p>
            <text:p/>
            <text:p>C) Proyectos de mejora o desarrollo de infraestructuras o espacios para la competitividad empresarial y su sostenibilidad económica, social y ambiental, a través de:</text:p>
            <text:p>C.1. Mejora o creación de instalaciones, infraestructura o espacio empresarial, incluida la de zonas y parques industriales, los viveros de empresas, el fomento de las comunidades energéticas en estos entornos y la rehabilitación de zonas industriales y terrenos contaminados.</text:p>
            <text:p>C.2. Infraestructura para los combustibles alternativos.</text:p>
            <text:p>C.3. Mejora o desarrollo de las infraestructuras eléctricas.</text:p>
          </table:table-cell>
          <table:table-cell table:number-columns-repeated="9"/>
        </table:table-row>
        <table:table-row table:style-name="ro5">
          <table:table-cell office:value-type="string" calcext:value-type="string">
            <text:p>subvenciones-para-proyectos-singulares-de-mejora-de-la-sostenibilidad-energetica-en-empresas-del-sector-industrial-de-la-provincia-de-a-coruna-2025</text:p>
          </table:table-cell>
          <table:table-cell office:value-type="string" calcext:value-type="string">
            <text:p>Subvenciones para proyectos singulares de mejora de la sostenibilidad energética en empresas del sector industrial de la provincia de A Coruña</text:p>
          </table:table-cell>
          <table:table-cell office:value-type="string" calcext:value-type="string">
            <text:p>Apertura el 04/02/2025 y cierre el 15/09/2025</text:p>
          </table:table-cell>
          <table:table-cell office:value-type="string" calcext:value-type="string">
            <text:p>GALICIA</text:p>
          </table:table-cell>
          <table:table-cell office:value-type="string" calcext:value-type="string">
            <text:p>12500000.0</text:p>
          </table:table-cell>
          <table:table-cell office:value-type="string" calcext:value-type="string">
            <text:p>El objetivo de esta ayuda es facilitar que las regiones y las personas enfrenten las repercusiones sociales, laborales, económicas y ambientales de la transición hacia los objetivos de la Unión Europea para 2030 en materia de energía y clima, así como lograr una economía de la Unión climáticamente neutra para 2050, de acuerdo con el Acuerdo de París. Además, busca fomentar la transformación ecológica de la industria y promover la movilidad sostenible, la economía circular y la eficiencia energética.</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ENERGÉTICO DE GALICIA (INEGA)</text:p>
          </table:table-cell>
          <table:table-cell office:value-type="string" calcext:value-type="string">
            <text:p>Pueden ser beneficiarias de las subvenciones las empresas que cumplan con los siguientes requisitos:</text:p>
            <text:p/>
            <text:p>1. Deben acreditar la existencia de un centro de trabajo o realizar alguna actividad empresarial justificable dentro del territorio de la Provincia de la Coruña.</text:p>
            <text:p>2. Deben realizar una actividad industrial, definida como aquella que se clasifica en las divisiones de la CNAE 2009 desde la 07 hasta la 39.</text:p>
            <text:p>3. Deben cumplir con el criterio de autonomía y demás requisitos establecidos en el anexo I del Reglamento (UE) 651/2014 de 17 de junio, que regula la exención por categorías.</text:p>
            <text:p>4. Los requisitos para obtener la condición de entidades beneficiarias deben cumplirse a más tardar en la fecha límite de finalización del plazo de presentación de solicitudes. </text:p>
            <text:p/>
            <text:p>Además, las entidades solicitantes deben declarar que no se encuentran en ninguna situación que las excluya de ser beneficiarias.</text:p>
          </table:table-cell>
          <table:table-cell/>
          <table:table-cell office:value-type="string" calcext:value-type="string">
            <text:p>El monto máximo de la ayuda por expediente es de 3.000.000 de euros. Además, la ayuda máxima por entidad beneficiaria en el conjunto de las convocatorias será de 5.000.000 de euros, salvo en el caso de que no haya solicitudes alternativas.</text:p>
          </table:table-cell>
          <table:table-cell office:value-type="string" calcext:value-type="string">
            <text:p>Los gastos o actuaciones subvencionables de esta ayuda incluyen:</text:p>
            <text:p/>
            <text:p>1. **Elaboración de proyectos técnicos**: Gastos relacionados con la planificación y diseño de las actuaciones subvencionadas.</text:p>
            <text:p>2. **Dirección facultativa y obra civil**: Costos asociados a la supervisión y ejecución de las obras necesarias para llevar a cabo el proyecto.</text:p>
            <text:p>3. **Equipos y su instalación**: Precio de los equipos necesarios, así como su montaje y puesta en marcha.</text:p>
            <text:p>4. **Medidas de contabilización y monitorización**: Implementación de sistemas para medir el consumo de energía y las emisiones asociadas a las actuaciones de ahorro.</text:p>
            <text:p>5. **Auditorías energéticas o de emisiones**: Realización de auditorías que detallen la actuación subvencionada, salvo que sean auditorías obligatorias según la normativa vigente.</text:p>
            <text:p/>
            <text:p>Es importante tener en cuenta que no se consideran subvencionables ciertos gastos, como los de legalización, el IVA, y otros gastos específicos mencionados en la normativa.</text:p>
          </table:table-cell>
          <table:table-cell office:value-type="string" calcext:value-type="string">
            <text:p>El plazo de ejecución de la ayuda iniciará una vez presentada la solicitud y finalizará en la fecha establecida en la resolución de concesión, sin que en ningún caso pueda exceder del 15 de septiembre de 2027.</text:p>
          </table:table-cell>
          <table:table-cell office:value-type="string" calcext:value-type="string">
            <text:p>Las diferentes líneas de actuación mencionadas en el documento son:</text:p>
            <text:p/>
            <text:p>1. Proyectos de descarbonización y renovación industrial de industrias tractoras de la provincia.</text:p>
            <text:p>2. Eficiencia energética y proyectos de demostración en pequeñas y medianas empresas (pymes).</text:p>
            <text:p>3. Eficiencia energética y proyectos de demostración en grandes empresas.</text:p>
            <text:p/>
            <text:p>Estas líneas están orientadas a fomentar la transformación ecológica de la industria, la movilidad sostenible, la economía circular y la eficiencia energética.</text:p>
          </table:table-cell>
          <table:table-cell table:number-columns-repeated="9"/>
        </table:table-row>
        <table:table-row table:style-name="ro26">
          <table:table-cell office:value-type="string" calcext:value-type="string">
            <text:p>subvenciones-para-realizar-proyectos-que-contribuyan-a-la-mejora-ambiental-en-el-ambito-agropecuario-y-forestal-y-contribucion-al-desarrollo-territorial-sostenible-en-donana-2024</text:p>
          </table:table-cell>
          <table:table-cell office:value-type="string" calcext:value-type="string">
            <text:p>Subvenciones para realizar proyectos que contribuyan a la mejora ambiental en el ámbito agropecuario y forestal, y contribución al desarrollo territorial sostenible en Doñana.</text:p>
          </table:table-cell>
          <table:table-cell office:value-type="string" calcext:value-type="string">
            <text:p>Apertura el 24/12/2024 y cierre el 20/02/2025</text:p>
          </table:table-cell>
          <table:table-cell office:value-type="string" calcext:value-type="string">
            <text:p>ESTADO</text:p>
          </table:table-cell>
          <table:table-cell office:value-type="string" calcext:value-type="string">
            <text:p>11500000.0</text:p>
          </table:table-cell>
          <table:table-cell office:value-type="string" calcext:value-type="string">
            <text:p>El objetivo de esta ayuda es impulsar actividades compatibles con la conservación del espacio de Doñana y promover la transición ecológica a través del mejor conocimiento científico. Se financiarán proyectos piloto, de carácter experimental y transformador, para la mejora ambiental en los ámbitos agropecuario y forestal, con el fin de contribuir al restablecimiento del equilibrio natural del espacio natural de Doñana y la compatibilización con el desarrollo sostenible del territorio.</text:p>
          </table:table-cell>
          <table:table-cell office:value-type="string" calcext:value-type="string">
            <text:p>Cádiz, Huelva, Sevilla</text:p>
          </table:table-cell>
          <table:table-cell office:value-type="string" calcext:value-type="string">
            <text:p>0.0</text:p>
          </table:table-cell>
          <table:table-cell office:value-type="string" calcext:value-type="string">
            <text:p>MINISTERIO PARA LA TRANSICIÓN ECOLÓGICA Y EL RETO DEMOGRÁFICO - FUNDACIÓN BIODIVERSIDAD</text:p>
          </table:table-cell>
          <table:table-cell office:value-type="string" calcext:value-type="string">
            <text:p>Pueden ser beneficiarias de la ayuda las siguientes entidades:</text:p>
            <text:p/>
            <text:p>1. Personas jurídicas válidamente constituidas y debidamente inscritas en el registro correspondiente, con domicilio en territorio español.</text:p>
            <text:p>2. Las entidades integrantes de una agrupación, siempre que todas ellas reúnan los requisitos necesarios para acceder a la condición de beneficiarias.</text:p>
            <text:p/>
            <text:p>No podrán ser beneficiarias aquellas entidades que se encuentren en alguna de las circunstancias invalidantes previstas en la Ley 38/2003, de 17 de noviembre, General de Subvenciones.</text:p>
          </table:table-cell>
          <table:table-cell office:value-type="string" calcext:value-type="string">
            <text:p>El plazo de solicitud es desde el 24/12/2024 hasta el 20/02/2025.</text:p>
          </table:table-cell>
          <table:table-cell office:value-type="string" calcext:value-type="string">
            <text:p>El importe máximo a conceder por cada solicitud de ayuda será de hasta 2.000.000,00 €.</text:p>
          </table:table-cell>
          <table:table-cell office:value-type="string" calcext:value-type="string">
            <text:p>Los gastos o actuaciones subvencionables de esta ayuda incluyen:</text:p>
            <text:p/>
            <text:p>1. **Gastos de personal**: </text:p>
            <text:p>   - 100% del coste laboral del personal contratado exclusivamente para la actividad objeto de la subvención.</text:p>
            <text:p>   - Hasta un 85% del coste laboral del resto del personal, en función del porcentaje de dedicación al proyecto.</text:p>
            <text:p/>
            <text:p>2. **Gastos de viajes y manutención**: </text:p>
            <text:p>   - Gastos de desplazamiento, alojamiento y manutención del personal involucrado en las actividades del proyecto.</text:p>
            <text:p/>
            <text:p>3. **Gastos de material fungible**: </text:p>
            <text:p>   - Material adquirido directamente vinculado a la actividad objeto de la subvención.</text:p>
            <text:p/>
            <text:p>4. **Gastos indirectos**: </text:p>
            <text:p>   - Hasta un 10% de los gastos directos, relacionados con el funcionamiento de la entidad beneficiaria (agua, electricidad, seguridad, etc.).</text:p>
            <text:p/>
            <text:p>5. **Otros gastos necesarios para la ejecución del proyecto**: </text:p>
            <text:p>   - Gastos derivados de la revisión de cuentas justificativas por auditoría, hasta un límite del 5% de la subvención concedida.</text:p>
            <text:p/>
            <text:p>6. **Gastos derivados de la garantía bancaria**: </text:p>
            <text:p>   - Siempre que sea obligatoria para la obtención del anticipo.</text:p>
            <text:p/>
            <text:p>Es importante que todos los gastos estén debidamente justificados y cumplan con la normativa aplicable.</text:p>
          </table:table-cell>
          <table:table-cell office:value-type="string" calcext:value-type="string">
            <text:p>El proyecto deberá dar comienzo a partir de la resolución de la presente convocatoria y no podrá finalizar más tarde de tres años desde la fecha de resolución de la convocatoria. En casos excepcionales, se podrán autorizar prórrogas de hasta 6 meses como máximo desde la fecha de finalización de la ejecución del proyecto.</text:p>
          </table:table-cell>
          <table:table-cell office:value-type="string" calcext:value-type="string">
            <text:p>Las diferentes líneas de actuación mencionadas en el documento son:</text:p>
            <text:p/>
            <text:p>A) Impulsar modelos y sistemas agrarios y alimentarios sostenibles, que mejoren el uso de los recursos naturales, la biodiversidad y los servicios ecosistémicos.</text:p>
            <text:p/>
            <text:p>B) Fomentar aprovechamientos forestales y tradicionales, la diversificación de masas monoespecíficas, el fomento de especies autóctonas y la gestión forestal sostenible en el entorno de Doñana.</text:p>
            <text:p/>
            <text:p>C) Fomentar otro tipo de aprovechamientos o actividades compatibles con la conservación de Doñana, que mejoren o mantengan sus valores naturales y servicios ecosistémicos, como la diversificación productiva, el agroturismo, la ganadería y acuicultura sostenibles.</text:p>
          </table:table-cell>
          <table:table-cell table:number-columns-repeated="9"/>
        </table:table-row>
        <table:table-row table:style-name="ro20">
          <table:table-cell office:value-type="string" calcext:value-type="string">
            <text:p>ayudas-destinadas-a-mantener-los-puestos-de-trabajo-para-personas-con-discapacidad-en-centros-especiales-de-ocupacion-por-medio-de-la-financiacion-parcial-de-sus-costes-salariales-la-adaptacion-de-los-puestos-de-trabajo-y-la-eliminacion-de-barreras-arquitectonicas</text:p>
          </table:table-cell>
          <table:table-cell office:value-type="string" calcext:value-type="string">
            <text:p>Ayudas destinadas a mantener los puestos de trabajo para personas con discapacidad en centros especiales de ocupación por medio de la financiación parcial de sus costes salariales, la adaptación de los puestos de trabajo y la eliminación de barreras arquitectónicas.</text:p>
          </table:table-cell>
          <table:table-cell office:value-type="string" calcext:value-type="string">
            <text:p>Abierta hasta 10/10/2025</text:p>
          </table:table-cell>
          <table:table-cell office:value-type="string" calcext:value-type="string">
            <text:p>ILLES BALEARS</text:p>
          </table:table-cell>
          <table:table-cell office:value-type="string" calcext:value-type="string">
            <text:p>10500000.0</text:p>
          </table:table-cell>
          <table:table-cell office:value-type="string" calcext:value-type="string">
            <text:p>El objetivo de esta ayuda es conceder apoyos destinados a mantener los puestos de trabajo para personas con discapacidad en centros especiales de ocupación, mediante el financiamiento parcial de sus costos salariales, la adaptación de los puestos de trabajo y la eliminación de barreras arquitectónicas. Esto busca fomentar la inclusión laboral y garantizar los derechos de acceso al empleo para las personas con discapacidad.</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TRABAJO, ECONOMÍA SOCIAL Y SALUD LABORAL</text:p>
          </table:table-cell>
          <table:table-cell office:value-type="string" calcext:value-type="string">
            <text:p>Los beneficiarios de la ayuda son las entidades o empresas que mantienen puestos de trabajo para personas con discapacidad en centros especiales de ocupación. Estas ayudas están destinadas a financiar parcialmente los costos salariales de las personas con discapacidad que prestan servicios en dichos centros. Además, deben cumplir con ciertos requisitos, como tener un plan de igualdad vigente si están obligadas a ello, y acreditar el cumplimiento de los plazos de pago establecidos por la ley en caso de solicitar ayudas superiores a 30,000 euros.</text:p>
          </table:table-cell>
          <table:table-cell/>
          <table:table-cell office:value-type="string" calcext:value-type="string">
            <text:p>No se menciona un monto máximo específico de la ayuda en la información proporcionada. Sin embargo, se indica que el crédito inicial asignado a la convocatoria es de 10.500.000 euros, distribuidos entre varios programas. Para obtener información más detallada sobre el monto máximo de la ayuda individual, sería necesario consultar la normativa específica o la resolución del conseller de la Conselleria d'Empresa, Ocupació i Energia.</text:p>
          </table:table-cell>
          <table:table-cell office:value-type="string" calcext:value-type="string">
            <text:p>Las actuaciones subvencionables de esta ayuda incluyen:</text:p>
            <text:p/>
            <text:p>1. **Mantenimiento de puestos de trabajo** en centros especiales de ocupación mediante el financiamiento parcial de los costos salariales de las personas con discapacidad que prestan servicios en estos centros.</text:p>
            <text:p>2. **Adaptación de los puestos de trabajo** para facilitar el desempeño de las funciones laborales por parte de las personas con discapacidad.</text:p>
            <text:p>3. **Eliminación de barreras arquitectónicas** que impidan el acceso y la movilidad de las personas con discapacidad en el entorno laboral.</text:p>
            <text:p/>
            <text:p>Estas medidas están diseñadas para apoyar la inclusión laboral y mejorar las condiciones de trabajo para las personas con discapacidad.</text:p>
          </table:table-cell>
          <table:table-cell office:value-type="string" calcext:value-type="string">
            <text:p>El plazo de ejecución de la ayuda comprende desde el 1 de octubre de 2024 hasta el 30 de septiembre de 2025.</text:p>
          </table:table-cell>
          <table:table-cell office:value-type="string" calcext:value-type="string">
            <text:p>Las líneas de actuación subvencionables según la convocatoria son:</text:p>
            <text:p/>
            <text:p>1. **Financiación parcial de los costos salariales** de las personas con discapacidad que prestan servicios en centros especiales de ocupación de imprescindibilidad social.</text:p>
            <text:p>2. **Adaptación de los puestos de trabajo** para facilitar el desempeño laboral de las personas con discapacidad.</text:p>
            <text:p>3. **Eliminación de barreras arquitectónicas** que impidan el acceso y la movilidad en el entorno laboral.</text:p>
            <text:p/>
            <text:p>Estas actuaciones están destinadas a mantener los puestos de trabajo para personas con discapacidad en centros especiales de ocupación.</text:p>
          </table:table-cell>
          <table:table-cell table:number-columns-repeated="9"/>
        </table:table-row>
        <table:table-row table:style-name="ro27">
          <table:table-cell office:value-type="string" calcext:value-type="string">
            <text:p>ayudas-para-el-desarrollo-tecnologico-y-la-innovacion-mediante-el-uso-de-la-inteligencia-artificial-en-galicia</text:p>
          </table:table-cell>
          <table:table-cell office:value-type="string" calcext:value-type="string">
            <text:p>Ayudas para el desarrollo tecnológico y la innovación mediante el uso de la Inteligencia Artificial en Galicia.</text:p>
          </table:table-cell>
          <table:table-cell office:value-type="string" calcext:value-type="string">
            <text:p>Apertura el 22/01/2025 y cierre el 22/10/2025</text:p>
          </table:table-cell>
          <table:table-cell office:value-type="string" calcext:value-type="string">
            <text:p>GALICIA</text:p>
          </table:table-cell>
          <table:table-cell office:value-type="string" calcext:value-type="string">
            <text:p>10279167.0</text:p>
          </table:table-cell>
          <table:table-cell office:value-type="string" calcext:value-type="string">
            <text:p>Apoyar a las pymes y grandes empresas de Galicia en el desarrollo tecnológico y la innovación a través del uso de la Inteligencia Artificial.</text:p>
          </table:table-cell>
          <table:table-cell office:value-type="string" calcext:value-type="string">
            <text:p>Galicia</text:p>
          </table:table-cell>
          <table:table-cell office:value-type="string" calcext:value-type="string">
            <text:p>1000000.0</text:p>
          </table:table-cell>
          <table:table-cell office:value-type="string" calcext:value-type="string">
            <text:p>GALICIA - INSTITUTO GALLEGO DE PROMOCIÓN ECONÓMICA (IGAPE)</text:p>
          </table:table-cell>
          <table:table-cell office:value-type="string" calcext:value-type="string">
            <text:p>Las empresas de cualquier sector gallegas o con un centro de trabajo en Galicia.</text:p>
            <text:p/>
            <text:p>Cada empresa sólo podrá presentar una solicitud de ayuda por cada una de las líneas (A, B y C). Las tres líneas son compatibles entre sí, pudiendo beneficiarse las empresas del ciclo completo (Inteligencia Artificial 360).</text:p>
          </table:table-cell>
          <table:table-cell office:value-type="string" calcext:value-type="string">
            <text:p>Línea A: Desde el 22/01/2025 y 30/04/2025. <text:s/>Líneas B y C: Desde el 22/01/2025 hasta el 22/10/2025.</text:p>
          </table:table-cell>
          <table:table-cell office:value-type="string" calcext:value-type="string">
            <text:p>Línea A:</text:p>
            <text:p>1. El presupuesto mínimo de los proyectos será de 100.000 €.</text:p>
            <text:p>2. Intensidad de la ayuda:</text:p>
            <text:p>a) Desarrollo experimental</text:p>
            <text:p>- Pequeña empresa: 45%</text:p>
            <text:p>- Mediana Empresa:  35%</text:p>
            <text:p>- Gran Empresa: 25%</text:p>
            <text:p>b) Desarrollo experimental con amplia difusión de los resultados del proyecto por medio de conferencias, publicaciones, bases de libre acceso o programas informáticos gratuitos o de fuente abierta:</text:p>
            <text:p>- Pequeña empresa: 60%</text:p>
            <text:p>- Mediana Empresa: 50%</text:p>
            <text:p>- Gran Empresa: 40%</text:p>
            <text:p>3. En cualquier caso, la intensidad máxima de ayuda no superará:</text:p>
            <text:p>- 1.000.000 € en los casos en que resulte aplicable el Reglamento (UE) 651/2014.</text:p>
            <text:p>- 300.000 € cuando resulte aplicable el Reglamento (UE) 2023/2831.</text:p>
            <text:p/>
            <text:p>Línea B:</text:p>
            <text:p>1. El presupuesto mínimo de los proyectos será de 10.000 euros.</text:p>
            <text:p>2. Intensidad de la ayuda:</text:p>
            <text:p>- Cuando resulte de aplicación el régimen de minimis, la intensidad de ayuda aplicable a los proyectos enmarcados en esta Línea será del 60% para los costes subvencionables en que incurriera la empresa beneficiaria durante el período subvencionable.</text:p>
            <text:p>- En caso de que resulte de aplicación el Reglamento General de Exención por Categorías, conforme su artículo 29, la intensidad de la ayuda aplicable a las pequeñas y medianas empresas beneficiarias será del 50% para los costes subvencionables en que incurrieran durante el período subvencionable.</text:p>
            <text:p>3. En cualquiera caso, la intensidad máxima de ayuda no superará los 200.000€.</text:p>
            <text:p/>
            <text:p>Línea C:</text:p>
            <text:p>1. El importe mínimo de coste subvencionable total deberá alcanzar los 10.000 euros.</text:p>
            <text:p>2. Serán de aplicación a la presente línea las siguientes intensidades de ayuda:</text:p>
            <text:p>- Pequeña empresa: 60%</text:p>
            <text:p>- Mediana Empresa: 50%</text:p>
            <text:p>- Gran Empresa: 40%</text:p>
            <text:p>3. La subvención máxima por proyecto se establece en 60.000 euros.</text:p>
          </table:table-cell>
          <table:table-cell office:value-type="string" calcext:value-type="string">
            <text:p>Línea A: Tendrán consideración de actuaciones subvencionables los proyectos de desarrollo de casos de uso de Inteligencia Artificial para la mejora de la actividad económica e industrial y para la comercialización de nuevos productos y servicios.</text:p>
            <text:p/>
            <text:p>Línea B: Tendrán la consideración de actuaciones subvencionables los proyectos de aplicación de servicios y/o soluciones comerciales basadas en Inteligencia Artificial que permitan mejorar la competitividad de las empresas de Galicia, así como los proyectos que permitan a las empresas solicitantes preparar sus infraestructuras de datos para que posteriormente puedan realizar proyectos de Inteligencia Artificial. Serán subvencionables:</text:p>
            <text:p>- los costes de personal;</text:p>
            <text:p>- los costes de instrumental, material, edificios y terrenos, en la medida y durante el período en que se utilicen para el proyecto;</text:p>
            <text:p>- los costes de investigación contractual, conocimientos y patentes adquiridos u obtenidos por licencia de fuentes externas en condiciones de plena competencia;</text:p>
            <text:p>- los gastos generales y otros gastos de explotación adicionales, incluidos los costes de material, suministros y productos similares, que se deriven directamente del proyecto.</text:p>
            <text:p/>
            <text:p>Línea C: Tendrán consideración de actuaciones subvencionables los proyectos de programas formativos en materia de Inteligencia Artificial tendentes a mejorar la capacitación en su uso, su aplicación e integración en el marco de la organización y de la actividad empresarial para mejorar la competitividad de las empresas de Galicia.</text:p>
            <text:p>- Los costes de personal de los formadores, correspondientes a las horas en que estos participen en la formación.</text:p>
            <text:p>- Los costes de funcionamiento en que incurran los formadores y las personas beneficiarias de la formación, directamente relacionados con el proyecto de formación, como gastos de viaje y alojamiento, materiales y suministros vinculados directamente al proyecto, y la amortización de instrumentos y equipos, en la medida que se utilicen exclusivamente para el proyecto de formación.</text:p>
            <text:p>- Los costes de servicios de asesoramiento relacionados con el proyecto de formación.</text:p>
            <text:p>- Los costes de personal de las personas beneficiarias de la formación y los costes indirectos generales (gastos administrativos, alquileres, gastos generales) por las horas en las que las personas beneficiarias participen en la formación.</text:p>
          </table:table-cell>
          <table:table-cell office:value-type="string" calcext:value-type="string">
            <text:p>a) Régimen de minimis (Reglamento (UE) 2023/2831): </text:p>
            <text:p>- El período subvencionable de las actuaciones podrá comenzar el día 1 de enero de 2025.</text:p>
            <text:p/>
            <text:p>b) Régimen de exención por categorías (Reglamento (UE) 651/2014): </text:p>
            <text:p>- Podrán ser subvencionables las inversiones realizadas desde la fecha de presentación de la solicitud de ayuda.</text:p>
          </table:table-cell>
          <table:table-cell office:value-type="string" calcext:value-type="string">
            <text:p>Línea A: Desarrollo de tecnología para la mejora da actividad económica e industrial y para la comercialización de nuevos productos y servicios basados en Inteligencia artificial.</text:p>
            <text:p/>
            <text:p>Línea B: Proyectos de implantación y aplicación de servicios y/o soluciones comerciales basadas en Inteligencia Artificial para mejorar la competitividad de las empresas de Galicia, y proyectos en el marco de la gestión estratégica del dato para acelerar la adopción de soluciones basadas en Inteligencia Artificial.</text:p>
            <text:p/>
            <text:p>Línea C: Proyectos de formación en Inteligencia Artificial en empresas de Galicia, para mejorar su capacitación, competitividad e integración de la Inteligencia Artificial en sus cadenas de valor.</text:p>
          </table:table-cell>
          <table:table-cell office:value-type="string" calcext:value-type="string">
            <text:p>Se excluyen las siguientes actividades: La producción primaria de productos de la pesca y de la acuicultura</text:p>
          </table:table-cell>
          <table:table-cell office:value-type="string" calcext:value-type="string">
            <text:p><text:s/>y la producción primaria de productos agrícolas y ganaderos.</text:p>
          </table:table-cell>
          <table:table-cell table:number-columns-repeated="7"/>
        </table:table-row>
        <table:table-row table:style-name="ro15">
          <table:table-cell office:value-type="string" calcext:value-type="string">
            <text:p>ayudas-a-la-promocion-productos-pesqueros-y-acuicolas-ano-2024</text:p>
          </table:table-cell>
          <table:table-cell office:value-type="string" calcext:value-type="string">
            <text:p>Ayudas a la promoción productos pesqueros y acuícolas, año 2024</text:p>
          </table:table-cell>
          <table:table-cell office:value-type="string" calcext:value-type="string">
            <text:p>Abierta hasta 25/02/2025</text:p>
          </table:table-cell>
          <table:table-cell office:value-type="string" calcext:value-type="string">
            <text:p>COMUNITAT VALENCIANA</text:p>
          </table:table-cell>
          <table:table-cell office:value-type="string" calcext:value-type="string">
            <text:p>210000.0</text:p>
          </table:table-cell>
          <table:table-cell office:value-type="string" calcext:value-type="string">
            <text:p>El objetivo de la ayuda es fomentar una pesca sostenible y la recuperación y conservación de los recursos biológicos acuáticos. Esto incluye diversas actividades como la disminución del efecto de la pesca, la mejora de la eficiencia energética, la mejora de las condiciones laborales y de seguridad a bordo, y el impulso de la economía circular y la seguridad alimentaria, entre otros. Estas ayudas están destinadas a apoyar acciones específicas en el ámbito territorial de la Comunidad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Pueden ser beneficiarios de las ayudas las personas físicas, jurídicas y las entidades sin personalidad jurídica que cumplan con los requisitos establecidos y realicen las acciones previstas en la Orden 7/2024 en el ámbito territorial de la Comunidad Valenciana. En el caso de entidades sin personalidad jurídica, se debe especificar en la solicitud la cuota de participación de cada uno de los miembros, quienes también tendrán la condición de beneficiarios. Además, se debe nombrar un representante o apoderado único de la entidad con poderes suficientes para cumplir con las obligaciones correspondientes.</text:p>
          </table:table-cell>
          <table:table-cell/>
          <table:table-cell office:value-type="string" calcext:value-type="string">
            <text:p>El monto máximo de la ayuda por operación será de 6.000.000 euros.</text:p>
          </table:table-cell>
          <table:table-cell table:number-columns-repeated="2"/>
          <table:table-cell office:value-type="string" calcext:value-type="string">
            <text:p>Las diferentes líneas de actuación para las ayudas convocadas en el ámbito de la pesca sostenible y la acuicultura, según la información proporcionada, son las siguientes:</text:p>
            <text:p/>
            <text:p>1. **Ajudes per a fomentar una pesca sostenible (PESOST)**:</text:p>
            <text:p>   - Disminución del efecto de la pesca.</text:p>
            <text:p>   - Eficiencia energética y mitigación del cambio climático sin incremento de capacidad.</text:p>
            <text:p>   - Eficiencia energética con aumento de capacidad.</text:p>
            <text:p>   - Mejora de las condiciones laborales y de seguridad a bordo.</text:p>
            <text:p>   - Mejora de las condiciones laborales y de seguridad a bordo con aumento de capacidad.</text:p>
            <text:p>   - Valor añadido, economía circular y seguridad alimentaria.</text:p>
            <text:p>   - Puertos pesqueros, lugares de desembarque, lonjas y anclajes.</text:p>
            <text:p>   - Motores.</text:p>
            <text:p>   - Control, inspección y observancia.</text:p>
            <text:p/>
            <text:p>2. **Ajudes per a fomentar les activitats sostenibles de l’aqüicultura (PEACUI)**:</text:p>
            <text:p>   - Esta línea se centra en promover actividades sostenibles en el sector de la acuicultura.</text:p>
            <text:p/>
            <text:p>Estas líneas de actuación están diseñadas para abordar diferentes aspectos y necesidades dentro de los sectores de la pesca y la acuicultura, promoviendo prácticas más sostenibles y eficientes.</text:p>
          </table:table-cell>
          <table:table-cell table:number-columns-repeated="9"/>
        </table:table-row>
        <table:table-row table:style-name="ro23">
          <table:table-cell office:value-type="string" calcext:value-type="string">
            <text:p>ayudas-a-la-inversion-en-pymes-industriales-para-el-ano-2025</text:p>
          </table:table-cell>
          <table:table-cell office:value-type="string" calcext:value-type="string">
            <text:p>Ayudas a la inversión en PYMEs industriales para el año 2025.</text:p>
          </table:table-cell>
          <table:table-cell office:value-type="string" calcext:value-type="string">
            <text:p>Apertura el 11/01/2025 y cierre el 11/03/2025</text:p>
          </table:table-cell>
          <table:table-cell office:value-type="string" calcext:value-type="string">
            <text:p>COMUNIDAD FORAL DE NAVARRA</text:p>
          </table:table-cell>
          <table:table-cell office:value-type="string" calcext:value-type="string">
            <text:p>10000000.0</text:p>
          </table:table-cell>
          <table:table-cell office:value-type="string" calcext:value-type="string">
            <text:p>Fomentar la inversión en las pymes industriales navarras, con el fin de reforzar el crecimiento sostenible y la competitividad de las mismas, así como la creación de empleo.</text:p>
          </table:table-cell>
          <table:table-cell office:value-type="string" calcext:value-type="string">
            <text:p>Comunidad Foral de Navarra</text:p>
          </table:table-cell>
          <table:table-cell office:value-type="string" calcext:value-type="string">
            <text:p>400000.0</text:p>
          </table:table-cell>
          <table:table-cell office:value-type="string" calcext:value-type="string">
            <text:p>COMUNIDAD FORAL DE NAVARRA - Dirección General de Fomento Empresarial</text:p>
          </table:table-cell>
          <table:table-cell office:value-type="string" calcext:value-type="string">
            <text:p>Las PYMEs que dispongan o vayan a disponer de un establecimiento en Navarra, y que estén inscritas o hayan solicitado la inscripción en el Registro Industrial de Navarra.</text:p>
            <text:p/>
            <text:p>Los proyectos deberán estar dirigidos al ejercicio, por la empresa, de alguna de las siguientes actividades:</text:p>
            <text:p>- Industria manufacturera: Grupo 10.2 y Divisiones de la 13 a la 32, ambas incluidas, de la Sección C de la  CNAE.</text:p>
            <text:p>- Valorización de residuos (Actividad 383 de la sección E de la CNAE).</text:p>
            <text:p>- Depósito y almacenamiento y Otras actividades anexas al trasporte (Actividades 521 Y 5229 de la Sección H de la CNAE).</text:p>
            <text:p>- Información y comunicaciones (Actividades 58, 59 y 60 de la Sección J de la CNAE).</text:p>
          </table:table-cell>
          <table:table-cell office:value-type="string" calcext:value-type="string">
            <text:p>El plazo de solicitud es desde el 11/01/2025 hasta el 11/03/2025.</text:p>
          </table:table-cell>
          <table:table-cell office:value-type="string" calcext:value-type="string">
            <text:p>Presupuesto subvencionable mínimo:</text:p>
            <text:p>- Microempresa: 15.000 €</text:p>
            <text:p>- Pequeña Empresa: 50.000 €</text:p>
            <text:p>- Mediana Empresa: 100.000 €</text:p>
            <text:p/>
            <text:p>El importe de la subvención será el que resulte de aplicar al coste total subvencionable del proyecto de inversión los siguientes porcentajes:</text:p>
            <text:p>- Microempresa: 20%</text:p>
            <text:p>- Pequeña Empresa: 18%</text:p>
            <text:p>- Mediana Empresa: 10%</text:p>
            <text:p/>
            <text:p>El importe de ayuda máxima por empresa será de 400.000 euros.</text:p>
          </table:table-cell>
          <table:table-cell office:value-type="string" calcext:value-type="string">
            <text:p>a) La adquisición de terrenos para uso industrial, por un importe que no exceda del 10% del coste total subvencionable del proyecto.</text:p>
            <text:p>b) La adquisición, construcción o mejora de bienes inmuebles e instalaciones generales.</text:p>
            <text:p>c) La adquisición de maquinaria y bienes de equipo e instalaciones anexas.</text:p>
            <text:p>d) La adquisición de activos inmateriales: patentes, licencias, conocimientos técnicos u otros derechos de propiedad intelectual.</text:p>
            <text:p>e) Otros costes vinculados a los de las letras b), c) y d), tales como los soportados por la obtención de licencias de obra, de actividad y de apertura, o los honorarios de empresas de arquitectura, ingeniería o consultoría, con el límite del 20% del coste de aquellos.</text:p>
          </table:table-cell>
          <table:table-cell office:value-type="string" calcext:value-type="string">
            <text:p>Las inversiones deberán ser ejecutadas entre la fecha de solicitud de las ayudas y el 31 de mayo de 2027 (incluido).</text:p>
          </table:table-cell>
          <table:table-cell table:number-columns-repeated="10"/>
        </table:table-row>
        <table:table-row table:style-name="ro3">
          <table:table-cell office:value-type="string" calcext:value-type="string">
            <text:p>ayudas-de-fomento-de-instalaciones-de-autoconsumo-con-o-sin-almacenamiento-electrico-con-fuentes-de-energia-renovable-promovidas-para-el-sector-publico-comunidades-energeticas-asociaciones-empresariales-cooperativas-y-entidades-sin-animo-de-lucro</text:p>
          </table:table-cell>
          <table:table-cell office:value-type="string" calcext:value-type="string">
            <text:p>Ayudas de fomento de instalaciones de autoconsumo con o sin almacenamiento eléctrico con fuentes de energía renovable promovidas para el sector público, comunidades energéticas, asociaciones empresariales, cooperativas y entidades sin ánimo de lucro.</text:p>
          </table:table-cell>
          <table:table-cell office:value-type="string" calcext:value-type="string">
            <text:p>Bases publicadas. Pendiente convocatoria</text:p>
          </table:table-cell>
          <table:table-cell office:value-type="string" calcext:value-type="string">
            <text:p>ILLES BALEARS</text:p>
          </table:table-cell>
          <table:table-cell office:value-type="string" calcext:value-type="string">
            <text:p>10000000.0</text:p>
          </table:table-cell>
          <table:table-cell office:value-type="string" calcext:value-type="string">
            <text:p>Ayudas sobre actuaciones ligadas al autoconsumo con o sin almacenamiento eléctrico con fuentes de energía renovable, dirigidas al beneficiarios indicados en el apartado segundo de esta convocatoria, con el fin de aumentar la producción de energía eléctrica renovable y la reducción de las emisiones de CO2.</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ECONOMÍA CIRCULAR, TRANSICIÓN ENERGÉTICA Y CAMBIO CLIMÁTICO</text:p>
          </table:table-cell>
          <table:table-cell office:value-type="string" calcext:value-type="string">
            <text:p>- Los organismos autónomos, las entidades públicas empresariales, las sociedades mercantiles públicas, las fundaciones del sector público y los consorcios que lleven a cabo la actividad en el ámbito territorial de la comunidad autónoma de las Illes Balears.</text:p>
            <text:p/>
            <text:p>- Los consejos insulares, los ayuntamientos y las entidades locales menores de la comunidad autónoma de las Illes Balears.</text:p>
            <text:p/>
            <text:p>- Las comunidades de energías renovables, las comunidades ciudadanas de energía, en adelante comunidades energéticas, las asociaciones empresariales, las cooperativas y las entidades sin ánimo de lucro.</text:p>
          </table:table-cell>
          <table:table-cell office:value-type="string" calcext:value-type="string">
            <text:p>El plazo para presentar las solicitudes se iniciará a partir del quinto día de la publicación de la convocatoria y finaliza el 31 de marzo de 2025 o hasta el posible agotamiento, dentro de este periodo, de la cuantía económica asignada a esta convocatoria.</text:p>
          </table:table-cell>
          <table:table-cell office:value-type="string" calcext:value-type="string">
            <text:p>Por el cálculo del coste subvencionable y la ayuda del programa de incentivos subvencionable se establecen las cuantías de la subvención siguientes:</text:p>
          </table:table-cell>
          <table:table-cell office:value-type="string" calcext:value-type="string">
            <text:p>a) La inversión en equipos, infraestructura, materiales, equipaciones de control y auxiliares y relacionadas con las tipologías de actuación objeto de ayuda.</text:p>
            <text:p>b) Los estudios de acceso y conexión cuando sean necesarios para la instalación de autoconsumo.</text:p>
            <text:p>c) Los costes de ejecución de las obras y/o instalaciones relacionadas con las tipologías de actuación objeto de ayuda.</text:p>
            <text:p>d) Sistemas de gestión, control activo y monitorización de datos. Estos equipos tendrán que ser propiedad del beneficiario de la ayuda y estar vinculados a la actuación objeto de la ayuda. </text:p>
            <text:p>e) Obras civiles, cuando estén relacionadas con las actuaciones objeto de ayuda y aquellas que sean necesarias para la ejecución correcta del proyecto, como el refuerzo de cubierta o su sustitución en la parte proporcional de la cubierta que tenga que ocupar la instalación de generación, en su caso. Así mismo, se considerarán subvencionables como obra civil las partidas siguientes: edificaciones necesarias para el proyecto, tierra campa, excavaciones, zanjas, canalizaciones y cañerías asociados a la instalación de generación, o a los sistemas de integración de energía eléctrica y gestión de la demanda, ayudas de albañilería, instalaciones auxiliares necesarias, viales de servidumbre interna de la instalación, adecuación de accesos para la instalación, edificios de control, plataformas de montaje, grúas, andamios, instalaciones temporales, restauración y medidas medioambientales correctoras después de las obras. </text:p>
            <text:p>f) Cuando por motivo de la actuación sea necesario retirar aquellos productos de construcción que contengan amianto.</text:p>
            <text:p>g) Los costes de la redacción de los proyectos o memorias técnicas relacionados con las tipologías de actuación objeto de ayuda.</text:p>
            <text:p>h) Los costes de la dirección facultativa relacionados con las tipologías de actuación objeto de ayuda.</text:p>
            <text:p>i) Coordinación de Seguridad y Salud de la obra y montaje relacionados con las tipologías de actuación objeto de ayuda.</text:p>
            <text:p>j) Otras partidas que estén debidamente justificadas como necesarias (auxiliares o no), diferentes de las recogidas como gastos no subvencionables en este apartado.</text:p>
          </table:table-cell>
          <table:table-cell table:number-columns-repeated="11"/>
        </table:table-row>
        <table:table-row table:style-name="ro5">
          <table:table-cell office:value-type="string" calcext:value-type="string">
            <text:p>ayudas-para-el-fomento-de-la-contratacion-de-seguros-agrarios-en-la-comunidad-autonoma-de-galicia-para-el-ano-2025</text:p>
          </table:table-cell>
          <table:table-cell office:value-type="string" calcext:value-type="string">
            <text:p>Ayudas para el fomento de la contratación de seguros agrarios en la Comunidad Autónoma de Galicia para el año 2025.</text:p>
          </table:table-cell>
          <table:table-cell office:value-type="string" calcext:value-type="string">
            <text:p>Apertura el 15/01/2025 y cierre el 31/12/2025</text:p>
          </table:table-cell>
          <table:table-cell office:value-type="string" calcext:value-type="string">
            <text:p>GALICIA</text:p>
          </table:table-cell>
          <table:table-cell office:value-type="string" calcext:value-type="string">
            <text:p>9500000.0</text:p>
          </table:table-cell>
          <table:table-cell office:value-type="string" calcext:value-type="string">
            <text:p>El objetivo de esta ayuda es fomentar la contratación de seguros agrarios para que un mayor número de agricultores y ganaderos puedan beneficiarse de las ventajas que estos seguros ofrecen, permitiéndoles hacer frente a las pérdidas económicas que puedan sufrir en sus producciones debido a adversidades meteorológicas, enfermedades y otros agentes ajeno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s ayudas son los asegurados titulares de explotaciones agrarias situadas en el ámbito de la Comunidad Autónoma de Galicia, siempre que suscriban pólizas de seguros de líneas agrícolas del Plan 2025 y líneas ganaderas de los planes 2024 y 2025. También pueden ser beneficiarios los titulares de explotaciones de acuicultura continental. Sin embargo, las ayudas no se aplican a pólizas de seguros contratadas por grandes empresas y empresas dedicadas a la transformación y comercialización de productos agrícolas.</text:p>
          </table:table-cell>
          <table:table-cell/>
          <table:table-cell office:value-type="string" calcext:value-type="string">
            <text:p>El monto máximo de la ayuda para las líneas de seguros agrícolas y ganaderas es del 75% del coste de la prima comercial base neta, sin incluir los recargos. Para las líneas de seguros de explotaciones acuícolas, el límite es del 65% del coste de la prima del seguro. Además, en el caso de los seguros de retirada y destrucción de animales muertos, la subvención conjunta no podrá exceder del 100% del coste de la prima del seguro para la retirada de ganado muerto, y del 75% para la destrucción de dicho ganado.</text:p>
          </table:table-cell>
          <table:table-cell/>
          <table:table-cell office:value-type="string" calcext:value-type="string">
            <text:p>El plazo máximo para dictar la resolución de disposición de gasto y propuesta de pago es de cinco meses contados desde la presentación de la solicitud. Si transcurre este plazo sin que se dicte y notifique la resolución, la persona solicitante podrá entender desestimada su solicitud.</text:p>
          </table:table-cell>
          <table:table-cell office:value-type="string" calcext:value-type="string">
            <text:p>Las líneas de actuación del Plan 2025 para seguros agrarios en la Comunidad Autónoma de Galicia están orientadas a los siguientes objetivos:</text:p>
            <text:p/>
            <text:p>a) Avanzar en la creación o actualización de las normas específicas de peritación cuando sea necesario.</text:p>
            <text:p/>
            <text:p>b) Continuar con los estudios sobre la evolución de los eventos extremos más relevantes para el seguro agrario y sobre la caracterización de las explotaciones agrarias que suscriben el seguro.</text:p>
            <text:p/>
            <text:p>c) Realizar un estudio sobre el Sistema de Seguros Agrarios Combinados en el contexto actual de cambio climático, así como los retos y perspectivas de futuro.</text:p>
            <text:p/>
            <text:p>Además, se revisarán las coberturas de las diferentes líneas de seguros para adaptarlas a las condiciones reales del cultivo, características del riesgo, destino de las producciones, tamaño y estructura de la explotación, técnicas de prevención del riesgo y resultados actuales del aseguramiento.</text:p>
          </table:table-cell>
          <table:table-cell table:number-columns-repeated="9"/>
        </table:table-row>
        <table:table-row table:style-name="ro28">
          <table:table-cell office:value-type="string" calcext:value-type="string">
            <text:p>ayudas-del-bono-alquiler-joven-y-otras-contempladas-en-el-plan-estatal-para-el-acceso-a-la-vivienda-en-el-ambito-de-extremadura-para-el-ano-2025</text:p>
          </table:table-cell>
          <table:table-cell office:value-type="string" calcext:value-type="string">
            <text:p>Ayudas del "Bono Alquiler Joven” y otras contempladas en el Plan Estatal para el acceso a la vivienda, en el ámbito de Extremadura para el año 2025.</text:p>
          </table:table-cell>
          <table:table-cell office:value-type="string" calcext:value-type="string">
            <text:p>Apertura el 08/01/2025 y cierre el 01/07/2025</text:p>
          </table:table-cell>
          <table:table-cell office:value-type="string" calcext:value-type="string">
            <text:p>EXTREMADURA</text:p>
          </table:table-cell>
          <table:table-cell office:value-type="string" calcext:value-type="string">
            <text:p>9337950.0</text:p>
          </table:table-cell>
          <table:table-cell office:value-type="string" calcext:value-type="string">
            <text:p>Programa a): Contribuir a que las personas jóvenes puedan hacer frente al pago de la renta arrendaticia o el precio de la cesión de su vivienda o habitación habituales, posibilitando el acceso a la vivienda y su emancipación.</text:p>
            <text:p/>
            <text:p>Programa b): Facilitar el disfrute de una vivienda o habitación, en régimen de alquiler o de cesión de uso, a sectores de población con escasos medios económicos, mediante el otorgamiento de ayudas directas a las personas arrendatarias o cesionarias. </text:p>
            <text:p/>
            <text:p>Programa c):</text:p>
            <text:p>- Línea específica: Facilitar una solución habitacional inmediata a las personas víctimas de violencia de género, víctimas de trata con fines de explotación sexual, víctimas de violencia sexual, personas objeto de desahucio de su vivienda habitual, personas sin hogar y otras personas especialmente vulnerables.</text:p>
            <text:p>- Línea general: Procurar una solución habitacional inmediata a personas víctimas de violencia de género, víctimas de trata con fines de explotación sexual, víctimas de violencia sexual, personas objeto de desahucio de su vivienda habitual, personas sin hogar y otras personas especialmente vulnerables.</text:p>
            <text:p/>
            <text:p>Programa d):</text:p>
            <text:p>- Pago de renta: Facilitar a las personas jóvenes con escasos medios económicos el acceso, en régimen de alquiler o de cesión de uso, a una vivienda o habitación digna y adecuada, mediante el otorgamiento de ayudas directas a la persona arrendataria o cesionaria.</text:p>
            <text:p>- Adquisición de vivienda: Facilitar a las personas jóvenes con escasos medios económicos el acceso, en régimen de propiedad, a una vivienda digna y adecuada localizada en municipio o núcleo de población de pequeño tamaño, mediante la concesión de una subvención directa para su adquisición; contribuyendo al reto demográfico de la recuperación de población en tales ámbitos. </text:p>
            <text:p/>
            <text:p>Programa e): La financiación de la ejecución de las actuaciones subvencionables en:</text:p>
            <text:p>- Viviendas unifamiliares, aisladas o agrupadas en fila, ya sean urbanas o rurales.</text:p>
            <text:p>- Edificios de viviendas de tipología residencial colectiva, interviniendo tanto en sus elementos comunes como en el interior de cada vivienda.</text:p>
            <text:p>- Viviendas ubicadas en edificios de tipología residencial colectiv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CRETARÍA GENERAL DE VIVIENDA, ARQUITECTURA Y REGENERACIÓN URBANA</text:p>
          </table:table-cell>
          <table:table-cell office:value-type="string" calcext:value-type="string">
            <text:p>Programa a): </text:p>
            <text:p>Las personas físicas mayores de edad de hasta 35 años y que sean  titulares o estar en condiciones de suscribir, en calidad de personas arrendatarias, un contrato de arrendamiento de vivienda; un contrato de arrendamiento de una habitación; o bien un contrato de cesión de uso de una vivienda o habitación.</text:p>
            <text:p/>
            <text:p>Programa b): </text:p>
            <text:p>Las personas físicas mayores de edad que a la fecha de la solicitud de ayudas hayan formalizado como arrendatarias o cesionarias; un contrato de arrendamiento de una habitación; o bien un contrato de cesión de uso de una vivienda o habitación. </text:p>
            <text:p/>
            <text:p>Programa c):</text:p>
            <text:p>- Línea específica: Las personas físicas mayores de edad que a la fecha de la solicitud de ayudas hayan formalizado como arrendatarias o cesionarias; un contrato de arrendamiento de una habitación; o bien un contrato de cesión de uso de una vivienda o habitación. Será requisito que alguna de las personas integrantes de la unidad de convivencia reúna la condición de víctima de violencia de género, víctima de trata con fines de explotación sexual, víctima de violencia sexual, persona objeto de desahucio de su vivienda habitual, persona sin hogar, o persona especialmente vulnerable.</text:p>
            <text:p>- Línea general: Los municipios que tengan una población residente superior a 25.000 habitantes a la</text:p>
            <text:p>fecha de entrada en vigor de la correspondiente convocatoria, las provincias y las mancomunidades de municipios, así como las entidades del Tercer Sector Social en Extremadura</text:p>
            <text:p/>
            <text:p>Programa d):</text:p>
            <text:p>- Pago de renta: Las personas físicas mayores de edad y menores de 35 años que a la fecha de la solicitud de ayudas hayan formalizado como arrendatarias o cesionarias; un contrato de arrendamiento de una habitación; o bien un contrato de cesión de uso de una vivienda o habitación</text:p>
            <text:p>- Adquisición de vivienda: Aquellas personas que a la fecha que señale la convocatoria, nunca anterior al 01/0172022, hayan suscrito, o estén en condiciones de suscribir, un documento público o privado de adquisición de una vivienda construida, en construcción o a edificar, que reúna los siguientes requisitos:</text:p>
            <text:p>  - Hallarse localizada en un municipio o núcleo de población de pequeño tamaño</text:p>
            <text:p>  - Que su precio de adquisición, excluidos los gastos y tributos inherentes a la adquisición, sea igual o inferior a 120.000 €</text:p>
            <text:p>  - Que, tratándose de viviendas a edificar, el inicio de la obra se produzca en el plazo de seis meses desde la fecha de notificación de la resolución de concesión de la ayuda, la cual se condicionará a la efectiva concurrencia de dicha circunstancia</text:p>
            <text:p/>
            <text:p>Programa e):</text:p>
            <text:p>- Las propietarias o usufructuarias de viviendas</text:p>
            <text:p>- Las Administraciones Públicas y los organismos y demás entidades de derecho público</text:p>
            <text:p>- Las comunidades de propietarios y sus agrupaciones</text:p>
            <text:p>- Las sociedades cooperativas</text:p>
            <text:p>- Las personas propietarias que, de forma agrupada, ostenten la propiedad de edificios</text:p>
            <text:p>- Las empresas constructoras, arrendatarias o concesionarias de los edificios</text:p>
          </table:table-cell>
          <table:table-cell office:value-type="string" calcext:value-type="string">
            <text:p>El plazo de solicitud es desde el 08/01/2025 hasta el 01/07/2025.</text:p>
          </table:table-cell>
          <table:table-cell office:value-type="string" calcext:value-type="string">
            <text:p>Programa a):</text:p>
            <text:p>- El límite máximo de la renta arrendaticia o precio de cesión de la vivienda será 900 € mensuales.</text:p>
            <text:p>- La ayuda será de 250 € mensuales, por un plazo de 2 años. (6.000 €)</text:p>
            <text:p/>
            <text:p>Programa b):</text:p>
            <text:p>- La cuantía de la ayuda será el 50% de la renta o precio mensual que deba satisfacerse por el arrendamiento o cesión en uso de la vivienda o habitación.</text:p>
            <text:p>- El plazo máximo de duración de la ayuda es de 5 años.</text:p>
            <text:p/>
            <text:p>Programa c):</text:p>
            <text:p>- Línea específica: La cuantía de la ayuda será el 100% de la renta o precio mensual que deba satisfacerse por el arrendamiento o cesión en uso, dentro del periodo subvencionable señalado en la convocatoria, con un límite mensual máximo de 350 € en caso arrendamiento o cesión en uso de una vivienda y de 150 € en caso de arrendamiento o cesión en uso de una habitación. El plazo máximo de duración de la ayuda es de 5 años.</text:p>
            <text:p>- Línea general: La cuantía individualizada de la subvención se corresponderá con el importe solicitado por la entidad interesada, con un límite máximo de 50.000 euros, sin perjuicio de que pueda presentar nueva solicitud, siempre que hubiere justificado el 100% de la subvención anteriormente percibida y el plazo de presentación de solicitudes no hubiere finalizado.</text:p>
            <text:p/>
            <text:p>Programa d):</text:p>
            <text:p>- Pago de renta:  La cuantía de la ayuda será el 60% de la renta o precio mensual que deba satisfacerse por el arrendamiento o cesión en uso, dentro del periodo subvencionable señalado en la convocatoria, con un límite mensual máximo de 350 € en caso arrendamiento o cesión en uso de una vivienda y de 150 € en caso de arrendamiento o cesión en uso de una habitación. El plazo máximo de duración de la ayuda es de 5 años. </text:p>
            <text:p>- Adquisición de vivienda: La cuantía de la ayuda será de hasta 10.800 € por vivienda, con el límite del 20% del precio de adquisición de la vivienda, excluidos los gastos y tributos inherentes a la adquisición.</text:p>
            <text:p/>
            <text:p>Programa e):</text:p>
            <text:p>- 12.500 € por vivienda, cuando se trate de actuaciones en viviendas unifamiliares.</text:p>
            <text:p>- 9.000 € por vivienda y 90 € por metro cuadrado de superficie construida de local comercial u otros usos compatibles, cuando se refiera a actuaciones en edificios de tipología residencial colectiva. </text:p>
            <text:p>- 6.000 € por vivienda, cuando se trate de actuaciones en una vivienda ubicada en un edificio de tipología residencial colectiva.</text:p>
          </table:table-cell>
          <table:table-cell office:value-type="string" calcext:value-type="string">
            <text:p>Programas a) y b): </text:p>
            <text:p>- Los costes del alquiler.</text:p>
            <text:p/>
            <text:p>Programa c) - Línea general: </text:p>
            <text:p>a) Cuantías asumidas en concepto de precio de alquiler o de cesión de uso de la vivienda,</text:p>
            <text:p>alojamiento o dotación residencial de titularidad privada.</text:p>
            <text:p>b) Cuantías dejadas de percibir en concepto de precio de alquiler o de cesión de uso de la</text:p>
            <text:p>vivienda, alojamiento o dotación residencial de uso público.</text:p>
            <text:p>c) Cuantías asumidas en concepto de gastos y suministros básicos.</text:p>
            <text:p/>
            <text:p>Programa e):</text:p>
            <text:p>- La instalación de ascensores, salvaescaleras, rampas, automatismos para la apertura de puertas incorporando mecanismos motorizados u otros dispositivos de accesibilidad, así como cualquier medida de accesibilidad que facilite la autonomía y la vida independiente de personas con movilidad reducida, tanto en edificios como en viviendas unifamiliares, incluyendo los dispositivos adaptados a las necesidades de personas con discapacidad sensorial o intelectual, así como su adaptación, una vez instalados, a la normativa sectorial correspondiente. </text:p>
            <text:p>- La instalación o dotación de productos de apoyo tales como grúas o artefactos análogos, así como sistemas tecnológicos de guiado que permitan la localización, que permitan el acceso y uso por parte de las personas con discapacidad a elementos comunes del edificio en su caso, tales como jardines, zonas deportivas, piscinas y otros similares.</text:p>
            <text:p>- La instalación de elementos de información, de comunicación o de aviso tales como señales luminosas y visuales, vibrotáctiles, o sonoras que permitan la orientación en el uso de escaleras, ascensores y del interior de las viviendas. </text:p>
            <text:p>- La instalación de productos de apoyo a la audición para la accesibilidad en el entorno, como los bucles magnéticos.</text:p>
            <text:p>- La instalación de elementos o dispositivos electrónicos de comunicación entre las viviendas y el exterior, tales como videoporteros que proporcionan información visual y auditiva, y análogos.</text:p>
            <text:p>- La instalación de dispositivos de alarma en el ascensor que garanticen un sistema de comunicación visual, auditiva y bidireccional con el exterior para los casos de emergencia o atrapamiento. </text:p>
            <text:p>- La instalación domótica y de otros avances tecnológicos para favorecer la autonomía personal de personas mayores o con discapacidad.</text:p>
            <text:p>- Cualquier intervención que facilite la accesibilidad universal en los espacios del interior de las viviendas (unifamiliares, agrupadas en fila o en edificios de tipología residencial colectiva) o en los propios edificios de tipología residencial colectiva objeto de este programa, así como en las vías de evacuación de los mismos.</text:p>
            <text:p>- Cualquier intervención que mejore el cumplimiento de los parámetros establecidos en el Documento Básico del Código Técnico de la Edificación DB-SUA, Seguridad de utilización y accesibilidad</text:p>
          </table:table-cell>
          <table:table-cell/>
          <table:table-cell office:value-type="string" calcext:value-type="string">
            <text:p>a) Programa Bono Alquiler Joven.</text:p>
            <text:p/>
            <text:p>b) Programa de ayuda al alquiler de vivienda.</text:p>
            <text:p/>
            <text:p>c) Programa de ayuda a las víctimas de violencia de género, personas objeto de desahucio de su vivienda habitual, personas sin hogar y otras personas especialmente vulnerables, que comprenderá dos opciones de ayuda, que no podrán compatibilizarse entre sí:</text:p>
            <text:p>- Línea específica.</text:p>
            <text:p>- Línea general.</text:p>
            <text:p/>
            <text:p>d) Programa de ayuda a las personas jóvenes y para contribuir al reto demográfico, que comprende dos opciones de ayuda, que no podrán simultanearse entre sí:</text:p>
            <text:p>- Ayuda para el pago de la renta del alquiler o precio de cesión en uso de la vivienda habitual y permanente.</text:p>
            <text:p>- Ayuda para la adquisición de vivienda habitual y permanente localizada en un municipio o núcleo de población de pequeño tamaño.</text:p>
            <text:p/>
            <text:p>e) Programa de mejora de la accesibilidad en y a las viviendas.</text:p>
          </table:table-cell>
          <table:table-cell/>
          <table:table-cell office:value-type="string" calcext:value-type="string">
            <text:p>Programa c) - Línea general: La entidad beneficiaria llevará a cabo la actuación subvencionada con arreglo a los siguientes límites:</text:p>
            <text:p>- El 100% del precio de arrendamiento o de cesión de uso de la vivienda, alojamiento o dotación residencial, hasta un máximo de 600 euros al mes.</text:p>
            <text:p>- El 100% de los gastos y suministros básicos, con un máximo de 200 euros al mes.</text:p>
            <text:p>- La entidad beneficiaria podrá procurar la solución habitacional inmediata durante un plazo máximo de 1 año.</text:p>
          </table:table-cell>
          <table:table-cell table:number-columns-repeated="7"/>
        </table:table-row>
        <table:table-row table:style-name="ro1">
          <table:table-cell office:value-type="string" calcext:value-type="string">
            <text:p>ayudas-a-las-lineas-del-plan-de-seguros-agrarios-agroseguro-ano-2024-2024</text:p>
          </table:table-cell>
          <table:table-cell office:value-type="string" calcext:value-type="string">
            <text:p>Ayudas a las líneas del Plan de seguros agrarios (Agroseguro), año 2024.</text:p>
          </table:table-cell>
          <table:table-cell office:value-type="string" calcext:value-type="string">
            <text:p>Apertura el 26/10/2024 y cierre el 30/11/2025</text:p>
          </table:table-cell>
          <table:table-cell office:value-type="string" calcext:value-type="string">
            <text:p>CATALUÑA</text:p>
          </table:table-cell>
          <table:table-cell office:value-type="string" calcext:value-type="string">
            <text:p>9040000.0</text:p>
          </table:table-cell>
          <table:table-cell office:value-type="string" calcext:value-type="string">
            <text:p>El objetivo de las ayudas del Plan de seguros agrarios 2024 es impulsar y fomentar el uso de seguros agrarios para salvaguardar las producciones agrícolas y ganaderas. Estas ayudas consisten en una subvención directa sobre el coste de contratación del seguro agrario, con el fin de hacer extensivo su uso a todo el sector de la producción agraria.</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CCIÓ CLIMÀTICA, ALIMENTACIÓ I AGENDA RURAL</text:p>
          </table:table-cell>
          <table:table-cell office:value-type="string" calcext:value-type="string">
            <text:p>La información proporcionada no especifica de manera concreta quiénes pueden ser beneficiarios de las ayudas. Sin embargo, generalmente, los beneficiarios de este tipo de ayudas suelen ser agricultores, ganaderos y otras entidades relacionadas con la producción agroalimentaria que contratan seguros agrarios. Para detalles específicos, se recomienda consultar las bases reguladoras aprobadas en la Orden ACC/88/2024, de 24 de abril.</text:p>
          </table:table-cell>
          <table:table-cell office:value-type="string" calcext:value-type="string">
            <text:p>El plazo de solicitud es desde el 26/10/2024 hasta el 30/11/2025.</text:p>
          </table:table-cell>
          <table:table-cell office:value-type="string" calcext:value-type="string">
            <text:p>El importe máximo destinado a la línea de ayuda de los seguros incluidos en el Plan de seguros agrarios combinados es de 9.040.000 euros, correspondiente a la partida presupuestaria AG02 D/470000700/6120 de los presupuestos del DARPA para el año 2025.</text:p>
          </table:table-cell>
          <table:table-cell/>
          <table:table-cell office:value-type="string" calcext:value-type="string">
            <text:p>El plazo máximo para emitir la resolución de concesión y notificarla es de seis meses, contados a partir de la fecha de recepción en el DARPA de la solicitud de ayuda. Si no se emite una resolución expresa y notificación en ese plazo, la solicitud se entenderá desestimada por silencio administrativo.</text:p>
          </table:table-cell>
          <table:table-cell table:number-columns-repeated="10"/>
        </table:table-row>
        <table:table-row table:style-name="ro10">
          <table:table-cell office:value-type="string" calcext:value-type="string">
            <text:p>subvencion-por-contratacion-lehen-aukera-2025</text:p>
          </table:table-cell>
          <table:table-cell office:value-type="string" calcext:value-type="string">
            <text:p>Ayudas destinadas a la contratación de personas jóvenes desempleadas en empresas vascas - Lehen Aukera 2025.</text:p>
          </table:table-cell>
          <table:table-cell office:value-type="string" calcext:value-type="string">
            <text:p>Apertura el 28/12/2024 y cierre el 31/10/2025</text:p>
          </table:table-cell>
          <table:table-cell office:value-type="string" calcext:value-type="string">
            <text:p>País Vasco</text:p>
          </table:table-cell>
          <table:table-cell office:value-type="string" calcext:value-type="string">
            <text:p>8333333.0</text:p>
          </table:table-cell>
          <table:table-cell office:value-type="string" calcext:value-type="string">
            <text:p>Establecer las bases y regular las ayudas a conceder por la contratación de personas jóvenes, en situación de desempleo y sin previa o con escasa experiencia laboral, en empleos relacionados con su titulación, por las empresas vascas, u otras entidades, como medida para favorecer la mejora de su empleabilidad, a través de la adquisición de experiencia profesional, de la igualdad entre hombres y mujeres y de consolidar su inserción laboral.</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as empresas privadas, cualquiera que sea su forma jurídica, los/as empresarios/as individuales, las comunidades de bienes y sociedades civiles, así como las Asociaciones y Fundaciones.</text:p>
            <text:p/>
            <text:p>Deberán tener domicilio social y fiscal en la CAPV o centro de trabajo radicado en la CAPV.</text:p>
          </table:table-cell>
          <table:table-cell office:value-type="string" calcext:value-type="string">
            <text:p>El plazo de solicitud es desde el 28/12/2024 hasta el 31/10/2025.</text:p>
          </table:table-cell>
          <table:table-cell office:value-type="string" calcext:value-type="string">
            <text:p>El importe subvencionado por cada contrato se determinará en función de la titulación académica.</text:p>
          </table:table-cell>
          <table:table-cell office:value-type="string" calcext:value-type="string">
            <text:p>Se financian parcialmente los costes de las contrataciones.</text:p>
            <text:p/>
            <text:p>Los contratos podrán ser a jornada completa o a jornada parcial; en este último caso, nunca inferior al 70% de la jornada laboral establecida.</text:p>
          </table:table-cell>
          <table:table-cell table:number-columns-repeated="3"/>
          <table:table-cell office:value-type="string" calcext:value-type="string">
            <text:p>Las subvenciones se abonarán en dos pagos:</text:p>
            <text:p>- Un primer pago del 49%, en el momento de la concesión de la subvención.</text:p>
            <text:p>- Un segundo pago del 51% restante o la cantidad que resulte una vez justificadas las actuaciones objeto de subvención.</text:p>
          </table:table-cell>
          <table:table-cell table:number-columns-repeated="7"/>
        </table:table-row>
        <table:table-row table:style-name="ro20">
          <table:table-cell office:value-type="string" calcext:value-type="string">
            <text:p>subvenciones-para-la-financiacion-de-acciones-formativas-con-compromiso-de-contratacion-de-empresas-en-unidades-formativas-ano-2025</text:p>
          </table:table-cell>
          <table:table-cell office:value-type="string" calcext:value-type="string">
            <text:p>Subvenciones para la financiación de acciones formativas con compromiso de contratación en unidades formativas de empresas, año 2025.</text:p>
          </table:table-cell>
          <table:table-cell office:value-type="string" calcext:value-type="string">
            <text:p>Abierta hasta agotar fondos</text:p>
          </table:table-cell>
          <table:table-cell office:value-type="string" calcext:value-type="string">
            <text:p>GALICIA</text:p>
          </table:table-cell>
          <table:table-cell office:value-type="string" calcext:value-type="string">
            <text:p>8000000.0</text:p>
          </table:table-cell>
          <table:table-cell office:value-type="string" calcext:value-type="string">
            <text:p>El objetivo de esta ayuda es financiar programas de formación con compromiso de contratación destinados a la cualificación profesional de las personas trabajadoras desempleadas. Estas ayudas están dirigidas a la adquisición y mejora de las competencias profesionales necesarias para el desempeño de los puestos de trabajo objeto de la contrat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1. Empresas que cumplan con los requisitos establecidos en la convocatoria y que se comprometan a contratar a las personas trabajadoras aprobadas y/o formadas.</text:p>
            <text:p/>
            <text:p>2. Asociaciones de empresas que tengan la cualificación de entidades sin ánimo de lucro.</text:p>
            <text:p/>
            <text:p>3. Agrupaciones temporales de empresas que presenten una solicitud conjunta, siempre que cumplan con los requisitos de la convocatoria.</text:p>
            <text:p/>
            <text:p>4. Entidades de formación que sean titulares de centros o entidades de formación inscritos para impartir formación profesional para el empleo en la Comunidad Autónoma de Galicia.</text:p>
          </table:table-cell>
          <table:table-cell office:value-type="string" calcext:value-type="string">
            <text:p>El plazo de solicitud es desde el 31/01/2025 hasta el 30/09/2025.</text:p>
          </table:table-cell>
          <table:table-cell office:value-type="string" calcext:value-type="string">
            <text:p>Los módulos económicos de las ayudas pueden ser consultados en el Anexo III.</text:p>
            <text:p/>
            <text:p>Por los costes adicionales de adaptación de la acción formativa a la participación de los estudiantes discapacidad, se establece un coste unitario de 16 € por hora lectiva..</text:p>
          </table:table-cell>
          <table:table-cell/>
          <table:table-cell office:value-type="string" calcext:value-type="string">
            <text:p>El plazo de ejecución de las acciones formativas de la tercera convocatoria no podrá comenzar hasta transcurridos un mínimo de cinco días hábiles desde la aceptación por la beneficiaria de la resolución de concesión. La fecha límite para el remate de las acciones formativas será el 28 de noviembre de 2025.</text:p>
          </table:table-cell>
          <table:table-cell table:number-columns-repeated="2"/>
          <table:table-cell office:value-type="string" calcext:value-type="string">
            <text:p>Cada acción formativa incluirá un compromiso de contratación, reglada y formalizada de un mínimo del 60% del estudiantes aprobados y/o capacitados, en contratos con una duración mínima de 6 meses, o una mínimo del 40% si el contrato es por un período igual o mayor a 12 meses, redondeado, en ambos casos, al entero superior si el primer decimal es igual o mayor que 5.</text:p>
            <text:p/>
            <text:p>No podrán combinarse ambos tipos de contratos en una misma acción formativa.</text:p>
          </table:table-cell>
          <table:table-cell table:number-columns-repeated="7"/>
        </table:table-row>
        <table:table-row table:style-name="ro5">
          <table:table-cell office:value-type="string" calcext:value-type="string">
            <text:p>ayudas-para-para-actuaciones-silvicolas-con-objetivos-ambientales-y-no-productivos-en-frondosas-y-en-la-rehabilitacion-de-sotos-de-castanos</text:p>
          </table:table-cell>
          <table:table-cell office:value-type="string" calcext:value-type="string">
            <text:p>Ayudas para para actuaciones silvícolas con objetivos ambientales y no productivos en frondosas y en la rehabilitación de sotos de castaños.</text:p>
          </table:table-cell>
          <table:table-cell office:value-type="string" calcext:value-type="string">
            <text:p>Apertura el 05/02/2025 y cierre el 18/03/2025</text:p>
          </table:table-cell>
          <table:table-cell office:value-type="string" calcext:value-type="string">
            <text:p>GALICIA</text:p>
          </table:table-cell>
          <table:table-cell office:value-type="string" calcext:value-type="string">
            <text:p>8000000.0</text:p>
          </table:table-cell>
          <table:table-cell office:value-type="string" calcext:value-type="string">
            <text:p>El objetivo de esta ayuda es establecer bases para la silvicultura productiva de coníferas y para actuaciones silvícolas con objetivos ambientales y no productivos en frondosas, así como en la rehabilitación de sotos de castaños. Se busca fomentar la gestión forestal sostenible, mejorar la biodiversidad, y contribuir a la adaptación y mitigación de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 ayuda pueden ser:</text:p>
            <text:p/>
            <text:p>1. Comunidades de monte vecinal en mano común (MVMC) inscritas en el registro correspondiente.</text:p>
            <text:p>2. Montes de varas, abertales, de voces, de vocerío y fabeo registrados.</text:p>
            <text:p>3. Sociedades de Fomento Forestal (SOFOR) registradas.</text:p>
            <text:p>4. Agrupaciones forestales de gestión conjunta registradas (excepto SOFOR).</text:p>
            <text:p>5. Propietarios particulares, asociaciones sin ánimo de lucro, sociedades civiles y jurídicas que sean titulares de los terrenos objeto de ayuda.</text:p>
            <text:p/>
            <text:p>Sin embargo, no podrán ser beneficiarios las solicitudes individuales que correspondan a superficies incluidas dentro del perímetro de montes de varas o que hayan perdido su condición de propiedad germánica. Además, las empresas en crisis o con órdenes de recuperación pendientes tampoco son elegibles.</text:p>
          </table:table-cell>
          <table:table-cell table:number-columns-repeated="2"/>
          <table:table-cell office:value-type="string" calcext:value-type="string">
            <text:p>Los gastos o actuaciones subvencionables de esta ayuda incluyen:</text:p>
            <text:p/>
            <text:p>1. **Inversiones forestales productivas**: Actuaciones de silvicultura productiva de coníferas, que deben cumplir con condiciones específicas de silvicultura.</text:p>
            <text:p/>
            <text:p>2. **Inversiones forestales no productivas**: Actuaciones silvícolas con objetivos ambientales, como la silvicultura de frondosas y la rehabilitación de sotos de castaños.</text:p>
            <text:p/>
            <text:p>Es importante destacar que el IVA no es subvencionable. Además, los terrenos objeto de ayuda deben estar adheridos a modelos silvícolas específicos orientados a obtener madera. </text:p>
            <text:p/>
            <text:p>Si necesitas más detalles sobre condiciones específicas o tipos de gastos, no dudes en preguntar.</text:p>
          </table:table-cell>
          <table:table-cell office:value-type="string" calcext:value-type="string">
            <text:p>El plazo máximo para ejecutar y justificar las ayudas concedidas finaliza el 30 de junio de 2026. La justificación de los trabajos subvencionados puede realizarse en todo el período de ejecución indicado.</text:p>
          </table:table-cell>
          <table:table-cell office:value-type="string" calcext:value-type="string">
            <text:p>Las diferentes líneas de actuación mencionadas son:</text:p>
            <text:p/>
            <text:p>1. **Línea I**: Silvicultura productiva de coníferas.</text:p>
            <text:p>2. **Línea II**: Silvicultura no productiva de frondosas.</text:p>
            <text:p>3. **Línea III**: Silvicultura con objetivos ambientales y otros fines no productivos, que incluye:</text:p>
            <text:p>   - Línea III-A: Silvicultura básica para rehabilitación de sotos de castaños.</text:p>
            <text:p>   - Línea III-B: Silvicultura básica para rehabilitación de sotos de castaños y podas de renovación de copas. </text:p>
            <text:p/>
            <text:p>Estas líneas están diseñadas para fomentar la gestión forestal sostenible y la conservación de los recursos naturales.</text:p>
          </table:table-cell>
          <table:table-cell table:number-columns-repeated="9"/>
        </table:table-row>
        <table:table-row table:style-name="ro13">
          <table:table-cell office:value-type="string" calcext:value-type="string">
            <text:p>subvenciones-dirigidas-a-empresas-privadas-para-la-contratacion-de-personas-participantes-en-los-proyectos-del-programa-de-formacion-y-empleo-escala-que-hayan-obtenido-evaluacion-positiva</text:p>
          </table:table-cell>
          <table:table-cell office:value-type="string" calcext:value-type="string">
            <text:p>Subvenciones dirigidas a empresas privadas para la contratación de personas participantes en los proyectos del Programa de formación y empleo ESCALA que hayan obtenido evaluación positiva.</text:p>
          </table:table-cell>
          <table:table-cell office:value-type="string" calcext:value-type="string">
            <text:p>Apertura el 04/10/2024 y cierre el 03/07/2025</text:p>
          </table:table-cell>
          <table:table-cell office:value-type="string" calcext:value-type="string">
            <text:p>EXTREMADURA</text:p>
          </table:table-cell>
          <table:table-cell office:value-type="string" calcext:value-type="string">
            <text:p>7500000.0</text:p>
          </table:table-cell>
          <table:table-cell office:value-type="string" calcext:value-type="string">
            <text:p>Los proyectos del Programa de formación y empleo ESCALA tienen carácter temporal en los que el aprendizaje y la cualificación se alternan con un trabajo productivo en actividades de utilidad pública o social junto con el acompañamiento y tutorización profesional, que permita la inserción, a través de la profesionalización y adquisición de experiencia, de las personas participant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as empresas privadas, personas autónomas o profesionales colegiados, bien sean personas físicas o jurídicas, comunidades de bienes o sociedades civiles, entidades sin ánimo de lucro o uniones temporales de empresas.</text:p>
            <text:p/>
            <text:p>El centro de trabajo debe estar ubicado en Extremadura.</text:p>
          </table:table-cell>
          <table:table-cell office:value-type="string" calcext:value-type="string">
            <text:p>El plazo de solicitud es desde el 04/10/2024 hasta el 03/07/2025.</text:p>
          </table:table-cell>
          <table:table-cell office:value-type="string" calcext:value-type="string">
            <text:p>La cuantía de la ayuda por cada contratación será igual al resultado de multiplicar por 6 el importe mensual del salario mínimo interprofesional o de la retribución establecida en el convenio colectivo de aplicación (incluyendo la parte proporcional de una paga extraordinaria) y de las cotizaciones a la Seguridad Social a cargo del empleador vigentes en el momento de la contratación. </text:p>
            <text:p/>
            <text:p>El número de participantes en cada especialidad formativa será de 12.</text:p>
            <text:p/>
            <text:p>Los proyectos deberán contar con el compromiso de contratación por empresas del 50% de las personas participantes.</text:p>
          </table:table-cell>
          <table:table-cell office:value-type="string" calcext:value-type="string">
            <text:p>La contratación por la que se solicita subvención se habrá llevado a cabo en el plazo de tres meses desde la finalización del proyecto del Programa de formación y empleo ESCALA o del proyecto del Programa de Escuelas Profesionales Duales de Empleo de Extremadura financiado al amparo de la convocatoria de subvenciones a entidades promotoras aprobada por la Resolución de 17 de marzo de 2023, o en su caso en la ampliación de dicho plazo, en ocupaciones relacionadas con la familia profesional a la que pertenezca la correspondiente especialidad formativa, a una persona participante que haya superado con evaluación positiva la totalidad del itinerario formativo, o antes de la finalización del proyecto, pero cuando ya haya transcurrido como mínimo el 80% de su duración y se haya impartido y evaluado la totalidad del itinerario formativo de la especialidad, debiendo informarse de las contrataciones, en su caso, a la representación legal de los trabajadores en la empresa.</text:p>
          </table:table-cell>
          <table:table-cell table:number-columns-repeated="3"/>
          <table:table-cell office:value-type="string" calcext:value-type="string">
            <text:p>Podrán participar como alumnado-trabajador en estas acciones las personas desempleadas mayores de 18 años e inscritas en el correspondiente Servicio Público de Empleo.</text:p>
            <text:p/>
            <text:p>La jornada de trabajo debe ser a tiempo completo y la duración del contrato debe ser como mínimo de 6 meses. </text:p>
            <text:p/>
            <text:p>Los proyectos constarán de una primera etapa de carácter formativo de iniciación y otra etapa de formación en alternancia con el trabajo. La duración de la primera etapa será de tres meses, mientras que la segunda etapa tendrá una duración de nueve meses. Una vez transcurrido el tiempo de duración previsto en la correspondiente resolución aprobatoria se entenderá finalizado el proyecto.</text:p>
          </table:table-cell>
          <table:table-cell table:number-columns-repeated="7"/>
        </table:table-row>
        <table:table-row table:style-name="ro7">
          <table:table-cell office:value-type="string" calcext:value-type="string">
            <text:p>ayudas-para-proyectos-de-ahorro-y-eficiencia-energetica-en-las-empresas-gallegas-para-las-anualidades-202425</text:p>
          </table:table-cell>
          <table:table-cell office:value-type="string" calcext:value-type="string">
            <text:p>Ayudas para proyectos de ahorro y eficiencia energética en las empresas gallegas para las anualidades 2024/25.</text:p>
          </table:table-cell>
          <table:table-cell office:value-type="string" calcext:value-type="string">
            <text:p>Apertura el 17/01/2025 y cierre el 15/09/2025</text:p>
          </table:table-cell>
          <table:table-cell office:value-type="string" calcext:value-type="string">
            <text:p>GALICIA</text:p>
          </table:table-cell>
          <table:table-cell office:value-type="string" calcext:value-type="string">
            <text:p>7500000.0</text:p>
          </table:table-cell>
          <table:table-cell office:value-type="string" calcext:value-type="string">
            <text:p>El objetivo de esta ayuda es promover la eficiencia energética y el ahorro de energía en las empresas gallegas, contribuyendo a la transición hacia una economía más verde y sostenible. Esto se enmarca dentro del Programa Galicia Feder 2021-2027, que busca facilitar una transición energética limpia y equitativa, así como la mitigación y adaptación a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ENERGÉTICO DE GALICIA (INEGA)</text:p>
          </table:table-cell>
          <table:table-cell office:value-type="string" calcext:value-type="string">
            <text:p>Pueden ser beneficiarios de las ayudas las empresas legalmente constituidas y los autónomos que tengan domicilio social o algún centro de trabajo en Galicia. Se considera empresa cualquier entidad, independientemente de su forma jurídica, que ejerza una actividad económica.</text:p>
          </table:table-cell>
          <table:table-cell/>
          <table:table-cell office:value-type="string" calcext:value-type="string">
            <text:p>El monto máximo de la ayuda por expediente es de 300.000 euros si se acoge al Reglamento (UE) 2023/2831 de minimis, y de 1.000.000 euros si se acoge al Reglamento (UE) 651/2014 (Reglamento General de Exención por Categorías). Además, la ayuda máxima por entidad beneficiaria en el conjunto de la convocatoria es de 2.000.000 euros.</text:p>
          </table:table-cell>
          <table:table-cell office:value-type="string" calcext:value-type="string">
            <text:p>Los gastos o actuaciones subvencionables de esta ayuda incluyen:</text:p>
            <text:p/>
            <text:p>1. **Costes totales del inversión en ahorro y eficiencia energética**.</text:p>
            <text:p>2. **Elaboración de proyectos técnicos**, dirección facultativa y obra civil relacionados con las actuaciones.</text:p>
            <text:p>3. **Precio de los equipos** necesarios para la mejora de la eficiencia energética.</text:p>
            <text:p/>
            <text:p>Además, para inversiones destinadas a la mejora de la eficiencia energética en edificios, se requiere que la ayuda induzca una mejora de al menos un 20% en comparación con la situación anterior, y se pueden combinar con otras ayudas específicas.</text:p>
            <text:p/>
            <text:p>Sin embargo, no serán subvencionables ciertas actuaciones, como:</text:p>
            <text:p>- Instalaciones que utilicen energías renovables, salvo en mejoras integrales de edificios.</text:p>
            <text:p>- Operaciones de mantenimiento.</text:p>
            <text:p>- Vehículos de transporte, excepto los que se registren en la cuenta de maquinaria.</text:p>
            <text:p>- Instalaciones de equipos de energía alimentados por combustibles fósiles.</text:p>
            <text:p/>
            <text:p>Es importante que todos los gastos sean claramente identificables y respondan a la naturaleza de la actividad subvencionable.</text:p>
          </table:table-cell>
          <table:table-cell office:value-type="string" calcext:value-type="string">
            <text:p>El plazo de ejecución de la instalación y presentación de la documentación justificativa de los inversiones será hasta el 15 de septiembre de 2026.</text:p>
          </table:table-cell>
          <table:table-cell office:value-type="string" calcext:value-type="string">
            <text:p>Las diferentes líneas de actuación mencionadas son:</text:p>
            <text:p/>
            <text:p>1. Mitigación del cambio climático.</text:p>
            <text:p>2. Adaptación al cambio climático.</text:p>
            <text:p>3. Uso sustentable y protección de los recursos hídricos y marinos.</text:p>
            <text:p>4. Transición hacia una economía circular.</text:p>
            <text:p>5. Prevención y control de la contaminación.</text:p>
            <text:p>6. Protección y recuperación de la biodiversidad y los ecosistemas.</text:p>
          </table:table-cell>
          <table:table-cell table:number-columns-repeated="9"/>
        </table:table-row>
        <table:table-row table:style-name="ro20">
          <table:table-cell office:value-type="string" calcext:value-type="string">
            <text:p>ayudas-a-la-proteccion-de-la-avifauna-grupo-adicional-de-compromisos-barbecho-con-leguminosas-y-el-mantenimiento-o-mejora-de-habitats-paisaje-red-natura</text:p>
          </table:table-cell>
          <table:table-cell office:value-type="string" calcext:value-type="string">
            <text:p>Ayudas a la protección de la avifauna (Grupo Adicional de compromisos barbecho con leguminosas) y el mantenimiento o mejora de hábitats, Paisaje Red Natura).</text:p>
          </table:table-cell>
          <table:table-cell office:value-type="string" calcext:value-type="string">
            <text:p>Apertura el 01/02/2025 y cierre el 30/04/2025</text:p>
          </table:table-cell>
          <table:table-cell office:value-type="string" calcext:value-type="string">
            <text:p>REGIÓN DE MURCIA</text:p>
          </table:table-cell>
          <table:table-cell office:value-type="string" calcext:value-type="string">
            <text:p>7258306.8</text:p>
          </table:table-cell>
          <table:table-cell office:value-type="string" calcext:value-type="string">
            <text:p>El objetivo de las ayudas es compensar a los agricultores por la totalidad o una parte de los costes adicionales y las pérdidas de ingresos derivados de la aplicación de los compromisos medioambientales, climáticos y otros compromisos de gestión establecidos en las intervenciones del PEPAC (2023-2027). En particular, se busca promover el desarrollo sostenible, la gestión eficiente de recursos naturales, detener y revertir la pérdida de biodiversidad, y conservar los hábitats y paisajes.</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AGUA, AGRICULTURA, GANADERÍA Y PESCA</text:p>
          </table:table-cell>
          <table:table-cell office:value-type="string" calcext:value-type="string">
            <text:p>Pueden ser beneficiarios de la ayuda todos los titulares de explotaciones agrícolas que hayan solicitado la concesión de la ayuda convocada mediante la Orden del 15 de junio de 2023 de la Consejería de Agua, Agricultura, Ganadería y Pesca, y que no hayan adquirido la condición de beneficiario de dichas ayudas por falta de crédito. Además, deben cumplir con los requisitos establecidos en la Orden de 25 de mayo de 2023, que incluye tener una superficie elegible mínima de 0,1 hectáreas y contar con dirección técnica de la explotación. También deben asumir los compromisos establecidos para cada línea de ayuda durante el periodo correspondiente.</text:p>
          </table:table-cell>
          <table:table-cell table:number-columns-repeated="3"/>
          <table:table-cell office:value-type="string" calcext:value-type="string">
            <text:p>El plazo de ejecución de la ayuda se establece en el Título II de la Orden de 25 de mayo de 2023 de la Consejería de Agua, Agricultura, Ganadería y Pesca, aunque no se especifica un plazo exacto en las páginas proporcionadas. Sin embargo, se menciona que los beneficiarios deberán solicitar el pago de la ayuda cada año entre el 1 de febrero y el 30 de abril, siendo el plazo de modificaciones hasta el 31 de mayo del año de la solicitud de pago.</text:p>
          </table:table-cell>
          <table:table-cell office:value-type="string" calcext:value-type="string">
            <text:p>Las diferentes líneas de actuación mencionadas son:</text:p>
            <text:p/>
            <text:p>1. **6501.5** - Protección de la Avifauna.</text:p>
            <text:p>2. **6501.6** - Mantenimiento o Mejora de Hábitats y de Actividades Agrarias Tradicionales que Preserven la Biodiversidad.</text:p>
            <text:p>3. **6505.1** - Conservación de Recursos Genéticos.</text:p>
            <text:p/>
            <text:p>Estas líneas están en el marco de las intervenciones de desarrollo rural PEPAC 2023-2027 en la Región de Murcia.</text:p>
          </table:table-cell>
          <table:table-cell table:number-columns-repeated="9"/>
        </table:table-row>
        <table:table-row table:style-name="ro23">
          <table:table-cell office:value-type="string" calcext:value-type="string">
            <text:p>subvenciones-a-las-inversiones-en-comercializacion-y-transformacion-de-los-productos-de-la-pesca-y-la-acuicultura-programa-fempa-linea-pa2-2024</text:p>
          </table:table-cell>
          <table:table-cell office:value-type="string" calcext:value-type="string">
            <text:p>Subvenciones a las inversiones en comercialización y transformación de los productos de la pesca y la acuicultura - Programa FEMPA, línea PA2</text:p>
          </table:table-cell>
          <table:table-cell office:value-type="string" calcext:value-type="string">
            <text:p>Apertura el 16/11/2024 y cierre el 30/04/2025</text:p>
          </table:table-cell>
          <table:table-cell office:value-type="string" calcext:value-type="string">
            <text:p>CASTILLA Y LEÓN</text:p>
          </table:table-cell>
          <table:table-cell office:value-type="string" calcext:value-type="string">
            <text:p>7137735.85</text:p>
          </table:table-cell>
          <table:table-cell office:value-type="string" calcext:value-type="string">
            <text:p>El objetivo de estas ayudas es apoyar la transición verde mediante inversiones que reduzcan el impacto ambiental, contribuyan a la descarbonización y a la protección del medio ambiente, promuevan la economía circular, y faciliten la mitigación y adaptación al cambio climático, así como la adaptación a sistemas de producción y comercialización más sostenible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os beneficiarios de la ayuda pueden ser:</text:p>
            <text:p/>
            <text:p>1. Empresas acuícolas existentes que realicen inversiones productivas o que, como consecuencia de las inversiones solicitadas, inicien actividades productivas acuícolas.</text:p>
            <text:p>2. Deben cumplir con ciertos requisitos, como estar al corriente de sus obligaciones tributarias y de la Seguridad Social, y demostrar viabilidad económica.</text:p>
            <text:p/>
            <text:p>No pueden ser beneficiarios:</text:p>
            <text:p>- Quienes estén sujetos a una orden de recuperación de ayudas por decisiones de la Comisión Europea.</text:p>
            <text:p>- Administraciones Públicas o sociedades participadas por ellas, salvo en ciertos casos.</text:p>
            <text:p>- Personas jurídicas afectadas por regulaciones sobre paraísos fiscales.</text:p>
            <text:p>- Empresas en crisis.</text:p>
          </table:table-cell>
          <table:table-cell office:value-type="string" calcext:value-type="string">
            <text:p>El plazo de solicitud es desde el 16/11/2024 hasta el 30/04/2025.</text:p>
          </table:table-cell>
          <table:table-cell/>
          <table:table-cell office:value-type="string" calcext:value-type="string">
            <text:p>Los gastos o actuaciones subvencionables de esta ayuda incluyen:</text:p>
            <text:p/>
            <text:p>1. **Traslado de maquinaria**: Gastos relacionados con la instalación, prueba y puesta en funcionamiento de maquinaria que ya era propiedad del solicitante antes de la solicitud de ayuda.</text:p>
            <text:p/>
            <text:p>2. **Inversiones en maquinaria y equipos**: Se consideran subvencionables las adquisiciones de maquinaria o instalaciones que sean diferentes en tecnología, rendimiento o capacidad en comparación con los anteriores.</text:p>
            <text:p/>
            <text:p>3. **Visado de documentos técnicos**: Gastos relacionados con el visado de documentos técnicos y certificados de organismos de control autorizados.</text:p>
            <text:p/>
            <text:p>4. **Estudios de viabilidad**: Gastos relacionados con estudios de viabilidad previos a la presentación de la solicitud.</text:p>
            <text:p/>
            <text:p>Es importante tener en cuenta que no se subvencionan gastos de mantenimiento, reposición o mera sustitución de equipos, así como otros gastos específicos mencionados en el documento.</text:p>
          </table:table-cell>
          <table:table-cell office:value-type="string" calcext:value-type="string">
            <text:p>El plazo de ejecución de la ayuda se refiere a la fecha límite para la ejecución física de la inversión objeto de la concesión de subvención, así como su puesta en funcionamiento y el pago a los proveedores de la inversión. Sin embargo, el documento no especifica un plazo concreto, ya que este puede variar según la concesión específica. </text:p>
            <text:p/>
            <text:p>Si necesitas información más detallada sobre un caso particular, te recomendaría consultar la resolución de concesión de la ayuda correspondiente.</text:p>
          </table:table-cell>
          <table:table-cell office:value-type="string" calcext:value-type="string">
            <text:p>Las diferentes líneas de actuación mencionadas en el Boletín Oficial de Castilla y León son:</text:p>
            <text:p/>
            <text:p>1. **Línea PA1**: Se centra en inversiones productivas en acuicultura y en la creación de empresas en este sector. Las solicitudes de ayuda en esta línea deben contemplar inversiones que hagan la acuicultura económicamente viable, competitiva y atractiva, así como la mejora y construcción de infraestructuras relacionadas.</text:p>
            <text:p/>
            <text:p>2. **Línea PA2**: Está orientada a inversiones en la comercialización y transformación de productos pesqueros. Esta línea busca fomentar la calidad y el valor añadido de los productos, aumentar la eficiencia energética, reducir el impacto ambiental, y promover la economía circular, entre otros objetivos.</text:p>
            <text:p/>
            <text:p>Estas líneas están diseñadas para apoyar la transición verde y la sostenibilidad en el sector de la acuicultura y la pesca.</text:p>
          </table:table-cell>
          <table:table-cell table:number-columns-repeated="9"/>
        </table:table-row>
        <table:table-row table:style-name="ro13">
          <table:table-cell office:value-type="string" calcext:value-type="string">
            <text:p>ayudas-de-los-talleres-multidisciplinares-de-digitalizacion-innovacion-sostenibilidad-y-logistica-avanzada-para-el-ano-2025</text:p>
          </table:table-cell>
          <table:table-cell office:value-type="string" calcext:value-type="string">
            <text:p>Ayudas de los talleres multidisciplinares de digitalización, innovación, sostenibilidad y logística avanzada para el año 2025.</text:p>
          </table:table-cell>
          <table:table-cell office:value-type="string" calcext:value-type="string">
            <text:p>Apertura el 20/01/2025 y cierre el 21/02/2025</text:p>
          </table:table-cell>
          <table:table-cell office:value-type="string" calcext:value-type="string">
            <text:p>GALICIA</text:p>
          </table:table-cell>
          <table:table-cell office:value-type="string" calcext:value-type="string">
            <text:p>7000000.0</text:p>
          </table:table-cell>
          <table:table-cell office:value-type="string" calcext:value-type="string">
            <text:p>Fomentar la cooperación, la exploración de soluciones tecnológicas y el diseño de vías de colaboración que impulsen proyectos de alto impacto en los siguientes ámbitos: digitalización, innovación, sostenibilidad, economía circular y logística avanzada.</text:p>
          </table:table-cell>
          <table:table-cell office:value-type="string" calcext:value-type="string">
            <text:p>Galicia</text:p>
          </table:table-cell>
          <table:table-cell office:value-type="string" calcext:value-type="string">
            <text:p>75000.0</text:p>
          </table:table-cell>
          <table:table-cell office:value-type="string" calcext:value-type="string">
            <text:p>GALICIA - INSTITUTO GALLEGO DE PROMOCIÓN ECONÓMICA (IGAPE)</text:p>
          </table:table-cell>
          <table:table-cell office:value-type="string" calcext:value-type="string">
            <text:p>a) Entidades con personalidad jurídica propia, sin ánimo de lucro, con domicilio social o centro de trabajo en Galicia, que pertenezcan a una de las siguientes categorías: asociaciones empresariales, fundaciones empresariales o universidad-empresa, clústeres empresariales o “hubs” de innovación digital al amparo de la Estrategia Gallega de HID.</text:p>
            <text:p/>
            <text:p>b) Centros tecnológicos y centros de apoyo a la innovación tecnológica domiciliados en Galicia y que estén inscritos en el registro establecido al efecto por el Ministerio de Ciencia e Innovación.</text:p>
          </table:table-cell>
          <table:table-cell office:value-type="string" calcext:value-type="string">
            <text:p>El plazo de solicitud es desde el 20/01/2025 hasta el 21/02/2025.</text:p>
          </table:table-cell>
          <table:table-cell office:value-type="string" calcext:value-type="string">
            <text:p>La subvención será del 100% de los gastos subvencionables hasta un máximo de 25.000 € por proyecto.</text:p>
            <text:p/>
            <text:p>Además de lo anterior, con el objetivo de fomentar la diversidad de talleres, una misma entidad podrá presentar varias solicitudes pero se establece un límite máximo de subvención por entidad beneficiaria de 75.000 € para el total de solicitudes concedidas.</text:p>
          </table:table-cell>
          <table:table-cell office:value-type="string" calcext:value-type="string">
            <text:p>a) Colaboraciones externas directamente relacionadas con la ejecución del proyecto, exclusivamente para el diseño, organización, promoción, ejecución y seguimiento de las actividades realizadas en el marco de la convocatoria.</text:p>
            <text:p/>
            <text:p>b) En el supuesto de que el importe del IVA suponga un coste real soportado por el beneficiario podrá ser considerado un gasto subvencionable.</text:p>
            <text:p/>
            <text:p>c) Gastos de personal del organismo intermedio.</text:p>
          </table:table-cell>
          <table:table-cell/>
          <table:table-cell office:value-type="string" calcext:value-type="string">
            <text:p>Las temáticas a abordar en cada taller deberán enmarcarse en uno o varios de los siguientes ámbitos:</text:p>
            <text:p>a) Digitalización empresarial y transformación digital: implementación de herramientas colaborativas, optimización de procesos y adopción de nuevas tecnologías.</text:p>
            <text:p>b) Innovación empresarial: desarrollo de proyectos disruptivos o mejoras en productos, servicios o procesos.</text:p>
            <text:p>c) Sostenibilidad en todas sus vertientes, incluyendo la economía circular, la reducción de huellas de carbono e hídricas, la mejora de la biodiversidad o la transición energética.</text:p>
            <text:p>d) Logística avanzada y sostenible: mejora de la función logística empresarial, reducción de costes operativos e implementación de soluciones más eficientes y respetuosas con el medio ambiente.</text:p>
          </table:table-cell>
          <table:table-cell table:number-columns-repeated="9"/>
        </table:table-row>
        <table:table-row table:style-name="ro5">
          <table:table-cell office:value-type="string" calcext:value-type="string">
            <text:p>subvenciones-para-la-realizacion-del-programa-de-fomento-del-empleo-juvenil-con-corporaciones-locales-ano-2025</text:p>
          </table:table-cell>
          <table:table-cell office:value-type="string" calcext:value-type="string">
            <text:p>Subvenciones para la realización del programa de fomento del empleo juvenil con corporaciones locales, año 2025.</text:p>
          </table:table-cell>
          <table:table-cell office:value-type="string" calcext:value-type="string">
            <text:p>Apertura el 10/02/2025 y cierre el 28/02/2025</text:p>
          </table:table-cell>
          <table:table-cell office:value-type="string" calcext:value-type="string">
            <text:p>COMUNIDAD DE MADRID</text:p>
          </table:table-cell>
          <table:table-cell office:value-type="string" calcext:value-type="string">
            <text:p>7000000.0</text:p>
          </table:table-cell>
          <table:table-cell office:value-type="string" calcext:value-type="string">
            <text:p>Las subvenciones se destinarán a financiar los gastos salariales y de cotización a la Seguridad Social y los costes de formación derivados de la contratación de las personas desempleadas destinatarias del programa y, en su caso, los gastos salariales y de cotización a la Seguridad Social del personal técnic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ECONOMÍA, HACIENDA Y EMPLEO</text:p>
          </table:table-cell>
          <table:table-cell office:value-type="string" calcext:value-type="string">
            <text:p>Las entidades locales de la Comunidad de Madrid, así como sus organismos autónomos y entidades con competencias en materia de políticas activas de empleo, desarrollo local y de promoción de la ocupación, dependientes o asimiladas a aquéllas, cuya titularidad corresponda íntegramente a dichas entidades locales.</text:p>
            <text:p/>
            <text:p>La contratación deberá formalizarse para un centro de trabajo con domicilio en el municipio o municipios que conformen la entidad local.</text:p>
          </table:table-cell>
          <table:table-cell office:value-type="string" calcext:value-type="string">
            <text:p>El plazo de solicitud es desde el 10/02/2025 hasta el 28/02/2025.</text:p>
          </table:table-cell>
          <table:table-cell office:value-type="string" calcext:value-type="string">
            <text:p>a) En los programas públicos de empleo-formación para la Activación Profesional, para los gastos salariales y de cotización a la Seguridad Social derivados del contrato de trabajo suscrito por la entidad beneficiaria con las personas destinatarias, con independencia del salario que corresponda al trabajador según la normativa laboral que le resulte de aplicación:</text:p>
            <text:p>- 2.770,83 €/mes/alumno-trabajador para las ocupaciones de las categorías profesionales de los Grupos de Cotización a la Seguridad Social 1 a 2.</text:p>
            <text:p>- 2.216,67 €/mes/alumno-trabajador, para las ocupaciones de las categorías profesionales del Grupo de Cotización a la Seguridad Social 3 a 9, incluidos los trabajadores menores de 18 años del grupo de cotización 11.</text:p>
            <text:p/>
            <text:p>b) En los programas públicos de empleo-formación para la Cualificación Profesional, para los gastos salariales y de cotización a la Seguridad Social derivados del contrato de trabajo suscrito por la entidad beneficiaria con las personas destinatarias, con independencia del salario que corresponda al trabajador según la normativa laboral que le resulte de aplicación: 1.662,5 €/mes/alumno-trabajador.</text:p>
            <text:p/>
            <text:p>c) Para los gastos de impartición de la formación a las personas destinatarias: 8 €/mes/alumno trabajador.</text:p>
            <text:p/>
            <text:p>d) En el programa público de empleo-formación para la Cualificación Profesional, para los gastos salariales y de cotización a la Seguridad Social derivados de la contratación o adscripción de los tutores de aprendizaje y los técnicos de orientación: 3.325 €/mes/tutor de prácticas o técnico de orientación</text:p>
          </table:table-cell>
          <table:table-cell office:value-type="string" calcext:value-type="string">
            <text:p>a) Los costes salariales y de cotización a la Seguridad Social derivados del contrato de trabajo suscrito por la entidad beneficiaria con las personas destinatarias, a jornada completa.</text:p>
            <text:p/>
            <text:p>b) Los costes de la impartición de la formación a las personas destinatarias.</text:p>
            <text:p/>
            <text:p>c) Además, en el Programa público de empleo-formación para la Cualificación Profesional, los costes salariales y de cotización a la Seguridad Social derivados del contrato de trabajo suscrito con los tutores de aprendizaje y con los técnicos de orientación o derivados de la adscripción de personal de la plantilla de la entidad beneficiaria para cubrir temporalmente estas ocupaciones, a jornada completa y según la ratio máxima de un tutor de aprendizaje por cada certificado de profesionalidad y 25 participantes y un técnico de orientación por cada 25 participantes.</text:p>
          </table:table-cell>
          <table:table-cell/>
          <table:table-cell office:value-type="string" calcext:value-type="string">
            <text:p>a) Programa público de empleo-formación para la Activación Profesional</text:p>
            <text:p>b) Programa público de empleo-formación para la Cualificación Profesional</text:p>
          </table:table-cell>
          <table:table-cell/>
          <table:table-cell office:value-type="string" calcext:value-type="string">
            <text:p>Podrán ser destinatarias las personas jóvenes menores de 30 años demandantes de empleo, en situación</text:p>
            <text:p>laboral de no ocupadas, que estén inscritas como demandantes de empleo en el Servicio Público de Empleo de la Comunidad de Madrid y en el Fichero del Sistema Nacional de Garantía Juvenil.</text:p>
          </table:table-cell>
          <table:table-cell table:number-columns-repeated="7"/>
        </table:table-row>
        <table:table-row table:style-name="ro5">
          <table:table-cell office:value-type="string" calcext:value-type="string">
            <text:p>ayudas-a-la-silvicultura-productiva-de-coniferas-ano-2025</text:p>
          </table:table-cell>
          <table:table-cell office:value-type="string" calcext:value-type="string">
            <text:p>Ayudas a la silvicultura productiva de coníferas, año 2025.</text:p>
          </table:table-cell>
          <table:table-cell office:value-type="string" calcext:value-type="string">
            <text:p>Apertura el 05/02/2025 y cierre el 18/03/2025</text:p>
          </table:table-cell>
          <table:table-cell office:value-type="string" calcext:value-type="string">
            <text:p>GALICIA</text:p>
          </table:table-cell>
          <table:table-cell office:value-type="string" calcext:value-type="string">
            <text:p>7000000.0</text:p>
          </table:table-cell>
          <table:table-cell office:value-type="string" calcext:value-type="string">
            <text:p>El objetivo de esta ayuda es establecer bases para la silvicultura productiva de coníferas y para actuaciones silvícolas con objetivos ambientales y no productivos en frondosas, así como en la rehabilitación de sotos de castaños. Se busca fomentar la gestión forestal sostenible, mejorar la biodiversidad, y contribuir a la adaptación y mitigación de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 ayuda pueden ser:</text:p>
            <text:p/>
            <text:p>1. Comunidades de monte vecinal en mano común (MVMC) inscritas en el registro correspondiente.</text:p>
            <text:p>2. Montes de varas, abertales, de voces, de vocerío y fabeo registrados en el registro correspondiente.</text:p>
            <text:p>3. Sociedades de Fomento Forestal (SOFOR) registradas en el registro correspondiente.</text:p>
            <text:p>4. Agrupaciones forestales de gestión conjunta registradas en el registro correspondiente (salvo SOFOR).</text:p>
            <text:p>5. Propietarios particulares, asociaciones sin ánimo de lucro, sociedades civiles y jurídicas que sean titulares de los terrenos objeto de ayuda.</text:p>
            <text:p/>
            <text:p>Sin embargo, no podrán ser beneficiarios las solicitudes individuales que correspondan a superficies incluidas dentro del perímetro de ciertos montes o que hayan perdido su condición de propiedad germánica. Además, las empresas en crisis o con órdenes de recuperación pendientes tampoco son elegibles.</text:p>
          </table:table-cell>
          <table:table-cell/>
          <table:table-cell office:value-type="string" calcext:value-type="string">
            <text:p>No se encuentra información específica sobre el monto máximo de la ayuda en las páginas proporcionadas. Sin embargo, en general, el monto máximo de las ayudas puede variar según el tipo de intervención y las normativas aplicables. Te recomendaría consultar directamente las bases de la convocatoria o la normativa específica para obtener detalles precisos sobre el monto máximo de la ayuda.</text:p>
          </table:table-cell>
          <table:table-cell office:value-type="string" calcext:value-type="string">
            <text:p>Los gastos o actuaciones subvencionables de esta ayuda incluyen:</text:p>
            <text:p/>
            <text:p>1. **Inversiones forestales productivas**: Actuaciones de silvicultura productiva de coníferas, que deben estar adheridas a modelos silvícolas específicos orientados a obtener madera de sierra o madera técnica.</text:p>
            <text:p/>
            <text:p>2. **Inversiones forestales no productivas**: Actuaciones silvícolas con objetivos ambientales, como la silvicultura con fines no productivos y la rehabilitación de sotos de castaños.</text:p>
            <text:p/>
            <text:p>Es importante tener en cuenta que el IVA no es subvencionable y que se deben cumplir con las condiciones técnicas específicas establecidas para cada línea de ayuda.</text:p>
          </table:table-cell>
          <table:table-cell office:value-type="string" calcext:value-type="string">
            <text:p>El plazo máximo para ejecutar y justificar las ayudas concedidas finaliza el 30 de junio de 2026. La justificación de los trabajos subvencionados puede realizarse en todo el período de ejecución indicado.</text:p>
          </table:table-cell>
          <table:table-cell office:value-type="string" calcext:value-type="string">
            <text:p>Las diferentes líneas de actuación mencionadas son:</text:p>
            <text:p/>
            <text:p>1. **Línea I**: Silvicultura productiva de coníferas.</text:p>
            <text:p>2. **Línea II**: Silvicultura no productiva de frondosas.</text:p>
            <text:p>3. **Línea III**: Silvicultura con objetivos ambientales y otros fines no productivos, que incluye:</text:p>
            <text:p>   - Línea III-A: Silvicultura básica para rehabilitación de sotos de castaños.</text:p>
            <text:p>   - Línea III-B: Silvicultura básica para rehabilitación de sotos de castaños y podas de renovación de copas. </text:p>
            <text:p/>
            <text:p>Estas líneas están diseñadas para fomentar la gestión forestal sostenible y la conservación de los recursos naturales.</text:p>
          </table:table-cell>
          <table:table-cell table:number-columns-repeated="9"/>
        </table:table-row>
        <table:table-row table:style-name="ro2">
          <table:table-cell office:value-type="string" calcext:value-type="string">
            <text:p>ayudas-del-programa-de-mejora-de-la-accesibilidad-en-y-a-las-viviendas-en-cantabria-ano-2024</text:p>
          </table:table-cell>
          <table:table-cell office:value-type="string" calcext:value-type="string">
            <text:p>Ayudas del Programa de Mejora de la Accesibilidad en y a las Viviendas en Cantabria, año 2024.</text:p>
          </table:table-cell>
          <table:table-cell office:value-type="string" calcext:value-type="string">
            <text:p>Apertura el 17/10/2024 y cierre el 31/12/2025</text:p>
          </table:table-cell>
          <table:table-cell office:value-type="string" calcext:value-type="string">
            <text:p>CANTABRIA</text:p>
          </table:table-cell>
          <table:table-cell office:value-type="string" calcext:value-type="string">
            <text:p>6408100.0</text:p>
          </table:table-cell>
          <table:table-cell office:value-type="string" calcext:value-type="string">
            <text:p>El objetivo de la ayuda para la mejora de la accesibilidad en y a las viviendas es facilitar el disfrute de las viviendas a toda la ciudadanía sin obstáculos físicos, especialmente para las personas con discapacidad y mayores. Se busca garantizar que estas viviendas sean habitables y accesibles, promoviendo la integración social y mejorando la calidad de vida de los beneficiarios. Además, se pretende impulsar el sector de la construcción y generar empleo en el proceso.</text:p>
          </table:table-cell>
          <table:table-cell office:value-type="string" calcext:value-type="string">
            <text:p>Cantabria</text:p>
          </table:table-cell>
          <table:table-cell office:value-type="string" calcext:value-type="string">
            <text:p>0.0</text:p>
          </table:table-cell>
          <table:table-cell office:value-type="string" calcext:value-type="string">
            <text:p>CANTABRIA - CONSEJERÍA DE FOMENTO, ORDENACIÓN DELTERRITORIO Y MEDIO AMBIENTE</text:p>
          </table:table-cell>
          <table:table-cell office:value-type="string" calcext:value-type="string">
            <text:p>Pueden ser beneficiarios de la ayuda las siguientes personas o entidades:</text:p>
            <text:p/>
            <text:p>1. **Personas físicas o jurídicas** que sean propietarias o usufructuarias de viviendas unifamiliares aisladas o agrupadas en fila.</text:p>
            <text:p>2. **Administraciones Públicas** y organismos de derecho público, así como empresas públicas y sociedades mercantiles participadas por las Administraciones Públicas, que sean propietarias de las viviendas.</text:p>
            <text:p>3. **Comunidades de propietarios** o agrupaciones de comunidades de propietarios constituidas conforme a la Ley de Propiedad Horizontal.</text:p>
            <text:p>4. En ciertos casos, **arrendatarios** que acuerden con el propietario la realización de obras de mejora de accesibilidad.</text:p>
            <text:p/>
            <text:p>Es importante que las viviendas cumplan con ciertos requisitos, como estar finalizadas antes de 2006 y ser el domicilio habitual de los propietarios o usufructuarios.</text:p>
          </table:table-cell>
          <table:table-cell office:value-type="string" calcext:value-type="string">
            <text:p>El plazo de solicitud es desde el 17/10/2024 hasta el 31/!2/2025.</text:p>
          </table:table-cell>
          <table:table-cell office:value-type="string" calcext:value-type="string">
            <text:p>El monto máximo de la ayuda varía según la tipología de la vivienda y las circunstancias particulares de los beneficiarios. A continuación se detallan las cuantías máximas:</text:p>
            <text:p/>
            <text:p>- **Viviendas unifamiliares aisladas o agrupadas en fila**: </text:p>
            <text:p>  - 12,500 euros</text:p>
            <text:p>  - Inferior al 33% de discapacidad: 15,000 euros</text:p>
            <text:p>  - Igual o mayor al 33% de discapacidad: 18,000 euros</text:p>
            <text:p/>
            <text:p>- **Edificios de viviendas de tipología residencial colectiva**: </text:p>
            <text:p>  - 9,000 euros</text:p>
            <text:p>  - Inferior al 33% de discapacidad: 15,000 euros</text:p>
            <text:p>  - Igual o mayor al 33% de discapacidad: 18,000 euros</text:p>
            <text:p/>
            <text:p>Además, se puede incrementar en 3,000 euros más por vivienda en edificios o viviendas declarados Bien de Interés Cultural o que cuenten con algún nivel de protección.</text:p>
          </table:table-cell>
          <table:table-cell office:value-type="string" calcext:value-type="string">
            <text:p>Los gastos o actuaciones subvencionables de esta ayuda incluyen:</text:p>
            <text:p/>
            <text:p>1. Todos los costes de las obras necesarias para mejorar la accesibilidad en y a las viviendas.</text:p>
            <text:p>2. Honorarios de los profesionales intervinientes.</text:p>
            <text:p>3. Coste de la redacción de proyectos, informes técnicos y certificados necesarios.</text:p>
            <text:p>4. Gastos derivados de la tramitación administrativa, siempre que sean de fecha posterior a la entrada en vigor del decreto.</text:p>
            <text:p/>
            <text:p>Es importante que todos estos gastos estén debidamente justificados y no superen los costes medios de mercado. No se incluyen impuestos, tasas o tributos en la inversión subvencionable.</text:p>
          </table:table-cell>
          <table:table-cell office:value-type="string" calcext:value-type="string">
            <text:p>El plazo para ejecutar las obras de mejora de la accesibilidad en las viviendas no podrá exceder de doce meses desde la fecha de la resolución de concesión de la ayuda. En algunos casos, este plazo puede extenderse hasta veinticuatro meses, dependiendo de la naturaleza de las obras. Además, si hay demoras en la concesión de la licencia municipal, los plazos pueden incrementarse hasta un máximo de doce meses.</text:p>
          </table:table-cell>
          <table:table-cell table:number-columns-repeated="10"/>
        </table:table-row>
        <table:table-row table:style-name="ro28">
          <table:table-cell office:value-type="string" calcext:value-type="string">
            <text:p>ayudas-destinadas-a-promover-grandes-inversiones-y-modernizacion-de-la-estructura-productiva-y-digital-de-la-actividad-industrial-ano-2025</text:p>
          </table:table-cell>
          <table:table-cell office:value-type="string" calcext:value-type="string">
            <text:p>Ayudas destinadas a promover grandes inversiones y modernización de la estructura productiva y digital de la actividad industrial, año 2025.</text:p>
          </table:table-cell>
          <table:table-cell office:value-type="string" calcext:value-type="string">
            <text:p>Apertura el 24/01/2025 y cierre el 24/02/2025</text:p>
          </table:table-cell>
          <table:table-cell office:value-type="string" calcext:value-type="string">
            <text:p>ILLES BALEARS</text:p>
          </table:table-cell>
          <table:table-cell office:value-type="string" calcext:value-type="string">
            <text:p>6200000.0</text:p>
          </table:table-cell>
          <table:table-cell office:value-type="string" calcext:value-type="string">
            <text:p>Apoyar la realización de grandes inversiones de carácter industrial mediante la adquisición de activos materiales y la adquisición de activos inmateriales asociadas al proceso industrial que deban ser utilizadas o entrar en funcionamiento por primera vez.</text:p>
          </table:table-cell>
          <table:table-cell office:value-type="string" calcext:value-type="string">
            <text:p>Illes Balears</text:p>
          </table:table-cell>
          <table:table-cell office:value-type="string" calcext:value-type="string">
            <text:p>200000.0</text:p>
          </table:table-cell>
          <table:table-cell office:value-type="string" calcext:value-type="string">
            <text:p>ILLES BALEARS - DIRECCIÓN GENERAL DE POLÍTICA INDUSTRIAL</text:p>
          </table:table-cell>
          <table:table-cell office:value-type="string" calcext:value-type="string">
            <text:p>a) Las personas físicas inscritas en el régimen especial de trabajadores autónomos o en un régimen alternativo equivalente.</text:p>
            <text:p/>
            <text:p>b) Las empresas que tienen la consideración de pyme, que en su condición desarrollan o desarrollarán una actividad industrial productiva en las islas Baleares.</text:p>
            <text:p/>
            <text:p>Los centros de trabajo en los que se realice la inversión deben estar situados en las Islas Baleares.</text:p>
          </table:table-cell>
          <table:table-cell office:value-type="string" calcext:value-type="string">
            <text:p>El plazo para presentar las solicitudes comienza el día 24 de enero de 2025 a las 00:00h y finaliza el 24 de febrero de 2025 a las 23:59h.</text:p>
          </table:table-cell>
          <table:table-cell office:value-type="string" calcext:value-type="string">
            <text:p>Inversión mínima subvencionable: 100.000 €</text:p>
            <text:p/>
            <text:p>La ayuda máxima por beneficiario es de 200.000 €.</text:p>
          </table:table-cell>
          <table:table-cell office:value-type="string" calcext:value-type="string">
            <text:p>a) Coste de contratación a entidades externas de proyectos técnicos de ampliación de instalaciones industriales para desarrollar nuevos productos, procesos o servicios que permitan mejorar considerablemente los existentes.</text:p>
            <text:p/>
            <text:p>b) Adquisición e instalación y transporte de maquinaria para instalar un centro de trabajo ubicado en las Islas Baleares de la entidad solicitante, relacionada directamente con la actividad de la empresa.</text:p>
            <text:p/>
            <text:p>c) Adquisición, instalación y transporte de accesorios, instalaciones técnicas y TIC asociados e integrados en la maquinaria indicada en la letra anterior.</text:p>
            <text:p/>
            <text:p>d) Adquisición, instalación y transporte de accesorios, instalaciones técnicas y TIC asociados e integrados en la maquinaria existente en el centro de trabajo ubicado en las Illes Balears.</text:p>
            <text:p/>
            <text:p>e) Adquisición, instalación y transporte de equipos de soldadura y sus accesorios, salvo fungibles, equipos de protección individual (EPI) y similares.</text:p>
            <text:p/>
            <text:p>f) Adquisición, instalación y transporte de conjuntos de moldes, prototipos y patrones para la fabricación de productos, que deben ser utilizados en los centros de trabajo de la entidad solicitante situados en las Illes Balears. </text:p>
            <text:p/>
            <text:p>g) Adquisición, instalación y transporte de tanques, barricas, tambores, sistemas de filtrado y similares destinados a las fases de fermentación, maduración, reposo o clarificación del proceso productivo de vino, cerveza, licores o productos asimilables, que deben ser utilizados en los centros de trabajo de la entidad solicitante situados en las Illes Balears.</text:p>
            <text:p/>
            <text:p>h) Adquisición, instalación y transporte de recipientes, reactores de mezcla y procesado, reactivos, depósitos y similares fijos integrados en las unidades del proceso productivo propio de la empresa. </text:p>
            <text:p/>
            <text:p>i) Adquisición, instalación y transporte de activos materiales destinados a la automatización y/o digitalización del almacenamiento que permitan una mejora en la logística del producto.</text:p>
            <text:p/>
            <text:p>j) Adquisición, tanto material como inmaterial, destinada a la digitalización del sistema productivo, tales como SAI, servidores, NAS, equipos electrónicos, equipos de diagnosis, medida y control, impresoras industriales, impresoras 3D, así como software (software) y TIC. </text:p>
            <text:p/>
            <text:p>k) Adquisición e instalación de las tecnologías vinculadas a la industria 4.0 como pueden ser: inteligencia artificial, datos masivos, robótica colaborativa, informática en nube, realidad virtual y realidad aumentada. </text:p>
            <text:p/>
            <text:p>l) Coste de contratación a entidades externas por el diseño de páginas y entornos web.</text:p>
            <text:p/>
            <text:p>m) La formación destinada al aprendizaje sobre el manejo de las inversiones objeto de la subvención.</text:p>
          </table:table-cell>
          <table:table-cell office:value-type="string" calcext:value-type="string">
            <text:p>El plazo de ejecución es entre el 11/11/2024 y el 10/11/2025.</text:p>
          </table:table-cell>
          <table:table-cell table:number-columns-repeated="10"/>
        </table:table-row>
        <table:table-row table:style-name="ro25">
          <table:table-cell office:value-type="string" calcext:value-type="string">
            <text:p>ayudas-a-pymes-para-la-aceleracion-de-sectores-estrategicos-para-la-transicion-hacia-una-economia-de-cero-emisiones-netas-ano-2025</text:p>
          </table:table-cell>
          <table:table-cell office:value-type="string" calcext:value-type="string">
            <text:p>Ayudas a PYMEs para la aceleración de sectores estratégicos para la transición hacia una economía de cero emisiones netas, año 2025.</text:p>
          </table:table-cell>
          <table:table-cell office:value-type="string" calcext:value-type="string">
            <text:p>Apertura el 11/01/2025 y cierre el 10/04/2025</text:p>
          </table:table-cell>
          <table:table-cell office:value-type="string" calcext:value-type="string">
            <text:p>PRINCIPADO DE ASTURIAS</text:p>
          </table:table-cell>
          <table:table-cell office:value-type="string" calcext:value-type="string">
            <text:p>6000000.0</text:p>
          </table:table-cell>
          <table:table-cell office:value-type="string" calcext:value-type="string">
            <text:p>Promover la localización de proyectos de inversión en el Principado de Asturias, con el objetivo de abordar el déficit de inversión en sectores estratégicos para la transición hacia una economía con cero emisiones netas y ofrecer incentivos que faciliten su despliegue, considerando las dificultades a escala mundial que suponen una amenaza de desvío de estas inversiones a terceros países, no pertenecientes al</text:p>
            <text:p>Espacio Económico Europeo.</text:p>
          </table:table-cell>
          <table:table-cell office:value-type="string" calcext:value-type="string">
            <text:p>Principado de Asturias</text:p>
          </table:table-cell>
          <table:table-cell office:value-type="string" calcext:value-type="string">
            <text:p>0.0</text:p>
          </table:table-cell>
          <table:table-cell office:value-type="string" calcext:value-type="string">
            <text:p>PRINCIPADO DE ASTURIAS - CONSEJERÍA DE TRANSICIÓN ECOLÓGICA, INDUSTRIA Y DESARROLLO ECONÓMICO</text:p>
          </table:table-cell>
          <table:table-cell office:value-type="string" calcext:value-type="string">
            <text:p>a) Las PYMEs inscritas en el correspondiente censo o registro.</text:p>
            <text:p/>
            <text:p>b) Las agrupaciones sin personalidad jurídica propia en las que participe, al menos, una entidad del apartado a) y, al menos, otra entidad, entendiendo como tal: las personas físicas que desarrollen actividades económicas, por las que se ofrezcan bienes y/o servicios en el mercado y las empresas privadas con personalidad jurídica propia (PYMEs) válidamente constituidas, inscritas en el correspondiente censo o registro.</text:p>
          </table:table-cell>
          <table:table-cell office:value-type="string" calcext:value-type="string">
            <text:p>El plazo de solicitud es desde el 11/01/2025 hasta el 10/04/2025.</text:p>
          </table:table-cell>
          <table:table-cell office:value-type="string" calcext:value-type="string">
            <text:p>La intensidad de la ayuda varía según el tamaño de la empresa, siendo del 30% para medianas empresas y del 40% para pequeñas empresas.</text:p>
          </table:table-cell>
          <table:table-cell office:value-type="string" calcext:value-type="string">
            <text:p>Los costes subvencionables se refieren a todos los costes de inversión en activos materiales (como terrenos, edificios, instalaciones, equipos, maquinaria) e inmateriales (como derechos de patentes, licencias, conocimientos técnicos u otra propiedad intelectual) necesarios para la producción o recuperación de los bienes.</text:p>
          </table:table-cell>
          <table:table-cell office:value-type="string" calcext:value-type="string">
            <text:p>El plazo de ejecución de los proyectos subvencionados se fija en 15 meses desde la fecha de la resolución definitiva de concesión.</text:p>
          </table:table-cell>
          <table:table-cell office:value-type="string" calcext:value-type="string">
            <text:p>Podrán optar a estas ayudas las inversiones en proyectos de inversión empresarial generadores de empleo ubicados en el Principado de Asturias, cuyo fin sea alguno de los siguientes:</text:p>
            <text:p>a) La producción de equipos pertinentes para la transición hacia una economía de cero emisiones netas, a saber, baterías, paneles solares, turbinas eólicas, bombas de calor, electrolizadores y equipos de captura, almacenamiento y utilización de carbono.</text:p>
            <text:p>b) La producción de componentes esenciales diseñados y utilizados principalmente como insumo directo para la producción de los equipos definidos en el apartado a).</text:p>
            <text:p>c) La producción o recuperación de las materias primas fundamentales conexas necesarias para la producción de los equipos y componentes esenciales definidos en los apartados a) y b).</text:p>
          </table:table-cell>
          <table:table-cell table:number-columns-repeated="9"/>
        </table:table-row>
        <table:table-row table:style-name="ro5">
          <table:table-cell office:value-type="string" calcext:value-type="string">
            <text:p>subvenciones-del-programa-para-el-fomento-de-iniciativas-emprendedoras-ano-2025-2025-01-807869</text:p>
          </table:table-cell>
          <table:table-cell office:value-type="string" calcext:value-type="string">
            <text:p>Subvenciones del programa para el fomento de iniciativas emprendedoras, año 2025.</text:p>
          </table:table-cell>
          <table:table-cell office:value-type="string" calcext:value-type="string">
            <text:p>Apertura el 11/03/2025 y cierre el 30/07/2025</text:p>
          </table:table-cell>
          <table:table-cell office:value-type="string" calcext:value-type="string">
            <text:p>DIPUTACIÓN FORAL DE BIZKAIA</text:p>
          </table:table-cell>
          <table:table-cell office:value-type="string" calcext:value-type="string">
            <text:p>5998990.0</text:p>
          </table:table-cell>
          <table:table-cell office:value-type="string" calcext:value-type="string">
            <text:p>El objetivo prioritario de esta ayuda es lograr la inserción laboral de las personas en situación de desempleo y favorecer la incorporación de talento diverso en las empresas de Bizkaia. Se establecen diferentes líneas de actuación para promover la ocupabilidad, dirigidas a personas con mayores dificultades para la inserción laboral, como desempleados de larga duración, personas mayores de 45 años, mujeres, personas en situación o riesgo de exclusión y jóvenes. Además, se busca incentivar la contratación en empresas de Bizkaia y fomentar el autoemple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Los beneficiarios de la ayuda pueden ser:</text:p>
            <text:p/>
            <text:p>1. Empresas con personalidad jurídica.</text:p>
            <text:p>2. Empresarios y empresarias individuales.</text:p>
            <text:p>3. Profesionales autónomos.</text:p>
            <text:p>4. Comunidades de bienes.</text:p>
            <text:p>5. Sociedades civiles.</text:p>
            <text:p/>
            <text:p>Además, deben cumplir con ciertos requisitos, como tener su domicilio social y fiscal en el Territorio Histórico de Bizkaia y estar dados de alta en actividades económicas en la Hacienda Foral de Bizkaia durante el período establecido.</text:p>
          </table:table-cell>
          <table:table-cell/>
          <table:table-cell office:value-type="string" calcext:value-type="string">
            <text:p>El monto máximo de la ayuda que se puede conceder es de 80.000 euros por entidad solicitante y por el total de las acciones subvencionables presentadas. Además, en el caso de subvenciones específicas, el límite máximo puede ser de 20.000 euros por cada entidad beneficiaria, dependiendo de los requisitos establecidos.</text:p>
          </table:table-cell>
          <table:table-cell office:value-type="string" calcext:value-type="string">
            <text:p>Los gastos subvencionables de esta ayuda incluyen aquellos que están directamente relacionados con la realización de las actividades para las cuales se solicita la subvención. Esto puede abarcar:</text:p>
            <text:p/>
            <text:p>1. **Gastos de formación**: Costos asociados a la capacitación necesaria para llevar a cabo las actividades subvencionadas.</text:p>
            <text:p>2. **Gastos de asesoramiento**: Costos por servicios de consultoría o asesoramiento individualizado que apoyen la implementación de proyectos.</text:p>
            <text:p>3. **Otros gastos necesarios**: Cualquier otro gasto que sea considerado necesario para la ejecución de las acciones subvencionables, siempre que cumpla con los requisitos establecidos en las bases reguladoras.</text:p>
            <text:p/>
            <text:p>Es importante que todos los gastos sean debidamente justificados y estén en línea con los objetivos de la subvención.</text:p>
          </table:table-cell>
          <table:table-cell office:value-type="string" calcext:value-type="string">
            <text:p>El plazo de ejecución de las acciones objeto de subvención es desde el 31 de julio de 2024 hasta el 30 de julio de 2025.</text:p>
          </table:table-cell>
          <table:table-cell office:value-type="string" calcext:value-type="string">
            <text:p>Las diferentes líneas de actuación mencionadas en el documento son:</text:p>
            <text:p/>
            <text:p>1. **Ayudas a la puesta en marcha y creación de empresas**: Esta línea está destinada a apoyar a entidades y personas que deseen iniciar o crear una empresa.</text:p>
            <text:p/>
            <text:p>2. **Subvenciones para la promoción de la igualdad de mujeres y hombres**: Se enfoca en garantizar la igualdad de género en el ámbito laboral y en las actividades empresariales.</text:p>
            <text:p/>
            <text:p>3. **Compromiso con la no deslocalización**: Las entidades beneficiarias deben comprometerse a no deslocalizar sus actividades.</text:p>
            <text:p/>
            <text:p>Estas líneas buscan fomentar el emprendimiento, la igualdad y la estabilidad laboral en Bizkaia.</text:p>
          </table:table-cell>
          <table:table-cell table:number-columns-repeated="9"/>
        </table:table-row>
        <table:table-row table:style-name="ro23">
          <table:table-cell office:value-type="string" calcext:value-type="string">
            <text:p>ayudas-a-inversiones-en-explotaciones-agricolas-del-territorio-historico-de-bizkaia-ano-2025</text:p>
          </table:table-cell>
          <table:table-cell office:value-type="string" calcext:value-type="string">
            <text:p>Ayudas a inversiones en explotaciones agrícolas del Territorio Histórico de Bizkaia, año 2025.</text:p>
          </table:table-cell>
          <table:table-cell office:value-type="string" calcext:value-type="string">
            <text:p>Apertura el 03/02/2025 y cierre el 15/10/2025</text:p>
          </table:table-cell>
          <table:table-cell office:value-type="string" calcext:value-type="string">
            <text:p>DIPUTACIÓN FORAL DE BIZKAIA</text:p>
          </table:table-cell>
          <table:table-cell office:value-type="string" calcext:value-type="string">
            <text:p>5670743.0</text:p>
          </table:table-cell>
          <table:table-cell office:value-type="string" calcext:value-type="string">
            <text:p>El objetivo de estas ayudas es la modernización y mecanización de las explotaciones agrícolas para reducir los costes directos de producción y mejorar la productividad del trabajo. También busca mejorar la sostenibilidad ambiental, la seguridad laboral, las condiciones de higiene de los animales, la calidad de las producciones, reforzar la seguridad alimentaria, reorientar la producción a las demandas del mercado y diversificar las actividades agrarias.</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ser beneficiarias de las ayudas contempladas en el decreto las personas físicas o jurídicas que sean titulares de explotaciones agrarias y que cumplan con los requisitos descritos en cada apartado del decreto. En el caso de personas físicas, deben tener más de 18 años en el momento de presentar la solicitud.</text:p>
          </table:table-cell>
          <table:table-cell/>
          <table:table-cell office:value-type="string" calcext:value-type="string">
            <text:p>El monto máximo de la ayuda para inversiones en explotaciones individuales es de 75.000 euros por persona que sea principalmente agricultor. Para explotaciones asociativas con más de 2 Unidades de Trabajo Agrario (UTAs), el total de subvenciones por año será como máximo de 150.000 euros.</text:p>
          </table:table-cell>
          <table:table-cell office:value-type="string" calcext:value-type="string">
            <text:p>Los gastos o actuaciones subvencionables de esta ayuda incluyen inversiones materiales realizadas en explotaciones agrarias que mejoren:</text:p>
            <text:p/>
            <text:p>1. El rendimiento global de la explotación.</text:p>
            <text:p>2. La sostenibilidad ambiental.</text:p>
            <text:p>3. La seguridad laboral.</text:p>
            <text:p>4. La higiene y bienestar de los animales.</text:p>
            <text:p/>
            <text:p>Estas inversiones deben perseguir al menos uno de los siguientes objetivos:</text:p>
            <text:p/>
            <text:p>- Mejorar el funcionamiento y la sostenibilidad general de la explotación agrícola, especialmente mediante la reducción de los costes de producción o la mejora y reorientación de la producción.</text:p>
            <text:p>- Mejorar el entorno natural y las condiciones de higiene.</text:p>
          </table:table-cell>
          <table:table-cell office:value-type="string" calcext:value-type="string">
            <text:p>El plazo de ejecución de la ayuda es el siguiente:</text:p>
            <text:p/>
            <text:p>1. Las actividades o proyectos subvencionados deben iniciarse tras la solicitud y realizarse antes de las siguientes fechas:</text:p>
            <text:p>   - Para los objetivos aprobados con cargo al presupuesto del 2025, antes del 9 de diciembre de 2025.</text:p>
            <text:p>   - Para los objetivos aprobados con cargo al presupuesto del 2026, antes del 31 de octubre de 2026.</text:p>
            <text:p/>
            <text:p>Además, en el caso de inversiones para las que se haya solicitado autorización previa antes de la apertura de la solicitud de ayuda, también deberán ser ejecutadas antes de las fechas mencionadas.</text:p>
          </table:table-cell>
          <table:table-cell office:value-type="string" calcext:value-type="string">
            <text:p>Las líneas de actuación que pueden ser subvencionables en el contexto de las ayudas a inversiones en explotaciones agrícolas incluyen:</text:p>
            <text:p/>
            <text:p>1. **Mejora del funcionamiento y sostenibilidad general de la explotación agrícola**, especialmente mediante la reducción de los costes de producción o la mejora y reorientación de la producción.</text:p>
            <text:p>2. **Mejora del entorno natural**, las condiciones de higiene y bienestar de los animales.</text:p>
            <text:p>3. **Inversiones en maquinaria y equipos** que contribuyan a la modernización de la explotación.</text:p>
            <text:p>4. **Adquisición de tierras para la producción agrícola**.</text:p>
            <text:p>5. **Construcción y rehabilitación de viviendas** destinadas a la actividad agrícola.</text:p>
            <text:p/>
            <text:p>Estas actuaciones deben ser económicamente y financieramente viables, dirigidas a mejorar los resultados económicos y la sostenibilidad de las explotaciones.</text:p>
          </table:table-cell>
          <table:table-cell table:number-columns-repeated="9"/>
        </table:table-row>
        <table:table-row table:style-name="ro14">
          <table:table-cell office:value-type="string" calcext:value-type="string">
            <text:p>subvenciones-destinadas-al-programa-forma-e-inserta-para-la-realizacion-de-acciones-formativas-con-compromiso-de-contratacion-para-personas-preferentemente-desempleadas-soc-fi-2025</text:p>
          </table:table-cell>
          <table:table-cell office:value-type="string" calcext:value-type="string">
            <text:p>Subvenciones destinadas al Programa Forma e Inserta, para la realización de acciones formativas con compromiso de contratación para personas preferentemente desempleadas - SOC FI 2025</text:p>
          </table:table-cell>
          <table:table-cell office:value-type="string" calcext:value-type="string">
            <text:p>Apertura el 26/02/2025 y cierre el 31/10/2025</text:p>
          </table:table-cell>
          <table:table-cell office:value-type="string" calcext:value-type="string">
            <text:p>CATALUÑA</text:p>
          </table:table-cell>
          <table:table-cell office:value-type="string" calcext:value-type="string">
            <text:p>5500000.0</text:p>
          </table:table-cell>
          <table:table-cell office:value-type="string" calcext:value-type="string">
            <text:p>El objetivo de esta ayuda es facilitar la realización de acciones formativas con compromiso de contratación, preferentemente para personas desocupadas. Se busca promover la inserción laboral de los participantes a través de programas de formación profesional que conecten a los alumnos con las empresas contratant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SERVICIO PÚBLICO DE EMPLEO DE CATALUÑA</text:p>
          </table:table-cell>
          <table:table-cell office:value-type="string" calcext:value-type="string">
            <text:p>Los beneficiarios de la ayuda son las entidades de formación que actúan como tramitadoras de las necesidades formativas de las empresas y que se comprometen a la inserción del alumnado. Estas entidades deben estar registradas en el Registro de entidades de formación del Servicio Público de Ocupación de Cataluña para las especialidades solicitadas. También pueden ser beneficiarias las empresas, gremios, cooperativas, fundaciones o asociaciones empresariales con centro de trabajo en Cataluña, independientemente de su forma jurídica.</text:p>
          </table:table-cell>
          <table:table-cell/>
          <table:table-cell office:value-type="string" calcext:value-type="string">
            <text:p>El monto máximo de la subvención que se puede otorgar en cada solicitud es de 260.000,00 euros, según lo establecido en la base 8.3 del anexo 1 de la Orden TSF/170/2018, de 8 de octubre.</text:p>
          </table:table-cell>
          <table:table-cell office:value-type="string" calcext:value-type="string">
            <text:p>Las actuaciones subvencionables según la base 2.2 del anexo 1 de la Orden TSF/170/2018, de 8 de octubre, incluyen:</text:p>
            <text:p/>
            <text:p>a) Certificados profesionales  </text:p>
            <text:p>b) Especialidades no conducentes a certificados profesionales  </text:p>
            <text:p>c) Formación a medida  </text:p>
            <text:p>d) Prácticas no laborales  </text:p>
            <text:p/>
            <text:p>Se pueden generar itinerarios formativos que combinen certificados profesionales, ya sean completos o parciales, con especialidades no conducentes a la obtención de un certificado profesional, para crear programas formativos adecuados al perfil de los puestos de trabajo demandados por las empresas.</text:p>
          </table:table-cell>
          <table:table-cell office:value-type="string" calcext:value-type="string">
            <text:p>El plazo de ejecución de las acciones subvencionables debe iniciarse a partir de la fecha de notificación de la resolución de otorgamiento, siempre que se disponga de la autorización para iniciar las acciones mediante la aplicación informàtica Gestió Integrada d'Accions (GIA) del Servei Públic d'Ocupació de Catalunya. Cada entidad beneficiaria debe iniciar al menos una de las acciones formativas antes del 30 de diciembre de 2025. Las acciones formativas deben finalizar como máximo el 30 de noviembre de 2026.</text:p>
          </table:table-cell>
          <table:table-cell office:value-type="string" calcext:value-type="string">
            <text:p>Las líneas de actuación subvencionables según el documento son las siguientes:</text:p>
            <text:p/>
            <text:p>1. Certificados profesionales.</text:p>
            <text:p>2. Especialidades no conducentes a certificados profesionales.</text:p>
            <text:p>3. Formación a medida.</text:p>
            <text:p>4. Prácticas no laborales.</text:p>
            <text:p/>
            <text:p>Estas actuaciones pueden combinarse para crear itinerarios formativos que se ajusten a los perfiles de los puestos de trabajo demandados por las empresas.</text:p>
          </table:table-cell>
          <table:table-cell table:number-columns-repeated="9"/>
        </table:table-row>
        <table:table-row table:style-name="ro3">
          <table:table-cell office:value-type="string" calcext:value-type="string">
            <text:p>subvenciones-2i-de-promocion-de-la-innovacion-y-la-inversion-avanzada-para-el-ano-2025</text:p>
          </table:table-cell>
          <table:table-cell office:value-type="string" calcext:value-type="string">
            <text:p>Subvenciones 2i de Promoción de la Innovación y la Inversión Avanzada para el año 2025.</text:p>
          </table:table-cell>
          <table:table-cell office:value-type="string" calcext:value-type="string">
            <text:p>Apertura el 03/03/2025 y cierre el 21/03/2025</text:p>
          </table:table-cell>
          <table:table-cell office:value-type="string" calcext:value-type="string">
            <text:p>DIPUTACIÓN FORAL DE BIZKAIA</text:p>
          </table:table-cell>
          <table:table-cell office:value-type="string" calcext:value-type="string">
            <text:p>5200000.0</text:p>
          </table:table-cell>
          <table:table-cell office:value-type="string" calcext:value-type="string">
            <text:p>El objetivo de la ayuda del programa de subvenciones 2i es apoyar proyectos de innovación en cualquier ámbito de la actividad de la empresa, con el fin de mejorar la competitividad sostenible y facilitar la creación de riqueza y empleo de calidad en Bizkaia. Este programa busca fomentar la innovación y la inversión avanzada, contribuyendo así al desarrollo equilibrado del territori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ser beneficiarias de la subvención las empresas con personalidad jurídica propia que cumplan con los siguientes requisitos:</text:p>
            <text:p/>
            <text:p>1. Tener su domicilio social y fiscal en el Territorio Histórico de Bizkaia.</text:p>
          </table:table-cell>
          <table:table-cell/>
          <table:table-cell office:value-type="string" calcext:value-type="string">
            <text:p>El monto máximo de la ayuda por entidad solicitante en cada uno de los proyectos apoyados no superará los 120.000 euros. Además, en cada proyecto, el máximo de ayuda por gastos internos de personal será de 25.000 euros.</text:p>
          </table:table-cell>
          <table:table-cell office:value-type="string" calcext:value-type="string">
            <text:p>Los gastos subvencionables de esta ayuda son aquellos que, siendo correctamente justificados de acuerdo con la normativa vigente, se hayan ejecutado dentro del plazo establecido, sean necesarios y respondan a la naturaleza y al desarrollo normal del proyecto o actividad. </text:p>
            <text:p/>
            <text:p>Se consideran subvencionables los siguientes tipos de gastos:</text:p>
            <text:p/>
            <text:p>1. Gastos externos directamente vinculados al proyecto, excepto aquellos que están indicados como no subvencionables.</text:p>
            <text:p>2. Inversiones en inmovilizado, dentro de las categorías del Plan General de Contabilidad, como aplicaciones informáticas e instalaciones técnicas.</text:p>
            <text:p/>
            <text:p>Además, los gastos externos que no se hayan ejecutado al momento de la solicitud y cuyo importe sea igual o superior a 15.000 € (IVA no incluido) solo se considerarán subvencionables si se presenta la oferta, contrato o factura correspondiente junto con la solicitud de ayuda. </text:p>
            <text:p/>
            <text:p>Los gastos deben estar devengados y facturados dentro del periodo de ejecución establecido (del 1 de enero de 2024 al 30 de junio de 2026) y abonados hasta la fecha de finalización del plazo de justificación.</text:p>
          </table:table-cell>
          <table:table-cell office:value-type="string" calcext:value-type="string">
            <text:p>El plazo de ejecución de las actividades o proyectos subvencionados es desde el 1 de enero de 2024 hasta el 30 de junio de 2026, ambos inclusive.</text:p>
          </table:table-cell>
          <table:table-cell office:value-type="string" calcext:value-type="string">
            <text:p>Las diferentes líneas de actuación que no se considerarán subvencionables son las siguientes:</text:p>
            <text:p/>
            <text:p>1. Trantsizio Digitala (Transición Digital).</text:p>
            <text:p>2. Trantsizio Berdea (Transición Verde).</text:p>
            <text:p>3. Bizkaia Sortzailea (Bizkaia Creativa).</text:p>
            <text:p>4. Innobideak-Kudeabide (Innobideak-Gestión).</text:p>
            <text:p>5. Bide-azpiegituretan Berrikuntza Sustatzea (Promoción de la Innovación en las Infraestructuras Viarias).</text:p>
            <text:p>6. Enpresa-proiektu Berritzaileak Garatzea (Creación de Empresas Innovadoras). </text:p>
            <text:p/>
            <text:p>Estas actividades están comprendidas dentro de otros planes, programas o áreas de actuación de la Diputación Foral de Bizkaia.</text:p>
          </table:table-cell>
          <table:table-cell table:number-columns-repeated="9"/>
        </table:table-row>
        <table:table-row table:style-name="ro2">
          <table:table-cell office:value-type="string" calcext:value-type="string">
            <text:p>ayudas-para-la-realizacion-de-inversiones-en-infraestructuras-y-en-el-desarrollo-de-zonas-forestales-y-mejora-de-la-viabilidad-de-los-bosques-en-el-territorio-historico-de-bizkaia-para-el-ano-2025</text:p>
          </table:table-cell>
          <table:table-cell office:value-type="string" calcext:value-type="string">
            <text:p>Ayudas para la realización de inversiones en infraestructuras y en el desarrollo de zonas forestales y mejora de la viabilidad de los bosques en el Territorio Histórico de Bizkaia para el año 2025.</text:p>
          </table:table-cell>
          <table:table-cell office:value-type="string" calcext:value-type="string">
            <text:p>Apertura el 11/01/2025 y cierre el 25/04/2025</text:p>
          </table:table-cell>
          <table:table-cell office:value-type="string" calcext:value-type="string">
            <text:p>DIPUTACIÓN FORAL DE BIZKAIA</text:p>
          </table:table-cell>
          <table:table-cell office:value-type="string" calcext:value-type="string">
            <text:p>5092659.0</text:p>
          </table:table-cell>
          <table:table-cell office:value-type="string" calcext:value-type="string">
            <text:p>El objetivo de la ayuda es garantizar la gestión forestal sostenible de los recursos naturales y contribuir a la lucha contra el cambio climático, logrando un desarrollo territorial equilibrado que apoye las economías locales y comunidades rurales, especialmente fomentando la creación y conservación del empleo en la actividad forestal. Además, busca fomentar la competitividad del sector forestal.</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Los beneficiarios de la ayuda pueden ser:</text:p>
            <text:p/>
            <text:p>1. **Personas físicas** que realicen las actividades subvencionadas.</text:p>
            <text:p>2. **Comunidades de bienes** que lleven a cabo las acciones correspondientes.</text:p>
            <text:p>3. **Personas jurídicas privadas** que realicen las actividades especificadas en el decreto.</text:p>
            <text:p>4. **Asociaciones o agrupaciones de propietarios** legalmente constituidas que realicen o contraten trabajos autorizados por la propiedad forestal.</text:p>
            <text:p>5. **Mancomunidades**, **Juntas Administrativas** y **Ayuntamientos** que accedan a las ayudas para las actividades contempladas.</text:p>
            <text:p/>
            <text:p>Es importante que los beneficiarios estén al corriente en sus obligaciones tributarias.</text:p>
          </table:table-cell>
          <table:table-cell office:value-type="string" calcext:value-type="string">
            <text:p>El plazo de solicitud es desde el 11/01/2025 hasta el 25/04/2025.</text:p>
          </table:table-cell>
          <table:table-cell office:value-type="string" calcext:value-type="string">
            <text:p>El importe máximo de la ayuda anual será de 5.000 €. Sin embargo, en el caso de tratamientos fitosanitarios preventivos, este límite puede ser superado hasta un máximo de 120.000 € para asociaciones y agrupaciones de propietarios.</text:p>
          </table:table-cell>
          <table:table-cell office:value-type="string" calcext:value-type="string">
            <text:p>Los gastos o actuaciones subvencionables de esta ayuda incluyen:</text:p>
            <text:p/>
            <text:p>1. **Inversiones elegibles**: Gastos dirigidos a la realización de actividades subvencionadas, como la reforestación y la elaboración de planes de gestión.</text:p>
            <text:p/>
            <text:p>2. **Actuaciones preventivas**: Medidas en la lucha contra incendios forestales y la prevención de desastres naturales, que pueden incluir trabajos silvícolas como aclareos, desbroces, podas, triturado y retirada de restos vegetales.</text:p>
            <text:p/>
            <text:p>3. **Gastos de contratación de terceros**: Estos gastos deben ser acreditados mediante facturas o documentos de valor probatorio equivalente en el tráfico jurídico mercantil.</text:p>
            <text:p/>
            <text:p>4. **Cumplimiento de requisitos específicos**: Las actuaciones deben cumplir con prácticas de gestión forestal sostenible y respetar elementos de interés del patrimonio natural o cultural.</text:p>
            <text:p/>
            <text:p>Es importante que los gastos no superen los límites establecidos en las tablas de módulos del decreto foral correspondiente.</text:p>
          </table:table-cell>
          <table:table-cell office:value-type="string" calcext:value-type="string">
            <text:p>El plazo de ejecución de la ayuda es de hasta cinco años. Sin embargo, en casos necesarios y debidamente justificados, se podrá fijar un período más prolongado.</text:p>
          </table:table-cell>
          <table:table-cell office:value-type="string" calcext:value-type="string">
            <text:p>Las diferentes líneas de actuación mencionadas en el documento son:</text:p>
            <text:p/>
            <text:p>1. **Adaptación y mitigación del cambio climático**: Ayudar a reducir las emisiones de gases de efecto invernadero y mejorar la captura de carbono, así como promover la energía sostenible.</text:p>
            <text:p/>
            <text:p>2. **Forestaciones y creación de superficies forestales**: Incluye el tratamiento de la vegetación preexistente, la preparación del terreno, la adquisición y plantación de especies, y la instalación de protectores.</text:p>
            <text:p/>
            <text:p>3. **Inversiones y servicios silvoambientales y climáticos**: Se enfoca en la gestión de plantaciones forestales, la conservación de bosques autóctonos y la mejora del valor medioambiental.</text:p>
            <text:p/>
            <text:p>4. **Construcción y adecuación de infraestructuras forestales**: Mejora y mantenimiento de pistas forestales.</text:p>
            <text:p/>
            <text:p>5. **Medidas preventivas en la lucha contra incendios forestales**: Incluye trabajos silvícolas como aclareos, desbroces y podas.</text:p>
            <text:p/>
            <text:p>Estas líneas de actuación están diseñadas para fomentar la sostenibilidad y la conservación de los recursos forestales en Bizkaia.</text:p>
          </table:table-cell>
          <table:table-cell table:number-columns-repeated="9"/>
        </table:table-row>
        <table:table-row table:style-name="ro14">
          <table:table-cell office:value-type="string" calcext:value-type="string">
            <text:p>subvenciones-de-apoyo-a-proyectos-de-reindustrializacion-y-mantenimiento-de-la-actividad-industrial-ano-2025</text:p>
          </table:table-cell>
          <table:table-cell office:value-type="string" calcext:value-type="string">
            <text:p>Subvenciones de apoyo a proyectos de reindustrialización y mantenimiento de la actividad industrial, año 2025.</text:p>
          </table:table-cell>
          <table:table-cell office:value-type="string" calcext:value-type="string">
            <text:p>Apertura el 08/01/2025 y cierre el 01/10/2025</text:p>
          </table:table-cell>
          <table:table-cell office:value-type="string" calcext:value-type="string">
            <text:p>CATALUÑA</text:p>
          </table:table-cell>
          <table:table-cell office:value-type="string" calcext:value-type="string">
            <text:p>5000000.0</text:p>
          </table:table-cell>
          <table:table-cell office:value-type="string" calcext:value-type="string">
            <text:p>Financiar acciones orientadas a la reindustrialización y al mantenimiento de actividad industrial en situación de dificultad en Cataluña .</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MPRESA I TREBALL</text:p>
          </table:table-cell>
          <table:table-cell office:value-type="string" calcext:value-type="string">
            <text:p>Las empresas industriales con código de clasificación catalana de actividad económica 10, 11, del 13 al 32, ambos incluidos, y 38 que tengan sede operativa en Cataluña, o bien que sean de nueva implantación en Cataluña.</text:p>
          </table:table-cell>
          <table:table-cell office:value-type="string" calcext:value-type="string">
            <text:p>El plazo de presentación de solicitudes, con la documentación anexa incluida, comienza a las 9:00 horas del 8 de enero de 2025 y finaliza a las 14:00 horas del 1 de octubre de 2025.</text:p>
          </table:table-cell>
          <table:table-cell office:value-type="string" calcext:value-type="string">
            <text:p>Línea a):</text:p>
            <text:p>- Para los activos fijos, hasta el 25% del valor de los activos fijos productivos de la compra del centro productivo objeto del cierre o deslocalización y las inversiones necesarias para la adecuación de los espacios y reanudación de la actividad (IVA excluido).</text:p>
            <text:p>- Para los costes laborales, 7.500 euros por puesto de trabajo que se mantenga del centro objeto del cierre.</text:p>
            <text:p/>
            <text:p>Línea b):</text:p>
            <text:p>- Para los activos fijos, hasta el 30% del valor de los activos fijos productivos de la compra de la unidad productiva (IVA excluido). En caso de transmisión de compañías mediante adquisición del 100% de las acciones, se tendrá en cuenta el precio escriturado en la compraventa por el valor exclusivo de los activos fijos productivos.</text:p>
            <text:p>- No se otorgará ayuda a las inversiones posteriores a la compra de la unidad productiva, ni a cualquier otro gasto pagado implícitamente en la compra de la unidad productiva en situación de dificultad, tales como asunción de deudas con el personal, administraciones públicas o terceros, pasivos laborales, cuentas a cobrar, existencias y cualquier otro activo circulante.</text:p>
            <text:p>- Para los costes laborales, 7.500 euros por cada puesto de trabajo que se subrogue de la unidad productiva que se adquiera.</text:p>
          </table:table-cell>
          <table:table-cell office:value-type="string" calcext:value-type="string">
            <text:p>Línea a):</text:p>
            <text:p>- La inversión en activos fijos del establecimiento productivo objeto del cierre. Los activos fijos objeto de ayuda deberán incluirse en el activo de la empresa y permanecer en el establecimiento al menos durante tres años desde la fecha de finalización del proyecto. Durante este periodo, la empresa beneficiaria no podrá aplicar ninguna medida que suponga el cese de la actividad. Los gastos de ingeniería o instalación solo serán objeto de ayuda si se activan en el balance de la compañía y si son imprescindibles para el buen funcionamiento de los activos fijos objeto de la inversión.</text:p>
            <text:p>- La contratación de los puestos de trabajo afectados por el proyecto de reindustrialización, que deberán mantenerse al menos durante tres años desde su contratación.</text:p>
            <text:p/>
            <text:p>Línea b):</text:p>
            <text:p>- La adquisición de los activos fijos productivos de la unidad productiva en situación de dificultad, que deberán mantenerse al menos dos años desde su adquisición.</text:p>
            <text:p>- La subrogación de los puestos de trabajo de la unidad productiva en situación concursal o situación de dificultad, que deberán mantenerse al menos durante dos años desde su contratación.</text:p>
          </table:table-cell>
          <table:table-cell office:value-type="string" calcext:value-type="string">
            <text:p>Los proyectos que son objeto de estas ayudas deben ejecutarse desde los 3 meses anteriores a la presentación de la solicitud y hasta un máximo de 24 meses posteriores a contar desde la fecha de presentación de la solicitud de la ayuda.</text:p>
          </table:table-cell>
          <table:table-cell office:value-type="string" calcext:value-type="string">
            <text:p>a) Ayudas a proyectos de reindustrialización que contribuyan a volver a poner en marcha o continuar la actividad de centros productivos objeto de cierre o deslocalización.</text:p>
            <text:p/>
            <text:p>b) Ayudas al mantenimiento de actividad industrial en situación de dificultad. Serán objeto de ayuda los proyectos de adquisición de empresas industriales en concurso de acreedores o en situación de dificultad y que, en ambos casos, hayan comunicado esta circunstancia al Departamento de Empresa y Trabajo con anterioridad a la finalización del período de presentación de solicitudes de esta ayuda</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20T10:12:59.202000000</dc:date>
    <meta:editing-duration>PT1M42S</meta:editing-duration>
    <meta:editing-cycles>2</meta:editing-cycles>
    <meta:document-statistic meta:table-count="1" meta:cell-count="1378" meta:object-count="0"/>
  </office:meta>
</office:document-meta>
</file>